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12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5" style:family="table-cell" style:parent-style-name="Default"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17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8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none"/>
      <style:text-properties style:font-name="Times New Roman"/>
    </style:style>
    <style:style style:name="ce22" style:family="table-cell" style:parent-style-name="Default">
      <style:table-cell-properties fo:border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31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2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4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4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6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61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81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8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7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1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0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1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19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6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28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31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32" style:family="table-cell" style:parent-style-name="Default">
      <style:text-properties style:font-name="Times New Roman" fo:font-weight="bold" style:font-weight-asian="bold" style:font-weight-complex="bold"/>
    </style:style>
    <style:style style:name="ce13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134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3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136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39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140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14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14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4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14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145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14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14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48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14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15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15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54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155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156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57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15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159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6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62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63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64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65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6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7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68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6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70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71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73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4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176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17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80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81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82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183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186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8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89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90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&quot;" style:apply-style-name="Default" style:base-cell-address="Sheet1.P151"/>
      <style:map style:condition="cell-content-is-between([$Sheet1.$X$151],[$Sheet1.$Y$151])" style:apply-style-name="Pass" style:base-cell-address="Sheet1.P151"/>
      <style:map style:condition="cell-content-is-not-between([$Sheet1.$X$151],[$Sheet1.$Y$151])" style:apply-style-name="Fail" style:base-cell-address="Sheet1.P151"/>
    </style:style>
    <style:style style:name="ce191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&quot;" style:apply-style-name="Default" style:base-cell-address="Sheet1.P152"/>
      <style:map style:condition="cell-content-is-between([$Sheet1.$X$152],[$Sheet1.$Y$152])" style:apply-style-name="Pass" style:base-cell-address="Sheet1.P152"/>
      <style:map style:condition="cell-content-is-not-between([$Sheet1.$X$152],[$Sheet1.$Y$152])" style:apply-style-name="Fail" style:base-cell-address="Sheet1.P152"/>
    </style:style>
    <style:style style:name="ce19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&quot;" style:apply-style-name="Default" style:base-cell-address="Sheet1.P154"/>
      <style:map style:condition="cell-content-is-between([$Sheet1.$X$153],[$Sheet1.$Y$153])" style:apply-style-name="Pass" style:base-cell-address="Sheet1.P154"/>
      <style:map style:condition="cell-content-is-not-between([$Sheet1.$X$153],[$Sheet1.$Y$153])" style:apply-style-name="Fail" style:base-cell-address="Sheet1.P154"/>
    </style:style>
    <style:style style:name="ce193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&quot;" style:apply-style-name="Default" style:base-cell-address="Sheet1.P155"/>
      <style:map style:condition="cell-content-is-between([$Sheet1.$X$154],[$Sheet1.$Y$154])" style:apply-style-name="Pass" style:base-cell-address="Sheet1.P155"/>
      <style:map style:condition="cell-content-is-not-between([$Sheet1.$X$154],[$Sheet1.$Y$154])" style:apply-style-name="Fail" style:base-cell-address="Sheet1.P155"/>
    </style:style>
    <style:style style:name="ce194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&quot;" style:apply-style-name="Default" style:base-cell-address="Sheet1.P156"/>
      <style:map style:condition="cell-content-is-between([$Sheet1.$X$155],[$Sheet1.$Y$155])" style:apply-style-name="Pass" style:base-cell-address="Sheet1.P156"/>
      <style:map style:condition="cell-content-is-not-between([$Sheet1.$X$155],[$Sheet1.$Y$155])" style:apply-style-name="Fail" style:base-cell-address="Sheet1.P156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96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19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19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0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20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03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20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06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0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20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1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1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13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1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15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216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217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18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19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20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2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6"/>
      <style:map style:condition="cell-content()=&quot;NO&quot;" style:apply-style-name="Fail" style:base-cell-address="Sheet1.Q136"/>
    </style:style>
    <style:style style:name="ce222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2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91"/>
      <style:map style:condition="cell-content()=&quot;NO&quot;" style:apply-style-name="Fail" style:base-cell-address="Sheet1.Q191"/>
    </style:style>
    <style:style style:name="ce226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Sheet1.Q220"/>
      <style:map style:condition="cell-content()=&quot;NO&quot;" style:apply-style-name="Fail" style:base-cell-address="Sheet1.Q220"/>
    </style:style>
    <style:style style:name="ce22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31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32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33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23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235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3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3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3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39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4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4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4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43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44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4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6"/>
      <style:map style:condition="cell-content()=&quot;NO&quot;" style:apply-style-name="Fail" style:base-cell-address="Sheet1.Q136"/>
    </style:style>
    <style:style style:name="ce24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247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48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9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250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52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53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25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25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56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5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5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60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6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62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6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6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Sheet1.Q220"/>
      <style:map style:condition="cell-content()=&quot;NO&quot;" style:apply-style-name="Fail" style:base-cell-address="Sheet1.Q220"/>
    </style:style>
    <style:style style:name="ce266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6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26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270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27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7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73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274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7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Q136"/>
      <style:map style:condition="cell-content()=&quot;NO&quot;" style:apply-style-name="Fail" style:base-cell-address="Sheet1.Q136"/>
    </style:style>
    <style:style style:name="ce276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  <style:map style:condition="cell-content()=&quot;YES&quot;" style:apply-style-name="Pass" style:base-cell-address="Sheet1.T229"/>
      <style:map style:condition="cell-content()=&quot;NO&quot;" style:apply-style-name="Fail" style:base-cell-address="Sheet1.T229"/>
    </style:style>
    <style:style style:name="ce279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81" style:family="table-cell" style:parent-style-name="Default">
      <style:table-cell-properties style:vertical-align="automatic"/>
      <style:text-properties style:font-name="Times New Roman"/>
    </style:style>
    <style:style style:name="ce282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28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28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28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=&quot;YES&quot;" style:apply-style-name="Pass" style:base-cell-address="Sheet1.U183"/>
      <style:map style:condition="cell-content()=&quot;NO&quot;" style:apply-style-name="Fail" style:base-cell-address="Sheet1.U183"/>
    </style:style>
    <style:style style:name="ce28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28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88" style:family="table-cell" style:parent-style-name="Default" style:data-style-name="N151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89" style:family="table-cell" style:parent-style-name="Default">
      <style:table-cell-properties style:vertical-align="automatic"/>
    </style:style>
    <style:style style:name="ce290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291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292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293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29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295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29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297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98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99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300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301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30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0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04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05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0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0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9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10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1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12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13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14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1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16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17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318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19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20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21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22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23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3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326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09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1" table:number-columns-repeated="10"/>
          <table:table-cell table:style-name="ce144"/>
          <table:table-cell/>
          <table:table-cell table:style-name="ce161" office:value-type="string" calcext:value-type="string">
            <text:p>Revision 1.0-20140806</text:p>
          </table:table-cell>
          <table:table-cell table:style-name="ce179" table:number-columns-repeated="9"/>
          <table:table-cell table:style-name="ce296"/>
          <table:table-cell/>
          <table:table-cell table:style-name="ce308" office:value-type="string" calcext:value-type="string">
            <text:p>Print Area</text:p>
          </table:table-cell>
          <table:table-cell table:style-name="ce30"/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03" office:value-type="string" calcext:value-type="string">
            <text:p>Medical University of South Carolina</text:p>
          </table:table-cell>
          <table:table-cell table:number-columns-repeated="4"/>
          <table:table-cell table:style-name="ce145"/>
          <table:table-cell/>
          <table:table-cell table:style-name="ce162"/>
          <table:table-cell table:style-name="ce30" table:number-columns-repeated="4"/>
          <table:table-cell table:style-name="ce103" office:value-type="string" calcext:value-type="string">
            <text:p>Medical University of South Carolina</text:p>
          </table:table-cell>
          <table:table-cell table:style-name="ce30" table:number-columns-repeated="4"/>
          <table:table-cell table:style-name="ce297"/>
          <table:table-cell/>
          <table:table-cell table:style-name="ce309" office:value-type="string" calcext:value-type="string">
            <text:p>Page1</text:p>
          </table:table-cell>
          <table:table-cell table:style-name="ce30"/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03" office:value-type="string" calcext:value-type="string">
            <text:p>Charleston, South Carolina</text:p>
          </table:table-cell>
          <table:table-cell table:number-columns-repeated="4"/>
          <table:table-cell table:style-name="ce145"/>
          <table:table-cell/>
          <table:table-cell table:style-name="ce162"/>
          <table:table-cell table:style-name="ce30" table:number-columns-repeated="4"/>
          <table:table-cell table:style-name="ce103" office:value-type="string" calcext:value-type="string">
            <text:p>Charleston, South Carolina</text:p>
          </table:table-cell>
          <table:table-cell table:style-name="ce30" table:number-columns-repeated="4"/>
          <table:table-cell table:style-name="ce297"/>
          <table:table-cell/>
          <table:table-cell table:style-name="ce310" table:formula="of:=IF([Sheet1.AB7]=&quot;&quot;;&quot;&quot;;[Sheet1.AB7])">
            <text:p/>
          </table:table-cell>
          <table:table-cell table:style-name="ce30"/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30"/>
          <table:table-cell table:number-columns-repeated="4"/>
          <table:table-cell table:style-name="ce145"/>
          <table:table-cell/>
          <table:table-cell table:style-name="ce162"/>
          <table:table-cell table:style-name="ce30" table:number-columns-repeated="9"/>
          <table:table-cell table:style-name="ce297"/>
          <table:table-cell/>
          <table:table-cell table:style-name="ce40" office:value-type="string" calcext:value-type="string">
            <text:p>All:</text:p>
          </table:table-cell>
          <table:table-cell table:style-name="ce185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03" office:value-type="string" calcext:value-type="string">
            <text:p>CT System Compliance Inspection</text:p>
          </table:table-cell>
          <table:table-cell table:number-columns-repeated="4"/>
          <table:table-cell table:style-name="ce145"/>
          <table:table-cell/>
          <table:table-cell table:style-name="ce162"/>
          <table:table-cell table:style-name="ce30" table:number-columns-repeated="4"/>
          <table:table-cell table:style-name="ce103" office:value-type="string" calcext:value-type="string">
            <text:p>CT System Compliance Inspection</text:p>
          </table:table-cell>
          <table:table-cell table:style-name="ce30" table:number-columns-repeated="4"/>
          <table:table-cell table:style-name="ce297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2" table:number-columns-repeated="10"/>
          <table:table-cell table:style-name="ce146"/>
          <table:table-cell/>
          <table:table-cell table:style-name="ce163"/>
          <table:table-cell table:style-name="ce180" table:number-columns-repeated="9"/>
          <table:table-cell table:style-name="ce298"/>
          <table:table-cell/>
          <table:table-cell table:style-name="ce151" office:value-type="string" calcext:value-type="string">
            <text:p>Measurement Parameter</text:p>
          </table:table-cell>
          <table:table-cell table:style-name="ce30" office:value-type="string" calcext:value-type="string">
            <text:p>Last Year</text:p>
          </table:table-cell>
          <table:table-cell table:style-name="ce30"/>
          <table:table-cell table:style-name="ce30" office:value-type="string" calcext:value-type="string">
            <text:p>This Year</text:p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30" office:value-type="string" calcext:value-type="string">
            <text:p>Date:</text:p>
          </table:table-cell>
          <table:table-cell table:style-name="ce181"/>
          <table:table-cell table:number-columns-repeated="6"/>
          <table:table-cell table:style-name="ce30" office:value-type="string" calcext:value-type="string">
            <text:p>Inspector:</text:p>
          </table:table-cell>
          <table:table-cell table:style-name="ce293" table:formula="of:=IF([Sheet1.Y7]&lt;&gt;&quot;&quot;;[Sheet1.Y7];IF([Sheet1.AB9]=&quot;&quot;;&quot;&quot;;[Sheet1.AB9]))" office:value-type="string" office:string-value="Eugene Mah" calcext:value-type="string">
            <text:p>Eugene Mah</text:p>
          </table:table-cell>
          <table:table-cell table:style-name="ce299" office:value-type="string" calcext:value-type="string">
            <text:p>Eugene Mah</text:p>
          </table:table-cell>
          <table:table-cell/>
          <table:table-cell table:style-name="ce40" office:value-type="string" calcext:value-type="string">
            <text:p>Print Area</text:p>
          </table:table-cell>
          <table:table-cell table:style-name="ce312"/>
          <table:table-cell table:style-name="ce317" table:formula="of:=IF([Sheet1.AB7]&lt;&gt;[Sheet1.AD7];&quot;Change&quot;;&quot;&quot;)" office:value-type="string" office:string-value="Change" calcext:value-type="string">
            <text:p>Change</text:p>
          </table:table-cell>
          <table:table-cell table:style-name="ce319" table:formula="of:=IF(OR([Sheet1.AA2]=&quot;&quot;;[Sheet1.AA2]=0);&quot;&quot;;[Sheet1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04" office:value-type="string" calcext:value-type="string">
            <text:p>System Information</text:p>
          </table:table-cell>
          <table:table-cell table:number-columns-repeated="6"/>
          <table:table-cell table:style-name="ce30" office:value-type="string" calcext:value-type="string">
            <text:p>Previous Date:</text:p>
          </table:table-cell>
          <table:table-cell table:style-name="ce182" table:formula="of:=IF([Sheet1.AB8]=&quot;&quot;;&quot;&quot;;[Sheet1.AB8])">
            <text:p/>
          </table:table-cell>
          <table:table-cell table:number-columns-repeated="10"/>
          <table:table-cell table:style-name="ce40" office:value-type="string" calcext:value-type="string">
            <text:p>Date</text:p>
          </table:table-cell>
          <table:table-cell table:style-name="ce313"/>
          <table:table-cell table:style-name="ce317" table:formula="of:=IF([Sheet1.AB8]&lt;&gt;[Sheet1.AD8];&quot;Change&quot;;&quot;&quot;)">
            <text:p/>
          </table:table-cell>
          <table:table-cell table:style-name="ce320" table:formula="of:=IF([Sheet1.P7]=&quot;&quot;;&quot;&quot;;[Sheet1.P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11"/>
          <table:table-cell table:style-name="ce28" office:value-type="string" calcext:value-type="string">
            <text:p>Location</text:p>
          </table:table-cell>
          <table:table-cell table:style-name="ce11" table:number-columns-repeated="8"/>
          <table:table-cell table:style-name="ce144"/>
          <table:table-cell/>
          <table:table-cell table:style-name="ce164"/>
          <table:table-cell table:style-name="ce183" office:value-type="string" calcext:value-type="string">
            <text:p>Location</text:p>
          </table:table-cell>
          <table:table-cell table:style-name="ce179" table:number-columns-repeated="2"/>
          <table:table-cell table:style-name="ce250" office:value-type="string" calcext:value-type="string">
            <text:p>Input Changes Only</text:p>
          </table:table-cell>
          <table:table-cell table:style-name="ce179" table:number-columns-repeated="3"/>
          <table:table-cell table:style-name="ce250" office:value-type="string" calcext:value-type="string">
            <text:p>Input Changes Only</text:p>
          </table:table-cell>
          <table:table-cell table:style-name="ce179"/>
          <table:table-cell table:style-name="ce296"/>
          <table:table-cell/>
          <table:table-cell table:style-name="ce40" office:value-type="string" calcext:value-type="string">
            <text:p>Inspector</text:p>
          </table:table-cell>
          <table:table-cell table:style-name="ce312"/>
          <table:table-cell table:style-name="ce317" table:formula="of:=IF([Sheet1.AB9]&lt;&gt;[Sheet1.AD9];&quot;Change&quot;;&quot;&quot;)" office:value-type="string" office:string-value="Change" calcext:value-type="string">
            <text:p>Change</text:p>
          </table:table-cell>
          <table:table-cell table:style-name="ce321" table:formula="of:=IF([Sheet1.X7]=&quot;&quot;;&quot;&quot;;[Sheet1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39" office:value-type="string" calcext:value-type="string">
            <text:p>Facility:</text:p>
          </table:table-cell>
          <table:table-cell table:style-name="ce56" table:formula="of:=IF([Sheet1.R10]=&quot;&quot;;&quot;&quot;;[Sheet1.R10])" table:number-columns-spanned="2" table:number-rows-spanned="1">
            <text:p/>
          </table:table-cell>
          <table:covered-table-cell table:style-name="ce88"/>
          <table:table-cell table:number-columns-repeated="2"/>
          <table:table-cell table:style-name="ce39" office:value-type="string" calcext:value-type="string">
            <text:p>Site Number:</text:p>
          </table:table-cell>
          <table:table-cell table:style-name="ce130" table:formula="of:=IF([Sheet1.V10]=&quot;&quot;;&quot;&quot;;[Sheet1.V10])" table:number-columns-spanned="2" table:number-rows-spanned="1">
            <text:p/>
          </table:table-cell>
          <table:covered-table-cell table:style-name="ce88"/>
          <table:table-cell table:style-name="ce145"/>
          <table:table-cell/>
          <table:table-cell table:style-name="ce162"/>
          <table:table-cell table:style-name="ce30"/>
          <table:table-cell table:style-name="ce40" office:value-type="string" calcext:value-type="string">
            <text:p>Facility:</text:p>
          </table:table-cell>
          <table:table-cell table:style-name="ce230" table:formula="of:=IF([Sheet1.S10]&lt;&gt;&quot;&quot;;[Sheet1.S10];IF([Sheet1.AB10]=&quot;&quot;;&quot;&quot;;[Sheet1.AB10]))">
            <text:p/>
          </table:table-cell>
          <table:table-cell table:style-name="ce251"/>
          <table:table-cell table:style-name="ce30"/>
          <table:table-cell table:style-name="ce40" office:value-type="string" calcext:value-type="string">
            <text:p>Site Number:</text:p>
          </table:table-cell>
          <table:table-cell table:style-name="ce230" table:formula="of:=IF([Sheet1.W10]&lt;&gt;&quot;&quot;;[Sheet1.W10];IF([Sheet1.AB15]=&quot;&quot;;&quot;&quot;;[Sheet1.AB15]))">
            <text:p/>
          </table:table-cell>
          <table:table-cell table:style-name="ce251"/>
          <table:table-cell table:style-name="ce30"/>
          <table:table-cell table:style-name="ce297"/>
          <table:table-cell/>
          <table:table-cell table:style-name="ce40" office:value-type="string" calcext:value-type="string">
            <text:p>Facility:</text:p>
          </table:table-cell>
          <table:table-cell table:style-name="ce312"/>
          <table:table-cell table:style-name="ce317" table:formula="of:=IF([Sheet1.AB10]&lt;&gt;[Sheet1.AD10];&quot;Change&quot;;&quot;&quot;)">
            <text:p/>
          </table:table-cell>
          <table:table-cell table:style-name="ce321" table:formula="of:=IF([Sheet1.R10]=&quot;&quot;;&quot;&quot;;[Sheet1.R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39" office:value-type="string" calcext:value-type="string">
            <text:p>Department:</text:p>
          </table:table-cell>
          <table:table-cell table:style-name="ce57" table:formula="of:=IF([Sheet1.R11]=&quot;&quot;;&quot;&quot;;[Sheet1.R11])" table:number-columns-spanned="2" table:number-rows-spanned="1">
            <text:p/>
          </table:table-cell>
          <table:covered-table-cell table:style-name="ce89"/>
          <table:table-cell table:number-columns-repeated="2"/>
          <table:table-cell table:style-name="ce39" office:value-type="string" calcext:value-type="string">
            <text:p>Authorized Use:</text:p>
          </table:table-cell>
          <table:table-cell table:style-name="ce130" table:formula="of:=IF([Sheet1.V11]=&quot;&quot;;&quot;&quot;;[Sheet1.V11])" table:number-columns-spanned="2" table:number-rows-spanned="1">
            <text:p/>
          </table:table-cell>
          <table:covered-table-cell table:style-name="ce88"/>
          <table:table-cell table:style-name="ce145"/>
          <table:table-cell/>
          <table:table-cell table:style-name="ce162"/>
          <table:table-cell table:style-name="ce30"/>
          <table:table-cell table:style-name="ce40" office:value-type="string" calcext:value-type="string">
            <text:p>Department:</text:p>
          </table:table-cell>
          <table:table-cell table:style-name="ce230" table:formula="of:=IF([Sheet1.S11]&lt;&gt;&quot;&quot;;[Sheet1.S11];IF([Sheet1.AB11]=&quot;&quot;;&quot;&quot;;[Sheet1.AB11]))">
            <text:p/>
          </table:table-cell>
          <table:table-cell table:style-name="ce251"/>
          <table:table-cell table:style-name="ce30"/>
          <table:table-cell table:style-name="ce40" office:value-type="string" calcext:value-type="string">
            <text:p>Authorized Use:</text:p>
          </table:table-cell>
          <table:table-cell table:style-name="ce230" table:formula="of:=IF([Sheet1.W11]&lt;&gt;&quot;&quot;;[Sheet1.W11];IF([Sheet1.AB16]=&quot;&quot;;&quot;&quot;;[Sheet1.AB16]))">
            <text:p/>
          </table:table-cell>
          <table:table-cell table:style-name="ce251"/>
          <table:table-cell table:style-name="ce30"/>
          <table:table-cell table:style-name="ce297"/>
          <table:table-cell/>
          <table:table-cell table:style-name="ce40" office:value-type="string" calcext:value-type="string">
            <text:p>Department:</text:p>
          </table:table-cell>
          <table:table-cell table:style-name="ce312"/>
          <table:table-cell table:style-name="ce317" table:formula="of:=IF([Sheet1.AB11]&lt;&gt;[Sheet1.AD11];&quot;Change&quot;;&quot;&quot;)">
            <text:p/>
          </table:table-cell>
          <table:table-cell table:style-name="ce321" table:formula="of:=IF([Sheet1.R11]=&quot;&quot;;&quot;&quot;;[Sheet1.R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39" office:value-type="string" calcext:value-type="string">
            <text:p>Area/Division:</text:p>
          </table:table-cell>
          <table:table-cell table:style-name="ce58" table:formula="of:=IF([Sheet1.R12]=&quot;&quot;;&quot;&quot;;[Sheet1.R12])" table:number-columns-spanned="2" table:number-rows-spanned="1">
            <text:p/>
          </table:table-cell>
          <table:covered-table-cell table:style-name="ce89"/>
          <table:table-cell table:number-columns-repeated="2"/>
          <table:table-cell table:style-name="ce39" office:value-type="string" calcext:value-type="string">
            <text:p>Date of Installation:</text:p>
          </table:table-cell>
          <table:table-cell table:style-name="ce131" table:formula="of:=IF([Sheet1.V12]=&quot;&quot;;&quot;&quot;;[Sheet1.V12])" table:number-columns-spanned="2" table:number-rows-spanned="1">
            <text:p/>
          </table:table-cell>
          <table:covered-table-cell table:style-name="ce88"/>
          <table:table-cell table:style-name="ce145"/>
          <table:table-cell/>
          <table:table-cell table:style-name="ce162"/>
          <table:table-cell table:style-name="ce30"/>
          <table:table-cell table:style-name="ce40" office:value-type="string" calcext:value-type="string">
            <text:p>Area/Division:</text:p>
          </table:table-cell>
          <table:table-cell table:style-name="ce230" table:formula="of:=IF([Sheet1.S12]&lt;&gt;&quot;&quot;;[Sheet1.S12];IF([Sheet1.AB12]=&quot;&quot;;&quot;&quot;;[Sheet1.AB12]))">
            <text:p/>
          </table:table-cell>
          <table:table-cell table:style-name="ce251"/>
          <table:table-cell table:style-name="ce30"/>
          <table:table-cell table:style-name="ce40" office:value-type="string" calcext:value-type="string">
            <text:p>Date of Installation:</text:p>
          </table:table-cell>
          <table:table-cell table:style-name="ce232" table:formula="of:=IF([Sheet1.W12]&lt;&gt;&quot;&quot;;[Sheet1.W12];IF([Sheet1.AB17]=&quot;&quot;;&quot;&quot;;[Sheet1.AB17]))">
            <text:p/>
          </table:table-cell>
          <table:table-cell table:style-name="ce252"/>
          <table:table-cell table:style-name="ce30"/>
          <table:table-cell table:style-name="ce297"/>
          <table:table-cell/>
          <table:table-cell table:style-name="ce40" office:value-type="string" calcext:value-type="string">
            <text:p>Area/Division:</text:p>
          </table:table-cell>
          <table:table-cell table:style-name="ce312"/>
          <table:table-cell table:style-name="ce317" table:formula="of:=IF([Sheet1.AB12]&lt;&gt;[Sheet1.AD12];&quot;Change&quot;;&quot;&quot;)">
            <text:p/>
          </table:table-cell>
          <table:table-cell table:style-name="ce321" table:formula="of:=IF([Sheet1.R12]=&quot;&quot;;&quot;&quot;;[Sheet1.R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39" office:value-type="string" calcext:value-type="string">
            <text:p>Survey ID:</text:p>
          </table:table-cell>
          <table:table-cell table:style-name="ce59" table:formula="of:=IF([Sheet1.R13]=&quot;&quot;;&quot;&quot;;[Sheet1.R13])" table:number-columns-spanned="2" table:number-rows-spanned="1">
            <text:p/>
          </table:table-cell>
          <table:covered-table-cell table:style-name="ce89"/>
          <table:table-cell table:number-columns-repeated="2"/>
          <table:table-cell table:style-name="ce39" office:value-type="string" calcext:value-type="string">
            <text:p>Accession Number:</text:p>
          </table:table-cell>
          <table:table-cell table:style-name="ce130" table:formula="of:=IF([Sheet1.V13]=&quot;&quot;;&quot;&quot;;[Sheet1.V13])" table:number-columns-spanned="2" table:number-rows-spanned="1">
            <text:p/>
          </table:table-cell>
          <table:covered-table-cell table:style-name="ce88"/>
          <table:table-cell table:style-name="ce145"/>
          <table:table-cell/>
          <table:table-cell table:style-name="ce162"/>
          <table:table-cell table:style-name="ce30"/>
          <table:table-cell table:style-name="ce40" office:value-type="string" calcext:value-type="string">
            <text:p>Survey ID:</text:p>
          </table:table-cell>
          <table:table-cell table:style-name="ce230" table:formula="of:=IF([Sheet1.S13]&lt;&gt;&quot;&quot;;[Sheet1.S13];IF([Sheet1.AB13]=&quot;&quot;;&quot;&quot;;[Sheet1.AB13]))">
            <text:p/>
          </table:table-cell>
          <table:table-cell table:style-name="ce251"/>
          <table:table-cell table:style-name="ce30"/>
          <table:table-cell table:style-name="ce40" office:value-type="string" calcext:value-type="string">
            <text:p>Accession Number:</text:p>
          </table:table-cell>
          <table:table-cell table:style-name="ce230" table:formula="of:=IF([Sheet1.W13]&lt;&gt;&quot;&quot;;[Sheet1.W13];IF([Sheet1.AB18]=&quot;&quot;;&quot;&quot;;[Sheet1.AB18]))">
            <text:p/>
          </table:table-cell>
          <table:table-cell table:style-name="ce251"/>
          <table:table-cell table:style-name="ce30"/>
          <table:table-cell table:style-name="ce297"/>
          <table:table-cell/>
          <table:table-cell table:style-name="ce40" office:value-type="string" calcext:value-type="string">
            <text:p>Survey ID:</text:p>
          </table:table-cell>
          <table:table-cell table:style-name="ce312"/>
          <table:table-cell table:style-name="ce317" table:formula="of:=IF([Sheet1.AB13]&lt;&gt;[Sheet1.AD13];&quot;Change&quot;;&quot;&quot;)">
            <text:p/>
          </table:table-cell>
          <table:table-cell table:style-name="ce321" table:formula="of:=IF([Sheet1.R13]=&quot;&quot;;&quot;&quot;;[Sheet1.R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40"/>
          <table:table-cell table:number-columns-repeated="7"/>
          <table:table-cell table:style-name="ce145"/>
          <table:table-cell/>
          <table:table-cell table:style-name="ce162"/>
          <table:table-cell table:style-name="ce30"/>
          <table:table-cell table:style-name="ce40" office:value-type="string" calcext:value-type="string">
            <text:p>Room Number:</text:p>
          </table:table-cell>
          <table:table-cell table:style-name="ce230" table:formula="of:=IF([Sheet1.S14]&lt;&gt;&quot;&quot;;[Sheet1.S14];IF([Sheet1.AB14]=&quot;&quot;;&quot;&quot;;[Sheet1.AB14]))">
            <text:p/>
          </table:table-cell>
          <table:table-cell table:style-name="ce251"/>
          <table:table-cell table:style-name="ce30"/>
          <table:table-cell table:style-name="ce40"/>
          <table:table-cell table:style-name="ce231"/>
          <table:table-cell table:style-name="ce290"/>
          <table:table-cell table:style-name="ce30"/>
          <table:table-cell table:style-name="ce297"/>
          <table:table-cell/>
          <table:table-cell table:style-name="ce40" office:value-type="string" calcext:value-type="string">
            <text:p>Room Number:</text:p>
          </table:table-cell>
          <table:table-cell table:style-name="ce312"/>
          <table:table-cell table:style-name="ce317" table:formula="of:=IF([Sheet1.AB14]&lt;&gt;[Sheet1.AD14];&quot;Change&quot;;&quot;&quot;)">
            <text:p/>
          </table:table-cell>
          <table:table-cell table:style-name="ce321" table:formula="of:=IF([Sheet1.R14]=&quot;&quot;;&quot;&quot;;[Sheet1.R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9" office:value-type="string" calcext:value-type="string">
            <text:p>CT Scanner</text:p>
          </table:table-cell>
          <table:table-cell table:number-columns-repeated="8"/>
          <table:table-cell table:style-name="ce145"/>
          <table:table-cell/>
          <table:table-cell table:style-name="ce162"/>
          <table:table-cell table:style-name="ce30" table:number-columns-repeated="9"/>
          <table:table-cell table:style-name="ce297"/>
          <table:table-cell/>
          <table:table-cell table:style-name="ce40" office:value-type="string" calcext:value-type="string">
            <text:p>Site Number:</text:p>
          </table:table-cell>
          <table:table-cell table:style-name="ce312"/>
          <table:table-cell table:style-name="ce317" table:formula="of:=IF([Sheet1.AB15]&lt;&gt;[Sheet1.AD15];&quot;Change&quot;;&quot;&quot;)">
            <text:p/>
          </table:table-cell>
          <table:table-cell table:style-name="ce321" table:formula="of:=IF([Sheet1.V10]=&quot;&quot;;&quot;&quot;;[Sheet1.V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39" office:value-type="string" calcext:value-type="string">
            <text:p>Manufacturer:</text:p>
          </table:table-cell>
          <table:table-cell table:style-name="ce60" table:formula="of:=IF([Sheet1.R17]=&quot;&quot;;&quot;&quot;;[Sheet1.R17])" table:number-columns-spanned="2" table:number-rows-spanned="1">
            <text:p/>
          </table:table-cell>
          <table:covered-table-cell table:style-name="ce88"/>
          <table:table-cell table:number-columns-repeated="2"/>
          <table:table-cell table:style-name="ce39" office:value-type="string" calcext:value-type="string">
            <text:p>Manufacture Date:</text:p>
          </table:table-cell>
          <table:table-cell table:style-name="ce131" table:formula="of:=IF([Sheet1.V17]=&quot;&quot;;&quot;&quot;;[Sheet1.V17])" table:number-columns-spanned="2" table:number-rows-spanned="1">
            <text:p/>
          </table:table-cell>
          <table:covered-table-cell table:style-name="ce88"/>
          <table:table-cell table:style-name="ce145"/>
          <table:table-cell/>
          <table:table-cell table:style-name="ce162"/>
          <table:table-cell table:style-name="ce184" office:value-type="string" calcext:value-type="string">
            <text:p>CT Scanner</text:p>
          </table:table-cell>
          <table:table-cell table:style-name="ce30" table:number-columns-repeated="8"/>
          <table:table-cell table:style-name="ce297"/>
          <table:table-cell/>
          <table:table-cell table:style-name="ce40" office:value-type="string" calcext:value-type="string">
            <text:p>Authorized Use:</text:p>
          </table:table-cell>
          <table:table-cell table:style-name="ce312"/>
          <table:table-cell table:style-name="ce317" table:formula="of:=IF([Sheet1.AB16]&lt;&gt;[Sheet1.AD16];&quot;Change&quot;;&quot;&quot;)">
            <text:p/>
          </table:table-cell>
          <table:table-cell table:style-name="ce321" table:formula="of:=IF([Sheet1.V11]=&quot;&quot;;&quot;&quot;;[Sheet1.V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39" office:value-type="string" calcext:value-type="string">
            <text:p>Model:</text:p>
          </table:table-cell>
          <table:table-cell table:style-name="ce59" table:formula="of:=IF([Sheet1.R18]=&quot;&quot;;&quot;&quot;;[Sheet1.R18])" table:number-columns-spanned="2" table:number-rows-spanned="1">
            <text:p/>
          </table:table-cell>
          <table:covered-table-cell table:style-name="ce88"/>
          <table:table-cell table:number-columns-repeated="2"/>
          <table:table-cell table:style-name="ce39" office:value-type="string" calcext:value-type="string">
            <text:p>Serial Number:</text:p>
          </table:table-cell>
          <table:table-cell table:style-name="ce130" table:formula="of:=IF([Sheet1.V18]=&quot;&quot;;&quot;&quot;;[Sheet1.V18])" table:number-columns-spanned="2" table:number-rows-spanned="1">
            <text:p/>
          </table:table-cell>
          <table:covered-table-cell table:style-name="ce88"/>
          <table:table-cell table:style-name="ce145"/>
          <table:table-cell/>
          <table:table-cell table:style-name="ce162"/>
          <table:table-cell table:style-name="ce30"/>
          <table:table-cell table:style-name="ce40" office:value-type="string" calcext:value-type="string">
            <text:p>Manufacturer:</text:p>
          </table:table-cell>
          <table:table-cell table:style-name="ce230" table:formula="of:=IF([Sheet1.S17]&lt;&gt;&quot;&quot;;[Sheet1.S17];IF([Sheet1.AB21]=&quot;&quot;;&quot;&quot;;[Sheet1.AB21]))">
            <text:p/>
          </table:table-cell>
          <table:table-cell table:style-name="ce251"/>
          <table:table-cell table:style-name="ce30"/>
          <table:table-cell table:style-name="ce40" office:value-type="string" calcext:value-type="string">
            <text:p>Manufacture Date:</text:p>
          </table:table-cell>
          <table:table-cell table:style-name="ce232" table:formula="of:=IF([Sheet1.W17]&lt;&gt;&quot;&quot;;[Sheet1.W17];IF([Sheet1.AB23]=&quot;&quot;;&quot;&quot;;[Sheet1.AB23]))">
            <text:p/>
          </table:table-cell>
          <table:table-cell table:style-name="ce252"/>
          <table:table-cell table:style-name="ce30"/>
          <table:table-cell table:style-name="ce297"/>
          <table:table-cell/>
          <table:table-cell table:style-name="ce40" office:value-type="string" calcext:value-type="string">
            <text:p>Date of Installation:</text:p>
          </table:table-cell>
          <table:table-cell table:style-name="ce314"/>
          <table:table-cell table:style-name="ce317" table:formula="of:=IF([Sheet1.AB17]&lt;&gt;[Sheet1.AD17];&quot;Change&quot;;&quot;&quot;)">
            <text:p/>
          </table:table-cell>
          <table:table-cell table:style-name="ce322" table:formula="of:=IF([Sheet1.V12]=&quot;&quot;;&quot;&quot;;[Sheet1.V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45"/>
          <table:table-cell/>
          <table:table-cell table:style-name="ce162"/>
          <table:table-cell table:style-name="ce30"/>
          <table:table-cell table:style-name="ce40" office:value-type="string" calcext:value-type="string">
            <text:p>Model:</text:p>
          </table:table-cell>
          <table:table-cell table:style-name="ce230" table:formula="of:=IF([Sheet1.S18]&lt;&gt;&quot;&quot;;[Sheet1.S18];IF([Sheet1.AB22]=&quot;&quot;;&quot;&quot;;[Sheet1.AB22]))">
            <text:p/>
          </table:table-cell>
          <table:table-cell table:style-name="ce251"/>
          <table:table-cell table:style-name="ce30"/>
          <table:table-cell table:style-name="ce40" office:value-type="string" calcext:value-type="string">
            <text:p>Serial Number:</text:p>
          </table:table-cell>
          <table:table-cell table:style-name="ce287" table:formula="of:=IF([Sheet1.W18]&lt;&gt;&quot;&quot;;[Sheet1.W18];IF([Sheet1.AB24]=&quot;&quot;;&quot;&quot;;[Sheet1.AB24]))">
            <text:p/>
          </table:table-cell>
          <table:table-cell table:style-name="ce251"/>
          <table:table-cell table:style-name="ce30"/>
          <table:table-cell table:style-name="ce297"/>
          <table:table-cell/>
          <table:table-cell table:style-name="ce40" office:value-type="string" calcext:value-type="string">
            <text:p>Accesssion Number:</text:p>
          </table:table-cell>
          <table:table-cell table:style-name="ce312"/>
          <table:table-cell table:style-name="ce317" table:formula="of:=IF([Sheet1.AB18]&lt;&gt;[Sheet1.AD18];&quot;Change&quot;;&quot;&quot;)">
            <text:p/>
          </table:table-cell>
          <table:table-cell table:style-name="ce321" table:formula="of:=IF([Sheet1.V13]=&quot;&quot;;&quot;&quot;;[Sheet1.V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9" office:value-type="string" calcext:value-type="string">
            <text:p>X-Ray Tube</text:p>
          </table:table-cell>
          <table:table-cell table:number-columns-repeated="4"/>
          <table:table-cell table:style-name="ce116" office:value-type="string" calcext:value-type="string">
            <text:p>Focal Spot Sizes (mm)</text:p>
          </table:table-cell>
          <table:table-cell table:number-columns-repeated="3"/>
          <table:table-cell table:style-name="ce145"/>
          <table:table-cell/>
          <table:table-cell table:style-name="ce162"/>
          <table:table-cell table:style-name="ce30"/>
          <table:table-cell table:style-name="ce40"/>
          <table:table-cell table:style-name="ce231" table:number-columns-repeated="2"/>
          <table:table-cell table:style-name="ce266"/>
          <table:table-cell table:style-name="ce279"/>
          <table:table-cell table:style-name="ce288"/>
          <table:table-cell table:style-name="ce231"/>
          <table:table-cell table:style-name="ce30"/>
          <table:table-cell table:style-name="ce297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39" office:value-type="string" calcext:value-type="string">
            <text:p>Tube Designation/Use:</text:p>
          </table:table-cell>
          <table:table-cell table:style-name="ce60" table:formula="of:=IF([Sheet1.R21]=&quot;&quot;;&quot;&quot;;[Sheet1.R21])" table:number-columns-spanned="2" table:number-rows-spanned="1">
            <text:p/>
          </table:table-cell>
          <table:covered-table-cell table:style-name="ce88"/>
          <table:table-cell table:number-columns-repeated="2"/>
          <table:table-cell table:style-name="ce39" office:value-type="string" calcext:value-type="string">
            <text:p>Large:</text:p>
          </table:table-cell>
          <table:table-cell table:style-name="ce130" table:formula="of:=IF([Sheet1.V21]=&quot;&quot;;&quot;&quot;;[Sheet1.V21])" table:number-columns-spanned="2" table:number-rows-spanned="1">
            <text:p/>
          </table:table-cell>
          <table:covered-table-cell table:style-name="ce88"/>
          <table:table-cell table:style-name="ce145"/>
          <table:table-cell/>
          <table:table-cell table:style-name="ce162"/>
          <table:table-cell table:style-name="ce184" office:value-type="string" calcext:value-type="string">
            <text:p>X-Ray Tube</text:p>
          </table:table-cell>
          <table:table-cell table:style-name="ce30" table:number-columns-repeated="4"/>
          <table:table-cell table:style-name="ce280" office:value-type="string" calcext:value-type="string">
            <text:p>Focal Spot Sizes (mm)</text:p>
          </table:table-cell>
          <table:table-cell table:style-name="ce30" table:number-columns-repeated="3"/>
          <table:table-cell table:style-name="ce297"/>
          <table:table-cell/>
          <table:table-cell table:style-name="ce151" office:value-type="string" calcext:value-type="string">
            <text:p>X-Ray Generator</text:p>
          </table:table-cell>
          <table:table-cell table:style-name="ce30" table:number-columns-repeated="3"/>
          <table:table-cell table:number-columns-repeated="99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39" office:value-type="string" calcext:value-type="string">
            <text:p>Manufacture Date:</text:p>
          </table:table-cell>
          <table:table-cell table:style-name="ce61" table:formula="of:=IF([Sheet1.R22]=&quot;&quot;;&quot;&quot;;[Sheet1.R22])" table:number-columns-spanned="2" table:number-rows-spanned="1">
            <text:p/>
          </table:table-cell>
          <table:covered-table-cell table:style-name="ce88"/>
          <table:table-cell table:number-columns-repeated="2"/>
          <table:table-cell table:style-name="ce39" office:value-type="string" calcext:value-type="string">
            <text:p>Small:</text:p>
          </table:table-cell>
          <table:table-cell table:style-name="ce130" table:formula="of:=IF([Sheet1.V22]=&quot;&quot;;&quot;&quot;;[Sheet1.V22])" table:number-columns-spanned="2" table:number-rows-spanned="1">
            <text:p/>
          </table:table-cell>
          <table:covered-table-cell table:style-name="ce88"/>
          <table:table-cell table:style-name="ce145"/>
          <table:table-cell/>
          <table:table-cell table:style-name="ce162"/>
          <table:table-cell table:style-name="ce30"/>
          <table:table-cell table:style-name="ce40" office:value-type="string" calcext:value-type="string">
            <text:p>Tube Designation/Use:</text:p>
          </table:table-cell>
          <table:table-cell table:style-name="ce230" table:formula="of:=IF([Sheet1.S21]&lt;&gt;&quot;&quot;;[Sheet1.S21];IF([Sheet1.AB27]=&quot;&quot;;&quot;&quot;;[Sheet1.AB27]))">
            <text:p/>
          </table:table-cell>
          <table:table-cell table:style-name="ce251"/>
          <table:table-cell table:style-name="ce30"/>
          <table:table-cell table:style-name="ce40" office:value-type="string" calcext:value-type="string">
            <text:p>Large:</text:p>
          </table:table-cell>
          <table:table-cell table:style-name="ce230" table:formula="of:=IF([Sheet1.W21]&lt;&gt;&quot;&quot;;[Sheet1.W21];IF([Sheet1.AB35]=&quot;&quot;;&quot;&quot;;[Sheet1.AB35]))">
            <text:p/>
          </table:table-cell>
          <table:table-cell table:style-name="ce251"/>
          <table:table-cell table:style-name="ce30"/>
          <table:table-cell table:style-name="ce297"/>
          <table:table-cell/>
          <table:table-cell table:style-name="ce40" office:value-type="string" calcext:value-type="string">
            <text:p>Manufacturer:</text:p>
          </table:table-cell>
          <table:table-cell table:style-name="ce312"/>
          <table:table-cell table:style-name="ce317" table:formula="of:=IF([Sheet1.AB21]&lt;&gt;[Sheet1.AD21];&quot;Change&quot;;&quot;&quot;)">
            <text:p/>
          </table:table-cell>
          <table:table-cell table:style-name="ce321" table:formula="of:=IF([Sheet1.R17]=&quot;&quot;;&quot;&quot;;[Sheet1.R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9" office:value-type="string" calcext:value-type="string">
            <text:p>Insert</text:p>
          </table:table-cell>
          <table:table-cell table:style-name="ce30"/>
          <table:table-cell table:number-columns-repeated="4"/>
          <table:table-cell table:style-name="ce39" office:value-type="string" calcext:value-type="string">
            <text:p>Micro:</text:p>
          </table:table-cell>
          <table:table-cell table:style-name="ce130" table:formula="of:=IF([Sheet1.V23]=&quot;&quot;;&quot;&quot;;[Sheet1.V23])" table:number-columns-spanned="2" table:number-rows-spanned="1">
            <text:p/>
          </table:table-cell>
          <table:covered-table-cell table:style-name="ce88"/>
          <table:table-cell table:style-name="ce145"/>
          <table:table-cell/>
          <table:table-cell table:style-name="ce162"/>
          <table:table-cell table:style-name="ce30"/>
          <table:table-cell table:style-name="ce40" office:value-type="string" calcext:value-type="string">
            <text:p>Manufacture Date:</text:p>
          </table:table-cell>
          <table:table-cell table:style-name="ce232" table:formula="of:=IF([Sheet1.S22]&lt;&gt;&quot;&quot;;[Sheet1.S22];IF([Sheet1.AB28]=&quot;&quot;;&quot;&quot;;[Sheet1.AB28]))">
            <text:p/>
          </table:table-cell>
          <table:table-cell table:style-name="ce252"/>
          <table:table-cell table:style-name="ce30"/>
          <table:table-cell table:style-name="ce40" office:value-type="string" calcext:value-type="string">
            <text:p>Small:</text:p>
          </table:table-cell>
          <table:table-cell table:style-name="ce230" table:formula="of:=IF([Sheet1.W22]&lt;&gt;&quot;&quot;;[Sheet1.W22];IF([Sheet1.AB36]=&quot;&quot;;&quot;&quot;;[Sheet1.AB36]))">
            <text:p/>
          </table:table-cell>
          <table:table-cell table:style-name="ce251"/>
          <table:table-cell table:style-name="ce30"/>
          <table:table-cell table:style-name="ce297"/>
          <table:table-cell/>
          <table:table-cell table:style-name="ce40" office:value-type="string" calcext:value-type="string">
            <text:p>Model:</text:p>
          </table:table-cell>
          <table:table-cell table:style-name="ce312"/>
          <table:table-cell table:style-name="ce317" table:formula="of:=IF([Sheet1.AB22]&lt;&gt;[Sheet1.AD22];&quot;Change&quot;;&quot;&quot;)">
            <text:p/>
          </table:table-cell>
          <table:table-cell table:style-name="ce321" table:formula="of:=IF([Sheet1.R18]=&quot;&quot;;&quot;&quot;;[Sheet1.R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30"/>
          <table:table-cell table:style-name="ce39" office:value-type="string" calcext:value-type="string">
            <text:p>Manufacturer:</text:p>
          </table:table-cell>
          <table:table-cell table:style-name="ce60" table:formula="of:=IF([Sheet1.R24]=&quot;&quot;;&quot;&quot;;[Sheet1.R24])" table:number-columns-spanned="2" table:number-rows-spanned="1">
            <text:p/>
          </table:table-cell>
          <table:covered-table-cell table:style-name="ce88"/>
          <table:table-cell table:number-columns-repeated="5"/>
          <table:table-cell table:style-name="ce145"/>
          <table:table-cell/>
          <table:table-cell table:style-name="ce162"/>
          <table:table-cell table:style-name="ce184" office:value-type="string" calcext:value-type="string">
            <text:p>Insert</text:p>
          </table:table-cell>
          <table:table-cell table:style-name="ce30" table:number-columns-repeated="4"/>
          <table:table-cell table:style-name="ce40" office:value-type="string" calcext:value-type="string">
            <text:p>Micro:</text:p>
          </table:table-cell>
          <table:table-cell table:style-name="ce230" table:formula="of:=IF([Sheet1.W23]&lt;&gt;&quot;&quot;;[Sheet1.W23];IF([Sheet1.AB37]=&quot;&quot;;&quot;&quot;;[Sheet1.AB37]))">
            <text:p/>
          </table:table-cell>
          <table:table-cell table:style-name="ce251"/>
          <table:table-cell table:style-name="ce30"/>
          <table:table-cell table:style-name="ce297"/>
          <table:table-cell/>
          <table:table-cell table:style-name="ce40" office:value-type="string" calcext:value-type="string">
            <text:p>Manufacture Date:</text:p>
          </table:table-cell>
          <table:table-cell table:style-name="ce314"/>
          <table:table-cell table:style-name="ce317" table:formula="of:=IF([Sheet1.AB23]&lt;&gt;[Sheet1.AD23];&quot;Change&quot;;&quot;&quot;)">
            <text:p/>
          </table:table-cell>
          <table:table-cell table:style-name="ce322" table:formula="of:=IF([Sheet1.V17]=&quot;&quot;;&quot;&quot;;[Sheet1.V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30"/>
          <table:table-cell table:style-name="ce39" office:value-type="string" calcext:value-type="string">
            <text:p>Model:</text:p>
          </table:table-cell>
          <table:table-cell table:style-name="ce60" table:formula="of:=IF([Sheet1.R25]=&quot;&quot;;&quot;&quot;;[Sheet1.R25])" table:number-columns-spanned="2" table:number-rows-spanned="1">
            <text:p/>
          </table:table-cell>
          <table:covered-table-cell table:style-name="ce88"/>
          <table:table-cell table:number-columns-repeated="2"/>
          <table:table-cell table:style-name="ce29" office:value-type="string" calcext:value-type="string">
            <text:p>Filtration</text:p>
          </table:table-cell>
          <table:table-cell table:number-columns-repeated="2"/>
          <table:table-cell table:style-name="ce145"/>
          <table:table-cell/>
          <table:table-cell table:style-name="ce162"/>
          <table:table-cell table:style-name="ce30"/>
          <table:table-cell table:style-name="ce40" office:value-type="string" calcext:value-type="string">
            <text:p>Manufacturer:</text:p>
          </table:table-cell>
          <table:table-cell table:style-name="ce230" table:formula="of:=IF([Sheet1.S24]&lt;&gt;&quot;&quot;;[Sheet1.S24];IF([Sheet1.AB29]=&quot;&quot;;&quot;&quot;;[Sheet1.AB29]))">
            <text:p/>
          </table:table-cell>
          <table:table-cell table:style-name="ce251"/>
          <table:table-cell table:style-name="ce30" table:number-columns-repeated="5"/>
          <table:table-cell table:style-name="ce297"/>
          <table:table-cell/>
          <table:table-cell table:style-name="ce40" office:value-type="string" calcext:value-type="string">
            <text:p>Serial Number:</text:p>
          </table:table-cell>
          <table:table-cell table:style-name="ce312"/>
          <table:table-cell table:style-name="ce317" table:formula="of:=IF([Sheet1.AB24]&lt;&gt;[Sheet1.AD24];&quot;Change&quot;;&quot;&quot;)">
            <text:p/>
          </table:table-cell>
          <table:table-cell table:style-name="ce321" table:formula="of:=IF([Sheet1.V18]=&quot;&quot;;&quot;&quot;;[Sheet1.V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30"/>
          <table:table-cell table:style-name="ce39" office:value-type="string" calcext:value-type="string">
            <text:p>Serial Number:</text:p>
          </table:table-cell>
          <table:table-cell table:style-name="ce60" table:formula="of:=IF([Sheet1.R26]=&quot;&quot;;&quot;&quot;;[Sheet1.R26])" table:number-columns-spanned="2" table:number-rows-spanned="1">
            <text:p/>
          </table:table-cell>
          <table:covered-table-cell table:style-name="ce88"/>
          <table:table-cell table:number-columns-repeated="2"/>
          <table:table-cell table:style-name="ce39" office:value-type="string" calcext:value-type="string">
            <text:p>Inherent:</text:p>
          </table:table-cell>
          <table:table-cell table:style-name="ce130" table:formula="of:=IF([Sheet1.V26]=&quot;&quot;;&quot;&quot;;[Sheet1.V26])" table:number-columns-spanned="2" table:number-rows-spanned="1">
            <text:p/>
          </table:table-cell>
          <table:covered-table-cell table:style-name="ce88"/>
          <table:table-cell table:style-name="ce145"/>
          <table:table-cell/>
          <table:table-cell table:style-name="ce162"/>
          <table:table-cell table:style-name="ce30"/>
          <table:table-cell table:style-name="ce40" office:value-type="string" calcext:value-type="string">
            <text:p>Model:</text:p>
          </table:table-cell>
          <table:table-cell table:style-name="ce230" table:formula="of:=IF([Sheet1.S25]&lt;&gt;&quot;&quot;;[Sheet1.S25];IF([Sheet1.AB30]=&quot;&quot;;&quot;&quot;;[Sheet1.AB30]))">
            <text:p/>
          </table:table-cell>
          <table:table-cell table:style-name="ce251"/>
          <table:table-cell table:style-name="ce30"/>
          <table:table-cell table:style-name="ce184" office:value-type="string" calcext:value-type="string">
            <text:p>Filtration</text:p>
          </table:table-cell>
          <table:table-cell table:style-name="ce30" table:number-columns-repeated="3"/>
          <table:table-cell table:style-name="ce297"/>
          <table:table-cell/>
          <table:table-cell table:style-name="Default" table:number-columns-repeated="4"/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9" office:value-type="string" calcext:value-type="string">
            <text:p>Housing</text:p>
          </table:table-cell>
          <table:table-cell table:style-name="ce30"/>
          <table:table-cell table:style-name="Default"/>
          <table:table-cell table:number-columns-repeated="3"/>
          <table:table-cell table:style-name="ce39" office:value-type="string" calcext:value-type="string">
            <text:p>Added:</text:p>
          </table:table-cell>
          <table:table-cell table:style-name="ce130" table:formula="of:=IF([Sheet1.V27]=&quot;&quot;;&quot;&quot;;[Sheet1.V27])" table:number-columns-spanned="2" table:number-rows-spanned="1">
            <text:p/>
          </table:table-cell>
          <table:covered-table-cell table:style-name="ce88"/>
          <table:table-cell table:style-name="ce145"/>
          <table:table-cell/>
          <table:table-cell table:style-name="ce162"/>
          <table:table-cell table:style-name="ce30"/>
          <table:table-cell table:style-name="ce40" office:value-type="string" calcext:value-type="string">
            <text:p>Serial Number:</text:p>
          </table:table-cell>
          <table:table-cell table:style-name="ce230" table:formula="of:=IF([Sheet1.S26]&lt;&gt;&quot;&quot;;[Sheet1.S26];IF([Sheet1.AB31]=&quot;&quot;;&quot;&quot;;[Sheet1.AB31]))">
            <text:p/>
          </table:table-cell>
          <table:table-cell table:style-name="ce251"/>
          <table:table-cell table:style-name="ce30"/>
          <table:table-cell table:style-name="ce40" office:value-type="string" calcext:value-type="string">
            <text:p>Inherent:</text:p>
          </table:table-cell>
          <table:table-cell table:style-name="ce230" table:formula="of:=IF([Sheet1.W26]&lt;&gt;&quot;&quot;;[Sheet1.W26];IF([Sheet1.AB38]=&quot;&quot;;&quot;&quot;;[Sheet1.AB38]))">
            <text:p/>
          </table:table-cell>
          <table:table-cell table:style-name="ce251"/>
          <table:table-cell table:style-name="ce30"/>
          <table:table-cell table:style-name="ce297"/>
          <table:table-cell/>
          <table:table-cell table:style-name="ce184" office:value-type="string" calcext:value-type="string">
            <text:p>X-Ray Tube 1</text:p>
          </table:table-cell>
          <table:table-cell table:style-name="ce30" table:number-columns-repeated="3"/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30"/>
          <table:table-cell table:style-name="ce39" office:value-type="string" calcext:value-type="string">
            <text:p>Manufacturer:</text:p>
          </table:table-cell>
          <table:table-cell table:style-name="ce60" table:formula="of:=IF([Sheet1.R28]=&quot;&quot;;&quot;&quot;;[Sheet1.R28])" table:number-columns-spanned="2" table:number-rows-spanned="1">
            <text:p/>
          </table:table-cell>
          <table:covered-table-cell table:style-name="ce88"/>
          <table:table-cell table:number-columns-repeated="5"/>
          <table:table-cell table:style-name="ce145"/>
          <table:table-cell/>
          <table:table-cell table:style-name="ce162"/>
          <table:table-cell table:style-name="ce184" office:value-type="string" calcext:value-type="string">
            <text:p>Housing</text:p>
          </table:table-cell>
          <table:table-cell table:style-name="ce30" table:number-columns-repeated="4"/>
          <table:table-cell table:style-name="ce40" office:value-type="string" calcext:value-type="string">
            <text:p>Added:</text:p>
          </table:table-cell>
          <table:table-cell table:style-name="ce230" table:formula="of:=IF([Sheet1.W27]&lt;&gt;&quot;&quot;;[Sheet1.W27];IF([Sheet1.AB39]=&quot;&quot;;&quot;&quot;;[Sheet1.AB39]))">
            <text:p/>
          </table:table-cell>
          <table:table-cell table:style-name="ce251"/>
          <table:table-cell table:style-name="ce30"/>
          <table:table-cell table:style-name="ce297"/>
          <table:table-cell/>
          <table:table-cell table:style-name="ce40" office:value-type="string" calcext:value-type="string">
            <text:p>Tube Designation/Use:</text:p>
          </table:table-cell>
          <table:table-cell table:style-name="ce312"/>
          <table:table-cell table:style-name="ce317" table:formula="of:=IF([Sheet1.AB27]&lt;&gt;[Sheet1.AD27];&quot;Change&quot;;&quot;&quot;)">
            <text:p/>
          </table:table-cell>
          <table:table-cell table:style-name="ce321" table:formula="of:=IF([Sheet1.R21]=&quot;&quot;;&quot;&quot;;[Sheet1.R2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30"/>
          <table:table-cell table:style-name="ce39" office:value-type="string" calcext:value-type="string">
            <text:p>Model:</text:p>
          </table:table-cell>
          <table:table-cell table:style-name="ce60" table:formula="of:=IF([Sheet1.R29]=&quot;&quot;;&quot;&quot;;[Sheet1.R29])" table:number-columns-spanned="2" table:number-rows-spanned="1">
            <text:p/>
          </table:table-cell>
          <table:covered-table-cell table:style-name="ce88"/>
          <table:table-cell table:number-columns-repeated="5"/>
          <table:table-cell table:style-name="ce145"/>
          <table:table-cell/>
          <table:table-cell table:style-name="ce162"/>
          <table:table-cell table:style-name="ce30"/>
          <table:table-cell table:style-name="ce40" office:value-type="string" calcext:value-type="string">
            <text:p>Manufacturer:</text:p>
          </table:table-cell>
          <table:table-cell table:style-name="ce230" table:formula="of:=IF([Sheet1.S28]&lt;&gt;&quot;&quot;;[Sheet1.S28];IF([Sheet1.AB32]=&quot;&quot;;&quot;&quot;;[Sheet1.AB32]))">
            <text:p/>
          </table:table-cell>
          <table:table-cell table:style-name="ce251"/>
          <table:table-cell table:style-name="ce30"/>
          <table:table-cell table:style-name="ce281"/>
          <table:table-cell table:style-name="ce30" table:number-columns-repeated="3"/>
          <table:table-cell table:style-name="ce297"/>
          <table:table-cell/>
          <table:table-cell table:style-name="ce40" office:value-type="string" calcext:value-type="string">
            <text:p>Manufacture Date:</text:p>
          </table:table-cell>
          <table:table-cell table:style-name="ce314"/>
          <table:table-cell table:style-name="ce317" table:formula="of:=IF([Sheet1.AB28]&lt;&gt;[Sheet1.AD28];&quot;Change&quot;;&quot;&quot;)">
            <text:p/>
          </table:table-cell>
          <table:table-cell table:style-name="ce321" table:formula="of:=IF([Sheet1.R22]=&quot;&quot;;&quot;&quot;;[Sheet1.R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0"/>
          <table:table-cell table:style-name="ce39" office:value-type="string" calcext:value-type="string">
            <text:p>Serial Number:</text:p>
          </table:table-cell>
          <table:table-cell table:style-name="ce60" table:formula="of:=IF([Sheet1.R30]=&quot;&quot;;&quot;&quot;;[Sheet1.R30])" table:number-columns-spanned="2" table:number-rows-spanned="1">
            <text:p/>
          </table:table-cell>
          <table:covered-table-cell table:style-name="ce88"/>
          <table:table-cell table:number-columns-repeated="5"/>
          <table:table-cell table:style-name="ce145"/>
          <table:table-cell/>
          <table:table-cell table:style-name="ce162"/>
          <table:table-cell table:style-name="ce30"/>
          <table:table-cell table:style-name="ce40" office:value-type="string" calcext:value-type="string">
            <text:p>Model:</text:p>
          </table:table-cell>
          <table:table-cell table:style-name="ce230" table:formula="of:=IF([Sheet1.S29]&lt;&gt;&quot;&quot;;[Sheet1.S29];IF([Sheet1.AB33]=&quot;&quot;;&quot;&quot;;[Sheet1.AB33]))">
            <text:p/>
          </table:table-cell>
          <table:table-cell table:style-name="ce251"/>
          <table:table-cell table:style-name="ce30"/>
          <table:table-cell table:style-name="ce281"/>
          <table:table-cell table:style-name="ce30" table:number-columns-repeated="3"/>
          <table:table-cell table:style-name="ce297"/>
          <table:table-cell/>
          <table:table-cell table:style-name="ce40" office:value-type="string" calcext:value-type="string">
            <text:p>Manufacturer:</text:p>
          </table:table-cell>
          <table:table-cell table:style-name="ce312"/>
          <table:table-cell table:style-name="ce317" table:formula="of:=IF([Sheet1.AB29]&lt;&gt;[Sheet1.AD29];&quot;Change&quot;;&quot;&quot;)">
            <text:p/>
          </table:table-cell>
          <table:table-cell table:style-name="ce321" table:formula="of:=IF([Sheet1.R24]=&quot;&quot;;&quot;&quot;;[Sheet1.R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12"/>
          <table:table-cell table:style-name="ce31"/>
          <table:table-cell table:style-name="ce41" table:number-columns-repeated="2"/>
          <table:table-cell table:style-name="ce12" table:number-columns-repeated="6"/>
          <table:table-cell table:style-name="ce146"/>
          <table:table-cell/>
          <table:table-cell table:style-name="ce162"/>
          <table:table-cell table:style-name="ce30"/>
          <table:table-cell table:style-name="ce40" office:value-type="string" calcext:value-type="string">
            <text:p>Serial Number:</text:p>
          </table:table-cell>
          <table:table-cell table:style-name="ce230" table:formula="of:=IF([Sheet1.S30]&lt;&gt;&quot;&quot;;[Sheet1.S30];IF([Sheet1.AB34]=&quot;&quot;;&quot;&quot;;[Sheet1.AB34]))">
            <text:p/>
          </table:table-cell>
          <table:table-cell table:style-name="ce251"/>
          <table:table-cell table:style-name="ce30"/>
          <table:table-cell table:style-name="ce281"/>
          <table:table-cell table:style-name="ce30" table:number-columns-repeated="3"/>
          <table:table-cell table:style-name="ce297"/>
          <table:table-cell/>
          <table:table-cell table:style-name="ce40" office:value-type="string" calcext:value-type="string">
            <text:p>Model:</text:p>
          </table:table-cell>
          <table:table-cell table:style-name="ce312"/>
          <table:table-cell table:style-name="ce317" table:formula="of:=IF([Sheet1.AB30]&lt;&gt;[Sheet1.AD30];&quot;Change&quot;;&quot;&quot;)">
            <text:p/>
          </table:table-cell>
          <table:table-cell table:style-name="ce321" table:formula="of:=IF([Sheet1.R25]=&quot;&quot;;&quot;&quot;;[Sheet1.R2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65"/>
          <table:table-cell table:style-name="ce17" table:number-columns-repeated="9"/>
          <table:table-cell table:style-name="ce300"/>
          <table:table-cell/>
          <table:table-cell table:style-name="ce40" office:value-type="string" calcext:value-type="string">
            <text:p>Serial Number:</text:p>
          </table:table-cell>
          <table:table-cell table:style-name="ce312"/>
          <table:table-cell table:style-name="ce317" table:formula="of:=IF([Sheet1.AB31]&lt;&gt;[Sheet1.AD31];&quot;Change&quot;;&quot;&quot;)">
            <text:p/>
          </table:table-cell>
          <table:table-cell table:style-name="ce321" table:formula="of:=IF([Sheet1.R26]=&quot;&quot;;&quot;&quot;;[Sheet1.R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3" office:value-type="string" calcext:value-type="string">
            <text:p>Rule Number</text:p>
          </table:table-cell>
          <table:table-cell table:style-name="ce11" table:number-columns-repeated="2"/>
          <table:table-cell table:style-name="ce62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37" office:value-type="string" calcext:value-type="string" table:number-columns-spanned="2" table:number-rows-spanned="1">
            <text:p>Compliance</text:p>
          </table:table-cell>
          <table:covered-table-cell table:style-name="ce144"/>
          <table:table-cell table:number-columns-repeated="13"/>
          <table:table-cell table:style-name="ce40" office:value-type="string" calcext:value-type="string">
            <text:p>Manufacturer:</text:p>
          </table:table-cell>
          <table:table-cell table:style-name="ce312"/>
          <table:table-cell table:style-name="ce317" table:formula="of:=IF([Sheet1.AB32]&lt;&gt;[Sheet1.AD32];&quot;Change&quot;;&quot;&quot;)">
            <text:p/>
          </table:table-cell>
          <table:table-cell table:style-name="ce321" table:formula="of:=IF([Sheet1.R28]=&quot;&quot;;&quot;&quot;;[Sheet1.R2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4" office:value-type="string" calcext:value-type="string">
            <text:p>DHEC RHB 2.5.1.1</text:p>
          </table:table-cell>
          <table:table-cell/>
          <table:table-cell table:style-name="ce4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38" table:formula="of:=IF([Sheet1.O37]=&quot;&quot;;&quot;TBD&quot;;IF([Sheet1.O37]=1;&quot;YES&quot;;IF([Sheet1.O37]=3;&quot;NA&quot;;&quot;&quot;)))" office:value-type="string" office:string-value="TBD" calcext:value-type="string">
            <text:p>TBD</text:p>
          </table:table-cell>
          <table:table-cell table:style-name="ce147" table:formula="of:=IF([Sheet1.O37]=2;&quot;NO&quot;;&quot;&quot;)">
            <text:p/>
          </table:table-cell>
          <table:table-cell/>
          <table:table-cell table:style-name="ce30" table:number-columns-repeated="4"/>
          <table:table-cell table:style-name="ce184"/>
          <table:table-cell table:style-name="ce104" office:value-type="string" calcext:value-type="string">
            <text:p>Inspection Results</text:p>
          </table:table-cell>
          <table:table-cell table:style-name="ce30" table:number-columns-repeated="5"/>
          <table:table-cell/>
          <table:table-cell table:style-name="ce40" office:value-type="string" calcext:value-type="string">
            <text:p>Model:</text:p>
          </table:table-cell>
          <table:table-cell table:style-name="ce312"/>
          <table:table-cell table:style-name="ce317" table:formula="of:=IF([Sheet1.AB33]&lt;&gt;[Sheet1.AD33];&quot;Change&quot;;&quot;&quot;)">
            <text:p/>
          </table:table-cell>
          <table:table-cell table:style-name="ce321" table:formula="of:=IF([Sheet1.R29]=&quot;&quot;;&quot;&quot;;[Sheet1.R2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4" office:value-type="string" calcext:value-type="string">
            <text:p>DHEC RHB 10.2.1</text:p>
          </table:table-cell>
          <table:table-cell/>
          <table:table-cell table:style-name="ce4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38" table:formula="of:=IF([Sheet1.O38]=&quot;&quot;;&quot;TBD&quot;;IF([Sheet1.O38]=1;&quot;YES&quot;;IF([Sheet1.O38]=3;&quot;NA&quot;;&quot;&quot;)))" office:value-type="string" office:string-value="TBD" calcext:value-type="string">
            <text:p>TBD</text:p>
          </table:table-cell>
          <table:table-cell table:style-name="ce147" table:formula="of:=IF([Sheet1.O38]=2;&quot;NO&quot;;&quot;&quot;)">
            <text:p/>
          </table:table-cell>
          <table:table-cell/>
          <table:table-cell table:style-name="ce166" office:value-type="string" calcext:value-type="string">
            <text:p>Enter 1 for YES, 2 for NO, 3 for NA</text:p>
          </table:table-cell>
          <table:table-cell table:style-name="ce179" table:number-columns-repeated="9"/>
          <table:table-cell table:style-name="ce296"/>
          <table:table-cell/>
          <table:table-cell table:style-name="ce40" office:value-type="string" calcext:value-type="string">
            <text:p>Serial Number:</text:p>
          </table:table-cell>
          <table:table-cell table:style-name="ce312"/>
          <table:table-cell table:style-name="ce317" table:formula="of:=IF([Sheet1.AB34]&lt;&gt;[Sheet1.AD34];&quot;Change&quot;;&quot;&quot;)">
            <text:p/>
          </table:table-cell>
          <table:table-cell table:style-name="ce321" table:formula="of:=IF([Sheet1.R30]=&quot;&quot;;&quot;&quot;;[Sheet1.R3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5"/>
          <table:table-cell/>
          <table:table-cell table:style-name="ce15" office:value-type="string" calcext:value-type="string">
            <text:p>Pregnancy Warning sign is posted</text:p>
          </table:table-cell>
          <table:table-cell table:number-columns-repeated="6"/>
          <table:table-cell table:style-name="ce138" table:formula="of:=IF([Sheet1.O39]=&quot;&quot;;&quot;TBD&quot;;IF([Sheet1.O39]=1;&quot;YES&quot;;IF([Sheet1.O39]=3;&quot;NA&quot;;&quot;&quot;)))" office:value-type="string" office:string-value="TBD" calcext:value-type="string">
            <text:p>TBD</text:p>
          </table:table-cell>
          <table:table-cell table:style-name="ce147" table:formula="of:=IF([Sheet1.O39]=2;&quot;NO&quot;;&quot;&quot;)">
            <text:p/>
          </table:table-cell>
          <table:table-cell/>
          <table:table-cell table:style-name="ce167"/>
          <table:table-cell table:number-columns-repeated="9"/>
          <table:table-cell table:style-name="ce301"/>
          <table:table-cell/>
          <table:table-cell table:style-name="ce40" office:value-type="string" calcext:value-type="string">
            <text:p>Large:</text:p>
          </table:table-cell>
          <table:table-cell table:style-name="ce312"/>
          <table:table-cell table:style-name="ce317" table:formula="of:=IF([Sheet1.AB35]&lt;&gt;[Sheet1.AD35];&quot;Change&quot;;&quot;&quot;)">
            <text:p/>
          </table:table-cell>
          <table:table-cell table:style-name="ce321" table:formula="of:=IF([Sheet1.V21]=&quot;&quot;;&quot;&quot;;[Sheet1.V2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4" office:value-type="string" calcext:value-type="string">
            <text:p>DHEC RHB 4.3.1</text:p>
          </table:table-cell>
          <table:table-cell/>
          <table:table-cell table:style-name="ce4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38" table:formula="of:=IF([Sheet1.O40]=&quot;&quot;;&quot;TBD&quot;;IF([Sheet1.O40]=1;&quot;YES&quot;;IF([Sheet1.O40]=3;&quot;NA&quot;;&quot;&quot;)))" office:value-type="string" office:string-value="TBD" calcext:value-type="string">
            <text:p>TBD</text:p>
          </table:table-cell>
          <table:table-cell table:style-name="ce147" table:formula="of:=IF([Sheet1.O40]=2;&quot;NO&quot;;&quot;&quot;)">
            <text:p/>
          </table:table-cell>
          <table:table-cell/>
          <table:table-cell table:style-name="ce167"/>
          <table:table-cell table:number-columns-repeated="4"/>
          <table:table-cell table:style-name="ce63" office:value-type="string" calcext:value-type="string">
            <text:p>Labels, Notices, Postings</text:p>
          </table:table-cell>
          <table:table-cell table:number-columns-repeated="4"/>
          <table:table-cell table:style-name="ce301"/>
          <table:table-cell/>
          <table:table-cell table:style-name="ce40" office:value-type="string" calcext:value-type="string">
            <text:p>Small:</text:p>
          </table:table-cell>
          <table:table-cell table:style-name="ce312"/>
          <table:table-cell table:style-name="ce317" table:formula="of:=IF([Sheet1.AB36]&lt;&gt;[Sheet1.AD36];&quot;Change&quot;;&quot;&quot;)">
            <text:p/>
          </table:table-cell>
          <table:table-cell table:style-name="ce321" table:formula="of:=IF([Sheet1.V22]=&quot;&quot;;&quot;&quot;;[Sheet1.V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5"/>
          <table:table-cell/>
          <table:table-cell table:style-name="ce42" office:value-type="string" calcext:value-type="string">
            <text:p>Operator manuals are available.</text:p>
          </table:table-cell>
          <table:table-cell table:number-columns-repeated="6"/>
          <table:table-cell table:style-name="ce138" table:formula="of:=IF([Sheet1.O41]=&quot;&quot;;&quot;TBD&quot;;IF([Sheet1.O41]=1;&quot;YES&quot;;IF([Sheet1.O41]=3;&quot;NA&quot;;&quot;&quot;)))" office:value-type="string" office:string-value="TBD" calcext:value-type="string">
            <text:p>TBD</text:p>
          </table:table-cell>
          <table:table-cell table:style-name="ce147" table:formula="of:=IF([Sheet1.O41]=2;&quot;NO&quot;;&quot;&quot;)">
            <text:p/>
          </table:table-cell>
          <table:table-cell/>
          <table:table-cell table:style-name="ce168"/>
          <table:table-cell table:style-name="ce185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301"/>
          <table:table-cell/>
          <table:table-cell table:style-name="ce40" office:value-type="string" calcext:value-type="string">
            <text:p>Micro:</text:p>
          </table:table-cell>
          <table:table-cell table:style-name="ce312"/>
          <table:table-cell table:style-name="ce317" table:formula="of:=IF([Sheet1.AB37]&lt;&gt;[Sheet1.AD37];&quot;Change&quot;;&quot;&quot;)">
            <text:p/>
          </table:table-cell>
          <table:table-cell table:style-name="ce321" table:formula="of:=IF([Sheet1.V23]=&quot;&quot;;&quot;&quot;;[Sheet1.V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5"/>
          <table:table-cell/>
          <table:table-cell table:style-name="ce4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38" table:formula="of:=IF([Sheet1.O42]=&quot;&quot;;&quot;TBD&quot;;IF([Sheet1.O42]=1;&quot;YES&quot;;IF([Sheet1.O42]=3;&quot;NA&quot;;&quot;&quot;)))" office:value-type="string" office:string-value="TBD" calcext:value-type="string">
            <text:p>TBD</text:p>
          </table:table-cell>
          <table:table-cell table:style-name="ce147" table:formula="of:=IF([Sheet1.O42]=2;&quot;NO&quot;;&quot;&quot;)">
            <text:p/>
          </table:table-cell>
          <table:table-cell/>
          <table:table-cell table:style-name="ce168"/>
          <table:table-cell table:style-name="ce185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301"/>
          <table:table-cell/>
          <table:table-cell table:style-name="ce40" office:value-type="string" calcext:value-type="string">
            <text:p>Inherent:</text:p>
          </table:table-cell>
          <table:table-cell table:style-name="ce312"/>
          <table:table-cell table:style-name="ce317" table:formula="of:=IF([Sheet1.AB38]&lt;&gt;[Sheet1.AD38];&quot;Change&quot;;&quot;&quot;)">
            <text:p/>
          </table:table-cell>
          <table:table-cell table:style-name="ce321" table:formula="of:=IF([Sheet1.V26]=&quot;&quot;;&quot;&quot;;[Sheet1.V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5"/>
          <table:table-cell table:number-columns-repeated="8"/>
          <table:table-cell table:style-name="ce15"/>
          <table:table-cell table:style-name="ce148"/>
          <table:table-cell/>
          <table:table-cell table:style-name="ce168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301"/>
          <table:table-cell/>
          <table:table-cell table:style-name="ce40" office:value-type="string" calcext:value-type="string">
            <text:p>Added:</text:p>
          </table:table-cell>
          <table:table-cell table:style-name="ce312"/>
          <table:table-cell table:style-name="ce317" table:formula="of:=IF([Sheet1.AB39]&lt;&gt;[Sheet1.AD39];&quot;Change&quot;;&quot;&quot;)">
            <text:p/>
          </table:table-cell>
          <table:table-cell table:style-name="ce321" table:formula="of:=IF([Sheet1.V27]=&quot;&quot;;&quot;&quot;;[Sheet1.V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5"/>
          <table:table-cell table:number-columns-repeated="2"/>
          <table:table-cell table:style-name="ce63" office:value-type="string" calcext:value-type="string">
            <text:p>Radiation Safety</text:p>
          </table:table-cell>
          <table:table-cell table:number-columns-repeated="5"/>
          <table:table-cell table:style-name="ce15"/>
          <table:table-cell table:style-name="ce148"/>
          <table:table-cell/>
          <table:table-cell table:style-name="ce168"/>
          <table:table-cell table:style-name="ce185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301"/>
          <table:table-cell/>
          <table:table-cell table:style-name="ce49" office:value-type="string" calcext:value-type="string">
            <text:p>Measurement Protocols</text:p>
          </table:table-cell>
          <table:table-cell table:number-columns-repeated="996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5"/>
          <table:table-cell/>
          <table:table-cell table:style-name="ce4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38" table:formula="of:=IF([Sheet1.O45]=&quot;&quot;;&quot;TBD&quot;;IF([Sheet1.O45]=1;&quot;YES&quot;;IF([Sheet1.O45]=3;&quot;NA&quot;;&quot;&quot;)))" office:value-type="string" office:string-value="TBD" calcext:value-type="string">
            <text:p>TBD</text:p>
          </table:table-cell>
          <table:table-cell table:style-name="ce147" table:formula="of:=IF([Sheet1.O45]=2;&quot;NO&quot;;&quot;&quot;)">
            <text:p/>
          </table:table-cell>
          <table:table-cell/>
          <table:table-cell table:style-name="ce168"/>
          <table:table-cell table:style-name="ce185" office:value-type="string" calcext:value-type="string">
            <text:p>Operator manuals are available.</text:p>
          </table:table-cell>
          <table:table-cell table:number-columns-repeated="8"/>
          <table:table-cell table:style-name="ce301"/>
          <table:table-cell/>
          <table:table-cell table:style-name="ce49" office:value-type="string" calcext:value-type="string">
            <text:p>Adult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5"/>
          <table:table-cell/>
          <table:table-cell table:style-name="ce15" office:value-type="string" calcext:value-type="string">
            <text:p>Lead aprons available.</text:p>
          </table:table-cell>
          <table:table-cell table:number-columns-repeated="6"/>
          <table:table-cell table:style-name="ce138" table:formula="of:=IF([Sheet1.O46]=&quot;&quot;;&quot;TBD&quot;;IF([Sheet1.O46]=1;&quot;YES&quot;;IF([Sheet1.O46]=3;&quot;NA&quot;;&quot;&quot;)))" office:value-type="string" office:string-value="TBD" calcext:value-type="string">
            <text:p>TBD</text:p>
          </table:table-cell>
          <table:table-cell table:style-name="ce147" table:formula="of:=IF([Sheet1.O46]=2;&quot;NO&quot;;&quot;&quot;)">
            <text:p/>
          </table:table-cell>
          <table:table-cell/>
          <table:table-cell table:style-name="ce168"/>
          <table:table-cell table:style-name="ce185" office:value-type="string" calcext:value-type="string">
            <text:p>Monthly radiation monitoring reports are posted.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kVp</text:p>
          </table:table-cell>
          <table:table-cell table:style-name="ce312"/>
          <table:table-cell table:style-name="ce317" table:formula="of:=IF([Sheet1.AB42]&lt;&gt;[Sheet1.AD42];&quot;Change&quot;;&quot;&quot;)">
            <text:p/>
          </table:table-cell>
          <table:table-cell table:style-name="ce321" table:formula="of:=IF([Sheet1.Q72]=&quot;&quot;;&quot;&quot;;[Sheet1.Q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5"/>
          <table:table-cell/>
          <table:table-cell table:style-name="ce15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38" table:formula="of:=IF([Sheet1.O47]=&quot;&quot;;&quot;TBD&quot;;IF([Sheet1.O47]=1;&quot;YES&quot;;IF([Sheet1.O47]=3;&quot;NA&quot;;&quot;&quot;)))" office:value-type="string" office:string-value="TBD" calcext:value-type="string">
            <text:p>TBD</text:p>
          </table:table-cell>
          <table:table-cell table:style-name="ce147" table:formula="of:=IF([Sheet1.O47]=2;&quot;NO&quot;;&quot;&quot;)">
            <text:p/>
          </table:table-cell>
          <table:table-cell/>
          <table:table-cell table:style-name="ce167"/>
          <table:table-cell table:number-columns-repeated="9"/>
          <table:table-cell table:style-name="ce301"/>
          <table:table-cell/>
          <table:table-cell table:style-name="ce187" office:value-type="string" calcext:value-type="string">
            <text:p>mA</text:p>
          </table:table-cell>
          <table:table-cell table:style-name="ce312"/>
          <table:table-cell table:style-name="ce317" table:formula="of:=IF([Sheet1.AB43]&lt;&gt;[Sheet1.AD43];&quot;Change&quot;;&quot;&quot;)">
            <text:p/>
          </table:table-cell>
          <table:table-cell table:style-name="ce321" table:formula="of:=IF([Sheet1.Q73]=&quot;&quot;;&quot;&quot;;[Sheet1.Q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5"/>
          <table:table-cell/>
          <table:table-cell table:style-name="ce15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38" table:formula="of:=IF([Sheet1.O48]=&quot;&quot;;&quot;TBD&quot;;IF([Sheet1.O48]=1;&quot;YES&quot;;IF([Sheet1.O48]=3;&quot;NA&quot;;&quot;&quot;)))" office:value-type="string" office:string-value="TBD" calcext:value-type="string">
            <text:p>TBD</text:p>
          </table:table-cell>
          <table:table-cell table:style-name="ce147" table:formula="of:=IF([Sheet1.O48]=2;&quot;NO&quot;;&quot;&quot;)">
            <text:p/>
          </table:table-cell>
          <table:table-cell/>
          <table:table-cell table:style-name="ce167"/>
          <table:table-cell table:number-columns-repeated="4"/>
          <table:table-cell table:style-name="ce63" office:value-type="string" calcext:value-type="string">
            <text:p>Radiation Safety</text:p>
          </table:table-cell>
          <table:table-cell table:number-columns-repeated="4"/>
          <table:table-cell table:style-name="ce301"/>
          <table:table-cell/>
          <table:table-cell table:style-name="ce187" office:value-type="string" calcext:value-type="string">
            <text:p>mAs</text:p>
          </table:table-cell>
          <table:table-cell table:style-name="ce312"/>
          <table:table-cell table:style-name="ce317" table:formula="of:=IF([Sheet1.AB44]&lt;&gt;[Sheet1.AD44];&quot;Change&quot;;&quot;&quot;)">
            <text:p/>
          </table:table-cell>
          <table:table-cell table:style-name="ce321" table:formula="of:=IF([Sheet1.Q74]=&quot;&quot;;&quot;&quot;;[Sheet1.Q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5"/>
          <table:table-cell/>
          <table:table-cell table:style-name="ce15" office:value-type="string" calcext:value-type="string">
            <text:p>Patient restraint devices available.</text:p>
          </table:table-cell>
          <table:table-cell table:number-columns-repeated="6"/>
          <table:table-cell table:style-name="ce138" table:formula="of:=IF([Sheet1.O49]=&quot;&quot;;&quot;TBD&quot;;IF([Sheet1.O49]=1;&quot;YES&quot;;IF([Sheet1.O49]=3;&quot;NA&quot;;&quot;&quot;)))" office:value-type="string" office:string-value="TBD" calcext:value-type="string">
            <text:p>TBD</text:p>
          </table:table-cell>
          <table:table-cell table:style-name="ce147" table:formula="of:=IF([Sheet1.O49]=2;&quot;NO&quot;;&quot;&quot;)">
            <text:p/>
          </table:table-cell>
          <table:table-cell/>
          <table:table-cell table:style-name="ce168"/>
          <table:table-cell table:style-name="ce185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Eff mAs</text:p>
          </table:table-cell>
          <table:table-cell table:style-name="ce312"/>
          <table:table-cell table:style-name="ce317" table:formula="of:=IF([Sheet1.AB45]&lt;&gt;[Sheet1.AD45];&quot;Change&quot;;&quot;&quot;)">
            <text:p/>
          </table:table-cell>
          <table:table-cell table:style-name="ce321" table:formula="of:=IF([Sheet1.Q75]=&quot;&quot;;&quot;&quot;;[Sheet1.Q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5"/>
          <table:table-cell table:number-columns-repeated="8"/>
          <table:table-cell table:style-name="ce15"/>
          <table:table-cell table:style-name="ce148"/>
          <table:table-cell/>
          <table:table-cell table:style-name="ce168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Time/rotation (s)</text:p>
          </table:table-cell>
          <table:table-cell table:style-name="ce312"/>
          <table:table-cell table:style-name="ce317" table:formula="of:=IF([Sheet1.AB46]&lt;&gt;[Sheet1.AD46];&quot;Change&quot;;&quot;&quot;)">
            <text:p/>
          </table:table-cell>
          <table:table-cell table:style-name="ce321" table:formula="of:=IF([Sheet1.Q76]=&quot;&quot;;&quot;&quot;;[Sheet1.Q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5"/>
          <table:table-cell/>
          <table:table-cell table:style-name="ce15" office:value-type="string" calcext:value-type="string">
            <text:p>Reconstructed images are free of artifacts</text:p>
          </table:table-cell>
          <table:table-cell table:number-columns-repeated="6"/>
          <table:table-cell table:style-name="ce138" table:formula="of:=IF([Sheet1.O51]=&quot;&quot;;&quot;TBD&quot;;IF([Sheet1.O51]=1;&quot;YES&quot;;IF([Sheet1.O51]=3;&quot;NA&quot;;&quot;&quot;)))" office:value-type="string" office:string-value="TBD" calcext:value-type="string">
            <text:p>TBD</text:p>
          </table:table-cell>
          <table:table-cell table:style-name="ce147" table:formula="of:=IF([Sheet1.O51]=2;&quot;NO&quot;;&quot;&quot;)">
            <text:p/>
          </table:table-cell>
          <table:table-cell/>
          <table:table-cell table:style-name="ce168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Scan FOV (cm)</text:p>
          </table:table-cell>
          <table:table-cell table:style-name="ce312"/>
          <table:table-cell table:style-name="ce317" table:formula="of:=IF([Sheet1.AB47]&lt;&gt;[Sheet1.AD47];&quot;Change&quot;;&quot;&quot;)">
            <text:p/>
          </table:table-cell>
          <table:table-cell table:style-name="ce321" table:formula="of:=IF([Sheet1.Q77]=&quot;&quot;;&quot;&quot;;[Sheet1.Q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5"/>
          <table:table-cell/>
          <table:table-cell table:style-name="ce15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38" table:formula="of:=IF([Sheet1.O52]=&quot;&quot;;&quot;TBD&quot;;IF([Sheet1.O52]=1;&quot;YES&quot;;IF([Sheet1.O52]=3;&quot;NA&quot;;&quot;&quot;)))" office:value-type="string" office:string-value="TBD" calcext:value-type="string">
            <text:p>TBD</text:p>
          </table:table-cell>
          <table:table-cell table:style-name="ce147" table:formula="of:=IF([Sheet1.O52]=2;&quot;NO&quot;;&quot;&quot;)">
            <text:p/>
          </table:table-cell>
          <table:table-cell/>
          <table:table-cell table:style-name="ce168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Display FOV (cm)</text:p>
          </table:table-cell>
          <table:table-cell table:style-name="ce312"/>
          <table:table-cell table:style-name="ce317" table:formula="of:=IF([Sheet1.AB48]&lt;&gt;[Sheet1.AD48];&quot;Change&quot;;&quot;&quot;)">
            <text:p/>
          </table:table-cell>
          <table:table-cell table:style-name="ce321" table:formula="of:=IF([Sheet1.Q78]=&quot;&quot;;&quot;&quot;;[Sheet1.Q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5"/>
          <table:table-cell/>
          <table:table-cell table:style-name="ce15" office:value-type="string" calcext:value-type="string">
            <text:p>Daily QC performed by technologist</text:p>
          </table:table-cell>
          <table:table-cell table:number-columns-repeated="6"/>
          <table:table-cell table:style-name="ce138" table:formula="of:=IF([Sheet1.O53]=&quot;&quot;;&quot;TBD&quot;;IF([Sheet1.O53]=1;&quot;YES&quot;;IF([Sheet1.O53]=3;&quot;NA&quot;;&quot;&quot;)))" office:value-type="string" office:string-value="TBD" calcext:value-type="string">
            <text:p>TBD</text:p>
          </table:table-cell>
          <table:table-cell table:style-name="ce147" table:formula="of:=IF([Sheet1.O53]=2;&quot;NO&quot;;&quot;&quot;)">
            <text:p/>
          </table:table-cell>
          <table:table-cell/>
          <table:table-cell table:style-name="ce168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Reconstruction Algorithm</text:p>
          </table:table-cell>
          <table:table-cell table:style-name="ce312"/>
          <table:table-cell table:style-name="ce317" table:formula="of:=IF([Sheet1.AB49]&lt;&gt;[Sheet1.AD49];&quot;Change&quot;;&quot;&quot;)">
            <text:p/>
          </table:table-cell>
          <table:table-cell table:style-name="ce321" table:formula="of:=IF([Sheet1.Q79]=&quot;&quot;;&quot;&quot;;[Sheet1.Q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5"/>
          <table:table-cell/>
          <table:table-cell table:style-name="ce42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38" table:formula="of:=IF([Sheet1.O54]=&quot;&quot;;&quot;TBD&quot;;IF([Sheet1.O54]=1;&quot;YES&quot;;IF([Sheet1.O54]=3;&quot;NA&quot;;&quot;&quot;)))" office:value-type="string" office:string-value="TBD" calcext:value-type="string">
            <text:p>TBD</text:p>
          </table:table-cell>
          <table:table-cell table:style-name="ce147" table:formula="of:=IF([Sheet1.O54]=2;&quot;NO&quot;;&quot;&quot;)">
            <text:p/>
          </table:table-cell>
          <table:table-cell/>
          <table:table-cell table:style-name="ce167"/>
          <table:table-cell table:number-columns-repeated="9"/>
          <table:table-cell table:style-name="ce301"/>
          <table:table-cell/>
          <table:table-cell table:style-name="ce187" office:value-type="string" calcext:value-type="string">
            <text:p>Axial/Helical</text:p>
          </table:table-cell>
          <table:table-cell table:style-name="ce312"/>
          <table:table-cell table:style-name="ce317" table:formula="of:=IF([Sheet1.AB50]&lt;&gt;[Sheet1.AD50];&quot;Change&quot;;&quot;&quot;)">
            <text:p/>
          </table:table-cell>
          <table:table-cell table:style-name="ce321" table:formula="of:=IF([Sheet1.Q80]=&quot;&quot;;&quot;&quot;;[Sheet1.Q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5" office:value-type="string" calcext:value-type="string">
            <text:p>DHEC RHB 4.11.1.1</text:p>
          </table:table-cell>
          <table:table-cell/>
          <table:table-cell table:style-name="ce15" office:value-type="string" calcext:value-type="string">
            <text:p>Tomographic plane is indicated by a light source</text:p>
          </table:table-cell>
          <table:table-cell table:number-columns-repeated="6"/>
          <table:table-cell table:style-name="ce138" table:formula="of:=IF([Sheet1.O55]=&quot;&quot;;&quot;TBD&quot;;IF([Sheet1.O55]=1;&quot;YES&quot;;IF([Sheet1.O55]=3;&quot;NA&quot;;&quot;&quot;)))" office:value-type="string" office:string-value="TBD" calcext:value-type="string">
            <text:p>TBD</text:p>
          </table:table-cell>
          <table:table-cell table:style-name="ce147" table:formula="of:=IF([Sheet1.O55]=2;&quot;NO&quot;;&quot;&quot;)">
            <text:p/>
          </table:table-cell>
          <table:table-cell/>
          <table:table-cell table:style-name="ce168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Z-Axis collimation</text:p>
          </table:table-cell>
          <table:table-cell table:style-name="ce312"/>
          <table:table-cell table:style-name="ce317" table:formula="of:=IF([Sheet1.AB51]&lt;&gt;[Sheet1.AD51];&quot;Change&quot;;&quot;&quot;)">
            <text:p/>
          </table:table-cell>
          <table:table-cell table:style-name="ce321" table:formula="of:=IF([Sheet1.Q81]=&quot;&quot;;&quot;&quot;;[Sheet1.Q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5" office:value-type="string" calcext:value-type="string">
            <text:p>DHEC RHB 4.11.1.3.1</text:p>
          </table:table-cell>
          <table:table-cell/>
          <table:table-cell table:style-name="ce15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38" table:formula="of:=IF([Sheet1.O56]=&quot;&quot;;&quot;TBD&quot;;IF([Sheet1.O56]=1;&quot;YES&quot;;IF([Sheet1.O56]=3;&quot;NA&quot;;&quot;&quot;)))" office:value-type="string" office:string-value="TBD" calcext:value-type="string">
            <text:p>TBD</text:p>
          </table:table-cell>
          <table:table-cell table:style-name="ce147" table:formula="of:=IF([Sheet1.O56]=2;&quot;NO&quot;;&quot;&quot;)">
            <text:p/>
          </table:table-cell>
          <table:table-cell/>
          <table:table-cell table:style-name="ce168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# of channels</text:p>
          </table:table-cell>
          <table:table-cell table:style-name="ce312"/>
          <table:table-cell table:style-name="ce317" table:formula="of:=IF([Sheet1.AB52]&lt;&gt;[Sheet1.AD52];&quot;Change&quot;;&quot;&quot;)">
            <text:p/>
          </table:table-cell>
          <table:table-cell table:style-name="ce321" table:formula="of:=IF([Sheet1.Q82]=&quot;&quot;;&quot;&quot;;[Sheet1.Q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5" office:value-type="string" calcext:value-type="string">
            <text:p>DHEC RHB 4.11.1.6.1</text:p>
          </table:table-cell>
          <table:table-cell/>
          <table:table-cell table:style-name="ce15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38" table:formula="of:=IF([Sheet1.O57]=&quot;&quot;;&quot;TBD&quot;;IF([Sheet1.O57]=1;&quot;YES&quot;;IF([Sheet1.O57]=3;&quot;NA&quot;;&quot;&quot;)))" office:value-type="string" office:string-value="TBD" calcext:value-type="string">
            <text:p>TBD</text:p>
          </table:table-cell>
          <table:table-cell table:style-name="ce147" table:formula="of:=IF([Sheet1.O57]=2;&quot;NO&quot;;&quot;&quot;)">
            <text:p/>
          </table:table-cell>
          <table:table-cell/>
          <table:table-cell table:style-name="ce168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Table Increment/speed</text:p>
          </table:table-cell>
          <table:table-cell table:style-name="ce312"/>
          <table:table-cell table:style-name="ce317" table:formula="of:=IF([Sheet1.AB53]&lt;&gt;[Sheet1.AD53];&quot;Change&quot;;&quot;&quot;)">
            <text:p/>
          </table:table-cell>
          <table:table-cell table:style-name="ce321" table:formula="of:=IF([Sheet1.Q83]=&quot;&quot;;&quot;&quot;;[Sheet1.Q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5" office:value-type="string" calcext:value-type="string">
            <text:p>DHEC RHB 4.11.1.6.3</text:p>
          </table:table-cell>
          <table:table-cell/>
          <table:table-cell table:style-name="ce15" office:value-type="string" calcext:value-type="string">
            <text:p>Table travel is accurate to within 1mm</text:p>
          </table:table-cell>
          <table:table-cell table:number-columns-repeated="6"/>
          <table:table-cell table:style-name="ce138" table:formula="of:=IF([Sheet1.O58]=&quot;&quot;;&quot;TBD&quot;;IF([Sheet1.O58]=1;&quot;YES&quot;;IF([Sheet1.O58]=3;&quot;NA&quot;;&quot;&quot;)))" office:value-type="string" office:string-value="TBD" calcext:value-type="string">
            <text:p>TBD</text:p>
          </table:table-cell>
          <table:table-cell table:style-name="ce147" table:formula="of:=IF([Sheet1.O58]=2;&quot;NO&quot;;&quot;&quot;)">
            <text:p/>
          </table:table-cell>
          <table:table-cell/>
          <table:table-cell table:style-name="ce168"/>
          <table:table-cell table:style-name="ce185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Pitch</text:p>
          </table:table-cell>
          <table:table-cell table:style-name="ce312"/>
          <table:table-cell table:style-name="ce317" table:formula="of:=IF([Sheet1.AB54]&lt;&gt;[Sheet1.AD54];&quot;Change&quot;;&quot;&quot;)">
            <text:p/>
          </table:table-cell>
          <table:table-cell table:style-name="ce321" table:formula="of:=IF([Sheet1.Q84]=&quot;&quot;;&quot;&quot;;[Sheet1.Q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5" office:value-type="string" calcext:value-type="string">
            <text:p>DHEC RHB 4.11.2.5.1</text:p>
          </table:table-cell>
          <table:table-cell/>
          <table:table-cell table:style-name="ce15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38" table:formula="of:=IF([Sheet1.O59]=&quot;&quot;;&quot;TBD&quot;;IF([Sheet1.O59]=1;&quot;YES&quot;;IF([Sheet1.O59]=3;&quot;NA&quot;;&quot;&quot;)))" office:value-type="string" office:string-value="TBD" calcext:value-type="string">
            <text:p>TBD</text:p>
          </table:table-cell>
          <table:table-cell table:style-name="ce147" table:formula="of:=IF([Sheet1.O59]=2;&quot;NO&quot;;&quot;&quot;)">
            <text:p/>
          </table:table-cell>
          <table:table-cell/>
          <table:table-cell table:style-name="ce168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Recon scan width (mm)</text:p>
          </table:table-cell>
          <table:table-cell table:style-name="ce312"/>
          <table:table-cell table:style-name="ce317" table:formula="of:=IF([Sheet1.AB55]&lt;&gt;[Sheet1.AD55];&quot;Change&quot;;&quot;&quot;)">
            <text:p/>
          </table:table-cell>
          <table:table-cell table:style-name="ce321" table:formula="of:=IF([Sheet1.Q85]=&quot;&quot;;&quot;&quot;;[Sheet1.Q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5"/>
          <table:table-cell/>
          <table:table-cell table:style-name="ce15" office:value-type="string" calcext:value-type="string">
            <text:p>Patient communication system is operational</text:p>
          </table:table-cell>
          <table:table-cell table:number-columns-repeated="6"/>
          <table:table-cell table:style-name="ce138" table:formula="of:=IF([Sheet1.O60]=&quot;&quot;;&quot;TBD&quot;;IF([Sheet1.O60]=1;&quot;YES&quot;;IF([Sheet1.O60]=3;&quot;NA&quot;;&quot;&quot;)))" office:value-type="string" office:string-value="TBD" calcext:value-type="string">
            <text:p>TBD</text:p>
          </table:table-cell>
          <table:table-cell table:style-name="ce147" table:formula="of:=IF([Sheet1.O60]=2;&quot;NO&quot;;&quot;&quot;)">
            <text:p/>
          </table:table-cell>
          <table:table-cell/>
          <table:table-cell table:style-name="ce168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Recon scan interval (mm)</text:p>
          </table:table-cell>
          <table:table-cell table:style-name="ce312"/>
          <table:table-cell table:style-name="ce317" table:formula="of:=IF([Sheet1.AB56]&lt;&gt;[Sheet1.AD56];&quot;Change&quot;;&quot;&quot;)">
            <text:p/>
          </table:table-cell>
          <table:table-cell table:style-name="ce321" table:formula="of:=IF([Sheet1.Q86]=&quot;&quot;;&quot;&quot;;[Sheet1.Q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5"/>
          <table:table-cell table:number-columns-repeated="8"/>
          <table:table-cell table:style-name="ce15"/>
          <table:table-cell table:style-name="ce148"/>
          <table:table-cell/>
          <table:table-cell table:style-name="ce168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Dose reduction techniques</text:p>
          </table:table-cell>
          <table:table-cell table:style-name="ce312"/>
          <table:table-cell table:style-name="ce317" table:formula="of:=IF([Sheet1.AB57]&lt;&gt;[Sheet1.AD57];&quot;Change&quot;;&quot;&quot;)">
            <text:p/>
          </table:table-cell>
          <table:table-cell table:style-name="ce321" table:formula="of:=IF([Sheet1.Q87]=&quot;&quot;;&quot;&quot;;[Sheet1.Q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5"/>
          <table:table-cell table:number-columns-repeated="2"/>
          <table:table-cell table:style-name="ce63" office:value-type="string" calcext:value-type="string">
            <text:p>Radiation Dose Measurements</text:p>
          </table:table-cell>
          <table:table-cell table:number-columns-repeated="5"/>
          <table:table-cell table:style-name="ce15"/>
          <table:table-cell table:style-name="ce148"/>
          <table:table-cell/>
          <table:table-cell table:style-name="ce168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Indiated CTDIvol (mGy)</text:p>
          </table:table-cell>
          <table:table-cell table:style-name="ce312"/>
          <table:table-cell table:style-name="ce317" table:formula="of:=IF([Sheet1.AB58]&lt;&gt;[Sheet1.AD58];&quot;Change&quot;;&quot;&quot;)">
            <text:p/>
          </table:table-cell>
          <table:table-cell table:style-name="ce321" table:formula="of:=IF([Sheet1.Q88]=&quot;&quot;;&quot;&quot;;[Sheet1.Q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5"/>
          <table:table-cell/>
          <table:table-cell table:style-name="ce15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38" table:formula="of:=IF([Sheet1.O63]=&quot;&quot;;&quot;TBD&quot;;IF([Sheet1.O63]=1;&quot;YES&quot;;IF([Sheet1.O63]=3;&quot;NA&quot;;&quot;&quot;)))" office:value-type="string" office:string-value="NA" calcext:value-type="string">
            <text:p>NA</text:p>
          </table:table-cell>
          <table:table-cell table:style-name="ce147" table:formula="of:=IF([Sheet1.O63]=2;&quot;NO&quot;;&quot;&quot;)">
            <text:p/>
          </table:table-cell>
          <table:table-cell/>
          <table:table-cell table:style-name="ce168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301"/>
          <table:table-cell/>
          <table:table-cell table:style-name="ce49" office:value-type="string" calcext:value-type="string">
            <text:p>Adult Chest</text:p>
          </table:table-cell>
          <table:table-cell table:number-columns-repeated="99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5"/>
          <table:table-cell/>
          <table:table-cell table:style-name="ce15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38" table:formula="of:=IF([Sheet1.O64]=&quot;&quot;;&quot;TBD&quot;;IF([Sheet1.O64]=1;&quot;YES&quot;;IF([Sheet1.O64]=3;&quot;NA&quot;;&quot;&quot;)))" office:value-type="string" office:string-value="NA" calcext:value-type="string">
            <text:p>NA</text:p>
          </table:table-cell>
          <table:table-cell table:style-name="ce147" table:formula="of:=IF([Sheet1.O64]=2;&quot;NO&quot;;&quot;&quot;)">
            <text:p/>
          </table:table-cell>
          <table:table-cell/>
          <table:table-cell table:style-name="ce168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kVp</text:p>
          </table:table-cell>
          <table:table-cell table:style-name="ce312"/>
          <table:table-cell table:style-name="ce317" table:formula="of:=IF([Sheet1.AB60]&lt;&gt;[Sheet1.AD60];&quot;Change&quot;;&quot;&quot;)">
            <text:p/>
          </table:table-cell>
          <table:table-cell table:style-name="ce321" table:formula="of:=IF([Sheet1.R72]=&quot;&quot;;&quot;&quot;;[Sheet1.R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5"/>
          <table:table-cell/>
          <table:table-cell table:style-name="ce15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38" table:formula="of:=IF([Sheet1.O65]=&quot;&quot;;&quot;TBD&quot;;IF([Sheet1.O65]=1;&quot;YES&quot;;IF([Sheet1.O65]=3;&quot;NA&quot;;&quot;&quot;)))" office:value-type="string" office:string-value="NA" calcext:value-type="string">
            <text:p>NA</text:p>
          </table:table-cell>
          <table:table-cell table:style-name="ce147" table:formula="of:=IF([Sheet1.O65]=2;&quot;NO&quot;;&quot;&quot;)">
            <text:p/>
          </table:table-cell>
          <table:table-cell/>
          <table:table-cell table:style-name="ce167"/>
          <table:table-cell table:number-columns-repeated="9"/>
          <table:table-cell table:style-name="ce301"/>
          <table:table-cell/>
          <table:table-cell table:style-name="ce187" office:value-type="string" calcext:value-type="string">
            <text:p>mA</text:p>
          </table:table-cell>
          <table:table-cell table:style-name="ce312"/>
          <table:table-cell table:style-name="ce317" table:formula="of:=IF([Sheet1.AB61]&lt;&gt;[Sheet1.AD61];&quot;Change&quot;;&quot;&quot;)">
            <text:p/>
          </table:table-cell>
          <table:table-cell table:style-name="ce321" table:formula="of:=IF([Sheet1.R73]=&quot;&quot;;&quot;&quot;;[Sheet1.R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5"/>
          <table:table-cell/>
          <table:table-cell table:style-name="ce15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38" table:formula="of:=IF([Sheet1.O66]=&quot;&quot;;&quot;TBD&quot;;IF([Sheet1.O66]=1;&quot;YES&quot;;IF([Sheet1.O66]=3;&quot;NA&quot;;&quot;&quot;)))" office:value-type="string" office:string-value="NA" calcext:value-type="string">
            <text:p>NA</text:p>
          </table:table-cell>
          <table:table-cell table:style-name="ce147" table:formula="of:=IF([Sheet1.O66]=2;&quot;NO&quot;;&quot;&quot;)">
            <text:p/>
          </table:table-cell>
          <table:table-cell/>
          <table:table-cell table:style-name="ce167"/>
          <table:table-cell table:number-columns-repeated="4"/>
          <table:table-cell table:style-name="ce63" office:value-type="string" calcext:value-type="string">
            <text:p>Radiation Dose Measurements</text:p>
          </table:table-cell>
          <table:table-cell table:number-columns-repeated="4"/>
          <table:table-cell table:style-name="ce301"/>
          <table:table-cell/>
          <table:table-cell table:style-name="ce187" office:value-type="string" calcext:value-type="string">
            <text:p>mAs</text:p>
          </table:table-cell>
          <table:table-cell table:style-name="ce312"/>
          <table:table-cell table:style-name="ce317" table:formula="of:=IF([Sheet1.AB62]&lt;&gt;[Sheet1.AD62];&quot;Change&quot;;&quot;&quot;)">
            <text:p/>
          </table:table-cell>
          <table:table-cell table:style-name="ce321" table:formula="of:=IF([Sheet1.R74]=&quot;&quot;;&quot;&quot;;[Sheet1.R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45"/>
          <table:table-cell/>
          <table:table-cell table:style-name="ce169" table:formula="of:=IF([Sheet1.S122]=&quot;&quot;;3;IF([Sheet1.S122]=&quot;YES&quot;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Eff mAs</text:p>
          </table:table-cell>
          <table:table-cell table:style-name="ce312"/>
          <table:table-cell table:style-name="ce317" table:formula="of:=IF([Sheet1.AB63]&lt;&gt;[Sheet1.AD63];&quot;Change&quot;;&quot;&quot;)">
            <text:p/>
          </table:table-cell>
          <table:table-cell table:style-name="ce321" table:formula="of:=IF([Sheet1.R75]=&quot;&quot;;&quot;&quot;;[Sheet1.R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46"/>
          <table:table-cell/>
          <table:table-cell table:style-name="ce169" table:formula="of:=IF([Sheet1.Q122]=&quot;&quot;;3;IF([Sheet1.Q122]=&quot;YES&quot;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Time/rotation (s)</text:p>
          </table:table-cell>
          <table:table-cell table:style-name="ce312"/>
          <table:table-cell table:style-name="ce317" table:formula="of:=IF([Sheet1.AB64]&lt;&gt;[Sheet1.AD64];&quot;Change&quot;;&quot;&quot;)">
            <text:p/>
          </table:table-cell>
          <table:table-cell table:style-name="ce321" table:formula="of:=IF([Sheet1.R76]=&quot;&quot;;&quot;&quot;;[Sheet1.R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6" office:value-type="string" calcext:value-type="string">
            <text:p>Date:</text:p>
          </table:table-cell>
          <table:table-cell table:style-name="ce32" table:formula="of:=IF([Sheet1.$P$7]=&quot;&quot;;&quot;&quot;;[Sheet1.$P$7])">
            <text:p/>
          </table:table-cell>
          <table:table-cell table:style-name="ce43" table:number-columns-repeated="7"/>
          <table:table-cell table:style-name="ce16" office:value-type="string" calcext:value-type="string">
            <text:p>Inspector:</text:p>
          </table:table-cell>
          <table:table-cell table:style-name="ce149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169" table:formula="of:=IF([Sheet1.T122]=&quot;&quot;;3;IF([Sheet1.T122]=&quot;YES&quot;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Scan FOV (cm)</text:p>
          </table:table-cell>
          <table:table-cell table:style-name="ce312"/>
          <table:table-cell table:style-name="ce317" table:formula="of:=IF([Sheet1.AB65]&lt;&gt;[Sheet1.AD65];&quot;Change&quot;;&quot;&quot;)">
            <text:p/>
          </table:table-cell>
          <table:table-cell table:style-name="ce321" table:formula="of:=IF([Sheet1.R77]=&quot;&quot;;&quot;&quot;;[Sheet1.R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6" office:value-type="string" calcext:value-type="string">
            <text:p>Room Number</text:p>
          </table:table-cell>
          <table:table-cell table:style-name="ce33" table:formula="of:=IF([Sheet1.$R$14]=&quot;&quot;;&quot;&quot;;[Sheet1.$R$14])">
            <text:p/>
          </table:table-cell>
          <table:table-cell table:style-name="ce43" table:number-columns-repeated="7"/>
          <table:table-cell table:style-name="ce16" office:value-type="string" calcext:value-type="string">
            <text:p>Survey ID:</text:p>
          </table:table-cell>
          <table:table-cell table:style-name="ce149" table:formula="of:=IF([Sheet1.$R$13]=&quot;&quot;;&quot;&quot;;[Sheet1.$R$13])">
            <text:p/>
          </table:table-cell>
          <table:table-cell/>
          <table:table-cell table:style-name="ce169" table:formula="of:=IF([Sheet1.U122]=&quot;&quot;;3;IF([Sheet1.U122]=&quot;YES&quot;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301"/>
          <table:table-cell/>
          <table:table-cell table:style-name="ce187" office:value-type="string" calcext:value-type="string">
            <text:p>Display FOV (cm)</text:p>
          </table:table-cell>
          <table:table-cell table:style-name="ce312"/>
          <table:table-cell table:style-name="ce317" table:formula="of:=IF([Sheet1.AB66]&lt;&gt;[Sheet1.AD66];&quot;Change&quot;;&quot;&quot;)">
            <text:p/>
          </table:table-cell>
          <table:table-cell table:style-name="ce321" table:formula="of:=IF([Sheet1.R78]=&quot;&quot;;&quot;&quot;;[Sheet1.R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0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65"/>
          <table:table-cell table:style-name="ce17" table:number-columns-repeated="9"/>
          <table:table-cell table:style-name="ce300"/>
          <table:table-cell/>
          <table:table-cell table:style-name="ce187" office:value-type="string" calcext:value-type="string">
            <text:p>Reconstruction Algorithm</text:p>
          </table:table-cell>
          <table:table-cell table:style-name="ce312"/>
          <table:table-cell table:style-name="ce317" table:formula="of:=IF([Sheet1.AB67]&lt;&gt;[Sheet1.AD67];&quot;Change&quot;;&quot;&quot;)">
            <text:p/>
          </table:table-cell>
          <table:table-cell table:style-name="ce321" table:formula="of:=IF([Sheet1.R79]=&quot;&quot;;&quot;&quot;;[Sheet1.R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4" office:value-type="string" calcext:value-type="string">
            <text:p>Inspection Results</text:p>
          </table:table-cell>
          <table:table-cell table:number-columns-repeated="4"/>
          <table:table-cell table:style-name="ce151" table:formula="of:=[Sheet1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187" office:value-type="string" calcext:value-type="string">
            <text:p>Axial/Helical</text:p>
          </table:table-cell>
          <table:table-cell table:style-name="ce312"/>
          <table:table-cell table:style-name="ce317" table:formula="of:=IF([Sheet1.AB68]&lt;&gt;[Sheet1.AD68];&quot;Change&quot;;&quot;&quot;)">
            <text:p/>
          </table:table-cell>
          <table:table-cell table:style-name="ce321" table:formula="of:=IF([Sheet1.R80]=&quot;&quot;;&quot;&quot;;[Sheet1.R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1" table:number-columns-repeated="5"/>
          <table:table-cell table:style-name="ce62" office:value-type="string" calcext:value-type="string">
            <text:p>Measurement Protocols</text:p>
          </table:table-cell>
          <table:table-cell table:style-name="ce11" table:number-columns-repeated="4"/>
          <table:table-cell table:style-name="ce144"/>
          <table:table-cell table:number-columns-repeated="6"/>
          <table:table-cell table:style-name="ce267" office:value-type="string" calcext:value-type="string">
            <text:p>Measurement Protocols</text:p>
          </table:table-cell>
          <table:table-cell table:number-columns-repeated="6"/>
          <table:table-cell table:style-name="ce187" office:value-type="string" calcext:value-type="string">
            <text:p>Z-Axis collimation</text:p>
          </table:table-cell>
          <table:table-cell table:style-name="ce312"/>
          <table:table-cell table:style-name="ce317" table:formula="of:=IF([Sheet1.AB69]&lt;&gt;[Sheet1.AD69];&quot;Change&quot;;&quot;&quot;)">
            <text:p/>
          </table:table-cell>
          <table:table-cell table:style-name="ce321" table:formula="of:=IF([Sheet1.R81]=&quot;&quot;;&quot;&quot;;[Sheet1.R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5"/>
          <table:table-cell table:style-name="ce64" office:value-type="string" calcext:value-type="string" table:number-columns-spanned="3" table:number-rows-spanned="1">
            <text:p>Adult</text:p>
          </table:table-cell>
          <table:covered-table-cell table:number-columns-repeated="2" table:style-name="ce90"/>
          <table:table-cell table:style-name="ce117" office:value-type="string" calcext:value-type="string" table:number-columns-spanned="2" table:number-rows-spanned="1">
            <text:p>Pediatric</text:p>
          </table:table-cell>
          <table:covered-table-cell table:style-name="ce126"/>
          <table:table-cell table:number-columns-repeated="2"/>
          <table:table-cell table:style-name="ce145"/>
          <table:table-cell/>
          <table:table-cell table:style-name="ce170"/>
          <table:table-cell table:style-name="ce186"/>
          <table:table-cell table:style-name="ce201" office:value-type="string" calcext:value-type="string" table:number-columns-spanned="3" table:number-rows-spanned="1">
            <text:p>Adult</text:p>
          </table:table-cell>
          <table:covered-table-cell table:number-columns-repeated="2" table:style-name="ce233"/>
          <table:table-cell table:style-name="ce268" office:value-type="string" calcext:value-type="string" table:number-columns-spanned="2" table:number-rows-spanned="1">
            <text:p>Pediatric</text:p>
          </table:table-cell>
          <table:covered-table-cell table:style-name="ce186"/>
          <table:table-cell table:style-name="ce186" table:number-columns-repeated="3"/>
          <table:table-cell table:style-name="ce282"/>
          <table:table-cell/>
          <table:table-cell table:style-name="ce187" office:value-type="string" calcext:value-type="string">
            <text:p># of channels</text:p>
          </table:table-cell>
          <table:table-cell table:style-name="ce312"/>
          <table:table-cell table:style-name="ce317" table:formula="of:=IF([Sheet1.AB70]&lt;&gt;[Sheet1.AD70];&quot;Change&quot;;&quot;&quot;)">
            <text:p/>
          </table:table-cell>
          <table:table-cell table:style-name="ce321" table:formula="of:=IF([Sheet1.R82]=&quot;&quot;;&quot;&quot;;[Sheet1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5"/>
          <table:table-cell table:style-name="ce53" office:value-type="string" calcext:value-type="string">
            <text:p>Abdomen</text:p>
          </table:table-cell>
          <table:table-cell table:style-name="ce53" office:value-type="string" calcext:value-type="string">
            <text:p>Chest</text:p>
          </table:table-cell>
          <table:table-cell table:style-name="ce53" office:value-type="string" calcext:value-type="string">
            <text:p>Head</text:p>
          </table:table-cell>
          <table:table-cell table:style-name="ce53" office:value-type="string" calcext:value-type="string">
            <text:p>Abdomen</text:p>
          </table:table-cell>
          <table:table-cell table:style-name="ce53" office:value-type="string" calcext:value-type="string">
            <text:p>Head</text:p>
          </table:table-cell>
          <table:table-cell table:number-columns-repeated="2"/>
          <table:table-cell table:style-name="ce145"/>
          <table:table-cell/>
          <table:table-cell table:style-name="ce167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Table Increment/speed</text:p>
          </table:table-cell>
          <table:table-cell table:style-name="ce312"/>
          <table:table-cell table:style-name="ce317" table:formula="of:=IF([Sheet1.AB71]&lt;&gt;[Sheet1.AD71];&quot;Change&quot;;&quot;&quot;)">
            <text:p/>
          </table:table-cell>
          <table:table-cell table:style-name="ce321" table:formula="of:=IF([Sheet1.R83]=&quot;&quot;;&quot;&quot;;[Sheet1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kVp</text:p>
          </table:table-cell>
          <table:table-cell table:style-name="ce46" table:formula="of:=IF([Sheet1.Q72]=&quot;&quot;;&quot;&quot;;[Sheet1.Q72])">
            <text:p/>
          </table:table-cell>
          <table:table-cell table:style-name="ce77" table:formula="of:=IF([Sheet1.R72]=&quot;&quot;;&quot;&quot;;[Sheet1.R72])">
            <text:p/>
          </table:table-cell>
          <table:table-cell table:style-name="ce77" table:formula="of:=IF([Sheet1.S72]=&quot;&quot;;&quot;&quot;;[Sheet1.S72])">
            <text:p/>
          </table:table-cell>
          <table:table-cell table:style-name="ce77" table:formula="of:=IF([Sheet1.T72]=&quot;&quot;;&quot;&quot;;[Sheet1.T72])">
            <text:p/>
          </table:table-cell>
          <table:table-cell table:style-name="ce82" table:formula="of:=IF([Sheet1.U72]=&quot;&quot;;&quot;&quot;;[Sheet1.U72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kVp</text:p>
          </table:table-cell>
          <table:table-cell table:style-name="ce202" table:formula="of:=IF([Sheet1.Q91]&lt;&gt;&quot;&quot;;[Sheet1.Q91];IF([Sheet1.AB42]=&quot;&quot;;&quot;&quot;;[Sheet1.AB42]))">
            <text:p/>
          </table:table-cell>
          <table:table-cell table:style-name="ce202" table:formula="of:=IF([Sheet1.R91]&lt;&gt;&quot;&quot;;[Sheet1.R91];IF([Sheet1.AB60]=&quot;&quot;;&quot;&quot;;[Sheet1.AB60]))">
            <text:p/>
          </table:table-cell>
          <table:table-cell table:style-name="ce202" table:formula="of:=IF([Sheet1.S91]&lt;&gt;&quot;&quot;;[Sheet1.S91];IF([Sheet1.AB78]=&quot;&quot;;&quot;&quot;;[Sheet1.AB78]))">
            <text:p/>
          </table:table-cell>
          <table:table-cell table:style-name="ce202" table:formula="of:=IF([Sheet1.T91]&lt;&gt;&quot;&quot;;[Sheet1.T91];IF([Sheet1.AB96]=&quot;&quot;;&quot;&quot;;[Sheet1.AB96]))">
            <text:p/>
          </table:table-cell>
          <table:table-cell table:style-name="ce202" table:formula="of:=IF([Sheet1.U91]&lt;&gt;&quot;&quot;;[Sheet1.U91];IF([Sheet1.AB114]=&quot;&quot;;&quot;&quot;;[Sheet1.AB114])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Pitch</text:p>
          </table:table-cell>
          <table:table-cell table:style-name="ce312"/>
          <table:table-cell table:style-name="ce317" table:formula="of:=IF([Sheet1.AB72]&lt;&gt;[Sheet1.AD72];&quot;Change&quot;;&quot;&quot;)">
            <text:p/>
          </table:table-cell>
          <table:table-cell table:style-name="ce321" table:formula="of:=IF([Sheet1.R84]=&quot;&quot;;&quot;&quot;;[Sheet1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mA</text:p>
          </table:table-cell>
          <table:table-cell table:style-name="ce47" table:formula="of:=IF([Sheet1.Q73]=&quot;&quot;;&quot;&quot;;[Sheet1.Q73])">
            <text:p/>
          </table:table-cell>
          <table:table-cell table:style-name="ce78" table:formula="of:=IF([Sheet1.R73]=&quot;&quot;;&quot;&quot;;[Sheet1.R73])">
            <text:p/>
          </table:table-cell>
          <table:table-cell table:style-name="ce78" table:formula="of:=IF([Sheet1.S73]=&quot;&quot;;&quot;&quot;;[Sheet1.S73])">
            <text:p/>
          </table:table-cell>
          <table:table-cell table:style-name="ce78" table:formula="of:=IF([Sheet1.T73]=&quot;&quot;;&quot;&quot;;[Sheet1.T73])">
            <text:p/>
          </table:table-cell>
          <table:table-cell table:style-name="ce83" table:formula="of:=IF([Sheet1.U73]=&quot;&quot;;&quot;&quot;;[Sheet1.U73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mA</text:p>
          </table:table-cell>
          <table:table-cell table:style-name="ce203" table:formula="of:=IF([Sheet1.Q92]&lt;&gt;&quot;&quot;;[Sheet1.Q92];IF([Sheet1.AB43]=&quot;&quot;;&quot;&quot;;[Sheet1.AB43]))">
            <text:p/>
          </table:table-cell>
          <table:table-cell table:style-name="ce203" table:formula="of:=IF([Sheet1.R92]&lt;&gt;&quot;&quot;;[Sheet1.R92];IF([Sheet1.AB61]=&quot;&quot;;&quot;&quot;;[Sheet1.AB61]))">
            <text:p/>
          </table:table-cell>
          <table:table-cell table:style-name="ce203" table:formula="of:=IF([Sheet1.S92]&lt;&gt;&quot;&quot;;[Sheet1.S92];IF([Sheet1.AB79]=&quot;&quot;;&quot;&quot;;[Sheet1.AB79]))">
            <text:p/>
          </table:table-cell>
          <table:table-cell table:style-name="ce203" table:formula="of:=IF([Sheet1.T92]&lt;&gt;&quot;&quot;;[Sheet1.T92];IF([Sheet1.AB97]=&quot;&quot;;&quot;&quot;;[Sheet1.AB97]))">
            <text:p/>
          </table:table-cell>
          <table:table-cell table:style-name="ce203" table:formula="of:=IF([Sheet1.U92]&lt;&gt;&quot;&quot;;[Sheet1.U92];IF([Sheet1.AB115]=&quot;&quot;;&quot;&quot;;[Sheet1.AB115])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Recon scan width (mm)</text:p>
          </table:table-cell>
          <table:table-cell table:style-name="ce312"/>
          <table:table-cell table:style-name="ce317" table:formula="of:=IF([Sheet1.AB73]&lt;&gt;[Sheet1.AD73];&quot;Change&quot;;&quot;&quot;)">
            <text:p/>
          </table:table-cell>
          <table:table-cell table:style-name="ce321" table:formula="of:=IF([Sheet1.R85]=&quot;&quot;;&quot;&quot;;[Sheet1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mAs</text:p>
          </table:table-cell>
          <table:table-cell table:style-name="ce47" table:formula="of:=IF([Sheet1.Q74]=&quot;&quot;;&quot;&quot;;[Sheet1.Q74])">
            <text:p/>
          </table:table-cell>
          <table:table-cell table:style-name="ce78" table:formula="of:=IF([Sheet1.R74]=&quot;&quot;;&quot;&quot;;[Sheet1.R74])">
            <text:p/>
          </table:table-cell>
          <table:table-cell table:style-name="ce78" table:formula="of:=IF([Sheet1.S74]=&quot;&quot;;&quot;&quot;;[Sheet1.S74])">
            <text:p/>
          </table:table-cell>
          <table:table-cell table:style-name="ce78" table:formula="of:=IF([Sheet1.T74]=&quot;&quot;;&quot;&quot;;[Sheet1.T74])">
            <text:p/>
          </table:table-cell>
          <table:table-cell table:style-name="ce83" table:formula="of:=IF([Sheet1.U74]=&quot;&quot;;&quot;&quot;;[Sheet1.U74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mAs</text:p>
          </table:table-cell>
          <table:table-cell table:style-name="ce202" table:formula="of:=IF([Sheet1.Q93]&lt;&gt;&quot;&quot;;[Sheet1.Q93];IF([Sheet1.AB44]=&quot;&quot;;&quot;&quot;;[Sheet1.AB44]))">
            <text:p/>
          </table:table-cell>
          <table:table-cell table:style-name="ce202" table:formula="of:=IF([Sheet1.R93]&lt;&gt;&quot;&quot;;[Sheet1.R93];IF([Sheet1.AB62]=&quot;&quot;;&quot;&quot;;[Sheet1.AB62]))">
            <text:p/>
          </table:table-cell>
          <table:table-cell table:style-name="ce202" table:formula="of:=IF([Sheet1.S93]&lt;&gt;&quot;&quot;;[Sheet1.S93];IF([Sheet1.AB80]=&quot;&quot;;&quot;&quot;;[Sheet1.AB80]))">
            <text:p/>
          </table:table-cell>
          <table:table-cell table:style-name="ce202" table:formula="of:=IF([Sheet1.T93]&lt;&gt;&quot;&quot;;[Sheet1.T93];IF([Sheet1.AB98]=&quot;&quot;;&quot;&quot;;[Sheet1.AB98]))">
            <text:p/>
          </table:table-cell>
          <table:table-cell table:style-name="ce202" table:formula="of:=IF([Sheet1.U93]&lt;&gt;&quot;&quot;;[Sheet1.U93];IF([Sheet1.AB116]=&quot;&quot;;&quot;&quot;;[Sheet1.AB116])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Recon scan interval (mm)</text:p>
          </table:table-cell>
          <table:table-cell table:style-name="ce312"/>
          <table:table-cell table:style-name="ce317" table:formula="of:=IF([Sheet1.AB74]&lt;&gt;[Sheet1.AD74];&quot;Change&quot;;&quot;&quot;)">
            <text:p/>
          </table:table-cell>
          <table:table-cell table:style-name="ce321" table:formula="of:=IF([Sheet1.R86]=&quot;&quot;;&quot;&quot;;[Sheet1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Eff mAs</text:p>
          </table:table-cell>
          <table:table-cell table:style-name="ce47" table:formula="of:=IF([Sheet1.Q75]=&quot;&quot;;&quot;&quot;;[Sheet1.Q75])">
            <text:p/>
          </table:table-cell>
          <table:table-cell table:style-name="ce78" table:formula="of:=IF([Sheet1.R75]=&quot;&quot;;&quot;&quot;;[Sheet1.R75])">
            <text:p/>
          </table:table-cell>
          <table:table-cell table:style-name="ce78" table:formula="of:=IF([Sheet1.S75]=&quot;&quot;;&quot;&quot;;[Sheet1.S75])">
            <text:p/>
          </table:table-cell>
          <table:table-cell table:style-name="ce78" table:formula="of:=IF([Sheet1.T75]=&quot;&quot;;&quot;&quot;;[Sheet1.T75])">
            <text:p/>
          </table:table-cell>
          <table:table-cell table:style-name="ce83" table:formula="of:=IF([Sheet1.U75]=&quot;&quot;;&quot;&quot;;[Sheet1.U75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Eff mAs</text:p>
          </table:table-cell>
          <table:table-cell table:style-name="ce202" table:formula="of:=IF([Sheet1.Q94]&lt;&gt;&quot;&quot;;[Sheet1.Q94];IF([Sheet1.AB45]=&quot;&quot;;&quot;&quot;;[Sheet1.AB45]))">
            <text:p/>
          </table:table-cell>
          <table:table-cell table:style-name="ce202" table:formula="of:=IF([Sheet1.R94]&lt;&gt;&quot;&quot;;[Sheet1.R94];IF([Sheet1.AB63]=&quot;&quot;;&quot;&quot;;[Sheet1.AB63]))">
            <text:p/>
          </table:table-cell>
          <table:table-cell table:style-name="ce202" table:formula="of:=IF([Sheet1.S94]&lt;&gt;&quot;&quot;;[Sheet1.S94];IF([Sheet1.AB81]=&quot;&quot;;&quot;&quot;;[Sheet1.AB81]))">
            <text:p/>
          </table:table-cell>
          <table:table-cell table:style-name="ce202" table:formula="of:=IF([Sheet1.T94]&lt;&gt;&quot;&quot;;[Sheet1.T94];IF([Sheet1.AB99]=&quot;&quot;;&quot;&quot;;[Sheet1.AB99]))">
            <text:p/>
          </table:table-cell>
          <table:table-cell table:style-name="ce202" table:formula="of:=IF([Sheet1.U94]&lt;&gt;&quot;&quot;;[Sheet1.U94];IF([Sheet1.AB117]=&quot;&quot;;&quot;&quot;;[Sheet1.AB117])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Dose reduction techniques</text:p>
          </table:table-cell>
          <table:table-cell table:style-name="ce312"/>
          <table:table-cell table:style-name="ce317" table:formula="of:=IF([Sheet1.AB75]&lt;&gt;[Sheet1.AD75];&quot;Change&quot;;&quot;&quot;)">
            <text:p/>
          </table:table-cell>
          <table:table-cell table:style-name="ce321" table:formula="of:=IF([Sheet1.R87]=&quot;&quot;;&quot;&quot;;[Sheet1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Time/rotation (s)</text:p>
          </table:table-cell>
          <table:table-cell table:style-name="ce47" table:formula="of:=IF([Sheet1.Q76]=&quot;&quot;;&quot;&quot;;[Sheet1.Q76])">
            <text:p/>
          </table:table-cell>
          <table:table-cell table:style-name="ce78" table:formula="of:=IF([Sheet1.R76]=&quot;&quot;;&quot;&quot;;[Sheet1.R76])">
            <text:p/>
          </table:table-cell>
          <table:table-cell table:style-name="ce78" table:formula="of:=IF([Sheet1.S76]=&quot;&quot;;&quot;&quot;;[Sheet1.S76])">
            <text:p/>
          </table:table-cell>
          <table:table-cell table:style-name="ce78" table:formula="of:=IF([Sheet1.T76]=&quot;&quot;;&quot;&quot;;[Sheet1.T76])">
            <text:p/>
          </table:table-cell>
          <table:table-cell table:style-name="ce83" table:formula="of:=IF([Sheet1.U76]=&quot;&quot;;&quot;&quot;;[Sheet1.U76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Time/rotation (s)</text:p>
          </table:table-cell>
          <table:table-cell table:style-name="ce202" table:formula="of:=IF([Sheet1.Q95]&lt;&gt;&quot;&quot;;[Sheet1.Q95];IF([Sheet1.AB46]=&quot;&quot;;&quot;&quot;;[Sheet1.AB46]))">
            <text:p/>
          </table:table-cell>
          <table:table-cell table:style-name="ce202" table:formula="of:=IF([Sheet1.R95]&lt;&gt;&quot;&quot;;[Sheet1.R95];IF([Sheet1.AB64]=&quot;&quot;;&quot;&quot;;[Sheet1.AB64]))">
            <text:p/>
          </table:table-cell>
          <table:table-cell table:style-name="ce202" table:formula="of:=IF([Sheet1.S95]&lt;&gt;&quot;&quot;;[Sheet1.S95];IF([Sheet1.AB82]=&quot;&quot;;&quot;&quot;;[Sheet1.AB82]))">
            <text:p/>
          </table:table-cell>
          <table:table-cell table:style-name="ce202" table:formula="of:=IF([Sheet1.T95]&lt;&gt;&quot;&quot;;[Sheet1.T95];IF([Sheet1.AB100]=&quot;&quot;;&quot;&quot;;[Sheet1.AB100]))">
            <text:p/>
          </table:table-cell>
          <table:table-cell table:style-name="ce202" table:formula="of:=IF([Sheet1.U95]&lt;&gt;&quot;&quot;;[Sheet1.U95];IF([Sheet1.AB118]=&quot;&quot;;&quot;&quot;;[Sheet1.AB118])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Indiated CTDIvol (mGy)</text:p>
          </table:table-cell>
          <table:table-cell table:style-name="ce312"/>
          <table:table-cell table:style-name="ce317" table:formula="of:=IF([Sheet1.AB76]&lt;&gt;[Sheet1.AD76];&quot;Change&quot;;&quot;&quot;)">
            <text:p/>
          </table:table-cell>
          <table:table-cell table:style-name="ce321" table:formula="of:=IF([Sheet1.R88]=&quot;&quot;;&quot;&quot;;[Sheet1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Scan FOV (cm)</text:p>
          </table:table-cell>
          <table:table-cell table:style-name="ce47" table:formula="of:=IF([Sheet1.Q77]=&quot;&quot;;&quot;&quot;;[Sheet1.Q77])">
            <text:p/>
          </table:table-cell>
          <table:table-cell table:style-name="ce78" table:formula="of:=IF([Sheet1.R77]=&quot;&quot;;&quot;&quot;;[Sheet1.R77])">
            <text:p/>
          </table:table-cell>
          <table:table-cell table:style-name="ce78" table:formula="of:=IF([Sheet1.S77]=&quot;&quot;;&quot;&quot;;[Sheet1.S77])">
            <text:p/>
          </table:table-cell>
          <table:table-cell table:style-name="ce78" table:formula="of:=IF([Sheet1.T77]=&quot;&quot;;&quot;&quot;;[Sheet1.T77])">
            <text:p/>
          </table:table-cell>
          <table:table-cell table:style-name="ce83" table:formula="of:=IF([Sheet1.U77]=&quot;&quot;;&quot;&quot;;[Sheet1.U77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Scan FOV (cm)</text:p>
          </table:table-cell>
          <table:table-cell table:style-name="ce202" table:formula="of:=IF([Sheet1.Q96]&lt;&gt;&quot;&quot;;[Sheet1.Q96];IF([Sheet1.AB47]=&quot;&quot;;&quot;&quot;;[Sheet1.AB47]))">
            <text:p/>
          </table:table-cell>
          <table:table-cell table:style-name="ce202" table:formula="of:=IF([Sheet1.R96]&lt;&gt;&quot;&quot;;[Sheet1.R96];IF([Sheet1.AB65]=&quot;&quot;;&quot;&quot;;[Sheet1.AB65]))">
            <text:p/>
          </table:table-cell>
          <table:table-cell table:style-name="ce202" table:formula="of:=IF([Sheet1.S96]&lt;&gt;&quot;&quot;;[Sheet1.S96];IF([Sheet1.AB83]=&quot;&quot;;&quot;&quot;;[Sheet1.AB83]))">
            <text:p/>
          </table:table-cell>
          <table:table-cell table:style-name="ce202" table:formula="of:=IF([Sheet1.T96]&lt;&gt;&quot;&quot;;[Sheet1.T96];IF([Sheet1.AB101]=&quot;&quot;;&quot;&quot;;[Sheet1.AB101]))">
            <text:p/>
          </table:table-cell>
          <table:table-cell table:style-name="ce202" table:formula="of:=IF([Sheet1.U96]&lt;&gt;&quot;&quot;;[Sheet1.U96];IF([Sheet1.AB119]=&quot;&quot;;&quot;&quot;;[Sheet1.AB119]))">
            <text:p/>
          </table:table-cell>
          <table:table-cell table:number-columns-repeated="3"/>
          <table:table-cell table:style-name="ce301"/>
          <table:table-cell/>
          <table:table-cell table:style-name="ce49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Display FOV (cm)</text:p>
          </table:table-cell>
          <table:table-cell table:style-name="ce47" table:formula="of:=IF([Sheet1.Q78]=&quot;&quot;;&quot;&quot;;[Sheet1.Q78])">
            <text:p/>
          </table:table-cell>
          <table:table-cell table:style-name="ce78" table:formula="of:=IF([Sheet1.R78]=&quot;&quot;;&quot;&quot;;[Sheet1.R78])">
            <text:p/>
          </table:table-cell>
          <table:table-cell table:style-name="ce78" table:formula="of:=IF([Sheet1.S78]=&quot;&quot;;&quot;&quot;;[Sheet1.S78])">
            <text:p/>
          </table:table-cell>
          <table:table-cell table:style-name="ce78" table:formula="of:=IF([Sheet1.T78]=&quot;&quot;;&quot;&quot;;[Sheet1.T78])">
            <text:p/>
          </table:table-cell>
          <table:table-cell table:style-name="ce83" table:formula="of:=IF([Sheet1.U78]=&quot;&quot;;&quot;&quot;;[Sheet1.U78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Display FOV (cm)</text:p>
          </table:table-cell>
          <table:table-cell table:style-name="ce202" table:formula="of:=IF([Sheet1.Q97]&lt;&gt;&quot;&quot;;[Sheet1.Q97];IF([Sheet1.AB48]=&quot;&quot;;&quot;&quot;;[Sheet1.AB48]))">
            <text:p/>
          </table:table-cell>
          <table:table-cell table:style-name="ce202" table:formula="of:=IF([Sheet1.R97]&lt;&gt;&quot;&quot;;[Sheet1.R97];IF([Sheet1.AB66]=&quot;&quot;;&quot;&quot;;[Sheet1.AB66]))">
            <text:p/>
          </table:table-cell>
          <table:table-cell table:style-name="ce202" table:formula="of:=IF([Sheet1.S97]&lt;&gt;&quot;&quot;;[Sheet1.S97];IF([Sheet1.AB84]=&quot;&quot;;&quot;&quot;;[Sheet1.AB84]))">
            <text:p/>
          </table:table-cell>
          <table:table-cell table:style-name="ce202" table:formula="of:=IF([Sheet1.T97]&lt;&gt;&quot;&quot;;[Sheet1.T97];IF([Sheet1.AB102]=&quot;&quot;;&quot;&quot;;[Sheet1.AB102]))">
            <text:p/>
          </table:table-cell>
          <table:table-cell table:style-name="ce202" table:formula="of:=IF([Sheet1.U97]&lt;&gt;&quot;&quot;;[Sheet1.U97];IF([Sheet1.AB120]=&quot;&quot;;&quot;&quot;;[Sheet1.AB120])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kVp</text:p>
          </table:table-cell>
          <table:table-cell table:style-name="ce312"/>
          <table:table-cell table:style-name="ce317" table:formula="of:=IF([Sheet1.AB78]&lt;&gt;[Sheet1.AD78];&quot;Change&quot;;&quot;&quot;)">
            <text:p/>
          </table:table-cell>
          <table:table-cell table:style-name="ce321" table:formula="of:=IF([Sheet1.S72]=&quot;&quot;;&quot;&quot;;[Sheet1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Reconstruction Algorithm</text:p>
          </table:table-cell>
          <table:table-cell table:style-name="ce47" table:formula="of:=IF([Sheet1.Q79]=&quot;&quot;;&quot;&quot;;[Sheet1.Q79])">
            <text:p/>
          </table:table-cell>
          <table:table-cell table:style-name="ce78" table:formula="of:=IF([Sheet1.R79]=&quot;&quot;;&quot;&quot;;[Sheet1.R79])">
            <text:p/>
          </table:table-cell>
          <table:table-cell table:style-name="ce78" table:formula="of:=IF([Sheet1.S79]=&quot;&quot;;&quot;&quot;;[Sheet1.S79])">
            <text:p/>
          </table:table-cell>
          <table:table-cell table:style-name="ce78" table:formula="of:=IF([Sheet1.T79]=&quot;&quot;;&quot;&quot;;[Sheet1.T79])">
            <text:p/>
          </table:table-cell>
          <table:table-cell table:style-name="ce83" table:formula="of:=IF([Sheet1.U79]=&quot;&quot;;&quot;&quot;;[Sheet1.U79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Reconstruction Algorithm</text:p>
          </table:table-cell>
          <table:table-cell table:style-name="ce202" table:formula="of:=IF([Sheet1.Q98]&lt;&gt;&quot;&quot;;[Sheet1.Q98];IF([Sheet1.AB49]=&quot;&quot;;&quot;&quot;;[Sheet1.AB49]))">
            <text:p/>
          </table:table-cell>
          <table:table-cell table:style-name="ce202" table:formula="of:=IF([Sheet1.R98]&lt;&gt;&quot;&quot;;[Sheet1.R98];IF([Sheet1.AB67]=&quot;&quot;;&quot;&quot;;[Sheet1.AB67]))">
            <text:p/>
          </table:table-cell>
          <table:table-cell table:style-name="ce202" table:formula="of:=IF([Sheet1.S98]&lt;&gt;&quot;&quot;;[Sheet1.S98];IF([Sheet1.AB85]=&quot;&quot;;&quot;&quot;;[Sheet1.AB85]))">
            <text:p/>
          </table:table-cell>
          <table:table-cell table:style-name="ce202" table:formula="of:=IF([Sheet1.T98]&lt;&gt;&quot;&quot;;[Sheet1.T98];IF([Sheet1.AB103]=&quot;&quot;;&quot;&quot;;[Sheet1.AB103]))">
            <text:p/>
          </table:table-cell>
          <table:table-cell table:style-name="ce202" table:formula="of:=IF([Sheet1.U98]&lt;&gt;&quot;&quot;;[Sheet1.U98];IF([Sheet1.AB121]=&quot;&quot;;&quot;&quot;;[Sheet1.AB121])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mA</text:p>
          </table:table-cell>
          <table:table-cell table:style-name="ce312"/>
          <table:table-cell table:style-name="ce317" table:formula="of:=IF([Sheet1.AB79]&lt;&gt;[Sheet1.AD79];&quot;Change&quot;;&quot;&quot;)">
            <text:p/>
          </table:table-cell>
          <table:table-cell table:style-name="ce321" table:formula="of:=IF([Sheet1.S73]=&quot;&quot;;&quot;&quot;;[Sheet1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Axial/Helical</text:p>
          </table:table-cell>
          <table:table-cell table:style-name="ce47" table:formula="of:=IF([Sheet1.Q80]=&quot;&quot;;&quot;&quot;;[Sheet1.Q80])">
            <text:p/>
          </table:table-cell>
          <table:table-cell table:style-name="ce78" table:formula="of:=IF([Sheet1.R80]=&quot;&quot;;&quot;&quot;;[Sheet1.R80])">
            <text:p/>
          </table:table-cell>
          <table:table-cell table:style-name="ce78" table:formula="of:=IF([Sheet1.S80]=&quot;&quot;;&quot;&quot;;[Sheet1.S80])">
            <text:p/>
          </table:table-cell>
          <table:table-cell table:style-name="ce78" table:formula="of:=IF([Sheet1.T80]=&quot;&quot;;&quot;&quot;;[Sheet1.T80])">
            <text:p/>
          </table:table-cell>
          <table:table-cell table:style-name="ce83" table:formula="of:=IF([Sheet1.U80]=&quot;&quot;;&quot;&quot;;[Sheet1.U80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Axial/Helical</text:p>
          </table:table-cell>
          <table:table-cell table:style-name="ce202" table:formula="of:=IF([Sheet1.Q99]&lt;&gt;&quot;&quot;;[Sheet1.Q99];IF([Sheet1.AB50]=&quot;&quot;;&quot;&quot;;[Sheet1.AB50]))">
            <text:p/>
          </table:table-cell>
          <table:table-cell table:style-name="ce202" table:formula="of:=IF([Sheet1.R99]&lt;&gt;&quot;&quot;;[Sheet1.R99];IF([Sheet1.AB68]=&quot;&quot;;&quot;&quot;;[Sheet1.AB68]))">
            <text:p/>
          </table:table-cell>
          <table:table-cell table:style-name="ce202" table:formula="of:=IF([Sheet1.S99]&lt;&gt;&quot;&quot;;[Sheet1.S99];IF([Sheet1.AB86]=&quot;&quot;;&quot;&quot;;[Sheet1.AB86]))">
            <text:p/>
          </table:table-cell>
          <table:table-cell table:style-name="ce202" table:formula="of:=IF([Sheet1.T99]&lt;&gt;&quot;&quot;;[Sheet1.T99];IF([Sheet1.AB104]=&quot;&quot;;&quot;&quot;;[Sheet1.AB104]))">
            <text:p/>
          </table:table-cell>
          <table:table-cell table:style-name="ce202" table:formula="of:=IF([Sheet1.U99]&lt;&gt;&quot;&quot;;[Sheet1.U99];IF([Sheet1.AB122]=&quot;&quot;;&quot;&quot;;[Sheet1.AB122])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mAs</text:p>
          </table:table-cell>
          <table:table-cell table:style-name="ce312"/>
          <table:table-cell table:style-name="ce317" table:formula="of:=IF([Sheet1.AB80]&lt;&gt;[Sheet1.AD80];&quot;Change&quot;;&quot;&quot;)">
            <text:p/>
          </table:table-cell>
          <table:table-cell table:style-name="ce321" table:formula="of:=IF([Sheet1.S74]=&quot;&quot;;&quot;&quot;;[Sheet1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Z-Axis collimation</text:p>
          </table:table-cell>
          <table:table-cell table:style-name="ce47" table:formula="of:=IF([Sheet1.Q81]=&quot;&quot;;&quot;&quot;;[Sheet1.Q81])">
            <text:p/>
          </table:table-cell>
          <table:table-cell table:style-name="ce78" table:formula="of:=IF([Sheet1.R81]=&quot;&quot;;&quot;&quot;;[Sheet1.R81])">
            <text:p/>
          </table:table-cell>
          <table:table-cell table:style-name="ce78" table:formula="of:=IF([Sheet1.S81]=&quot;&quot;;&quot;&quot;;[Sheet1.S81])">
            <text:p/>
          </table:table-cell>
          <table:table-cell table:style-name="ce78" table:formula="of:=IF([Sheet1.T81]=&quot;&quot;;&quot;&quot;;[Sheet1.T81])">
            <text:p/>
          </table:table-cell>
          <table:table-cell table:style-name="ce83" table:formula="of:=IF([Sheet1.U81]=&quot;&quot;;&quot;&quot;;[Sheet1.U81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Z-Axis collimation</text:p>
          </table:table-cell>
          <table:table-cell table:style-name="ce202" table:formula="of:=IF([Sheet1.Q100]&lt;&gt;&quot;&quot;;[Sheet1.Q100];IF([Sheet1.AB51]=&quot;&quot;;&quot;&quot;;[Sheet1.AB51]))">
            <text:p/>
          </table:table-cell>
          <table:table-cell table:style-name="ce202" table:formula="of:=IF([Sheet1.R100]&lt;&gt;&quot;&quot;;[Sheet1.R100];IF([Sheet1.AB69]=&quot;&quot;;&quot;&quot;;[Sheet1.AB69]))">
            <text:p/>
          </table:table-cell>
          <table:table-cell table:style-name="ce202" table:formula="of:=IF([Sheet1.S100]&lt;&gt;&quot;&quot;;[Sheet1.S100];IF([Sheet1.AB87]=&quot;&quot;;&quot;&quot;;[Sheet1.AB87]))">
            <text:p/>
          </table:table-cell>
          <table:table-cell table:style-name="ce202" table:formula="of:=IF([Sheet1.T100]&lt;&gt;&quot;&quot;;[Sheet1.T100];IF([Sheet1.AB105]=&quot;&quot;;&quot;&quot;;[Sheet1.AB105]))">
            <text:p/>
          </table:table-cell>
          <table:table-cell table:style-name="ce202" table:formula="of:=IF([Sheet1.U100]&lt;&gt;&quot;&quot;;[Sheet1.U100];IF([Sheet1.AB123]=&quot;&quot;;&quot;&quot;;[Sheet1.AB123])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Eff mAs</text:p>
          </table:table-cell>
          <table:table-cell table:style-name="ce312"/>
          <table:table-cell table:style-name="ce317" table:formula="of:=IF([Sheet1.AB81]&lt;&gt;[Sheet1.AD81];&quot;Change&quot;;&quot;&quot;)">
            <text:p/>
          </table:table-cell>
          <table:table-cell table:style-name="ce321" table:formula="of:=IF([Sheet1.S75]=&quot;&quot;;&quot;&quot;;[Sheet1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# of channels</text:p>
          </table:table-cell>
          <table:table-cell table:style-name="ce47" table:formula="of:=IF([Sheet1.Q82]=&quot;&quot;;&quot;&quot;;[Sheet1.Q82])">
            <text:p/>
          </table:table-cell>
          <table:table-cell table:style-name="ce78" table:formula="of:=IF([Sheet1.R82]=&quot;&quot;;&quot;&quot;;[Sheet1.R82])">
            <text:p/>
          </table:table-cell>
          <table:table-cell table:style-name="ce78" table:formula="of:=IF([Sheet1.S82]=&quot;&quot;;&quot;&quot;;[Sheet1.S82])">
            <text:p/>
          </table:table-cell>
          <table:table-cell table:style-name="ce78" table:formula="of:=IF([Sheet1.T82]=&quot;&quot;;&quot;&quot;;[Sheet1.T82])">
            <text:p/>
          </table:table-cell>
          <table:table-cell table:style-name="ce83" table:formula="of:=IF([Sheet1.U82]=&quot;&quot;;&quot;&quot;;[Sheet1.U82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# of channels</text:p>
          </table:table-cell>
          <table:table-cell table:style-name="ce202" table:formula="of:=IF([Sheet1.Q101]&lt;&gt;&quot;&quot;;[Sheet1.Q101];IF([Sheet1.AB52]=&quot;&quot;;&quot;&quot;;[Sheet1.AB52]))">
            <text:p/>
          </table:table-cell>
          <table:table-cell table:style-name="ce202" table:formula="of:=IF([Sheet1.R101]&lt;&gt;&quot;&quot;;[Sheet1.R101];IF([Sheet1.AB70]=&quot;&quot;;&quot;&quot;;[Sheet1.AB70]))">
            <text:p/>
          </table:table-cell>
          <table:table-cell table:style-name="ce202" table:formula="of:=IF([Sheet1.S101]&lt;&gt;&quot;&quot;;[Sheet1.S101];IF([Sheet1.AB88]=&quot;&quot;;&quot;&quot;;[Sheet1.AB88]))">
            <text:p/>
          </table:table-cell>
          <table:table-cell table:style-name="ce202" table:formula="of:=IF([Sheet1.T101]&lt;&gt;&quot;&quot;;[Sheet1.T101];IF([Sheet1.AB106]=&quot;&quot;;&quot;&quot;;[Sheet1.AB106]))">
            <text:p/>
          </table:table-cell>
          <table:table-cell table:style-name="ce202" table:formula="of:=IF([Sheet1.U101]&lt;&gt;&quot;&quot;;[Sheet1.U101];IF([Sheet1.AB124]=&quot;&quot;;&quot;&quot;;[Sheet1.AB124])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Time/rotation (s)</text:p>
          </table:table-cell>
          <table:table-cell table:style-name="ce312"/>
          <table:table-cell table:style-name="ce317" table:formula="of:=IF([Sheet1.AB82]&lt;&gt;[Sheet1.AD82];&quot;Change&quot;;&quot;&quot;)">
            <text:p/>
          </table:table-cell>
          <table:table-cell table:style-name="ce321" table:formula="of:=IF([Sheet1.S76]=&quot;&quot;;&quot;&quot;;[Sheet1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Table Increment/speed</text:p>
          </table:table-cell>
          <table:table-cell table:style-name="ce47" table:formula="of:=IF([Sheet1.Q83]=&quot;&quot;;&quot;&quot;;[Sheet1.Q83])">
            <text:p/>
          </table:table-cell>
          <table:table-cell table:style-name="ce78" table:formula="of:=IF([Sheet1.R83]=&quot;&quot;;&quot;&quot;;[Sheet1.R83])">
            <text:p/>
          </table:table-cell>
          <table:table-cell table:style-name="ce78" table:formula="of:=IF([Sheet1.S83]=&quot;&quot;;&quot;&quot;;[Sheet1.S83])">
            <text:p/>
          </table:table-cell>
          <table:table-cell table:style-name="ce78" table:formula="of:=IF([Sheet1.T83]=&quot;&quot;;&quot;&quot;;[Sheet1.T83])">
            <text:p/>
          </table:table-cell>
          <table:table-cell table:style-name="ce83" table:formula="of:=IF([Sheet1.U83]=&quot;&quot;;&quot;&quot;;[Sheet1.U83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Table Increment/speed</text:p>
          </table:table-cell>
          <table:table-cell table:style-name="ce202" table:formula="of:=IF([Sheet1.Q102]&lt;&gt;&quot;&quot;;[Sheet1.Q102];IF([Sheet1.AB53]=&quot;&quot;;&quot;&quot;;[Sheet1.AB53]))">
            <text:p/>
          </table:table-cell>
          <table:table-cell table:style-name="ce202" table:formula="of:=IF([Sheet1.R102]&lt;&gt;&quot;&quot;;[Sheet1.R102];IF([Sheet1.AB71]=&quot;&quot;;&quot;&quot;;[Sheet1.AB71]))">
            <text:p/>
          </table:table-cell>
          <table:table-cell table:style-name="ce202" table:formula="of:=IF([Sheet1.S102]&lt;&gt;&quot;&quot;;[Sheet1.S102];IF([Sheet1.AB89]=&quot;&quot;;&quot;&quot;;[Sheet1.AB89]))">
            <text:p/>
          </table:table-cell>
          <table:table-cell table:style-name="ce202" table:formula="of:=IF([Sheet1.T102]&lt;&gt;&quot;&quot;;[Sheet1.T102];IF([Sheet1.AB107]=&quot;&quot;;&quot;&quot;;[Sheet1.AB107]))">
            <text:p/>
          </table:table-cell>
          <table:table-cell table:style-name="ce202" table:formula="of:=IF([Sheet1.U102]&lt;&gt;&quot;&quot;;[Sheet1.U102];IF([Sheet1.AB125]=&quot;&quot;;&quot;&quot;;[Sheet1.AB125])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Scan FOV (cm)</text:p>
          </table:table-cell>
          <table:table-cell table:style-name="ce312"/>
          <table:table-cell table:style-name="ce317" table:formula="of:=IF([Sheet1.AB83]&lt;&gt;[Sheet1.AD83];&quot;Change&quot;;&quot;&quot;)">
            <text:p/>
          </table:table-cell>
          <table:table-cell table:style-name="ce321" table:formula="of:=IF([Sheet1.S77]=&quot;&quot;;&quot;&quot;;[Sheet1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Pitch</text:p>
          </table:table-cell>
          <table:table-cell table:style-name="ce47" table:formula="of:=IF([Sheet1.Q84]=&quot;&quot;;&quot;&quot;;[Sheet1.Q84])">
            <text:p/>
          </table:table-cell>
          <table:table-cell table:style-name="ce78" table:formula="of:=IF([Sheet1.R84]=&quot;&quot;;&quot;&quot;;[Sheet1.R84])">
            <text:p/>
          </table:table-cell>
          <table:table-cell table:style-name="ce78" table:formula="of:=IF([Sheet1.S84]=&quot;&quot;;&quot;&quot;;[Sheet1.S84])">
            <text:p/>
          </table:table-cell>
          <table:table-cell table:style-name="ce78" table:formula="of:=IF([Sheet1.T84]=&quot;&quot;;&quot;&quot;;[Sheet1.T84])">
            <text:p/>
          </table:table-cell>
          <table:table-cell table:style-name="ce83" table:formula="of:=IF([Sheet1.U84]=&quot;&quot;;&quot;&quot;;[Sheet1.U84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Pitch</text:p>
          </table:table-cell>
          <table:table-cell table:style-name="ce202" table:formula="of:=IF([Sheet1.Q103]&lt;&gt;&quot;&quot;;[Sheet1.Q103];IF([Sheet1.AB54]=&quot;&quot;;&quot;&quot;;[Sheet1.AB54]))">
            <text:p/>
          </table:table-cell>
          <table:table-cell table:style-name="ce202" table:formula="of:=IF([Sheet1.R103]&lt;&gt;&quot;&quot;;[Sheet1.R103];IF([Sheet1.AB72]=&quot;&quot;;&quot;&quot;;[Sheet1.AB72]))">
            <text:p/>
          </table:table-cell>
          <table:table-cell table:style-name="ce202" table:formula="of:=IF([Sheet1.S103]&lt;&gt;&quot;&quot;;[Sheet1.S103];IF([Sheet1.AB90]=&quot;&quot;;&quot;&quot;;[Sheet1.AB90]))">
            <text:p/>
          </table:table-cell>
          <table:table-cell table:style-name="ce202" table:formula="of:=IF([Sheet1.T103]&lt;&gt;&quot;&quot;;[Sheet1.T103];IF([Sheet1.AB108]=&quot;&quot;;&quot;&quot;;[Sheet1.AB108]))">
            <text:p/>
          </table:table-cell>
          <table:table-cell table:style-name="ce202" table:formula="of:=IF([Sheet1.U103]&lt;&gt;&quot;&quot;;[Sheet1.U103];IF([Sheet1.AB126]=&quot;&quot;;&quot;&quot;;[Sheet1.AB126])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Display FOV (cm)</text:p>
          </table:table-cell>
          <table:table-cell table:style-name="ce312"/>
          <table:table-cell table:style-name="ce317" table:formula="of:=IF([Sheet1.AB84]&lt;&gt;[Sheet1.AD84];&quot;Change&quot;;&quot;&quot;)">
            <text:p/>
          </table:table-cell>
          <table:table-cell table:style-name="ce321" table:formula="of:=IF([Sheet1.S78]=&quot;&quot;;&quot;&quot;;[Sheet1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Recon scan width (mm)</text:p>
          </table:table-cell>
          <table:table-cell table:style-name="ce47" table:formula="of:=IF([Sheet1.Q85]=&quot;&quot;;&quot;&quot;;[Sheet1.Q85])">
            <text:p/>
          </table:table-cell>
          <table:table-cell table:style-name="ce78" table:formula="of:=IF([Sheet1.R85]=&quot;&quot;;&quot;&quot;;[Sheet1.R85])">
            <text:p/>
          </table:table-cell>
          <table:table-cell table:style-name="ce78" table:formula="of:=IF([Sheet1.S85]=&quot;&quot;;&quot;&quot;;[Sheet1.S85])">
            <text:p/>
          </table:table-cell>
          <table:table-cell table:style-name="ce78" table:formula="of:=IF([Sheet1.T85]=&quot;&quot;;&quot;&quot;;[Sheet1.T85])">
            <text:p/>
          </table:table-cell>
          <table:table-cell table:style-name="ce83" table:formula="of:=IF([Sheet1.U85]=&quot;&quot;;&quot;&quot;;[Sheet1.U85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Recon scan width (mm)</text:p>
          </table:table-cell>
          <table:table-cell table:style-name="ce202" table:formula="of:=IF([Sheet1.Q104]&lt;&gt;&quot;&quot;;[Sheet1.Q104];IF([Sheet1.AB55]=&quot;&quot;;&quot;&quot;;[Sheet1.AB55]))">
            <text:p/>
          </table:table-cell>
          <table:table-cell table:style-name="ce202" table:formula="of:=IF([Sheet1.R104]&lt;&gt;&quot;&quot;;[Sheet1.R104];IF([Sheet1.AB73]=&quot;&quot;;&quot;&quot;;[Sheet1.AB73]))">
            <text:p/>
          </table:table-cell>
          <table:table-cell table:style-name="ce202" table:formula="of:=IF([Sheet1.S104]&lt;&gt;&quot;&quot;;[Sheet1.S104];IF([Sheet1.AB91]=&quot;&quot;;&quot;&quot;;[Sheet1.AB91]))">
            <text:p/>
          </table:table-cell>
          <table:table-cell table:style-name="ce202" table:formula="of:=IF([Sheet1.T104]&lt;&gt;&quot;&quot;;[Sheet1.T104];IF([Sheet1.AB109]=&quot;&quot;;&quot;&quot;;[Sheet1.AB109]))">
            <text:p/>
          </table:table-cell>
          <table:table-cell table:style-name="ce202" table:formula="of:=IF([Sheet1.U104]&lt;&gt;&quot;&quot;;[Sheet1.U104];IF([Sheet1.AB127]=&quot;&quot;;&quot;&quot;;[Sheet1.AB127])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Reconstruction Algorithm</text:p>
          </table:table-cell>
          <table:table-cell table:style-name="ce312"/>
          <table:table-cell table:style-name="ce317" table:formula="of:=IF([Sheet1.AB85]&lt;&gt;[Sheet1.AD85];&quot;Change&quot;;&quot;&quot;)">
            <text:p/>
          </table:table-cell>
          <table:table-cell table:style-name="ce321" table:formula="of:=IF([Sheet1.S79]=&quot;&quot;;&quot;&quot;;[Sheet1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Recon scan interval (mm)</text:p>
          </table:table-cell>
          <table:table-cell table:style-name="ce47" table:formula="of:=IF([Sheet1.Q86]=&quot;&quot;;&quot;&quot;;[Sheet1.Q86])">
            <text:p/>
          </table:table-cell>
          <table:table-cell table:style-name="ce78" table:formula="of:=IF([Sheet1.R86]=&quot;&quot;;&quot;&quot;;[Sheet1.R86])">
            <text:p/>
          </table:table-cell>
          <table:table-cell table:style-name="ce78" table:formula="of:=IF([Sheet1.S86]=&quot;&quot;;&quot;&quot;;[Sheet1.S86])">
            <text:p/>
          </table:table-cell>
          <table:table-cell table:style-name="ce78" table:formula="of:=IF([Sheet1.T86]=&quot;&quot;;&quot;&quot;;[Sheet1.T86])">
            <text:p/>
          </table:table-cell>
          <table:table-cell table:style-name="ce83" table:formula="of:=IF([Sheet1.U86]=&quot;&quot;;&quot;&quot;;[Sheet1.U86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Recon scan interval (mm)</text:p>
          </table:table-cell>
          <table:table-cell table:style-name="ce202" table:formula="of:=IF([Sheet1.Q105]&lt;&gt;&quot;&quot;;[Sheet1.Q105];IF([Sheet1.AB56]=&quot;&quot;;&quot;&quot;;[Sheet1.AB56]))">
            <text:p/>
          </table:table-cell>
          <table:table-cell table:style-name="ce202" table:formula="of:=IF([Sheet1.R105]&lt;&gt;&quot;&quot;;[Sheet1.R105];IF([Sheet1.AB74]=&quot;&quot;;&quot;&quot;;[Sheet1.AB74]))">
            <text:p/>
          </table:table-cell>
          <table:table-cell table:style-name="ce202" table:formula="of:=IF([Sheet1.S105]&lt;&gt;&quot;&quot;;[Sheet1.S105];IF([Sheet1.AB92]=&quot;&quot;;&quot;&quot;;[Sheet1.AB92]))">
            <text:p/>
          </table:table-cell>
          <table:table-cell table:style-name="ce202" table:formula="of:=IF([Sheet1.T105]&lt;&gt;&quot;&quot;;[Sheet1.T105];IF([Sheet1.AB110]=&quot;&quot;;&quot;&quot;;[Sheet1.AB110]))">
            <text:p/>
          </table:table-cell>
          <table:table-cell table:style-name="ce202" table:formula="of:=IF([Sheet1.U105]&lt;&gt;&quot;&quot;;[Sheet1.U105];IF([Sheet1.AB128]=&quot;&quot;;&quot;&quot;;[Sheet1.AB128])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Axial/Helical</text:p>
          </table:table-cell>
          <table:table-cell table:style-name="ce312"/>
          <table:table-cell table:style-name="ce317" table:formula="of:=IF([Sheet1.AB86]&lt;&gt;[Sheet1.AD86];&quot;Change&quot;;&quot;&quot;)">
            <text:p/>
          </table:table-cell>
          <table:table-cell table:style-name="ce321" table:formula="of:=IF([Sheet1.S80]=&quot;&quot;;&quot;&quot;;[Sheet1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Dose reduction techniques</text:p>
          </table:table-cell>
          <table:table-cell table:style-name="ce47" table:formula="of:=IF([Sheet1.Q87]=&quot;&quot;;&quot;&quot;;[Sheet1.Q87])">
            <text:p/>
          </table:table-cell>
          <table:table-cell table:style-name="ce78" table:formula="of:=IF([Sheet1.R87]=&quot;&quot;;&quot;&quot;;[Sheet1.R87])">
            <text:p/>
          </table:table-cell>
          <table:table-cell table:style-name="ce78" table:formula="of:=IF([Sheet1.S87]=&quot;&quot;;&quot;&quot;;[Sheet1.S87])">
            <text:p/>
          </table:table-cell>
          <table:table-cell table:style-name="ce78" table:formula="of:=IF([Sheet1.T87]=&quot;&quot;;&quot;&quot;;[Sheet1.T87])">
            <text:p/>
          </table:table-cell>
          <table:table-cell table:style-name="ce83" table:formula="of:=IF([Sheet1.U87]=&quot;&quot;;&quot;&quot;;[Sheet1.U87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Dose reduction techniques</text:p>
          </table:table-cell>
          <table:table-cell table:style-name="ce202" table:formula="of:=IF([Sheet1.Q106]&lt;&gt;&quot;&quot;;[Sheet1.Q106];IF([Sheet1.AB57]=&quot;&quot;;&quot;&quot;;[Sheet1.AB57]))">
            <text:p/>
          </table:table-cell>
          <table:table-cell table:style-name="ce202" table:formula="of:=IF([Sheet1.R106]&lt;&gt;&quot;&quot;;[Sheet1.R106];IF([Sheet1.AB75]=&quot;&quot;;&quot;&quot;;[Sheet1.AB75]))">
            <text:p/>
          </table:table-cell>
          <table:table-cell table:style-name="ce202" table:formula="of:=IF([Sheet1.S106]&lt;&gt;&quot;&quot;;[Sheet1.S106];IF([Sheet1.AB93]=&quot;&quot;;&quot;&quot;;[Sheet1.AB93]))">
            <text:p/>
          </table:table-cell>
          <table:table-cell table:style-name="ce202" table:formula="of:=IF([Sheet1.T106]&lt;&gt;&quot;&quot;;[Sheet1.T106];IF([Sheet1.AB111]=&quot;&quot;;&quot;&quot;;[Sheet1.AB111]))">
            <text:p/>
          </table:table-cell>
          <table:table-cell table:style-name="ce202" table:formula="of:=IF([Sheet1.U106]&lt;&gt;&quot;&quot;;[Sheet1.U106];IF([Sheet1.AB129]=&quot;&quot;;&quot;&quot;;[Sheet1.AB129])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Z-Axis collimation</text:p>
          </table:table-cell>
          <table:table-cell table:style-name="ce312"/>
          <table:table-cell table:style-name="ce317" table:formula="of:=IF([Sheet1.AB87]&lt;&gt;[Sheet1.AD87];&quot;Change&quot;;&quot;&quot;)">
            <text:p/>
          </table:table-cell>
          <table:table-cell table:style-name="ce321" table:formula="of:=IF([Sheet1.S81]=&quot;&quot;;&quot;&quot;;[Sheet1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Indiated CTDIvol (mGy)</text:p>
          </table:table-cell>
          <table:table-cell table:style-name="ce48" table:formula="of:=IF([Sheet1.Q88]=&quot;&quot;;&quot;&quot;;[Sheet1.Q88])">
            <text:p/>
          </table:table-cell>
          <table:table-cell table:style-name="ce79" table:formula="of:=IF([Sheet1.R88]=&quot;&quot;;&quot;&quot;;[Sheet1.R88])">
            <text:p/>
          </table:table-cell>
          <table:table-cell table:style-name="ce79" table:formula="of:=IF([Sheet1.S88]=&quot;&quot;;&quot;&quot;;[Sheet1.S88])">
            <text:p/>
          </table:table-cell>
          <table:table-cell table:style-name="ce79" table:formula="of:=IF([Sheet1.T88]=&quot;&quot;;&quot;&quot;;[Sheet1.T88])">
            <text:p/>
          </table:table-cell>
          <table:table-cell table:style-name="ce84" table:formula="of:=IF([Sheet1.U88]=&quot;&quot;;&quot;&quot;;[Sheet1.U88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Indiated CTDIvol (mGy)</text:p>
          </table:table-cell>
          <table:table-cell table:style-name="ce202" table:formula="of:=IF([Sheet1.Q107]&lt;&gt;&quot;&quot;;[Sheet1.Q107];IF([Sheet1.AB58]=&quot;&quot;;&quot;&quot;;[Sheet1.AB58]))">
            <text:p/>
          </table:table-cell>
          <table:table-cell table:style-name="ce202" table:formula="of:=IF([Sheet1.R107]&lt;&gt;&quot;&quot;;[Sheet1.R107];IF([Sheet1.AB76]=&quot;&quot;;&quot;&quot;;[Sheet1.AB76]))">
            <text:p/>
          </table:table-cell>
          <table:table-cell table:style-name="ce202" table:formula="of:=IF([Sheet1.S107]&lt;&gt;&quot;&quot;;[Sheet1.S107];IF([Sheet1.AB94]=&quot;&quot;;&quot;&quot;;[Sheet1.AB94]))">
            <text:p/>
          </table:table-cell>
          <table:table-cell table:style-name="ce202" table:formula="of:=IF([Sheet1.T107]&lt;&gt;&quot;&quot;;[Sheet1.T107];IF([Sheet1.AB112]=&quot;&quot;;&quot;&quot;;[Sheet1.AB112]))">
            <text:p/>
          </table:table-cell>
          <table:table-cell table:style-name="ce202" table:formula="of:=IF([Sheet1.U107]&lt;&gt;&quot;&quot;;[Sheet1.U107];IF([Sheet1.AB130]=&quot;&quot;;&quot;&quot;;[Sheet1.AB130])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# of channels</text:p>
          </table:table-cell>
          <table:table-cell table:style-name="ce312"/>
          <table:table-cell table:style-name="ce317" table:formula="of:=IF([Sheet1.AB88]&lt;&gt;[Sheet1.AD88];&quot;Change&quot;;&quot;&quot;)">
            <text:p/>
          </table:table-cell>
          <table:table-cell table:style-name="ce321" table:formula="of:=IF([Sheet1.S82]=&quot;&quot;;&quot;&quot;;[Sheet1.S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7" table:number-columns-repeated="10"/>
          <table:table-cell table:style-name="ce152"/>
          <table:table-cell/>
          <table:table-cell table:style-name="ce167"/>
          <table:table-cell table:style-name="ce21"/>
          <table:table-cell table:style-name="ce204" office:value-type="string" calcext:value-type="string" table:number-columns-spanned="3" table:number-rows-spanned="1">
            <text:p>Adult</text:p>
          </table:table-cell>
          <table:covered-table-cell table:number-columns-repeated="2" table:style-name="ce234"/>
          <table:table-cell table:style-name="ce269" office:value-type="string" calcext:value-type="string" table:number-columns-spanned="2" table:number-rows-spanned="1">
            <text:p>Pediatric</text:p>
          </table:table-cell>
          <table:covered-table-cell table:style-name="ce21"/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Table Increment/speed</text:p>
          </table:table-cell>
          <table:table-cell table:style-name="ce312"/>
          <table:table-cell table:style-name="ce317" table:formula="of:=IF([Sheet1.AB89]&lt;&gt;[Sheet1.AD89];&quot;Change&quot;;&quot;&quot;)">
            <text:p/>
          </table:table-cell>
          <table:table-cell table:style-name="ce321" table:formula="of:=IF([Sheet1.S83]=&quot;&quot;;&quot;&quot;;[Sheet1.S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8" office:value-type="string" calcext:value-type="string">
            <text:p>CTDI Measurements</text:p>
          </table:table-cell>
          <table:table-cell table:number-columns-repeated="9"/>
          <table:table-cell table:style-name="ce145"/>
          <table:table-cell/>
          <table:table-cell table:style-name="ce167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Pitch</text:p>
          </table:table-cell>
          <table:table-cell table:style-name="ce312"/>
          <table:table-cell table:style-name="ce317" table:formula="of:=IF([Sheet1.AB90]&lt;&gt;[Sheet1.AD90];&quot;Change&quot;;&quot;&quot;)">
            <text:p/>
          </table:table-cell>
          <table:table-cell table:style-name="ce321" table:formula="of:=IF([Sheet1.S84]=&quot;&quot;;&quot;&quot;;[Sheet1.S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5"/>
          <table:table-cell table:style-name="ce65" office:value-type="string" calcext:value-type="string" table:number-columns-spanned="3" table:number-rows-spanned="1">
            <text:p>Adult</text:p>
          </table:table-cell>
          <table:covered-table-cell table:style-name="ce91"/>
          <table:covered-table-cell table:style-name="ce105"/>
          <table:table-cell table:style-name="ce118" office:value-type="string" calcext:value-type="string" table:number-columns-spanned="2" table:number-rows-spanned="1">
            <text:p>Pediatric</text:p>
          </table:table-cell>
          <table:covered-table-cell table:style-name="ce127"/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kVp</text:p>
          </table:table-cell>
          <table:table-cell table:style-name="ce205" table:number-columns-repeated="5"/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Recon scan width (mm)</text:p>
          </table:table-cell>
          <table:table-cell table:style-name="ce312"/>
          <table:table-cell table:style-name="ce317" table:formula="of:=IF([Sheet1.AB91]&lt;&gt;[Sheet1.AD91];&quot;Change&quot;;&quot;&quot;)">
            <text:p/>
          </table:table-cell>
          <table:table-cell table:style-name="ce321" table:formula="of:=IF([Sheet1.S85]=&quot;&quot;;&quot;&quot;;[Sheet1.S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5"/>
          <table:table-cell table:style-name="ce66" office:value-type="string" calcext:value-type="string">
            <text:p>Abdomen</text:p>
          </table:table-cell>
          <table:table-cell table:style-name="ce92" office:value-type="string" calcext:value-type="string">
            <text:p>Chest</text:p>
          </table:table-cell>
          <table:table-cell table:style-name="ce106" office:value-type="string" calcext:value-type="string">
            <text:p>Head</text:p>
          </table:table-cell>
          <table:table-cell table:style-name="ce92" office:value-type="string" calcext:value-type="string">
            <text:p>Abdomen</text:p>
          </table:table-cell>
          <table:table-cell table:style-name="ce106" office:value-type="string" calcext:value-type="string">
            <text:p>Head</text:p>
          </table:table-cell>
          <table:table-cell table:style-name="ce132" office:value-type="string" calcext:value-type="string">
            <text:p>Criteria:</text:p>
          </table:table-cell>
          <table:table-cell/>
          <table:table-cell table:style-name="ce145"/>
          <table:table-cell/>
          <table:table-cell table:style-name="ce167"/>
          <table:table-cell table:style-name="ce187" office:value-type="string" calcext:value-type="string">
            <text:p>mA</text:p>
          </table:table-cell>
          <table:table-cell table:style-name="ce206" table:formula="of:=IF(OR([Sheet1.Q93]=&quot;&quot;;[Sheet1.Q95]=&quot;&quot;);&quot;&quot;;[Sheet1.Q93]/[Sheet1.Q95])">
            <text:p/>
          </table:table-cell>
          <table:table-cell table:style-name="ce206" table:formula="of:=IF(OR([Sheet1.R93]=&quot;&quot;;[Sheet1.R95]=&quot;&quot;);&quot;&quot;;[Sheet1.R93]/[Sheet1.R95])">
            <text:p/>
          </table:table-cell>
          <table:table-cell table:style-name="ce206" table:formula="of:=IF(OR([Sheet1.S93]=&quot;&quot;;[Sheet1.S95]=&quot;&quot;);&quot;&quot;;[Sheet1.S93]/[Sheet1.S95])">
            <text:p/>
          </table:table-cell>
          <table:table-cell table:style-name="ce206" table:formula="of:=IF(OR([Sheet1.T93]=&quot;&quot;;[Sheet1.T95]=&quot;&quot;);&quot;&quot;;[Sheet1.T93]/[Sheet1.T95])">
            <text:p/>
          </table:table-cell>
          <table:table-cell table:style-name="ce206" table:formula="of:=IF(OR([Sheet1.U93]=&quot;&quot;;[Sheet1.U95]=&quot;&quot;);&quot;&quot;;[Sheet1.U93]/[Sheet1.U95]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Recon scan interval (mm)</text:p>
          </table:table-cell>
          <table:table-cell table:style-name="ce312"/>
          <table:table-cell table:style-name="ce317" table:formula="of:=IF([Sheet1.AB92]&lt;&gt;[Sheet1.AD92];&quot;Change&quot;;&quot;&quot;)">
            <text:p/>
          </table:table-cell>
          <table:table-cell table:style-name="ce321" table:formula="of:=IF([Sheet1.S86]=&quot;&quot;;&quot;&quot;;[Sheet1.S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1"/>
          <table:table-cell table:style-name="ce35" office:value-type="string" calcext:value-type="string">
            <text:p>Indicated CTDIvol (mGy):</text:p>
          </table:table-cell>
          <table:table-cell table:style-name="ce67" table:formula="of:=IF([Sheet1.F88]=&quot;&quot;;&quot;&quot;;[Sheet1.F88])">
            <text:p/>
          </table:table-cell>
          <table:table-cell table:style-name="ce93" table:formula="of:=IF([Sheet1.G88]=&quot;&quot;;&quot;&quot;;[Sheet1.G88])">
            <text:p/>
          </table:table-cell>
          <table:table-cell table:style-name="ce107" table:formula="of:=IF([Sheet1.H88]=&quot;&quot;;&quot;&quot;;[Sheet1.H88])">
            <text:p/>
          </table:table-cell>
          <table:table-cell table:style-name="ce93" table:formula="of:=IF([Sheet1.I88]=&quot;&quot;;&quot;&quot;;[Sheet1.I88])">
            <text:p/>
          </table:table-cell>
          <table:table-cell table:style-name="ce107" table:formula="of:=IF([Sheet1.J88]=&quot;&quot;;&quot;&quot;;[Sheet1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45"/>
          <table:table-cell/>
          <table:table-cell table:style-name="ce167"/>
          <table:table-cell table:style-name="ce187" office:value-type="string" calcext:value-type="string">
            <text:p>mAs</text:p>
          </table:table-cell>
          <table:table-cell table:style-name="ce205" table:formula="of:=IF(OR([Sheet1.Q94]=&quot;&quot;;[Sheet1.Q103]=&quot;&quot;);&quot;&quot;;[Sheet1.Q94]*[Sheet1.Q103])">
            <text:p/>
          </table:table-cell>
          <table:table-cell table:style-name="ce205" table:formula="of:=IF(OR([Sheet1.R94]=&quot;&quot;;[Sheet1.R103]=&quot;&quot;);&quot;&quot;;[Sheet1.R94]*[Sheet1.R103])">
            <text:p/>
          </table:table-cell>
          <table:table-cell table:style-name="ce205" table:formula="of:=IF(OR([Sheet1.S94]=&quot;&quot;;[Sheet1.S103]=&quot;&quot;);&quot;&quot;;[Sheet1.S94]*[Sheet1.S103])">
            <text:p/>
          </table:table-cell>
          <table:table-cell table:style-name="ce205" table:formula="of:=IF(OR([Sheet1.T94]=&quot;&quot;;[Sheet1.T103]=&quot;&quot;);&quot;&quot;;[Sheet1.T94]*[Sheet1.T103])">
            <text:p/>
          </table:table-cell>
          <table:table-cell table:style-name="ce205" table:formula="of:=IF(OR([Sheet1.U94]=&quot;&quot;;[Sheet1.U103]=&quot;&quot;);&quot;&quot;;[Sheet1.U94]*[Sheet1.U103]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Dose reduction techniques</text:p>
          </table:table-cell>
          <table:table-cell table:style-name="ce312"/>
          <table:table-cell table:style-name="ce317" table:formula="of:=IF([Sheet1.AB93]&lt;&gt;[Sheet1.AD93];&quot;Change&quot;;&quot;&quot;)">
            <text:p/>
          </table:table-cell>
          <table:table-cell table:style-name="ce321" table:formula="of:=IF([Sheet1.S87]=&quot;&quot;;&quot;&quot;;[Sheet1.S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34" office:value-type="string" calcext:value-type="string" table:number-columns-spanned="2" table:number-rows-spanned="3">
            <text:p>CTDIvol Measured (mGy)</text:p>
          </table:table-cell>
          <table:covered-table-cell table:style-name="ce15" office:value-type="string" calcext:value-type="string">
            <text:p>CTDIvol Measured (mGy)</text:p>
          </table:covered-table-cell>
          <table:table-cell table:style-name="ce68" table:formula="of:=IF([Sheet1.Q115]=&quot;&quot;;&quot;&quot;;[Sheet1.Q115])">
            <text:p/>
          </table:table-cell>
          <table:table-cell table:style-name="ce94" table:formula="of:=IF([Sheet1.R115]=&quot;&quot;;&quot;&quot;;[Sheet1.R115])">
            <text:p/>
          </table:table-cell>
          <table:table-cell table:style-name="ce108" table:formula="of:=IF([Sheet1.S115]=&quot;&quot;;&quot;&quot;;[Sheet1.S115])">
            <text:p/>
          </table:table-cell>
          <table:table-cell table:style-name="ce94" table:formula="of:=IF([Sheet1.T115]=&quot;&quot;;&quot;&quot;;[Sheet1.T115])">
            <text:p/>
          </table:table-cell>
          <table:table-cell table:style-name="ce108" table:formula="of:=IF([Sheet1.U115]=&quot;&quot;;&quot;&quot;;[Sheet1.U115])">
            <text:p/>
          </table:table-cell>
          <table:table-cell table:style-name="Default"/>
          <table:table-cell table:style-name="ce139" office:value-type="string" calcext:value-type="string">
            <text:p>Reference</text:p>
          </table:table-cell>
          <table:table-cell table:style-name="ce153" office:value-type="string" calcext:value-type="string">
            <text:p>Pass/Fail</text:p>
          </table:table-cell>
          <table:table-cell/>
          <table:table-cell table:style-name="ce167"/>
          <table:table-cell table:style-name="ce187" office:value-type="string" calcext:value-type="string">
            <text:p>Eff mAs</text:p>
          </table:table-cell>
          <table:table-cell table:style-name="ce205" table:number-columns-repeated="5"/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Indiated CTDIvol (mGy)</text:p>
          </table:table-cell>
          <table:table-cell table:style-name="ce312"/>
          <table:table-cell table:style-name="ce317" table:formula="of:=IF([Sheet1.AB94]&lt;&gt;[Sheet1.AD94];&quot;Change&quot;;&quot;&quot;)">
            <text:p/>
          </table:table-cell>
          <table:table-cell table:style-name="ce321" table:formula="of:=IF([Sheet1.S88]=&quot;&quot;;&quot;&quot;;[Sheet1.S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1"/>
          <table:covered-table-cell table:style-name="ce15"/>
          <table:table-cell table:style-name="ce69" table:formula="of:=IF([Sheet1.Q116]=&quot;&quot;;&quot;&quot;;[Sheet1.Q116])">
            <text:p/>
          </table:table-cell>
          <table:table-cell table:style-name="ce95" table:formula="of:=IF([Sheet1.R116]=&quot;&quot;;&quot;&quot;;[Sheet1.R116])">
            <text:p/>
          </table:table-cell>
          <table:table-cell table:style-name="ce109" table:formula="of:=IF([Sheet1.S116]=&quot;&quot;;&quot;&quot;;[Sheet1.S116])">
            <text:p/>
          </table:table-cell>
          <table:table-cell table:style-name="ce95" table:formula="of:=IF([Sheet1.T116]=&quot;&quot;;&quot;&quot;;[Sheet1.T116])">
            <text:p/>
          </table:table-cell>
          <table:table-cell table:style-name="ce109" table:formula="of:=IF([Sheet1.U116]=&quot;&quot;;&quot;&quot;;[Sheet1.U116])">
            <text:p/>
          </table:table-cell>
          <table:table-cell table:style-name="Default"/>
          <table:table-cell table:style-name="ce140" office:value-type="string" calcext:value-type="string">
            <text:p>(mGy)</text:p>
          </table:table-cell>
          <table:table-cell table:style-name="ce154" office:value-type="string" calcext:value-type="string">
            <text:p>(mGy)</text:p>
          </table:table-cell>
          <table:table-cell/>
          <table:table-cell table:style-name="ce167"/>
          <table:table-cell table:style-name="ce187" office:value-type="string" calcext:value-type="string">
            <text:p>Time/rotation (s)</text:p>
          </table:table-cell>
          <table:table-cell table:style-name="ce205" table:number-columns-repeated="5"/>
          <table:table-cell table:number-columns-repeated="3"/>
          <table:table-cell table:style-name="ce301"/>
          <table:table-cell/>
          <table:table-cell table:style-name="ce49" office:value-type="string" calcext:value-type="string">
            <text:p>Ped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1"/>
          <table:covered-table-cell table:style-name="ce15"/>
          <table:table-cell table:style-name="ce52" table:formula="of:=IF([Sheet1.Q117]=&quot;&quot;;&quot;&quot;;[Sheet1.Q117])">
            <text:p/>
          </table:table-cell>
          <table:table-cell table:style-name="ce81" table:formula="of:=IF([Sheet1.R117]=&quot;&quot;;&quot;&quot;;[Sheet1.R117])">
            <text:p/>
          </table:table-cell>
          <table:table-cell table:style-name="ce110" table:formula="of:=IF([Sheet1.S117]=&quot;&quot;;&quot;&quot;;[Sheet1.S117])">
            <text:p/>
          </table:table-cell>
          <table:table-cell table:style-name="ce81" table:formula="of:=IF([Sheet1.T117]=&quot;&quot;;&quot;&quot;;[Sheet1.T117])">
            <text:p/>
          </table:table-cell>
          <table:table-cell table:style-name="ce110" table:formula="of:=IF([Sheet1.U117]=&quot;&quot;;&quot;&quot;;[Sheet1.U117])">
            <text:p/>
          </table:table-cell>
          <table:table-cell table:style-name="ce133" office:value-type="string" calcext:value-type="string">
            <text:p>Adult Body:</text:p>
          </table:table-cell>
          <table:table-cell table:style-name="ce141" office:value-type="float" office:value="25" calcext:value-type="float">
            <text:p>25</text:p>
          </table:table-cell>
          <table:table-cell table:style-name="ce155" office:value-type="float" office:value="30" calcext:value-type="float">
            <text:p>30</text:p>
          </table:table-cell>
          <table:table-cell/>
          <table:table-cell table:style-name="ce167"/>
          <table:table-cell table:style-name="ce187" office:value-type="string" calcext:value-type="string">
            <text:p>Scan FOV (cm)</text:p>
          </table:table-cell>
          <table:table-cell table:style-name="ce205" table:number-columns-repeated="5"/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kVp</text:p>
          </table:table-cell>
          <table:table-cell table:style-name="ce312"/>
          <table:table-cell table:style-name="ce317" table:formula="of:=IF([Sheet1.AB96]&lt;&gt;[Sheet1.AD96];&quot;Change&quot;;&quot;&quot;)">
            <text:p/>
          </table:table-cell>
          <table:table-cell table:style-name="ce321" table:formula="of:=IF([Sheet1.T72]=&quot;&quot;;&quot;&quot;;[Sheet1.T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1"/>
          <table:table-cell table:style-name="ce35" office:value-type="string" calcext:value-type="string">
            <text:p>Average CTDIvol:</text:p>
          </table:table-cell>
          <table:table-cell table:style-name="ce70" table:formula="of:=IF([Sheet1.Q118]=&quot;&quot;;&quot;&quot;;[Sheet1.Q118])">
            <text:p/>
          </table:table-cell>
          <table:table-cell table:style-name="ce96" table:formula="of:=IF([Sheet1.R118]=&quot;&quot;;&quot;&quot;;[Sheet1.R118])">
            <text:p/>
          </table:table-cell>
          <table:table-cell table:style-name="ce111" table:formula="of:=IF([Sheet1.S118]=&quot;&quot;;&quot;&quot;;[Sheet1.S118])">
            <text:p/>
          </table:table-cell>
          <table:table-cell table:style-name="ce119" table:formula="of:=IF([Sheet1.T118]=&quot;&quot;;&quot;&quot;;[Sheet1.T118])">
            <text:p/>
          </table:table-cell>
          <table:table-cell table:style-name="ce128" table:formula="of:=IF([Sheet1.U118]=&quot;&quot;;&quot;&quot;;[Sheet1.U118])">
            <text:p/>
          </table:table-cell>
          <table:table-cell table:style-name="ce134" office:value-type="string" calcext:value-type="string">
            <text:p>Adult Head:</text:p>
          </table:table-cell>
          <table:table-cell table:style-name="ce142" office:value-type="float" office:value="75" calcext:value-type="float">
            <text:p>75</text:p>
          </table:table-cell>
          <table:table-cell table:style-name="ce156" office:value-type="float" office:value="80" calcext:value-type="float">
            <text:p>80</text:p>
          </table:table-cell>
          <table:table-cell/>
          <table:table-cell table:style-name="ce167"/>
          <table:table-cell table:style-name="ce187" office:value-type="string" calcext:value-type="string">
            <text:p>Display FOV (cm)</text:p>
          </table:table-cell>
          <table:table-cell table:style-name="ce205" table:number-columns-repeated="5"/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mA</text:p>
          </table:table-cell>
          <table:table-cell table:style-name="ce312"/>
          <table:table-cell table:style-name="ce317" table:formula="of:=IF([Sheet1.AB97]&lt;&gt;[Sheet1.AD97];&quot;Change&quot;;&quot;&quot;)">
            <text:p/>
          </table:table-cell>
          <table:table-cell table:style-name="ce321" table:formula="of:=IF([Sheet1.T73]=&quot;&quot;;&quot;&quot;;[Sheet1.T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1"/>
          <table:table-cell table:style-name="ce35" office:value-type="string" calcext:value-type="string">
            <text:p>Phantom size indicated (cm)</text:p>
          </table:table-cell>
          <table:table-cell table:style-name="ce71" table:formula="of:=IF([Sheet1.Q119]=&quot;&quot;;&quot;&quot;;[Sheet1.Q119])">
            <text:p/>
          </table:table-cell>
          <table:table-cell table:style-name="ce97" table:formula="of:=IF([Sheet1.R119]=&quot;&quot;;&quot;&quot;;[Sheet1.R119])">
            <text:p/>
          </table:table-cell>
          <table:table-cell table:style-name="ce112" table:formula="of:=IF([Sheet1.S119]=&quot;&quot;;&quot;&quot;;[Sheet1.S119])">
            <text:p/>
          </table:table-cell>
          <table:table-cell table:style-name="ce97" table:formula="of:=IF([Sheet1.T119]=&quot;&quot;;&quot;&quot;;[Sheet1.T119])">
            <text:p/>
          </table:table-cell>
          <table:table-cell table:style-name="ce112" table:formula="of:=IF([Sheet1.U119]=&quot;&quot;;&quot;&quot;;[Sheet1.U119])">
            <text:p/>
          </table:table-cell>
          <table:table-cell table:style-name="ce134" office:value-type="string" calcext:value-type="string">
            <text:p>Pediatric Body:</text:p>
          </table:table-cell>
          <table:table-cell table:style-name="ce142" office:value-type="float" office:value="15" calcext:value-type="float">
            <text:p>15</text:p>
          </table:table-cell>
          <table:table-cell table:style-name="ce156" office:value-type="float" office:value="20" calcext:value-type="float">
            <text:p>20</text:p>
          </table:table-cell>
          <table:table-cell/>
          <table:table-cell table:style-name="ce167"/>
          <table:table-cell table:style-name="ce187" office:value-type="string" calcext:value-type="string">
            <text:p>Reconstruction Algorithm</text:p>
          </table:table-cell>
          <table:table-cell table:style-name="ce205" table:number-columns-repeated="5"/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mAs</text:p>
          </table:table-cell>
          <table:table-cell table:style-name="ce312"/>
          <table:table-cell table:style-name="ce317" table:formula="of:=IF([Sheet1.AB98]&lt;&gt;[Sheet1.AD98];&quot;Change&quot;;&quot;&quot;)">
            <text:p/>
          </table:table-cell>
          <table:table-cell table:style-name="ce321" table:formula="of:=IF([Sheet1.T74]=&quot;&quot;;&quot;&quot;;[Sheet1.T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Phantom size used (cm)</text:p>
          </table:table-cell>
          <table:table-cell table:style-name="ce48" table:formula="of:=IF([Sheet1.Q120]=&quot;&quot;;&quot;&quot;;[Sheet1.Q120])">
            <text:p/>
          </table:table-cell>
          <table:table-cell table:style-name="ce79" table:formula="of:=IF([Sheet1.R120]=&quot;&quot;;&quot;&quot;;[Sheet1.R120])">
            <text:p/>
          </table:table-cell>
          <table:table-cell table:style-name="ce84" table:formula="of:=IF([Sheet1.S120]=&quot;&quot;;&quot;&quot;;[Sheet1.S120])">
            <text:p/>
          </table:table-cell>
          <table:table-cell table:style-name="ce79" table:formula="of:=IF([Sheet1.T120]=&quot;&quot;;&quot;&quot;;[Sheet1.T120])">
            <text:p/>
          </table:table-cell>
          <table:table-cell table:style-name="ce84" table:formula="of:=IF([Sheet1.U120]=&quot;&quot;;&quot;&quot;;[Sheet1.U120])">
            <text:p/>
          </table:table-cell>
          <table:table-cell table:style-name="ce135" office:value-type="string" calcext:value-type="string">
            <text:p>Pediatric Head:</text:p>
          </table:table-cell>
          <table:table-cell table:style-name="ce143" office:value-type="float" office:value="35" calcext:value-type="float">
            <text:p>35</text:p>
          </table:table-cell>
          <table:table-cell table:style-name="ce157" office:value-type="float" office:value="40" calcext:value-type="float">
            <text:p>40</text:p>
          </table:table-cell>
          <table:table-cell/>
          <table:table-cell table:style-name="ce167"/>
          <table:table-cell table:style-name="ce187" office:value-type="string" calcext:value-type="string">
            <text:p>Axial/Helical</text:p>
          </table:table-cell>
          <table:table-cell table:style-name="ce205" table:number-columns-repeated="5"/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Eff mAs</text:p>
          </table:table-cell>
          <table:table-cell table:style-name="ce312"/>
          <table:table-cell table:style-name="ce317" table:formula="of:=IF([Sheet1.AB99]&lt;&gt;[Sheet1.AD99];&quot;Change&quot;;&quot;&quot;)">
            <text:p/>
          </table:table-cell>
          <table:table-cell table:style-name="ce321" table:formula="of:=IF([Sheet1.T75]=&quot;&quot;;&quot;&quot;;[Sheet1.T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Acceptable:</text:p>
          </table:table-cell>
          <table:table-cell table:style-name="ce72" table:formula="of:=IF([Sheet1.Q122]=&quot;&quot;;&quot;&quot;;[Sheet1.Q122])">
            <text:p/>
          </table:table-cell>
          <table:table-cell table:style-name="ce98" table:formula="of:=IF([Sheet1.R122]=&quot;&quot;;&quot;&quot;;[Sheet1.R122])">
            <text:p/>
          </table:table-cell>
          <table:table-cell table:style-name="ce113" table:formula="of:=IF([Sheet1.S122]=&quot;&quot;;&quot;&quot;;[Sheet1.S122])">
            <text:p/>
          </table:table-cell>
          <table:table-cell table:style-name="ce98" table:formula="of:=IF([Sheet1.T122]=&quot;&quot;;&quot;&quot;;[Sheet1.T122])">
            <text:p/>
          </table:table-cell>
          <table:table-cell table:style-name="ce113" table:formula="of:=IF([Sheet1.U122]=&quot;&quot;;&quot;&quot;;[Sheet1.U122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Z-Axis collimation</text:p>
          </table:table-cell>
          <table:table-cell table:style-name="ce205" table:number-columns-repeated="5"/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Time/rotation (s)</text:p>
          </table:table-cell>
          <table:table-cell table:style-name="ce312"/>
          <table:table-cell table:style-name="ce317" table:formula="of:=IF([Sheet1.AB100]&lt;&gt;[Sheet1.AD100];&quot;Change&quot;;&quot;&quot;)">
            <text:p/>
          </table:table-cell>
          <table:table-cell table:style-name="ce321" table:formula="of:=IF([Sheet1.T76]=&quot;&quot;;&quot;&quot;;[Sheet1.T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45"/>
          <table:table-cell/>
          <table:table-cell table:style-name="ce167"/>
          <table:table-cell table:style-name="ce187" office:value-type="string" calcext:value-type="string">
            <text:p># of channels</text:p>
          </table:table-cell>
          <table:table-cell table:style-name="ce205" table:number-columns-repeated="5"/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Scan FOV (cm)</text:p>
          </table:table-cell>
          <table:table-cell table:style-name="ce312"/>
          <table:table-cell table:style-name="ce317" table:formula="of:=IF([Sheet1.AB101]&lt;&gt;[Sheet1.AD101];&quot;Change&quot;;&quot;&quot;)">
            <text:p/>
          </table:table-cell>
          <table:table-cell table:style-name="ce321" table:formula="of:=IF([Sheet1.T77]=&quot;&quot;;&quot;&quot;;[Sheet1.T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Default" table:number-columns-repeated="2"/>
          <table:table-cell table:style-name="ce35" office:value-type="string" calcext:value-type="string">
            <text:p>CTDIvol/mAs:</text:p>
          </table:table-cell>
          <table:table-cell table:style-name="ce73" table:formula="of:=IF([Sheet1.Q124]=&quot;&quot;;&quot;&quot;;[Sheet1.Q124])">
            <text:p/>
          </table:table-cell>
          <table:table-cell table:style-name="ce73" table:formula="of:=IF([Sheet1.R124]=&quot;&quot;;&quot;&quot;;[Sheet1.R124])">
            <text:p/>
          </table:table-cell>
          <table:table-cell table:style-name="ce73" table:formula="of:=IF([Sheet1.S124]=&quot;&quot;;&quot;&quot;;[Sheet1.S124])">
            <text:p/>
          </table:table-cell>
          <table:table-cell table:style-name="ce73" table:formula="of:=IF([Sheet1.T124]=&quot;&quot;;&quot;&quot;;[Sheet1.T124])">
            <text:p/>
          </table:table-cell>
          <table:table-cell table:style-name="ce73" table:formula="of:=IF([Sheet1.U124]=&quot;&quot;;&quot;&quot;;[Sheet1.U124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Table Increment/speed</text:p>
          </table:table-cell>
          <table:table-cell table:style-name="ce205" table:formula="of:=IF(OR([Sheet1.Q100]=&quot;&quot;;[Sheet1.Q101]=&quot;&quot;;[Sheet1.Q103]=&quot;&quot;);&quot;&quot;;([Sheet1.Q101]*[Sheet1.Q100])*[Sheet1.Q103])">
            <text:p/>
          </table:table-cell>
          <table:table-cell table:style-name="ce205" table:formula="of:=IF(OR([Sheet1.R100]=&quot;&quot;;[Sheet1.R101]=&quot;&quot;;[Sheet1.R103]=&quot;&quot;);&quot;&quot;;([Sheet1.R101]*[Sheet1.R100])*[Sheet1.R103])">
            <text:p/>
          </table:table-cell>
          <table:table-cell table:style-name="ce205" table:formula="of:=IF(OR([Sheet1.S100]=&quot;&quot;;[Sheet1.S101]=&quot;&quot;;[Sheet1.S103]=&quot;&quot;);&quot;&quot;;([Sheet1.S101]*[Sheet1.S100])*[Sheet1.S103])">
            <text:p/>
          </table:table-cell>
          <table:table-cell table:style-name="ce205" table:formula="of:=IF(OR([Sheet1.T100]=&quot;&quot;;[Sheet1.T101]=&quot;&quot;;[Sheet1.T103]=&quot;&quot;);&quot;&quot;;([Sheet1.T101]*[Sheet1.T100])*[Sheet1.T103])">
            <text:p/>
          </table:table-cell>
          <table:table-cell table:style-name="ce205" table:formula="of:=IF(OR([Sheet1.U100]=&quot;&quot;;[Sheet1.U101]=&quot;&quot;;[Sheet1.U103]=&quot;&quot;);&quot;&quot;;([Sheet1.U101]*[Sheet1.U100])*[Sheet1.U103]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Display FOV (cm)</text:p>
          </table:table-cell>
          <table:table-cell table:style-name="ce312"/>
          <table:table-cell table:style-name="ce317" table:formula="of:=IF([Sheet1.AB102]&lt;&gt;[Sheet1.AD102];&quot;Change&quot;;&quot;&quot;)">
            <text:p/>
          </table:table-cell>
          <table:table-cell table:style-name="ce321" table:formula="of:=IF([Sheet1.T78]=&quot;&quot;;&quot;&quot;;[Sheet1.T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Default" table:number-columns-repeated="8"/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Pitch</text:p>
          </table:table-cell>
          <table:table-cell table:style-name="ce205" table:number-columns-repeated="5"/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Reconstruction Algorithm</text:p>
          </table:table-cell>
          <table:table-cell table:style-name="ce312"/>
          <table:table-cell table:style-name="ce317" table:formula="of:=IF([Sheet1.AB103]&lt;&gt;[Sheet1.AD103];&quot;Change&quot;;&quot;&quot;)">
            <text:p/>
          </table:table-cell>
          <table:table-cell table:style-name="ce321" table:formula="of:=IF([Sheet1.T79]=&quot;&quot;;&quot;&quot;;[Sheet1.T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9" office:value-type="string" calcext:value-type="string">
            <text:p>Beam Profile</text:p>
          </table:table-cell>
          <table:table-cell table:number-columns-repeated="9"/>
          <table:table-cell table:style-name="ce145"/>
          <table:table-cell/>
          <table:table-cell table:style-name="ce167"/>
          <table:table-cell table:style-name="ce187" office:value-type="string" calcext:value-type="string">
            <text:p>Recon scan width (mm)</text:p>
          </table:table-cell>
          <table:table-cell table:style-name="ce205" table:number-columns-repeated="5"/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Axial/Helical</text:p>
          </table:table-cell>
          <table:table-cell table:style-name="ce312"/>
          <table:table-cell table:style-name="ce317" table:formula="of:=IF([Sheet1.AB104]&lt;&gt;[Sheet1.AD104];&quot;Change&quot;;&quot;&quot;)">
            <text:p/>
          </table:table-cell>
          <table:table-cell table:style-name="ce321" table:formula="of:=IF([Sheet1.T80]=&quot;&quot;;&quot;&quot;;[Sheet1.T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Recon scan interval (mm)</text:p>
          </table:table-cell>
          <table:table-cell table:style-name="ce205" table:number-columns-repeated="5"/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Z-Axis collimation</text:p>
          </table:table-cell>
          <table:table-cell table:style-name="ce312"/>
          <table:table-cell table:style-name="ce317" table:formula="of:=IF([Sheet1.AB105]&lt;&gt;[Sheet1.AD105];&quot;Change&quot;;&quot;&quot;)">
            <text:p/>
          </table:table-cell>
          <table:table-cell table:style-name="ce321" table:formula="of:=IF([Sheet1.T81]=&quot;&quot;;&quot;&quot;;[Sheet1.T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Dose reduction techniques</text:p>
          </table:table-cell>
          <table:table-cell table:style-name="ce205" table:number-columns-repeated="5"/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# of channels</text:p>
          </table:table-cell>
          <table:table-cell table:style-name="ce312"/>
          <table:table-cell table:style-name="ce317" table:formula="of:=IF([Sheet1.AB106]&lt;&gt;[Sheet1.AD106];&quot;Change&quot;;&quot;&quot;)">
            <text:p/>
          </table:table-cell>
          <table:table-cell table:style-name="ce321" table:formula="of:=IF([Sheet1.T82]=&quot;&quot;;&quot;&quot;;[Sheet1.T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Channels (N)</text:p>
          </table:table-cell>
          <table:table-cell table:style-name="ce74" table:formula="of:=IF([Sheet1.Q128]=&quot;&quot;;&quot;&quot;;[Sheet1.Q128])">
            <text:p/>
          </table:table-cell>
          <table:table-cell table:style-name="ce99" table:formula="of:=IF([Sheet1.R128]=&quot;&quot;;&quot;&quot;;[Sheet1.R128])">
            <text:p/>
          </table:table-cell>
          <table:table-cell table:style-name="ce99" table:formula="of:=IF([Sheet1.S128]=&quot;&quot;;&quot;&quot;;[Sheet1.S128])">
            <text:p/>
          </table:table-cell>
          <table:table-cell table:style-name="ce120" table:formula="of:=IF([Sheet1.T128]=&quot;&quot;;&quot;&quot;;[Sheet1.T128])">
            <text:p/>
          </table:table-cell>
          <table:table-cell table:number-columns-repeated="3"/>
          <table:table-cell table:style-name="ce145"/>
          <table:table-cell/>
          <table:table-cell table:style-name="ce167"/>
          <table:table-cell table:style-name="ce187" office:value-type="string" calcext:value-type="string">
            <text:p>Indiated CTDIvol (mGy)</text:p>
          </table:table-cell>
          <table:table-cell table:style-name="ce205" table:number-columns-repeated="5"/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Table Increment/speed</text:p>
          </table:table-cell>
          <table:table-cell table:style-name="ce312"/>
          <table:table-cell table:style-name="ce317" table:formula="of:=IF([Sheet1.AB107]&lt;&gt;[Sheet1.AD107];&quot;Change&quot;;&quot;&quot;)">
            <text:p/>
          </table:table-cell>
          <table:table-cell table:style-name="ce321" table:formula="of:=IF([Sheet1.T83]=&quot;&quot;;&quot;&quot;;[Sheet1.T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Detector width (mm)</text:p>
          </table:table-cell>
          <table:table-cell table:style-name="ce75" table:formula="of:=IF([Sheet1.Q129]=&quot;&quot;;&quot;&quot;;[Sheet1.Q129])">
            <text:p/>
          </table:table-cell>
          <table:table-cell table:style-name="ce100" table:formula="of:=IF([Sheet1.R129]=&quot;&quot;;&quot;&quot;;[Sheet1.R129])">
            <text:p/>
          </table:table-cell>
          <table:table-cell table:style-name="ce100" table:formula="of:=IF([Sheet1.S129]=&quot;&quot;;&quot;&quot;;[Sheet1.S129])">
            <text:p/>
          </table:table-cell>
          <table:table-cell table:style-name="ce121" table:formula="of:=IF([Sheet1.T129]=&quot;&quot;;&quot;&quot;;[Sheet1.T129])">
            <text:p/>
          </table:table-cell>
          <table:table-cell table:number-columns-repeated="3"/>
          <table:table-cell table:style-name="ce145"/>
          <table:table-cell/>
          <table:table-cell table:style-name="ce165"/>
          <table:table-cell table:style-name="ce17" table:number-columns-repeated="9"/>
          <table:table-cell table:style-name="ce300"/>
          <table:table-cell/>
          <table:table-cell table:style-name="ce187" office:value-type="string" calcext:value-type="string">
            <text:p>Pitch</text:p>
          </table:table-cell>
          <table:table-cell table:style-name="ce312"/>
          <table:table-cell table:style-name="ce317" table:formula="of:=IF([Sheet1.AB108]&lt;&gt;[Sheet1.AD108];&quot;Change&quot;;&quot;&quot;)">
            <text:p/>
          </table:table-cell>
          <table:table-cell table:style-name="ce321" table:formula="of:=IF([Sheet1.T84]=&quot;&quot;;&quot;&quot;;[Sheet1.T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Table velocity (mm/s)</text:p>
          </table:table-cell>
          <table:table-cell table:style-name="ce75" table:formula="of:=IF([Sheet1.Q130]=&quot;&quot;;&quot;&quot;;[Sheet1.Q130])">
            <text:p/>
          </table:table-cell>
          <table:table-cell table:style-name="ce100" table:formula="of:=IF([Sheet1.R130]=&quot;&quot;;&quot;&quot;;[Sheet1.R130])">
            <text:p/>
          </table:table-cell>
          <table:table-cell table:style-name="ce100" table:formula="of:=IF([Sheet1.S130]=&quot;&quot;;&quot;&quot;;[Sheet1.S130])">
            <text:p/>
          </table:table-cell>
          <table:table-cell table:style-name="ce121" table:formula="of:=IF([Sheet1.T130]=&quot;&quot;;&quot;&quot;;[Sheet1.T130])">
            <text:p/>
          </table:table-cell>
          <table:table-cell table:number-columns-repeated="3"/>
          <table:table-cell table:style-name="ce145"/>
          <table:table-cell table:number-columns-repeated="13"/>
          <table:table-cell table:style-name="ce187" office:value-type="string" calcext:value-type="string">
            <text:p>Recon scan width (mm)</text:p>
          </table:table-cell>
          <table:table-cell table:style-name="ce312"/>
          <table:table-cell table:style-name="ce317" table:formula="of:=IF([Sheet1.AB109]&lt;&gt;[Sheet1.AD109];&quot;Change&quot;;&quot;&quot;)">
            <text:p/>
          </table:table-cell>
          <table:table-cell table:style-name="ce321" table:formula="of:=IF([Sheet1.T85]=&quot;&quot;;&quot;&quot;;[Sheet1.T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Beam width (mm)</text:p>
          </table:table-cell>
          <table:table-cell table:style-name="ce75" table:formula="of:=IF([Sheet1.Q131]=&quot;&quot;;&quot;&quot;;[Sheet1.Q131])">
            <text:p/>
          </table:table-cell>
          <table:table-cell table:style-name="ce100" table:formula="of:=IF([Sheet1.R131]=&quot;&quot;;&quot;&quot;;[Sheet1.R131])">
            <text:p/>
          </table:table-cell>
          <table:table-cell table:style-name="ce100" table:formula="of:=IF([Sheet1.S131]=&quot;&quot;;&quot;&quot;;[Sheet1.S131])">
            <text:p/>
          </table:table-cell>
          <table:table-cell table:style-name="ce121" table:formula="of:=IF([Sheet1.T131]=&quot;&quot;;&quot;&quot;;[Sheet1.T131])">
            <text:p/>
          </table:table-cell>
          <table:table-cell table:number-columns-repeated="3"/>
          <table:table-cell table:style-name="ce145"/>
          <table:table-cell table:number-columns-repeated="6"/>
          <table:table-cell table:style-name="ce104" office:value-type="string" calcext:value-type="string">
            <text:p>Inspection Results</text:p>
          </table:table-cell>
          <table:table-cell table:number-columns-repeated="6"/>
          <table:table-cell table:style-name="ce187" office:value-type="string" calcext:value-type="string">
            <text:p>Recon scan interval (mm)</text:p>
          </table:table-cell>
          <table:table-cell table:style-name="ce312"/>
          <table:table-cell table:style-name="ce317" table:formula="of:=IF([Sheet1.AB110]&lt;&gt;[Sheet1.AD110];&quot;Change&quot;;&quot;&quot;)">
            <text:p/>
          </table:table-cell>
          <table:table-cell table:style-name="ce321" table:formula="of:=IF([Sheet1.T86]=&quot;&quot;;&quot;&quot;;[Sheet1.T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table:style-name="ce44" office:value-type="string" calcext:value-type="string" table:number-columns-spanned="1" table:number-rows-spanned="3">
            <text:p>Measured beam width (mm)</text:p>
          </table:table-cell>
          <table:table-cell table:style-name="ce75" table:formula="of:=IF([Sheet1.Q132]=&quot;&quot;;&quot;&quot;;[Sheet1.Q132])">
            <text:p/>
          </table:table-cell>
          <table:table-cell table:style-name="ce100" table:formula="of:=IF([Sheet1.R132]=&quot;&quot;;&quot;&quot;;[Sheet1.R132])">
            <text:p/>
          </table:table-cell>
          <table:table-cell table:style-name="ce100" table:formula="of:=IF([Sheet1.S132]=&quot;&quot;;&quot;&quot;;[Sheet1.S132])">
            <text:p/>
          </table:table-cell>
          <table:table-cell table:style-name="ce121" table:formula="of:=IF([Sheet1.T132]=&quot;&quot;;&quot;&quot;;[Sheet1.T132])">
            <text:p/>
          </table:table-cell>
          <table:table-cell table:number-columns-repeated="3"/>
          <table:table-cell table:style-name="ce145"/>
          <table:table-cell/>
          <table:table-cell table:style-name="ce171" office:value-type="string" calcext:value-type="string">
            <text:p>CTDI Measurements</text:p>
          </table:table-cell>
          <table:table-cell table:style-name="ce186" table:number-columns-repeated="9"/>
          <table:table-cell table:style-name="ce282"/>
          <table:table-cell/>
          <table:table-cell table:style-name="ce187" office:value-type="string" calcext:value-type="string">
            <text:p>Dose reduction techniques</text:p>
          </table:table-cell>
          <table:table-cell table:style-name="ce312"/>
          <table:table-cell table:style-name="ce317" table:formula="of:=IF([Sheet1.AB111]&lt;&gt;[Sheet1.AD111];&quot;Change&quot;;&quot;&quot;)">
            <text:p/>
          </table:table-cell>
          <table:table-cell table:style-name="ce321" table:formula="of:=IF([Sheet1.T87]=&quot;&quot;;&quot;&quot;;[Sheet1.T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2"/>
          <table:covered-table-cell table:style-name="ce15"/>
          <table:table-cell table:style-name="ce75" table:formula="of:=IF([Sheet1.Q133]=&quot;&quot;;&quot;&quot;;[Sheet1.Q133])">
            <text:p/>
          </table:table-cell>
          <table:table-cell table:style-name="ce100" table:formula="of:=IF([Sheet1.R133]=&quot;&quot;;&quot;&quot;;[Sheet1.R133])">
            <text:p/>
          </table:table-cell>
          <table:table-cell table:style-name="ce100" table:formula="of:=IF([Sheet1.S133]=&quot;&quot;;&quot;&quot;;[Sheet1.S133])">
            <text:p/>
          </table:table-cell>
          <table:table-cell table:style-name="ce121" table:formula="of:=IF([Sheet1.T133]=&quot;&quot;;&quot;&quot;;[Sheet1.T133])">
            <text:p/>
          </table:table-cell>
          <table:table-cell table:number-columns-repeated="3"/>
          <table:table-cell table:style-name="ce145"/>
          <table:table-cell/>
          <table:table-cell table:style-name="ce167"/>
          <table:table-cell/>
          <table:table-cell table:style-name="ce207" office:value-type="string" calcext:value-type="string" table:number-columns-spanned="3" table:number-rows-spanned="1">
            <text:p>Adult</text:p>
          </table:table-cell>
          <table:covered-table-cell table:style-name="ce233"/>
          <table:covered-table-cell table:style-name="ce253"/>
          <table:table-cell table:style-name="ce270" office:value-type="string" calcext:value-type="string" table:number-columns-spanned="2" table:number-rows-spanned="1">
            <text:p>Pediatric</text:p>
          </table:table-cell>
          <table:covered-table-cell table:style-name="ce282"/>
          <table:table-cell/>
          <table:table-cell table:style-name="ce132" office:value-type="string" calcext:value-type="string">
            <text:p>Criteria:</text:p>
          </table:table-cell>
          <table:table-cell/>
          <table:table-cell table:style-name="ce301"/>
          <table:table-cell/>
          <table:table-cell table:style-name="ce187" office:value-type="string" calcext:value-type="string">
            <text:p>Indiated CTDIvol (mGy)</text:p>
          </table:table-cell>
          <table:table-cell table:style-name="ce312"/>
          <table:table-cell table:style-name="ce317" table:formula="of:=IF([Sheet1.AB112]&lt;&gt;[Sheet1.AD112];&quot;Change&quot;;&quot;&quot;)">
            <text:p/>
          </table:table-cell>
          <table:table-cell table:style-name="ce321" table:formula="of:=IF([Sheet1.T88]=&quot;&quot;;&quot;&quot;;[Sheet1.T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covered-table-cell table:style-name="ce15"/>
          <table:table-cell table:style-name="ce76" table:formula="of:=IF([Sheet1.Q134]=&quot;&quot;;&quot;&quot;;[Sheet1.Q134])">
            <text:p/>
          </table:table-cell>
          <table:table-cell table:style-name="ce101" table:formula="of:=IF([Sheet1.R134]=&quot;&quot;;&quot;&quot;;[Sheet1.R134])">
            <text:p/>
          </table:table-cell>
          <table:table-cell table:style-name="ce101" table:formula="of:=IF([Sheet1.S134]=&quot;&quot;;&quot;&quot;;[Sheet1.S134])">
            <text:p/>
          </table:table-cell>
          <table:table-cell table:style-name="ce122" table:formula="of:=IF([Sheet1.T134]=&quot;&quot;;&quot;&quot;;[Sheet1.T134])">
            <text:p/>
          </table:table-cell>
          <table:table-cell table:number-columns-repeated="3"/>
          <table:table-cell table:style-name="ce145"/>
          <table:table-cell/>
          <table:table-cell table:style-name="ce167"/>
          <table:table-cell/>
          <table:table-cell table:style-name="ce140" office:value-type="string" calcext:value-type="string">
            <text:p>Abdomen</text:p>
          </table:table-cell>
          <table:table-cell table:style-name="ce235" office:value-type="string" calcext:value-type="string">
            <text:p>Chest</text:p>
          </table:table-cell>
          <table:table-cell table:style-name="ce254" office:value-type="string" calcext:value-type="string">
            <text:p>Head</text:p>
          </table:table-cell>
          <table:table-cell table:style-name="ce235" office:value-type="string" calcext:value-type="string">
            <text:p>Abdomen</text:p>
          </table:table-cell>
          <table:table-cell table:style-name="ce254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301"/>
          <table:table-cell/>
          <table:table-cell table:style-name="ce49" office:value-type="string" calcext:value-type="string">
            <text:p>Ped Head</text:p>
          </table:table-cell>
          <table:table-cell table:number-columns-repeated="996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2"/>
          <table:table-cell table:style-name="ce15" table:number-columns-repeated="5"/>
          <table:table-cell table:number-columns-repeated="3"/>
          <table:table-cell table:style-name="ce145"/>
          <table:table-cell/>
          <table:table-cell table:style-name="ce167"/>
          <table:table-cell table:style-name="ce187" office:value-type="string" calcext:value-type="string">
            <text:p>Indicated CTDIvol (mGy)</text:p>
          </table:table-cell>
          <table:table-cell table:style-name="ce208" table:formula="of:=IF([Sheet1.Q88]=&quot;&quot;;&quot;&quot;;[Sheet1.Q88])">
            <text:p/>
          </table:table-cell>
          <table:table-cell table:style-name="ce236" table:formula="of:=IF([Sheet1.R88]=&quot;&quot;;&quot;&quot;;[Sheet1.R88])">
            <text:p/>
          </table:table-cell>
          <table:table-cell table:style-name="ce255" table:formula="of:=IF([Sheet1.S88]=&quot;&quot;;&quot;&quot;;[Sheet1.S88])">
            <text:p/>
          </table:table-cell>
          <table:table-cell table:style-name="ce236" table:formula="of:=IF([Sheet1.T88]=&quot;&quot;;&quot;&quot;;[Sheet1.T88])">
            <text:p/>
          </table:table-cell>
          <table:table-cell table:style-name="ce255" table:formula="of:=IF([Sheet1.U88]=&quot;&quot;;&quot;&quot;;[Sheet1.U88])">
            <text:p/>
          </table:table-cell>
          <table:table-cell/>
          <table:table-cell table:style-name="Default"/>
          <table:table-cell table:style-name="ce139" office:value-type="string" calcext:value-type="string">
            <text:p>Reference</text:p>
          </table:table-cell>
          <table:table-cell table:style-name="ce253" office:value-type="string" calcext:value-type="string">
            <text:p>Pass/Fail</text:p>
          </table:table-cell>
          <table:table-cell/>
          <table:table-cell table:style-name="ce187" office:value-type="string" calcext:value-type="string">
            <text:p>kVp</text:p>
          </table:table-cell>
          <table:table-cell table:style-name="ce312"/>
          <table:table-cell table:style-name="ce317" table:formula="of:=IF([Sheet1.AB114]&lt;&gt;[Sheet1.AD114];&quot;Change&quot;;&quot;&quot;)">
            <text:p/>
          </table:table-cell>
          <table:table-cell table:style-name="ce321" table:formula="of:=IF([Sheet1.U72]=&quot;&quot;;&quot;&quot;;[Sheet1.U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2"/>
          <table:table-cell table:style-name="ce35" office:value-type="string" calcext:value-type="string">
            <text:p>Acceptable:</text:p>
          </table:table-cell>
          <table:table-cell table:style-name="ce72" table:formula="of:=IF([Sheet1.Q136]=&quot;&quot;;&quot;&quot;;[Sheet1.Q136])">
            <text:p/>
          </table:table-cell>
          <table:table-cell table:style-name="ce98" table:formula="of:=IF([Sheet1.R136]=&quot;&quot;;&quot;&quot;;[Sheet1.R136])">
            <text:p/>
          </table:table-cell>
          <table:table-cell table:style-name="ce98" table:formula="of:=IF([Sheet1.S136]=&quot;&quot;;&quot;&quot;;[Sheet1.S136])">
            <text:p/>
          </table:table-cell>
          <table:table-cell table:style-name="ce113" table:formula="of:=IF([Sheet1.T136]=&quot;&quot;;&quot;&quot;;[Sheet1.T136])">
            <text:p/>
          </table:table-cell>
          <table:table-cell table:number-columns-repeated="3"/>
          <table:table-cell table:style-name="ce145"/>
          <table:table-cell/>
          <table:table-cell table:style-name="ce172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209"/>
          <table:table-cell table:style-name="ce237"/>
          <table:table-cell table:style-name="ce256"/>
          <table:table-cell table:style-name="ce237"/>
          <table:table-cell table:style-name="ce256"/>
          <table:table-cell/>
          <table:table-cell table:style-name="Default"/>
          <table:table-cell table:style-name="ce140" office:value-type="string" calcext:value-type="string">
            <text:p>(mGy)</text:p>
          </table:table-cell>
          <table:table-cell table:style-name="ce254" office:value-type="string" calcext:value-type="string">
            <text:p>(mGy)</text:p>
          </table:table-cell>
          <table:table-cell/>
          <table:table-cell table:style-name="ce187" office:value-type="string" calcext:value-type="string">
            <text:p>mA</text:p>
          </table:table-cell>
          <table:table-cell table:style-name="ce312"/>
          <table:table-cell table:style-name="ce317" table:formula="of:=IF([Sheet1.AB115]&lt;&gt;[Sheet1.AD115];&quot;Change&quot;;&quot;&quot;)">
            <text:p/>
          </table:table-cell>
          <table:table-cell table:style-name="ce321" table:formula="of:=IF([Sheet1.U73]=&quot;&quot;;&quot;&quot;;[Sheet1.U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3"/>
          <table:table-cell table:style-name="ce49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45"/>
          <table:table-cell/>
          <table:covered-table-cell table:style-name="ce167"/>
          <table:covered-table-cell/>
          <table:table-cell table:style-name="ce210"/>
          <table:table-cell table:style-name="ce189"/>
          <table:table-cell table:style-name="ce257"/>
          <table:table-cell table:style-name="ce189"/>
          <table:table-cell table:style-name="ce257"/>
          <table:table-cell/>
          <table:table-cell table:style-name="ce133" office:value-type="string" calcext:value-type="string">
            <text:p>Adult Body:</text:p>
          </table:table-cell>
          <table:table-cell table:style-name="ce141" office:value-type="float" office:value="25" calcext:value-type="float">
            <text:p>25</text:p>
          </table:table-cell>
          <table:table-cell table:style-name="ce302" office:value-type="float" office:value="30" calcext:value-type="float">
            <text:p>30</text:p>
          </table:table-cell>
          <table:table-cell/>
          <table:table-cell table:style-name="ce187" office:value-type="string" calcext:value-type="string">
            <text:p>mAs</text:p>
          </table:table-cell>
          <table:table-cell table:style-name="ce312"/>
          <table:table-cell table:style-name="ce317" table:formula="of:=IF([Sheet1.AB116]&lt;&gt;[Sheet1.AD116];&quot;Change&quot;;&quot;&quot;)">
            <text:p/>
          </table:table-cell>
          <table:table-cell table:style-name="ce321" table:formula="of:=IF([Sheet1.U74]=&quot;&quot;;&quot;&quot;;[Sheet1.U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45"/>
          <table:table-cell/>
          <table:covered-table-cell table:style-name="ce167"/>
          <table:covered-table-cell/>
          <table:table-cell table:style-name="ce211"/>
          <table:table-cell table:style-name="ce238"/>
          <table:table-cell table:style-name="ce258"/>
          <table:table-cell table:style-name="ce238"/>
          <table:table-cell table:style-name="ce258"/>
          <table:table-cell/>
          <table:table-cell table:style-name="ce134" office:value-type="string" calcext:value-type="string">
            <text:p>Adult Head:</text:p>
          </table:table-cell>
          <table:table-cell table:style-name="ce142" office:value-type="float" office:value="75" calcext:value-type="float">
            <text:p>75</text:p>
          </table:table-cell>
          <table:table-cell table:style-name="ce283" office:value-type="float" office:value="80" calcext:value-type="float">
            <text:p>80</text:p>
          </table:table-cell>
          <table:table-cell/>
          <table:table-cell table:style-name="ce187" office:value-type="string" calcext:value-type="string">
            <text:p>Eff mAs</text:p>
          </table:table-cell>
          <table:table-cell table:style-name="ce312"/>
          <table:table-cell table:style-name="ce317" table:formula="of:=IF([Sheet1.AB117]&lt;&gt;[Sheet1.AD117];&quot;Change&quot;;&quot;&quot;)">
            <text:p/>
          </table:table-cell>
          <table:table-cell table:style-name="ce321" table:formula="of:=IF([Sheet1.U75]=&quot;&quot;;&quot;&quot;;[Sheet1.U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45"/>
          <table:table-cell/>
          <table:table-cell table:style-name="ce167"/>
          <table:table-cell table:style-name="ce187" office:value-type="string" calcext:value-type="string">
            <text:p>Average CTDIvol:</text:p>
          </table:table-cell>
          <table:table-cell table:style-name="ce212" table:formula="of:=IF(OR([Sheet1.Q115]=&quot;&quot;;[Sheet1.Q116]=&quot;&quot;;[Sheet1.Q117]=&quot;&quot;);&quot;&quot;;AVERAGE([Sheet1.Q115:.Q117]))">
            <text:p/>
          </table:table-cell>
          <table:table-cell table:style-name="ce196" table:formula="of:=IF(OR([Sheet1.R115]=&quot;&quot;;[Sheet1.R116]=&quot;&quot;;[Sheet1.R117]=&quot;&quot;);&quot;&quot;;AVERAGE([Sheet1.R115:.R117]))">
            <text:p/>
          </table:table-cell>
          <table:table-cell table:style-name="ce259" table:formula="of:=IF(OR([Sheet1.S115]=&quot;&quot;;[Sheet1.S116]=&quot;&quot;;[Sheet1.S117]=&quot;&quot;);&quot;&quot;;AVERAGE([Sheet1.S115:.S117]))">
            <text:p/>
          </table:table-cell>
          <table:table-cell table:style-name="ce196" table:formula="of:=IF(OR([Sheet1.T115]=&quot;&quot;;[Sheet1.T116]=&quot;&quot;;[Sheet1.T117]=&quot;&quot;);&quot;&quot;;AVERAGE([Sheet1.T115:.T117]))">
            <text:p/>
          </table:table-cell>
          <table:table-cell table:style-name="ce259" table:formula="of:=IF(OR([Sheet1.U115]=&quot;&quot;;[Sheet1.U116]=&quot;&quot;;[Sheet1.U117]=&quot;&quot;);&quot;&quot;;AVERAGE([Sheet1.U115:.U117]))">
            <text:p/>
          </table:table-cell>
          <table:table-cell/>
          <table:table-cell table:style-name="ce134" office:value-type="string" calcext:value-type="string">
            <text:p>Pediatric Body:</text:p>
          </table:table-cell>
          <table:table-cell table:style-name="ce142" office:value-type="float" office:value="15" calcext:value-type="float">
            <text:p>15</text:p>
          </table:table-cell>
          <table:table-cell table:style-name="ce283" office:value-type="float" office:value="20" calcext:value-type="float">
            <text:p>20</text:p>
          </table:table-cell>
          <table:table-cell/>
          <table:table-cell table:style-name="ce187" office:value-type="string" calcext:value-type="string">
            <text:p>Time/rotation (s)</text:p>
          </table:table-cell>
          <table:table-cell table:style-name="ce312"/>
          <table:table-cell table:style-name="ce317" table:formula="of:=IF([Sheet1.AB118]&lt;&gt;[Sheet1.AD118];&quot;Change&quot;;&quot;&quot;)">
            <text:p/>
          </table:table-cell>
          <table:table-cell table:style-name="ce321" table:formula="of:=IF([Sheet1.U76]=&quot;&quot;;&quot;&quot;;[Sheet1.U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45"/>
          <table:table-cell/>
          <table:table-cell table:style-name="ce167"/>
          <table:table-cell table:style-name="ce187" office:value-type="string" calcext:value-type="string">
            <text:p>Phantom size indicated (cm)</text:p>
          </table:table-cell>
          <table:table-cell table:style-name="ce209"/>
          <table:table-cell table:style-name="ce237"/>
          <table:table-cell table:style-name="ce256"/>
          <table:table-cell table:style-name="ce237"/>
          <table:table-cell table:style-name="ce256"/>
          <table:table-cell/>
          <table:table-cell table:style-name="ce135" office:value-type="string" calcext:value-type="string">
            <text:p>Pediatric Head:</text:p>
          </table:table-cell>
          <table:table-cell table:style-name="ce143" office:value-type="float" office:value="35" calcext:value-type="float">
            <text:p>35</text:p>
          </table:table-cell>
          <table:table-cell table:style-name="ce303" office:value-type="float" office:value="40" calcext:value-type="float">
            <text:p>40</text:p>
          </table:table-cell>
          <table:table-cell/>
          <table:table-cell table:style-name="ce187" office:value-type="string" calcext:value-type="string">
            <text:p>Scan FOV (cm)</text:p>
          </table:table-cell>
          <table:table-cell table:style-name="ce312"/>
          <table:table-cell table:style-name="ce317" table:formula="of:=IF([Sheet1.AB119]&lt;&gt;[Sheet1.AD119];&quot;Change&quot;;&quot;&quot;)">
            <text:p/>
          </table:table-cell>
          <table:table-cell table:style-name="ce321" table:formula="of:=IF([Sheet1.U77]=&quot;&quot;;&quot;&quot;;[Sheet1.U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45"/>
          <table:table-cell/>
          <table:table-cell table:style-name="ce167"/>
          <table:table-cell table:style-name="ce187" office:value-type="string" calcext:value-type="string">
            <text:p>Phantom size used (cm)</text:p>
          </table:table-cell>
          <table:table-cell table:style-name="ce211"/>
          <table:table-cell table:style-name="ce238"/>
          <table:table-cell table:style-name="ce258"/>
          <table:table-cell table:style-name="ce238"/>
          <table:table-cell table:style-name="ce258"/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Display FOV (cm)</text:p>
          </table:table-cell>
          <table:table-cell table:style-name="ce312"/>
          <table:table-cell table:style-name="ce317" table:formula="of:=IF([Sheet1.AB120]&lt;&gt;[Sheet1.AD120];&quot;Change&quot;;&quot;&quot;)">
            <text:p/>
          </table:table-cell>
          <table:table-cell table:style-name="ce321" table:formula="of:=IF([Sheet1.U78]=&quot;&quot;;&quot;&quot;;[Sheet1.U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45"/>
          <table:table-cell/>
          <table:table-cell table:style-name="ce167"/>
          <table:table-cell table:style-name="ce187" office:value-type="string" calcext:value-type="string">
            <text:p>Previous year:</text:p>
          </table:table-cell>
          <table:table-cell table:style-name="ce213" table:formula="of:=IF([Sheet1.AB132]=&quot;&quot;;&quot;&quot;;[Sheet1.AB132])">
            <text:p/>
          </table:table-cell>
          <table:table-cell table:style-name="ce239" table:formula="of:=IF([Sheet1.AB133]=&quot;&quot;;&quot;&quot;;[Sheet1.AB133])">
            <text:p/>
          </table:table-cell>
          <table:table-cell table:style-name="ce260" table:formula="of:=IF([Sheet1.AB134]=&quot;&quot;;&quot;&quot;;[Sheet1.AB134])">
            <text:p/>
          </table:table-cell>
          <table:table-cell table:style-name="ce239" table:formula="of:=IF([Sheet1.AB135]=&quot;&quot;;&quot;&quot;;[Sheet1.AB135])">
            <text:p/>
          </table:table-cell>
          <table:table-cell table:style-name="ce260" table:formula="of:=IF([Sheet1.AB136]=&quot;&quot;;&quot;&quot;;[Sheet1.AB136]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Reconstruction Algorithm</text:p>
          </table:table-cell>
          <table:table-cell table:style-name="ce312"/>
          <table:table-cell table:style-name="ce317" table:formula="of:=IF([Sheet1.AB121]&lt;&gt;[Sheet1.AD121];&quot;Change&quot;;&quot;&quot;)">
            <text:p/>
          </table:table-cell>
          <table:table-cell table:style-name="ce321" table:formula="of:=IF([Sheet1.U79]=&quot;&quot;;&quot;&quot;;[Sheet1.U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45"/>
          <table:table-cell/>
          <table:table-cell table:style-name="ce167"/>
          <table:table-cell table:style-name="ce187" office:value-type="string" calcext:value-type="string">
            <text:p>Acceptable:</text:p>
          </table:table-cell>
          <table:table-cell table:style-name="ce214" table:formula="of:=IF([Sheet1.Q118]=&quot;&quot;;&quot;&quot;;IF([Sheet1.Q118]&lt;=[Sheet1.Y116];&quot;YES&quot;;&quot;NO&quot;))">
            <text:p/>
          </table:table-cell>
          <table:table-cell table:style-name="ce240" table:formula="of:=IF([Sheet1.R118]=&quot;&quot;;&quot;&quot;;IF([Sheet1.R118]&lt;=[Sheet1.Y116];&quot;YES&quot;;&quot;NO&quot;))">
            <text:p/>
          </table:table-cell>
          <table:table-cell table:style-name="ce261" table:formula="of:=IF([Sheet1.S118]=&quot;&quot;;&quot;&quot;;IF([Sheet1.S118]&lt;=[Sheet1.Y117];&quot;YES&quot;;&quot;NO&quot;))">
            <text:p/>
          </table:table-cell>
          <table:table-cell table:style-name="ce240" table:formula="of:=IF([Sheet1.T118]=&quot;&quot;;&quot;&quot;;IF([Sheet1.T118]&lt;=[Sheet1.Y118];&quot;YES&quot;;&quot;NO&quot;))">
            <text:p/>
          </table:table-cell>
          <table:table-cell table:style-name="ce261" table:formula="of:=IF([Sheet1.U118]=&quot;&quot;;&quot;&quot;;IF([Sheet1.U118]&lt;=[Sheet1.Y119];&quot;YES&quot;;&quot;NO&quot;))">
            <text:p/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Axial/Helical</text:p>
          </table:table-cell>
          <table:table-cell table:style-name="ce312"/>
          <table:table-cell table:style-name="ce317" table:formula="of:=IF([Sheet1.AB122]&lt;&gt;[Sheet1.AD122];&quot;Change&quot;;&quot;&quot;)">
            <text:p/>
          </table:table-cell>
          <table:table-cell table:style-name="ce321" table:formula="of:=IF([Sheet1.U80]=&quot;&quot;;&quot;&quot;;[Sheet1.U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45"/>
          <table:table-cell/>
          <table:table-cell table:style-name="ce167"/>
          <table:table-cell table:number-columns-repeated="9"/>
          <table:table-cell table:style-name="ce301"/>
          <table:table-cell/>
          <table:table-cell table:style-name="ce187" office:value-type="string" calcext:value-type="string">
            <text:p>Z-Axis collimation</text:p>
          </table:table-cell>
          <table:table-cell table:style-name="ce312"/>
          <table:table-cell table:style-name="ce317" table:formula="of:=IF([Sheet1.AB123]&lt;&gt;[Sheet1.AD123];&quot;Change&quot;;&quot;&quot;)">
            <text:p/>
          </table:table-cell>
          <table:table-cell table:style-name="ce321" table:formula="of:=IF([Sheet1.U81]=&quot;&quot;;&quot;&quot;;[Sheet1.U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45"/>
          <table:table-cell/>
          <table:table-cell table:style-name="ce167"/>
          <table:table-cell table:style-name="ce187" office:value-type="string" calcext:value-type="string">
            <text:p>CTDIvol/100 mAs:</text:p>
          </table:table-cell>
          <table:table-cell table:style-name="ce215" table:formula="of:=IF(OR([Sheet1.Q118]=&quot;&quot;;[Sheet1.Q75]=&quot;&quot;);&quot;&quot;;[Sheet1.Q118]/([Sheet1.Q75]/100))">
            <text:p/>
          </table:table-cell>
          <table:table-cell table:style-name="ce215" table:formula="of:=IF(OR([Sheet1.R118]=&quot;&quot;;[Sheet1.R75]=&quot;&quot;);&quot;&quot;;[Sheet1.R118]/([Sheet1.R75]/100))">
            <text:p/>
          </table:table-cell>
          <table:table-cell table:style-name="ce215" table:formula="of:=IF(OR([Sheet1.S118]=&quot;&quot;;[Sheet1.S75]=&quot;&quot;);&quot;&quot;;[Sheet1.S118]/([Sheet1.S75]/100))">
            <text:p/>
          </table:table-cell>
          <table:table-cell table:style-name="ce215" table:formula="of:=IF(OR([Sheet1.T118]=&quot;&quot;;[Sheet1.T75]=&quot;&quot;);&quot;&quot;;[Sheet1.T118]/([Sheet1.T75]/100))">
            <text:p/>
          </table:table-cell>
          <table:table-cell table:style-name="ce215" table:formula="of:=IF(OR([Sheet1.U118]=&quot;&quot;;[Sheet1.U75]=&quot;&quot;);&quot;&quot;;[Sheet1.U118]/([Sheet1.U75]/100))">
            <text:p/>
          </table:table-cell>
          <table:table-cell table:style-name="Default" table:number-columns-repeated="3"/>
          <table:table-cell table:style-name="ce301"/>
          <table:table-cell/>
          <table:table-cell table:style-name="ce187" office:value-type="string" calcext:value-type="string">
            <text:p># of channels</text:p>
          </table:table-cell>
          <table:table-cell table:style-name="ce312"/>
          <table:table-cell table:style-name="ce317" table:formula="of:=IF([Sheet1.AB124]&lt;&gt;[Sheet1.AD124];&quot;Change&quot;;&quot;&quot;)">
            <text:p/>
          </table:table-cell>
          <table:table-cell table:style-name="ce321" table:formula="of:=IF([Sheet1.U82]=&quot;&quot;;&quot;&quot;;[Sheet1.U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45"/>
          <table:table-cell/>
          <table:table-cell table:style-name="ce167"/>
          <table:table-cell table:style-name="ce187" office:value-type="string" calcext:value-type="string">
            <text:p>Prev CTDIvol/100 mAs:</text:p>
          </table:table-cell>
          <table:table-cell table:style-name="ce216" table:formula="of:=IF([Sheet1.AB138]=&quot;&quot;;&quot;&quot;;[Sheet1.AB138])">
            <text:p/>
          </table:table-cell>
          <table:table-cell table:style-name="ce216" table:formula="of:=IF([Sheet1.AB139]=&quot;&quot;;&quot;&quot;;[Sheet1.AB139])">
            <text:p/>
          </table:table-cell>
          <table:table-cell table:style-name="ce216" table:formula="of:=IF([Sheet1.AB140]=&quot;&quot;;&quot;&quot;;[Sheet1.AB140])">
            <text:p/>
          </table:table-cell>
          <table:table-cell table:style-name="ce216" table:formula="of:=IF([Sheet1.AB141]=&quot;&quot;;&quot;&quot;;[Sheet1.AB141])">
            <text:p/>
          </table:table-cell>
          <table:table-cell table:style-name="ce216" table:formula="of:=IF([Sheet1.AB142]=&quot;&quot;;&quot;&quot;;[Sheet1.AB142])">
            <text:p/>
          </table:table-cell>
          <table:table-cell table:style-name="Default" table:number-columns-repeated="3"/>
          <table:table-cell table:style-name="ce301"/>
          <table:table-cell/>
          <table:table-cell table:style-name="ce187" office:value-type="string" calcext:value-type="string">
            <text:p>Table Increment/speed</text:p>
          </table:table-cell>
          <table:table-cell table:style-name="ce312"/>
          <table:table-cell table:style-name="ce317" table:formula="of:=IF([Sheet1.AB125]&lt;&gt;[Sheet1.AD125];&quot;Change&quot;;&quot;&quot;)">
            <text:p/>
          </table:table-cell>
          <table:table-cell table:style-name="ce321" table:formula="of:=IF([Sheet1.U83]=&quot;&quot;;&quot;&quot;;[Sheet1.U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45"/>
          <table:table-cell/>
          <table:table-cell table:style-name="ce167"/>
          <table:table-cell table:style-name="Default" table:number-columns-repeated="9"/>
          <table:table-cell table:style-name="ce301"/>
          <table:table-cell/>
          <table:table-cell table:style-name="ce187" office:value-type="string" calcext:value-type="string">
            <text:p>Pitch</text:p>
          </table:table-cell>
          <table:table-cell table:style-name="ce312"/>
          <table:table-cell table:style-name="ce317" table:formula="of:=IF([Sheet1.AB126]&lt;&gt;[Sheet1.AD126];&quot;Change&quot;;&quot;&quot;)">
            <text:p/>
          </table:table-cell>
          <table:table-cell table:style-name="ce321" table:formula="of:=IF([Sheet1.U84]=&quot;&quot;;&quot;&quot;;[Sheet1.U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45"/>
          <table:table-cell/>
          <table:table-cell table:style-name="ce173" office:value-type="string" calcext:value-type="string">
            <text:p>Beam Profile</text:p>
          </table:table-cell>
          <table:table-cell table:number-columns-repeated="9"/>
          <table:table-cell table:style-name="ce301"/>
          <table:table-cell/>
          <table:table-cell table:style-name="ce187" office:value-type="string" calcext:value-type="string">
            <text:p>Recon scan width (mm)</text:p>
          </table:table-cell>
          <table:table-cell table:style-name="ce312"/>
          <table:table-cell table:style-name="ce317" table:formula="of:=IF([Sheet1.AB127]&lt;&gt;[Sheet1.AD127];&quot;Change&quot;;&quot;&quot;)">
            <text:p/>
          </table:table-cell>
          <table:table-cell table:style-name="ce321" table:formula="of:=IF([Sheet1.U85]=&quot;&quot;;&quot;&quot;;[Sheet1.U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45"/>
          <table:table-cell/>
          <table:table-cell table:style-name="ce167"/>
          <table:table-cell table:style-name="ce187" office:value-type="string" calcext:value-type="string">
            <text:p>Channels (N)</text:p>
          </table:table-cell>
          <table:table-cell table:style-name="ce217"/>
          <table:table-cell table:style-name="ce241" table:number-columns-repeated="2"/>
          <table:table-cell table:style-name="ce271"/>
          <table:table-cell table:number-columns-repeated="4"/>
          <table:table-cell table:style-name="ce301"/>
          <table:table-cell/>
          <table:table-cell table:style-name="ce187" office:value-type="string" calcext:value-type="string">
            <text:p>Recon scan interval (mm)</text:p>
          </table:table-cell>
          <table:table-cell table:style-name="ce312"/>
          <table:table-cell table:style-name="ce317" table:formula="of:=IF([Sheet1.AB128]&lt;&gt;[Sheet1.AD128];&quot;Change&quot;;&quot;&quot;)">
            <text:p/>
          </table:table-cell>
          <table:table-cell table:style-name="ce321" table:formula="of:=IF([Sheet1.U86]=&quot;&quot;;&quot;&quot;;[Sheet1.U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45"/>
          <table:table-cell/>
          <table:table-cell table:style-name="ce167"/>
          <table:table-cell table:style-name="ce187" office:value-type="string" calcext:value-type="string">
            <text:p>Detector width (mm)</text:p>
          </table:table-cell>
          <table:table-cell table:style-name="ce218"/>
          <table:table-cell table:style-name="ce242" table:number-columns-repeated="2"/>
          <table:table-cell table:style-name="ce272"/>
          <table:table-cell table:style-name="ce49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301"/>
          <table:table-cell/>
          <table:table-cell table:style-name="ce187" office:value-type="string" calcext:value-type="string">
            <text:p>Dose reduction techniques</text:p>
          </table:table-cell>
          <table:table-cell table:style-name="ce312"/>
          <table:table-cell table:style-name="ce317" table:formula="of:=IF([Sheet1.AB129]&lt;&gt;[Sheet1.AD129];&quot;Change&quot;;&quot;&quot;)">
            <text:p/>
          </table:table-cell>
          <table:table-cell table:style-name="ce321" table:formula="of:=IF([Sheet1.U87]=&quot;&quot;;&quot;&quot;;[Sheet1.U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2" table:number-columns-repeated="10"/>
          <table:table-cell table:style-name="ce146"/>
          <table:table-cell/>
          <table:table-cell table:style-name="ce167"/>
          <table:table-cell table:style-name="ce187" office:value-type="string" calcext:value-type="string">
            <text:p>Table velocity (mm/s)</text:p>
          </table:table-cell>
          <table:table-cell table:style-name="ce218"/>
          <table:table-cell table:style-name="ce242" table:number-columns-repeated="2"/>
          <table:table-cell table:style-name="ce272"/>
          <table:table-cell table:number-columns-repeated="4"/>
          <table:table-cell table:style-name="ce301"/>
          <table:table-cell/>
          <table:table-cell table:style-name="ce187" office:value-type="string" calcext:value-type="string">
            <text:p>Indiated CTDIvol (mGy)</text:p>
          </table:table-cell>
          <table:table-cell table:style-name="ce312"/>
          <table:table-cell table:style-name="ce317" table:formula="of:=IF([Sheet1.AB130]&lt;&gt;[Sheet1.AD130];&quot;Change&quot;;&quot;&quot;)">
            <text:p/>
          </table:table-cell>
          <table:table-cell table:style-name="ce321" table:formula="of:=IF([Sheet1.U88]=&quot;&quot;;&quot;&quot;;[Sheet1.U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6" office:value-type="string" calcext:value-type="string">
            <text:p>Date:</text:p>
          </table:table-cell>
          <table:table-cell table:style-name="ce32" table:formula="of:=IF([Sheet1.$P$7]=&quot;&quot;;&quot;&quot;;[Sheet1.$P$7])">
            <text:p/>
          </table:table-cell>
          <table:table-cell table:style-name="ce43" table:number-columns-repeated="7"/>
          <table:table-cell table:style-name="ce16" office:value-type="string" calcext:value-type="string">
            <text:p>Inspector:</text:p>
          </table:table-cell>
          <table:table-cell table:style-name="ce149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167"/>
          <table:table-cell table:style-name="ce187" office:value-type="string" calcext:value-type="string">
            <text:p>Beam width (mm)</text:p>
          </table:table-cell>
          <table:table-cell table:style-name="ce219"/>
          <table:table-cell table:style-name="ce243" table:number-columns-repeated="2"/>
          <table:table-cell table:style-name="ce273"/>
          <table:table-cell table:number-columns-repeated="4"/>
          <table:table-cell table:style-name="ce301"/>
          <table:table-cell/>
          <table:table-cell table:style-name="ce49" office:value-type="string" calcext:value-type="string">
            <text:p>CTDI Measurements</text:p>
          </table:table-cell>
          <table:table-cell table:number-columns-repeated="996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6" office:value-type="string" calcext:value-type="string">
            <text:p>Room Number</text:p>
          </table:table-cell>
          <table:table-cell table:style-name="ce33" table:formula="of:=IF([Sheet1.$R$14]=&quot;&quot;;&quot;&quot;;[Sheet1.$R$14])">
            <text:p/>
          </table:table-cell>
          <table:table-cell table:style-name="ce43" table:number-columns-repeated="7"/>
          <table:table-cell table:style-name="ce16" office:value-type="string" calcext:value-type="string">
            <text:p>Survey ID:</text:p>
          </table:table-cell>
          <table:table-cell table:style-name="ce149" table:formula="of:=IF([Sheet1.$R$13]=&quot;&quot;;&quot;&quot;;[Sheet1.$R$13])">
            <text:p/>
          </table:table-cell>
          <table:table-cell/>
          <table:table-cell table:style-name="ce167"/>
          <table:table-cell table:style-name="ce188" office:value-type="string" calcext:value-type="string" table:number-columns-spanned="1" table:number-rows-spanned="3">
            <text:p>Measured beam width (mm)</text:p>
          </table:table-cell>
          <table:table-cell table:style-name="ce218"/>
          <table:table-cell table:style-name="ce242" table:number-columns-repeated="2"/>
          <table:table-cell table:style-name="ce272"/>
          <table:table-cell table:number-columns-repeated="4"/>
          <table:table-cell table:style-name="ce301"/>
          <table:table-cell/>
          <table:table-cell table:style-name="ce187" office:value-type="string" calcext:value-type="string">
            <text:p>Adult Abdomen</text:p>
          </table:table-cell>
          <table:table-cell table:style-name="ce312"/>
          <table:table-cell table:style-name="ce317" table:formula="of:=IF([Sheet1.AB132]&lt;&gt;[Sheet1.AD132];&quot;Change&quot;;&quot;&quot;)">
            <text:p/>
          </table:table-cell>
          <table:table-cell table:style-name="ce321" table:formula="of:=IF([Sheet1.Q118]=&quot;&quot;;&quot;&quot;;[Sheet1.Q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0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67"/>
          <table:covered-table-cell/>
          <table:table-cell table:style-name="ce218"/>
          <table:table-cell table:style-name="ce242" table:number-columns-repeated="2"/>
          <table:table-cell table:style-name="ce272"/>
          <table:table-cell table:number-columns-repeated="4"/>
          <table:table-cell table:style-name="ce301"/>
          <table:table-cell/>
          <table:table-cell table:style-name="ce187" office:value-type="string" calcext:value-type="string">
            <text:p>Adult Chest</text:p>
          </table:table-cell>
          <table:table-cell table:style-name="ce312"/>
          <table:table-cell table:style-name="ce317" table:formula="of:=IF([Sheet1.AB133]&lt;&gt;[Sheet1.AD133];&quot;Change&quot;;&quot;&quot;)">
            <text:p/>
          </table:table-cell>
          <table:table-cell table:style-name="ce321" table:formula="of:=IF([Sheet1.R118]=&quot;&quot;;&quot;&quot;;[Sheet1.R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04" office:value-type="string" calcext:value-type="string">
            <text:p>Inspection Results</text:p>
          </table:table-cell>
          <table:table-cell table:number-columns-repeated="4"/>
          <table:table-cell table:style-name="ce151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67"/>
          <table:covered-table-cell/>
          <table:table-cell table:style-name="ce219"/>
          <table:table-cell table:style-name="ce243" table:number-columns-repeated="2"/>
          <table:table-cell table:style-name="ce273"/>
          <table:table-cell table:number-columns-repeated="4"/>
          <table:table-cell table:style-name="ce301"/>
          <table:table-cell/>
          <table:table-cell table:style-name="ce187" office:value-type="string" calcext:value-type="string">
            <text:p>Adult Head</text:p>
          </table:table-cell>
          <table:table-cell table:style-name="ce312"/>
          <table:table-cell table:style-name="ce317" table:formula="of:=IF([Sheet1.AB134]&lt;&gt;[Sheet1.AD134];&quot;Change&quot;;&quot;&quot;)">
            <text:p/>
          </table:table-cell>
          <table:table-cell table:style-name="ce321" table:formula="of:=IF([Sheet1.S118]=&quot;&quot;;&quot;&quot;;[Sheet1.S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20" office:value-type="string" calcext:value-type="string">
            <text:p>Alignment Accuracy</text:p>
          </table:table-cell>
          <table:table-cell table:style-name="ce11" table:number-columns-repeated="9"/>
          <table:table-cell table:style-name="ce144"/>
          <table:table-cell/>
          <table:table-cell table:style-name="ce167"/>
          <table:table-cell office:value-type="string" calcext:value-type="string">
            <text:p>Average (mm):</text:p>
          </table:table-cell>
          <table:table-cell table:style-name="ce220" table:formula="of:=IF(OR([Sheet1.Q134]=&quot;&quot;;[Sheet1.Q133]=&quot;&quot;;[Sheet1.Q132]=&quot;&quot;);&quot;&quot;;AVERAGE([Sheet1.Q132:.Q134]))">
            <text:p/>
          </table:table-cell>
          <table:table-cell table:style-name="ce244" table:formula="of:=IF(OR([Sheet1.R134]=&quot;&quot;;[Sheet1.R133]=&quot;&quot;;[Sheet1.R132]=&quot;&quot;);&quot;&quot;;AVERAGE([Sheet1.R132:.R134]))">
            <text:p/>
          </table:table-cell>
          <table:table-cell table:style-name="ce244" table:formula="of:=IF(OR([Sheet1.S134]=&quot;&quot;;[Sheet1.S133]=&quot;&quot;;[Sheet1.S132]=&quot;&quot;);&quot;&quot;;AVERAGE([Sheet1.S132:.S134]))">
            <text:p/>
          </table:table-cell>
          <table:table-cell table:style-name="ce274" table:formula="of:=IF(OR([Sheet1.T134]=&quot;&quot;;[Sheet1.T133]=&quot;&quot;;[Sheet1.T132]=&quot;&quot;);&quot;&quot;;AVERAGE([Sheet1.T132:.T134]))">
            <text:p/>
          </table:table-cell>
          <table:table-cell table:number-columns-repeated="4"/>
          <table:table-cell table:style-name="ce301"/>
          <table:table-cell/>
          <table:table-cell table:style-name="ce187" office:value-type="string" calcext:value-type="string">
            <text:p>Ped Abdomen</text:p>
          </table:table-cell>
          <table:table-cell table:style-name="ce312"/>
          <table:table-cell table:style-name="ce317" table:formula="of:=IF([Sheet1.AB135]&lt;&gt;[Sheet1.AD135];&quot;Change&quot;;&quot;&quot;)">
            <text:p/>
          </table:table-cell>
          <table:table-cell table:style-name="ce321" table:formula="of:=IF([Sheet1.T118]=&quot;&quot;;&quot;&quot;;[Sheet1.T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21"/>
          <table:table-cell table:style-name="ce35" office:value-type="string" calcext:value-type="string">
            <text:p>Landmark position:</text:p>
          </table:table-cell>
          <table:table-cell table:style-name="ce45" table:formula="of:=IF([Sheet1.Q141]=&quot;&quot;;&quot;&quot;;[Sheet1.Q141])">
            <text:p/>
          </table:table-cell>
          <table:table-cell table:style-name="ce15" office:value-type="string" calcext:value-type="string">
            <text:p>mm</text:p>
          </table:table-cell>
          <table:table-cell table:style-name="Default"/>
          <table:table-cell table:style-name="ce35" office:value-type="string" calcext:value-type="string">
            <text:p>Slice thickness:</text:p>
          </table:table-cell>
          <table:table-cell table:style-name="ce45" table:formula="of:=IF([Sheet1.T141]=&quot;&quot;;&quot;&quot;;[Sheet1.T141])">
            <text:p/>
          </table:table-cell>
          <table:table-cell table:style-name="ce15" office:value-type="string" calcext:value-type="string">
            <text:p>mm</text:p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187" office:value-type="string" calcext:value-type="string">
            <text:p>Acceptable:</text:p>
          </table:table-cell>
          <table:table-cell table:style-name="ce221" table:formula="of:=IF([Sheet1.Q135]=&quot;&quot;;&quot;&quot;;IF(OR(ABS([Sheet1.Q131]-[Sheet1.Q135])&lt;=3;ABS(AVERAGE([Sheet1.Q132:.Q134])-[Sheet1.Q131])/[Sheet1.Q131]&lt;0.3);&quot;YES&quot;;&quot;NO&quot;))">
            <text:p/>
          </table:table-cell>
          <table:table-cell table:style-name="ce245" table:formula="of:=IF([Sheet1.R135]=&quot;&quot;;&quot;&quot;;IF(OR(ABS([Sheet1.R131]-[Sheet1.R135])&lt;=3;ABS(AVERAGE([Sheet1.R132:.R134])-[Sheet1.R131])/[Sheet1.R131]&lt;0.3);&quot;YES&quot;;&quot;NO&quot;))">
            <text:p/>
          </table:table-cell>
          <table:table-cell table:style-name="ce245" table:formula="of:=IF([Sheet1.S135]=&quot;&quot;;&quot;&quot;;IF(OR(ABS([Sheet1.S131]-[Sheet1.S135])&lt;=3;ABS(AVERAGE([Sheet1.S132:.S134])-[Sheet1.S131])/[Sheet1.S131]&lt;0.3);&quot;YES&quot;;&quot;NO&quot;))">
            <text:p/>
          </table:table-cell>
          <table:table-cell table:style-name="ce275" table:formula="of:=IF([Sheet1.T135]=&quot;&quot;;&quot;&quot;;IF(OR(ABS([Sheet1.T131]-[Sheet1.T135])&lt;=3;ABS(AVERAGE([Sheet1.T132:.T134])-[Sheet1.T131])/[Sheet1.T131]&lt;0.3);&quot;YES&quot;;&quot;NO&quot;))">
            <text:p/>
          </table:table-cell>
          <table:table-cell table:number-columns-repeated="4"/>
          <table:table-cell table:style-name="ce301"/>
          <table:table-cell/>
          <table:table-cell table:style-name="ce187" office:value-type="string" calcext:value-type="string">
            <text:p>Ped Head</text:p>
          </table:table-cell>
          <table:table-cell table:style-name="ce312"/>
          <table:table-cell table:style-name="ce317" table:formula="of:=IF([Sheet1.AB136]&lt;&gt;[Sheet1.AD136];&quot;Change&quot;;&quot;&quot;)">
            <text:p/>
          </table:table-cell>
          <table:table-cell table:style-name="ce321" table:formula="of:=IF([Sheet1.U118]=&quot;&quot;;&quot;&quot;;[Sheet1.U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21"/>
          <table:table-cell table:number-columns-repeated="9"/>
          <table:table-cell table:style-name="ce145"/>
          <table:table-cell/>
          <table:table-cell table:style-name="ce165"/>
          <table:table-cell table:style-name="ce17" table:number-columns-repeated="9"/>
          <table:table-cell table:style-name="ce300"/>
          <table:table-cell/>
          <table:table-cell table:style-name="ce49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21"/>
          <table:table-cell table:style-name="Default"/>
          <table:table-cell table:style-name="ce15"/>
          <table:table-cell table:style-name="ce53" office:value-type="string" calcext:value-type="string">
            <text:p>Foot</text:p>
          </table:table-cell>
          <table:table-cell table:number-columns-repeated="4"/>
          <table:table-cell table:style-name="ce53" office:value-type="string" calcext:value-type="string">
            <text:p>Head</text:p>
          </table:table-cell>
          <table:table-cell/>
          <table:table-cell table:style-name="ce145"/>
          <table:table-cell table:number-columns-repeated="13"/>
          <table:table-cell table:style-name="ce187" office:value-type="string" calcext:value-type="string">
            <text:p>Adult Abdomen</text:p>
          </table:table-cell>
          <table:table-cell table:style-name="ce312"/>
          <table:table-cell/>
          <table:table-cell table:style-name="ce321" table:formula="of:=IF([Sheet1.Q124]=&quot;&quot;;&quot;&quot;;[Sheet1.Q1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1"/>
          <table:table-cell table:style-name="Default"/>
          <table:table-cell table:style-name="ce35" office:value-type="string" calcext:value-type="string">
            <text:p>Location of alignment slice:</text:p>
          </table:table-cell>
          <table:table-cell table:style-name="ce45" table:formula="of:=IF([Sheet1.Q144]=&quot;&quot;;&quot;&quot;;[Sheet1.Q144])">
            <text:p/>
          </table:table-cell>
          <table:table-cell table:style-name="ce15" office:value-type="string" calcext:value-type="string">
            <text:p>mm</text:p>
          </table:table-cell>
          <table:table-cell table:style-name="Default"/>
          <table:table-cell/>
          <table:table-cell table:style-name="ce35" office:value-type="string" calcext:value-type="string">
            <text:p>Location of alignment slice:</text:p>
          </table:table-cell>
          <table:table-cell table:style-name="ce45" table:formula="of:=IF([Sheet1.U144]=&quot;&quot;;&quot;&quot;;[Sheet1.U144])">
            <text:p/>
          </table:table-cell>
          <table:table-cell table:style-name="ce15" office:value-type="string" calcext:value-type="string">
            <text:p>mm</text:p>
          </table:table-cell>
          <table:table-cell table:style-name="ce145"/>
          <table:table-cell table:number-columns-repeated="6"/>
          <table:table-cell table:style-name="ce104" office:value-type="string" calcext:value-type="string">
            <text:p>Inspection Results</text:p>
          </table:table-cell>
          <table:table-cell table:number-columns-repeated="6"/>
          <table:table-cell table:style-name="ce187" office:value-type="string" calcext:value-type="string">
            <text:p>Adult Chest</text:p>
          </table:table-cell>
          <table:table-cell table:style-name="ce312"/>
          <table:table-cell/>
          <table:table-cell table:style-name="ce321" table:formula="of:=IF([Sheet1.R124]=&quot;&quot;;&quot;&quot;;[Sheet1.R1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21"/>
          <table:table-cell table:style-name="Default"/>
          <table:table-cell table:style-name="ce35" office:value-type="string" calcext:value-type="string">
            <text:p>All markers visible</text:p>
          </table:table-cell>
          <table:table-cell table:style-name="ce45" table:formula="of:=IF([Sheet1.Q145]=&quot;&quot;;&quot;&quot;;IF([Sheet1.Q145]=1;&quot;YES&quot;;&quot;NO&quot;))">
            <text:p/>
          </table:table-cell>
          <table:table-cell/>
          <table:table-cell table:style-name="Default"/>
          <table:table-cell/>
          <table:table-cell table:style-name="ce35" office:value-type="string" calcext:value-type="string">
            <text:p>All markers visible</text:p>
          </table:table-cell>
          <table:table-cell table:style-name="ce45" table:formula="of:=IF([Sheet1.U145]=&quot;&quot;;&quot;&quot;;IF([Sheet1.U145]=1;&quot;YES&quot;;&quot;NO&quot;))">
            <text:p/>
          </table:table-cell>
          <table:table-cell/>
          <table:table-cell table:style-name="ce145"/>
          <table:table-cell/>
          <table:table-cell table:style-name="ce174" office:value-type="string" calcext:value-type="string">
            <text:p>Alignment Accuracy</text:p>
          </table:table-cell>
          <table:table-cell table:style-name="ce186" table:number-columns-repeated="9"/>
          <table:table-cell table:style-name="ce282"/>
          <table:table-cell/>
          <table:table-cell table:style-name="ce187" office:value-type="string" calcext:value-type="string">
            <text:p>Adult Head</text:p>
          </table:table-cell>
          <table:table-cell table:style-name="ce312"/>
          <table:table-cell table:style-name="Default"/>
          <table:table-cell table:style-name="ce321" table:formula="of:=IF([Sheet1.S124]=&quot;&quot;;&quot;&quot;;[Sheet1.S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21"/>
          <table:table-cell table:style-name="Default"/>
          <table:table-cell table:style-name="ce35" office:value-type="string" calcext:value-type="string">
            <text:p>Central wire visible</text:p>
          </table:table-cell>
          <table:table-cell table:style-name="ce45" table:formula="of:=IF([Sheet1.Q146]=&quot;&quot;;&quot;&quot;;IF([Sheet1.Q146]=1;&quot;YES&quot;;&quot;NO&quot;))">
            <text:p/>
          </table:table-cell>
          <table:table-cell/>
          <table:table-cell table:style-name="Default"/>
          <table:table-cell/>
          <table:table-cell table:style-name="ce35" office:value-type="string" calcext:value-type="string">
            <text:p>Table movement accuracy</text:p>
          </table:table-cell>
          <table:table-cell table:style-name="ce45" table:formula="of:=IF([Sheet1.U146]=&quot;&quot;;&quot;&quot;;IF([Sheet1.U146]=1;&quot;YES&quot;;&quot;NO&quot;))">
            <text:p/>
          </table:table-cell>
          <table:table-cell/>
          <table:table-cell table:style-name="ce145"/>
          <table:table-cell/>
          <table:table-cell table:style-name="ce167"/>
          <table:table-cell table:style-name="ce187" office:value-type="string" calcext:value-type="string">
            <text:p>Landmark position:</text:p>
          </table:table-cell>
          <table:table-cell table:style-name="ce222"/>
          <table:table-cell office:value-type="string" calcext:value-type="string">
            <text:p>mm</text:p>
          </table:table-cell>
          <table:table-cell table:style-name="ce187" office:value-type="string" calcext:value-type="string">
            <text:p>Slice thickness</text:p>
          </table:table-cell>
          <table:table-cell table:style-name="ce222"/>
          <table:table-cell office:value-type="string" calcext:value-type="string">
            <text:p>mm</text:p>
          </table:table-cell>
          <table:table-cell table:number-columns-repeated="3"/>
          <table:table-cell table:style-name="ce301"/>
          <table:table-cell/>
          <table:table-cell table:style-name="ce187" office:value-type="string" calcext:value-type="string">
            <text:p>Ped Abdomen</text:p>
          </table:table-cell>
          <table:table-cell table:style-name="ce312"/>
          <table:table-cell table:style-name="Default"/>
          <table:table-cell table:style-name="ce321" table:formula="of:=IF([Sheet1.T124]=&quot;&quot;;&quot;&quot;;[Sheet1.T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1"/>
          <table:table-cell table:number-columns-repeated="9"/>
          <table:table-cell table:style-name="ce145"/>
          <table:table-cell/>
          <table:table-cell table:style-name="ce167"/>
          <table:table-cell table:number-columns-repeated="9"/>
          <table:table-cell table:style-name="ce301"/>
          <table:table-cell/>
          <table:table-cell table:style-name="ce187" office:value-type="string" calcext:value-type="string">
            <text:p>Ped Head</text:p>
          </table:table-cell>
          <table:table-cell table:style-name="ce312"/>
          <table:table-cell table:style-name="Default"/>
          <table:table-cell table:style-name="ce321" table:formula="of:=IF([Sheet1.U124]=&quot;&quot;;&quot;&quot;;[Sheet1.U1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22" office:value-type="string" calcext:value-type="string">
            <text:p>CT Number Accuracy</text:p>
          </table:table-cell>
          <table:table-cell table:number-columns-repeated="9"/>
          <table:table-cell table:style-name="ce145"/>
          <table:table-cell/>
          <table:table-cell table:style-name="ce167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301"/>
          <table:table-cell/>
          <table:table-cell table:style-name="Default" table:number-columns-repeated="17"/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21"/>
          <table:table-cell table:style-name="ce35" office:value-type="string" calcext:value-type="string">
            <text:p>kVp</text:p>
          </table:table-cell>
          <table:table-cell table:style-name="ce46" office:value-type="float" office:value="80" calcext:value-type="float">
            <text:p>80</text:p>
          </table:table-cell>
          <table:table-cell table:style-name="ce77" office:value-type="float" office:value="100" calcext:value-type="float">
            <text:p>100</text:p>
          </table:table-cell>
          <table:table-cell table:style-name="ce77" office:value-type="float" office:value="110" calcext:value-type="float">
            <text:p>110</text:p>
          </table:table-cell>
          <table:table-cell table:style-name="ce77" office:value-type="float" office:value="120" calcext:value-type="float">
            <text:p>120</text:p>
          </table:table-cell>
          <table:table-cell table:style-name="ce77" office:value-type="float" office:value="130" calcext:value-type="float">
            <text:p>130</text:p>
          </table:table-cell>
          <table:table-cell table:style-name="ce77" office:value-type="float" office:value="140" calcext:value-type="float">
            <text:p>140</text:p>
          </table:table-cell>
          <table:table-cell table:style-name="ce82" office:value-type="float" office:value="150" calcext:value-type="float">
            <text:p>150</text:p>
          </table:table-cell>
          <table:table-cell/>
          <table:table-cell table:style-name="ce145"/>
          <table:table-cell/>
          <table:table-cell table:style-name="ce167"/>
          <table:table-cell table:style-name="ce187" office:value-type="string" calcext:value-type="string">
            <text:p>Location of alignment slice:</text:p>
          </table:table-cell>
          <table:table-cell table:style-name="ce222"/>
          <table:table-cell office:value-type="string" calcext:value-type="string">
            <text:p>mm</text:p>
          </table:table-cell>
          <table:table-cell table:style-name="ce187"/>
          <table:table-cell table:style-name="ce187" office:value-type="string" calcext:value-type="string">
            <text:p>Location of alignment slice:</text:p>
          </table:table-cell>
          <table:table-cell table:style-name="ce222"/>
          <table:table-cell office:value-type="string" calcext:value-type="string">
            <text:p>mm</text:p>
          </table:table-cell>
          <table:table-cell table:number-columns-repeated="2"/>
          <table:table-cell table:style-name="ce301"/>
          <table:table-cell/>
          <table:table-cell table:style-name="ce311" office:value-type="string" calcext:value-type="string">
            <text:p>Comment Page 1</text:p>
          </table:table-cell>
          <table:table-cell table:style-name="ce315"/>
          <table:table-cell table:style-name="ce318" table:formula="of:=IF([.AB144]&lt;&gt;[.AD144];&quot;Change&quot;;&quot;&quot;)">
            <text:p/>
          </table:table-cell>
          <table:table-cell table:style-name="ce323" table:formula="of:=IF([.Q203]=&quot;&quot;;&quot;&quot;;[.Q203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1"/>
          <table:table-cell table:style-name="ce35" office:value-type="string" calcext:value-type="string">
            <text:p>mAs</text:p>
          </table:table-cell>
          <table:table-cell table:style-name="ce47" table:formula="of:=IF([Sheet1.P150]=&quot;&quot;;&quot;&quot;;[Sheet1.P150])">
            <text:p/>
          </table:table-cell>
          <table:table-cell table:style-name="ce78" table:formula="of:=IF([Sheet1.Q150]=&quot;&quot;;&quot;&quot;;[Sheet1.Q150])">
            <text:p/>
          </table:table-cell>
          <table:table-cell table:style-name="ce78" table:formula="of:=IF([Sheet1.R150]=&quot;&quot;;&quot;&quot;;[Sheet1.R150])">
            <text:p/>
          </table:table-cell>
          <table:table-cell table:style-name="ce78" table:formula="of:=IF([Sheet1.S150]=&quot;&quot;;&quot;&quot;;[Sheet1.S150])">
            <text:p/>
          </table:table-cell>
          <table:table-cell table:style-name="ce78" table:formula="of:=IF([Sheet1.T150]=&quot;&quot;;&quot;&quot;;[Sheet1.T150])">
            <text:p/>
          </table:table-cell>
          <table:table-cell table:style-name="ce78" table:formula="of:=IF([Sheet1.U150]=&quot;&quot;;&quot;&quot;;[Sheet1.U150])">
            <text:p/>
          </table:table-cell>
          <table:table-cell table:style-name="ce83" table:formula="of:=IF([Sheet1.V150]=&quot;&quot;;&quot;&quot;;[Sheet1.V150])">
            <text:p/>
          </table:table-cell>
          <table:table-cell/>
          <table:table-cell table:style-name="ce145"/>
          <table:table-cell/>
          <table:table-cell table:style-name="ce167"/>
          <table:table-cell table:style-name="ce187" office:value-type="string" calcext:value-type="string">
            <text:p>All markers visible</text:p>
          </table:table-cell>
          <table:table-cell table:style-name="ce222"/>
          <table:table-cell table:style-name="Default"/>
          <table:table-cell table:style-name="ce187"/>
          <table:table-cell table:style-name="ce187" office:value-type="string" calcext:value-type="string">
            <text:p>All markers visible</text:p>
          </table:table-cell>
          <table:table-cell table:style-name="ce222"/>
          <table:table-cell table:style-name="Default"/>
          <table:table-cell table:number-columns-repeated="2"/>
          <table:table-cell table:style-name="ce301"/>
          <table:table-cell/>
          <table:table-cell table:style-name="ce198"/>
          <table:table-cell table:style-name="ce316"/>
          <table:table-cell table:style-name="ce289"/>
          <table:table-cell table:style-name="ce316"/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21"/>
          <table:table-cell table:style-name="ce35" office:value-type="string" calcext:value-type="string">
            <text:p>Polyethylene</text:p>
          </table:table-cell>
          <table:table-cell table:style-name="ce47" table:formula="of:=IF([Sheet1.P151]=&quot;&quot;;&quot;&quot;;[Sheet1.P151])">
            <text:p/>
          </table:table-cell>
          <table:table-cell table:style-name="ce78" table:formula="of:=IF([Sheet1.Q151]=&quot;&quot;;&quot;&quot;;[Sheet1.Q151])">
            <text:p/>
          </table:table-cell>
          <table:table-cell table:style-name="ce78" table:formula="of:=IF([Sheet1.R151]=&quot;&quot;;&quot;&quot;;[Sheet1.R151])">
            <text:p/>
          </table:table-cell>
          <table:table-cell table:style-name="ce78" table:formula="of:=IF([Sheet1.S151]=&quot;&quot;;&quot;&quot;;[Sheet1.S151])">
            <text:p/>
          </table:table-cell>
          <table:table-cell table:style-name="ce78" table:formula="of:=IF([Sheet1.T151]=&quot;&quot;;&quot;&quot;;[Sheet1.T151])">
            <text:p/>
          </table:table-cell>
          <table:table-cell table:style-name="ce78" table:formula="of:=IF([Sheet1.U151]=&quot;&quot;;&quot;&quot;;[Sheet1.U151])">
            <text:p/>
          </table:table-cell>
          <table:table-cell table:style-name="ce83" table:formula="of:=IF([Sheet1.V151]=&quot;&quot;;&quot;&quot;;[Sheet1.V151])">
            <text:p/>
          </table:table-cell>
          <table:table-cell/>
          <table:table-cell table:style-name="ce145"/>
          <table:table-cell/>
          <table:table-cell table:style-name="ce167"/>
          <table:table-cell table:style-name="ce187" office:value-type="string" calcext:value-type="string">
            <text:p>Central wire visible</text:p>
          </table:table-cell>
          <table:table-cell table:style-name="ce222"/>
          <table:table-cell table:number-columns-repeated="2"/>
          <table:table-cell table:style-name="ce187" office:value-type="string" calcext:value-type="string">
            <text:p>Table movement accuracy</text:p>
          </table:table-cell>
          <table:table-cell table:style-name="ce222"/>
          <table:table-cell table:number-columns-repeated="3"/>
          <table:table-cell table:style-name="ce301"/>
          <table:table-cell/>
          <table:table-cell table:style-name="ce198"/>
          <table:table-cell table:style-name="ce315"/>
          <table:table-cell table:style-name="ce318" table:formula="of:=IF([.AB146]&lt;&gt;[.AD146];&quot;Change&quot;;&quot;&quot;)">
            <text:p/>
          </table:table-cell>
          <table:table-cell table:style-name="ce323" table:formula="of:=IF([.Q205]=&quot;&quot;;&quot;&quot;;[.Q20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21"/>
          <table:table-cell table:style-name="ce35" office:value-type="string" calcext:value-type="string">
            <text:p>Water</text:p>
          </table:table-cell>
          <table:table-cell table:style-name="ce47" table:formula="of:=IF([Sheet1.P152]=&quot;&quot;;&quot;&quot;;[Sheet1.P152])">
            <text:p/>
          </table:table-cell>
          <table:table-cell table:style-name="ce78" table:formula="of:=IF([Sheet1.Q152]=&quot;&quot;;&quot;&quot;;[Sheet1.Q152])">
            <text:p/>
          </table:table-cell>
          <table:table-cell table:style-name="ce78" table:formula="of:=IF([Sheet1.R152]=&quot;&quot;;&quot;&quot;;[Sheet1.R152])">
            <text:p/>
          </table:table-cell>
          <table:table-cell table:style-name="ce78" table:formula="of:=IF([Sheet1.S152]=&quot;&quot;;&quot;&quot;;[Sheet1.S152])">
            <text:p/>
          </table:table-cell>
          <table:table-cell table:style-name="ce78" table:formula="of:=IF([Sheet1.T152]=&quot;&quot;;&quot;&quot;;[Sheet1.T152])">
            <text:p/>
          </table:table-cell>
          <table:table-cell table:style-name="ce78" table:formula="of:=IF([Sheet1.U152]=&quot;&quot;;&quot;&quot;;[Sheet1.U152])">
            <text:p/>
          </table:table-cell>
          <table:table-cell table:style-name="ce83" table:formula="of:=IF([Sheet1.V152]=&quot;&quot;;&quot;&quot;;[Sheet1.V152])">
            <text:p/>
          </table:table-cell>
          <table:table-cell/>
          <table:table-cell table:style-name="ce145"/>
          <table:table-cell/>
          <table:table-cell table:style-name="ce167"/>
          <table:table-cell/>
          <table:table-cell office:value-type="string" calcext:value-type="string">
            <text:p>Enter 1 for YES, 2 for NO</text:p>
          </table:table-cell>
          <table:table-cell table:number-columns-repeated="3"/>
          <table:table-cell office:value-type="string" calcext:value-type="string">
            <text:p>Enter 1 for YES, 2 for NO</text:p>
          </table:table-cell>
          <table:table-cell table:number-columns-repeated="3"/>
          <table:table-cell table:style-name="ce301"/>
          <table:table-cell/>
          <table:table-cell table:style-name="ce198"/>
          <table:table-cell table:style-name="ce316"/>
          <table:table-cell table:style-name="ce289"/>
          <table:table-cell table:style-name="ce316"/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1"/>
          <table:table-cell table:style-name="ce35" office:value-type="string" calcext:value-type="string">
            <text:p>Water Std Dev</text:p>
          </table:table-cell>
          <table:table-cell table:style-name="ce47" table:formula="of:=IF([Sheet1.P153]=&quot;&quot;;&quot;&quot;;[Sheet1.P153])">
            <text:p/>
          </table:table-cell>
          <table:table-cell table:style-name="ce78" table:formula="of:=IF([Sheet1.Q153]=&quot;&quot;;&quot;&quot;;[Sheet1.Q153])">
            <text:p/>
          </table:table-cell>
          <table:table-cell table:style-name="ce78" table:formula="of:=IF([Sheet1.R153]=&quot;&quot;;&quot;&quot;;[Sheet1.R153])">
            <text:p/>
          </table:table-cell>
          <table:table-cell table:style-name="ce78" table:formula="of:=IF([Sheet1.S153]=&quot;&quot;;&quot;&quot;;[Sheet1.S153])">
            <text:p/>
          </table:table-cell>
          <table:table-cell table:style-name="ce78" table:formula="of:=IF([Sheet1.T153]=&quot;&quot;;&quot;&quot;;[Sheet1.T153])">
            <text:p/>
          </table:table-cell>
          <table:table-cell table:style-name="ce78" table:formula="of:=IF([Sheet1.U153]=&quot;&quot;;&quot;&quot;;[Sheet1.U153])">
            <text:p/>
          </table:table-cell>
          <table:table-cell table:style-name="ce83" table:formula="of:=IF([Sheet1.V153]=&quot;&quot;;&quot;&quot;;[Sheet1.V153])">
            <text:p/>
          </table:table-cell>
          <table:table-cell/>
          <table:table-cell table:style-name="ce145"/>
          <table:table-cell/>
          <table:table-cell table:style-name="ce173" office:value-type="string" calcext:value-type="string">
            <text:p>CT Number Accuracy</text:p>
          </table:table-cell>
          <table:table-cell table:number-columns-repeated="9"/>
          <table:table-cell table:style-name="ce301"/>
          <table:table-cell/>
          <table:table-cell table:style-name="ce198"/>
          <table:table-cell table:style-name="ce315"/>
          <table:table-cell table:style-name="ce318" table:formula="of:=IF([.AB148]&lt;&gt;[.AD148];&quot;Change&quot;;&quot;&quot;)">
            <text:p/>
          </table:table-cell>
          <table:table-cell table:style-name="ce323" table:formula="of:=IF([.Q207]=&quot;&quot;;&quot;&quot;;[.Q207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21"/>
          <table:table-cell table:style-name="ce35" office:value-type="string" calcext:value-type="string">
            <text:p>Acrylic</text:p>
          </table:table-cell>
          <table:table-cell table:style-name="ce47" table:formula="of:=IF([Sheet1.P154]=&quot;&quot;;&quot;&quot;;[Sheet1.P154])">
            <text:p/>
          </table:table-cell>
          <table:table-cell table:style-name="ce78" table:formula="of:=IF([Sheet1.Q154]=&quot;&quot;;&quot;&quot;;[Sheet1.Q154])">
            <text:p/>
          </table:table-cell>
          <table:table-cell table:style-name="ce78" table:formula="of:=IF([Sheet1.R154]=&quot;&quot;;&quot;&quot;;[Sheet1.R154])">
            <text:p/>
          </table:table-cell>
          <table:table-cell table:style-name="ce78" table:formula="of:=IF([Sheet1.S154]=&quot;&quot;;&quot;&quot;;[Sheet1.S154])">
            <text:p/>
          </table:table-cell>
          <table:table-cell table:style-name="ce78" table:formula="of:=IF([Sheet1.T154]=&quot;&quot;;&quot;&quot;;[Sheet1.T154])">
            <text:p/>
          </table:table-cell>
          <table:table-cell table:style-name="ce78" table:formula="of:=IF([Sheet1.U154]=&quot;&quot;;&quot;&quot;;[Sheet1.U154])">
            <text:p/>
          </table:table-cell>
          <table:table-cell table:style-name="ce83" table:formula="of:=IF([Sheet1.V154]=&quot;&quot;;&quot;&quot;;[Sheet1.V154])">
            <text:p/>
          </table:table-cell>
          <table:table-cell/>
          <table:table-cell table:style-name="ce145"/>
          <table:table-cell/>
          <table:table-cell table:style-name="ce175" office:value-type="string" calcext:value-type="string">
            <text:p>kVp</text:p>
          </table:table-cell>
          <table:table-cell table:style-name="ce142" office:value-type="float" office:value="80" calcext:value-type="float">
            <text:p>80</text:p>
          </table:table-cell>
          <table:table-cell table:style-name="ce142" office:value-type="float" office:value="100" calcext:value-type="float">
            <text:p>100</text:p>
          </table:table-cell>
          <table:table-cell table:style-name="ce142" office:value-type="float" office:value="110" calcext:value-type="float">
            <text:p>110</text:p>
          </table:table-cell>
          <table:table-cell table:style-name="ce142" office:value-type="float" office:value="120" calcext:value-type="float">
            <text:p>120</text:p>
          </table:table-cell>
          <table:table-cell table:style-name="ce142" office:value-type="float" office:value="130" calcext:value-type="float">
            <text:p>130</text:p>
          </table:table-cell>
          <table:table-cell table:style-name="ce142" office:value-type="float" office:value="140" calcext:value-type="float">
            <text:p>140</text:p>
          </table:table-cell>
          <table:table-cell table:style-name="ce142" office:value-type="float" office:value="150" calcext:value-type="float">
            <text:p>150</text:p>
          </table:table-cell>
          <table:table-cell table:style-name="ce291"/>
          <table:table-cell table:style-name="ce294" office:value-type="string" calcext:value-type="string" table:number-columns-spanned="2" table:number-rows-spanned="1">
            <text:p>Acceptable HU</text:p>
          </table:table-cell>
          <table:covered-table-cell table:style-name="ce301"/>
          <table:table-cell/>
          <table:table-cell table:style-name="ce198"/>
          <table:table-cell table:style-name="ce316"/>
          <table:table-cell table:style-name="ce26"/>
          <table:table-cell table:style-name="ce316"/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21"/>
          <table:table-cell table:style-name="ce35" office:value-type="string" calcext:value-type="string">
            <text:p>Bone</text:p>
          </table:table-cell>
          <table:table-cell table:style-name="ce47" table:formula="of:=IF([Sheet1.P155]=&quot;&quot;;&quot;&quot;;[Sheet1.P155])">
            <text:p/>
          </table:table-cell>
          <table:table-cell table:style-name="ce78" table:formula="of:=IF([Sheet1.Q155]=&quot;&quot;;&quot;&quot;;[Sheet1.Q155])">
            <text:p/>
          </table:table-cell>
          <table:table-cell table:style-name="ce78" table:formula="of:=IF([Sheet1.R155]=&quot;&quot;;&quot;&quot;;[Sheet1.R155])">
            <text:p/>
          </table:table-cell>
          <table:table-cell table:style-name="ce78" table:formula="of:=IF([Sheet1.S155]=&quot;&quot;;&quot;&quot;;[Sheet1.S155])">
            <text:p/>
          </table:table-cell>
          <table:table-cell table:style-name="ce78" table:formula="of:=IF([Sheet1.T155]=&quot;&quot;;&quot;&quot;;[Sheet1.T155])">
            <text:p/>
          </table:table-cell>
          <table:table-cell table:style-name="ce78" table:formula="of:=IF([Sheet1.U155]=&quot;&quot;;&quot;&quot;;[Sheet1.U155])">
            <text:p/>
          </table:table-cell>
          <table:table-cell table:style-name="ce83" table:formula="of:=IF([Sheet1.V155]=&quot;&quot;;&quot;&quot;;[Sheet1.V155])">
            <text:p/>
          </table:table-cell>
          <table:table-cell/>
          <table:table-cell table:style-name="ce145"/>
          <table:table-cell/>
          <table:table-cell table:style-name="ce175" office:value-type="string" calcext:value-type="string">
            <text:p>mAs</text:p>
          </table:table-cell>
          <table:table-cell table:style-name="ce189" table:number-columns-repeated="7"/>
          <table:table-cell table:style-name="ce291"/>
          <table:table-cell table:style-name="ce2" office:value-type="string" calcext:value-type="string">
            <text:p>Low</text:p>
          </table:table-cell>
          <table:table-cell table:style-name="ce304" office:value-type="string" calcext:value-type="string">
            <text:p>High</text:p>
          </table:table-cell>
          <table:table-cell/>
          <table:table-cell table:style-name="ce198"/>
          <table:table-cell table:style-name="ce315"/>
          <table:table-cell table:style-name="ce318" table:formula="of:=IF([.AB150]&lt;&gt;[.AD150];&quot;Change&quot;;&quot;&quot;)">
            <text:p/>
          </table:table-cell>
          <table:table-cell table:style-name="ce323" table:formula="of:=IF([.Q209]=&quot;&quot;;&quot;&quot;;[.Q209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1"/>
          <table:table-cell table:style-name="ce35" office:value-type="string" calcext:value-type="string">
            <text:p>Air</text:p>
          </table:table-cell>
          <table:table-cell table:style-name="ce48" table:formula="of:=IF([Sheet1.P156]=&quot;&quot;;&quot;&quot;;[Sheet1.P156])">
            <text:p/>
          </table:table-cell>
          <table:table-cell table:style-name="ce79" table:formula="of:=IF([Sheet1.Q156]=&quot;&quot;;&quot;&quot;;[Sheet1.Q156])">
            <text:p/>
          </table:table-cell>
          <table:table-cell table:style-name="ce79" table:formula="of:=IF([Sheet1.R156]=&quot;&quot;;&quot;&quot;;[Sheet1.R156])">
            <text:p/>
          </table:table-cell>
          <table:table-cell table:style-name="ce79" table:formula="of:=IF([Sheet1.S156]=&quot;&quot;;&quot;&quot;;[Sheet1.S156])">
            <text:p/>
          </table:table-cell>
          <table:table-cell table:style-name="ce79" table:formula="of:=IF([Sheet1.T156]=&quot;&quot;;&quot;&quot;;[Sheet1.T156])">
            <text:p/>
          </table:table-cell>
          <table:table-cell table:style-name="ce79" table:formula="of:=IF([Sheet1.U156]=&quot;&quot;;&quot;&quot;;[Sheet1.U156])">
            <text:p/>
          </table:table-cell>
          <table:table-cell table:style-name="ce84" table:formula="of:=IF([Sheet1.V156]=&quot;&quot;;&quot;&quot;;[Sheet1.V156])">
            <text:p/>
          </table:table-cell>
          <table:table-cell/>
          <table:table-cell table:style-name="ce145"/>
          <table:table-cell/>
          <table:table-cell table:style-name="ce175" office:value-type="string" calcext:value-type="string">
            <text:p>Polyethylene</text:p>
          </table:table-cell>
          <table:table-cell table:style-name="ce190" table:number-columns-repeated="7"/>
          <table:table-cell table:style-name="ce292" office:value-type="string" calcext:value-type="string">
            <text:p>Polyethylene</text:p>
          </table:table-cell>
          <table:table-cell table:style-name="ce142" office:value-type="float" office:value="-107" calcext:value-type="float">
            <text:p>-107</text:p>
          </table:table-cell>
          <table:table-cell table:style-name="ce283" office:value-type="float" office:value="-87" calcext:value-type="float">
            <text:p>-87</text:p>
          </table:table-cell>
          <table:table-cell/>
          <table:table-cell table:style-name="ce198"/>
          <table:table-cell table:style-name="ce316"/>
          <table:table-cell table:style-name="ce26"/>
          <table:table-cell table:style-name="ce316"/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21"/>
          <table:table-cell table:number-columns-repeated="3"/>
          <table:table-cell table:style-name="ce35" office:value-type="string" calcext:value-type="string">
            <text:p>Acceptable:</text:p>
          </table:table-cell>
          <table:table-cell table:style-name="ce114" table:formula="of:=IF([Sheet1.S157]=&quot;&quot;;&quot;&quot;;IF([Sheet1.S157]=1;&quot;YES&quot;;&quot;NO&quot;))">
            <text:p/>
          </table:table-cell>
          <table:table-cell table:number-columns-repeated="4"/>
          <table:table-cell table:style-name="ce145"/>
          <table:table-cell/>
          <table:table-cell table:style-name="ce175" office:value-type="string" calcext:value-type="string">
            <text:p>Water</text:p>
          </table:table-cell>
          <table:table-cell table:style-name="ce191" table:number-columns-repeated="7"/>
          <table:table-cell table:style-name="ce292" office:value-type="string" calcext:value-type="string">
            <text:p>Water</text:p>
          </table:table-cell>
          <table:table-cell table:style-name="ce142" office:value-type="float" office:value="-7" calcext:value-type="float">
            <text:p>-7</text:p>
          </table:table-cell>
          <table:table-cell table:style-name="ce283" office:value-type="float" office:value="7" calcext:value-type="float">
            <text:p>7</text:p>
          </table:table-cell>
          <table:table-cell/>
          <table:table-cell table:style-name="ce198"/>
          <table:table-cell table:style-name="ce315"/>
          <table:table-cell table:style-name="ce318" table:formula="of:=IF([.AB152]&lt;&gt;[.AD152];&quot;Change&quot;;&quot;&quot;)">
            <text:p/>
          </table:table-cell>
          <table:table-cell table:style-name="ce323" table:formula="of:=IF([.Q211]=&quot;&quot;;&quot;&quot;;[.Q211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21"/>
          <table:table-cell/>
          <table:table-cell table:style-name="ce49"/>
          <table:table-cell table:style-name="ce49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45"/>
          <table:table-cell/>
          <table:table-cell table:style-name="ce175" office:value-type="string" calcext:value-type="string">
            <text:p>Water Std Dev</text:p>
          </table:table-cell>
          <table:table-cell table:style-name="ce189" table:number-columns-repeated="7"/>
          <table:table-cell table:style-name="ce292" office:value-type="string" calcext:value-type="string">
            <text:p>Acrylic</text:p>
          </table:table-cell>
          <table:table-cell table:style-name="ce142" office:value-type="float" office:value="110" calcext:value-type="float">
            <text:p>110</text:p>
          </table:table-cell>
          <table:table-cell table:style-name="ce283" office:value-type="float" office:value="130" calcext:value-type="float">
            <text:p>130</text:p>
          </table:table-cell>
          <table:table-cell/>
          <table:table-cell table:style-name="ce198"/>
          <table:table-cell table:style-name="ce316"/>
          <table:table-cell table:style-name="ce26"/>
          <table:table-cell table:style-name="ce316"/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21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45"/>
          <table:table-cell/>
          <table:table-cell table:style-name="ce175" office:value-type="string" calcext:value-type="string">
            <text:p>Acrylic</text:p>
          </table:table-cell>
          <table:table-cell table:style-name="ce192" table:number-columns-repeated="7"/>
          <table:table-cell table:style-name="ce292" office:value-type="string" calcext:value-type="string">
            <text:p>Bone</text:p>
          </table:table-cell>
          <table:table-cell table:style-name="ce142" office:value-type="float" office:value="850" calcext:value-type="float">
            <text:p>850</text:p>
          </table:table-cell>
          <table:table-cell table:style-name="ce283" office:value-type="float" office:value="970" calcext:value-type="float">
            <text:p>970</text:p>
          </table:table-cell>
          <table:table-cell/>
          <table:table-cell table:style-name="ce198"/>
          <table:table-cell table:style-name="ce315"/>
          <table:table-cell table:style-name="ce318" table:formula="of:=IF([.AB154]&lt;&gt;[.AD154];&quot;Change&quot;;&quot;&quot;)">
            <text:p/>
          </table:table-cell>
          <table:table-cell table:style-name="ce323" table:formula="of:=IF([.Q213]=&quot;&quot;;&quot;&quot;;[.Q213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21"/>
          <table:table-cell table:number-columns-repeated="9"/>
          <table:table-cell table:style-name="ce145"/>
          <table:table-cell/>
          <table:table-cell table:style-name="ce175" office:value-type="string" calcext:value-type="string">
            <text:p>Bone</text:p>
          </table:table-cell>
          <table:table-cell table:style-name="ce193" table:number-columns-repeated="7"/>
          <table:table-cell table:style-name="ce292" office:value-type="string" calcext:value-type="string">
            <text:p>Air</text:p>
          </table:table-cell>
          <table:table-cell table:style-name="ce142" office:value-type="float" office:value="-1005" calcext:value-type="float">
            <text:p>-1005</text:p>
          </table:table-cell>
          <table:table-cell table:style-name="ce283" office:value-type="float" office:value="-970" calcext:value-type="float">
            <text:p>-970</text:p>
          </table:table-cell>
          <table:table-cell/>
          <table:table-cell table:style-name="ce198"/>
          <table:table-cell table:style-name="ce316"/>
          <table:table-cell table:style-name="ce26"/>
          <table:table-cell table:style-name="ce316"/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22" office:value-type="string" calcext:value-type="string">
            <text:p>CT Slice Thickness Accuracy</text:p>
          </table:table-cell>
          <table:table-cell table:number-columns-repeated="9"/>
          <table:table-cell table:style-name="ce145"/>
          <table:table-cell/>
          <table:table-cell table:style-name="ce175" office:value-type="string" calcext:value-type="string">
            <text:p>Air</text:p>
          </table:table-cell>
          <table:table-cell table:style-name="ce194" table:number-columns-repeated="7"/>
          <table:table-cell table:style-name="ce291"/>
          <table:table-cell/>
          <table:table-cell table:style-name="ce301"/>
          <table:table-cell/>
          <table:table-cell table:style-name="ce198"/>
          <table:table-cell table:style-name="ce315"/>
          <table:table-cell table:style-name="ce318" table:formula="of:=IF([.AB156]&lt;&gt;[.AD156];&quot;Change&quot;;&quot;&quot;)">
            <text:p/>
          </table:table-cell>
          <table:table-cell table:style-name="ce323" table:formula="of:=IF([.Q215]=&quot;&quot;;&quot;&quot;;[.Q21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21"/>
          <table:table-cell/>
          <table:table-cell table:style-name="ce35" office:value-type="string" calcext:value-type="string">
            <text:p>Slice thickness (mm):</text:p>
          </table:table-cell>
          <table:table-cell table:style-name="ce46" table:formula="of:=IF([Sheet1.Q162]=&quot;&quot;;&quot;&quot;;[Sheet1.Q162])">
            <text:p/>
          </table:table-cell>
          <table:table-cell table:style-name="ce77" table:formula="of:=IF([Sheet1.R162]=&quot;&quot;;&quot;&quot;;[Sheet1.R162])">
            <text:p/>
          </table:table-cell>
          <table:table-cell table:style-name="ce77" table:formula="of:=IF([Sheet1.S162]=&quot;&quot;;&quot;&quot;;[Sheet1.S162])">
            <text:p/>
          </table:table-cell>
          <table:table-cell table:style-name="ce77" table:formula="of:=IF([Sheet1.T162]=&quot;&quot;;&quot;&quot;;[Sheet1.T162])">
            <text:p/>
          </table:table-cell>
          <table:table-cell table:style-name="ce82" table:formula="of:=IF([Sheet1.U162]=&quot;&quot;;&quot;&quot;;[Sheet1.U162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number-columns-repeated="2"/>
          <table:table-cell table:style-name="ce246" office:value-type="string" calcext:value-type="string">
            <text:p>Acceptable:</text:p>
          </table:table-cell>
          <table:table-cell table:style-name="ce262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301"/>
          <table:table-cell/>
          <table:table-cell table:style-name="ce198"/>
          <table:table-cell table:style-name="ce316"/>
          <table:table-cell table:style-name="ce26"/>
          <table:table-cell table:style-name="ce316"/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21"/>
          <table:table-cell/>
          <table:table-cell table:style-name="ce35" office:value-type="string" calcext:value-type="string">
            <text:p>Top (mm):</text:p>
          </table:table-cell>
          <table:table-cell table:style-name="ce47" table:formula="of:=IF([Sheet1.Q163]=&quot;&quot;;&quot;&quot;;[Sheet1.Q163])">
            <text:p/>
          </table:table-cell>
          <table:table-cell table:style-name="ce78" table:formula="of:=IF([Sheet1.R163]=&quot;&quot;;&quot;&quot;;[Sheet1.R163])">
            <text:p/>
          </table:table-cell>
          <table:table-cell table:style-name="ce78" table:formula="of:=IF([Sheet1.S163]=&quot;&quot;;&quot;&quot;;[Sheet1.S163])">
            <text:p/>
          </table:table-cell>
          <table:table-cell table:style-name="ce78" table:formula="of:=IF([Sheet1.T163]=&quot;&quot;;&quot;&quot;;[Sheet1.T163])">
            <text:p/>
          </table:table-cell>
          <table:table-cell table:style-name="ce83" table:formula="of:=IF([Sheet1.U163]=&quot;&quot;;&quot;&quot;;[Sheet1.U163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49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301"/>
          <table:table-cell/>
          <table:table-cell table:style-name="ce198"/>
          <table:table-cell table:style-name="ce315"/>
          <table:table-cell table:style-name="ce318" table:formula="of:=IF([.AB158]&lt;&gt;[.AD158];&quot;Change&quot;;&quot;&quot;)">
            <text:p/>
          </table:table-cell>
          <table:table-cell table:style-name="ce323" table:formula="of:=IF([.Q217]=&quot;&quot;;&quot;&quot;;[.Q217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21"/>
          <table:table-cell/>
          <table:table-cell table:style-name="ce35" office:value-type="string" calcext:value-type="string">
            <text:p>Bottom (mm):</text:p>
          </table:table-cell>
          <table:table-cell table:style-name="ce47" table:formula="of:=IF([Sheet1.Q164]=&quot;&quot;;&quot;&quot;;[Sheet1.Q164])">
            <text:p/>
          </table:table-cell>
          <table:table-cell table:style-name="ce78" table:formula="of:=IF([Sheet1.R164]=&quot;&quot;;&quot;&quot;;[Sheet1.R164])">
            <text:p/>
          </table:table-cell>
          <table:table-cell table:style-name="ce78" table:formula="of:=IF([Sheet1.S164]=&quot;&quot;;&quot;&quot;;[Sheet1.S164])">
            <text:p/>
          </table:table-cell>
          <table:table-cell table:style-name="ce78" table:formula="of:=IF([Sheet1.T164]=&quot;&quot;;&quot;&quot;;[Sheet1.T164])">
            <text:p/>
          </table:table-cell>
          <table:table-cell table:style-name="ce83" table:formula="of:=IF([Sheet1.U164]=&quot;&quot;;&quot;&quot;;[Sheet1.U164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301"/>
          <table:table-cell/>
          <table:table-cell table:style-name="ce198"/>
          <table:table-cell table:style-name="ce316"/>
          <table:table-cell table:style-name="ce26"/>
          <table:table-cell table:style-name="ce324"/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21"/>
          <table:table-cell/>
          <table:table-cell table:style-name="ce35" office:value-type="string" calcext:value-type="string">
            <text:p>Average (mm):</text:p>
          </table:table-cell>
          <table:table-cell table:style-name="ce47" table:formula="of:=IF([Sheet1.Q165]=&quot;&quot;;&quot;&quot;;[Sheet1.Q165])">
            <text:p/>
          </table:table-cell>
          <table:table-cell table:style-name="ce78" table:formula="of:=IF([Sheet1.R165]=&quot;&quot;;&quot;&quot;;[Sheet1.R165])">
            <text:p/>
          </table:table-cell>
          <table:table-cell table:style-name="ce78" table:formula="of:=IF([Sheet1.S165]=&quot;&quot;;&quot;&quot;;[Sheet1.S165])">
            <text:p/>
          </table:table-cell>
          <table:table-cell table:style-name="ce78" table:formula="of:=IF([Sheet1.T165]=&quot;&quot;;&quot;&quot;;[Sheet1.T165])">
            <text:p/>
          </table:table-cell>
          <table:table-cell table:style-name="ce83" table:formula="of:=IF([Sheet1.U165]=&quot;&quot;;&quot;&quot;;[Sheet1.U165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number-columns-repeated="9"/>
          <table:table-cell table:style-name="ce301"/>
          <table:table-cell/>
          <table:table-cell table:style-name="ce198"/>
          <table:table-cell table:style-name="ce315"/>
          <table:table-cell table:style-name="ce318" table:formula="of:=IF([.AB160]&lt;&gt;[.AD160];&quot;Change&quot;;&quot;&quot;)">
            <text:p/>
          </table:table-cell>
          <table:table-cell table:style-name="ce323" table:formula="of:=IF([.Q219]=&quot;&quot;;&quot;&quot;;[.Q219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21"/>
          <table:table-cell/>
          <table:table-cell table:style-name="ce35" office:value-type="string" calcext:value-type="string">
            <text:p>Water HU:</text:p>
          </table:table-cell>
          <table:table-cell table:style-name="ce47" table:formula="of:=IF([Sheet1.Q166]=&quot;&quot;;&quot;&quot;;[Sheet1.Q166])">
            <text:p/>
          </table:table-cell>
          <table:table-cell table:style-name="ce78" table:formula="of:=IF([Sheet1.R166]=&quot;&quot;;&quot;&quot;;[Sheet1.R166])">
            <text:p/>
          </table:table-cell>
          <table:table-cell table:style-name="ce78" table:formula="of:=IF([Sheet1.S166]=&quot;&quot;;&quot;&quot;;[Sheet1.S166])">
            <text:p/>
          </table:table-cell>
          <table:table-cell table:style-name="ce78" table:formula="of:=IF([Sheet1.T166]=&quot;&quot;;&quot;&quot;;[Sheet1.T166])">
            <text:p/>
          </table:table-cell>
          <table:table-cell table:style-name="ce83" table:formula="of:=IF([Sheet1.U166]=&quot;&quot;;&quot;&quot;;[Sheet1.U166])">
            <text:p/>
          </table:table-cell>
          <table:table-cell table:number-columns-repeated="2"/>
          <table:table-cell table:style-name="ce145"/>
          <table:table-cell/>
          <table:table-cell table:style-name="ce173" office:value-type="string" calcext:value-type="string">
            <text:p>CT Slice Thickness Accuracy</text:p>
          </table:table-cell>
          <table:table-cell table:number-columns-repeated="9"/>
          <table:table-cell table:style-name="ce301"/>
          <table:table-cell/>
          <table:table-cell table:style-name="ce198"/>
          <table:table-cell table:style-name="ce316"/>
          <table:table-cell table:style-name="ce26"/>
          <table:table-cell table:style-name="ce316"/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21"/>
          <table:table-cell/>
          <table:table-cell table:style-name="ce35" office:value-type="string" calcext:value-type="string">
            <text:p>Water HU Std Dev:</text:p>
          </table:table-cell>
          <table:table-cell table:style-name="ce48" table:formula="of:=IF([Sheet1.Q167]=&quot;&quot;;&quot;&quot;;[Sheet1.Q167])">
            <text:p/>
          </table:table-cell>
          <table:table-cell table:style-name="ce79" table:formula="of:=IF([Sheet1.R167]=&quot;&quot;;&quot;&quot;;[Sheet1.R167])">
            <text:p/>
          </table:table-cell>
          <table:table-cell table:style-name="ce79" table:formula="of:=IF([Sheet1.S167]=&quot;&quot;;&quot;&quot;;[Sheet1.S167])">
            <text:p/>
          </table:table-cell>
          <table:table-cell table:style-name="ce79" table:formula="of:=IF([Sheet1.T167]=&quot;&quot;;&quot;&quot;;[Sheet1.T167])">
            <text:p/>
          </table:table-cell>
          <table:table-cell table:style-name="ce84" table:formula="of:=IF([Sheet1.U167]=&quot;&quot;;&quot;&quot;;[Sheet1.U167])">
            <text:p/>
          </table:table-cell>
          <table:table-cell table:number-columns-repeated="2"/>
          <table:table-cell table:style-name="ce145"/>
          <table:table-cell/>
          <table:table-cell table:style-name="ce175"/>
          <table:table-cell table:style-name="ce187" office:value-type="string" calcext:value-type="string">
            <text:p>Slice thickness (mm):</text:p>
          </table:table-cell>
          <table:table-cell table:style-name="ce209"/>
          <table:table-cell table:style-name="ce237" table:number-columns-repeated="3"/>
          <table:table-cell table:style-name="ce256"/>
          <table:table-cell table:number-columns-repeated="3"/>
          <table:table-cell table:style-name="ce301"/>
          <table:table-cell/>
          <table:table-cell table:style-name="ce198"/>
          <table:table-cell table:style-name="ce315"/>
          <table:table-cell table:style-name="ce318" table:formula="of:=IF([.AB162]&lt;&gt;[.AD162];&quot;Change&quot;;&quot;&quot;)">
            <text:p/>
          </table:table-cell>
          <table:table-cell table:style-name="ce323" table:formula="of:=IF([.Q221]=&quot;&quot;;&quot;&quot;;[.Q221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21"/>
          <table:table-cell/>
          <table:table-cell table:style-name="ce35" office:value-type="string" calcext:value-type="string">
            <text:p>Acceptable:</text:p>
          </table:table-cell>
          <table:table-cell table:style-name="ce67" table:formula="of:=IF([Sheet1.Q168]=&quot;&quot;;&quot;&quot;;[Sheet1.Q168])">
            <text:p/>
          </table:table-cell>
          <table:table-cell table:style-name="ce93" table:formula="of:=IF([Sheet1.R168]=&quot;&quot;;&quot;&quot;;[Sheet1.R168])">
            <text:p/>
          </table:table-cell>
          <table:table-cell table:style-name="ce93" table:formula="of:=IF([Sheet1.S168]=&quot;&quot;;&quot;&quot;;[Sheet1.S168])">
            <text:p/>
          </table:table-cell>
          <table:table-cell table:style-name="ce93" table:formula="of:=IF([Sheet1.T168]=&quot;&quot;;&quot;&quot;;[Sheet1.T168])">
            <text:p/>
          </table:table-cell>
          <table:table-cell table:style-name="ce107" table:formula="of:=IF([Sheet1.U168]=&quot;&quot;;&quot;&quot;;[Sheet1.U168])">
            <text:p/>
          </table:table-cell>
          <table:table-cell table:number-columns-repeated="2"/>
          <table:table-cell table:style-name="ce145"/>
          <table:table-cell/>
          <table:table-cell table:style-name="ce175"/>
          <table:table-cell table:style-name="ce187" office:value-type="string" calcext:value-type="string">
            <text:p>Top (mm):</text:p>
          </table:table-cell>
          <table:table-cell table:style-name="ce210"/>
          <table:table-cell table:style-name="ce189" table:number-columns-repeated="3"/>
          <table:table-cell table:style-name="ce257"/>
          <table:table-cell table:number-columns-repeated="3"/>
          <table:table-cell table:style-name="ce301"/>
          <table:table-cell/>
          <table:table-cell table:style-name="ce198"/>
          <table:table-cell table:style-name="ce316"/>
          <table:table-cell table:style-name="ce26"/>
          <table:table-cell table:style-name="ce316"/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1"/>
          <table:table-cell table:number-columns-repeated="2"/>
          <table:table-cell table:style-name="ce49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45"/>
          <table:table-cell/>
          <table:table-cell table:style-name="ce175"/>
          <table:table-cell table:style-name="ce187" office:value-type="string" calcext:value-type="string">
            <text:p>Bottom (mm):</text:p>
          </table:table-cell>
          <table:table-cell table:style-name="ce210"/>
          <table:table-cell table:style-name="ce189" table:number-columns-repeated="3"/>
          <table:table-cell table:style-name="ce257"/>
          <table:table-cell table:number-columns-repeated="3"/>
          <table:table-cell table:style-name="ce301"/>
          <table:table-cell/>
          <table:table-cell table:style-name="ce198"/>
          <table:table-cell table:style-name="ce315"/>
          <table:table-cell table:style-name="ce318" table:formula="of:=IF([.AB164]&lt;&gt;[.AD164];&quot;Change&quot;;&quot;&quot;)">
            <text:p/>
          </table:table-cell>
          <table:table-cell table:style-name="ce323" table:formula="of:=IF([.Q223]=&quot;&quot;;&quot;&quot;;[.Q223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21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45"/>
          <table:table-cell/>
          <table:table-cell table:style-name="ce175"/>
          <table:table-cell table:style-name="ce187" office:value-type="string" calcext:value-type="string">
            <text:p>Average (mm):</text:p>
          </table:table-cell>
          <table:table-cell table:style-name="ce223" table:formula="of:=IF(OR([Sheet1.Q163]=&quot;&quot;;[Sheet1.Q164]=&quot;&quot;);&quot;&quot;;AVERAGE([Sheet1.Q163:.Q164]))">
            <text:p/>
          </table:table-cell>
          <table:table-cell table:style-name="ce142" table:formula="of:=IF(OR([Sheet1.R163]=&quot;&quot;;[Sheet1.R164]=&quot;&quot;);&quot;&quot;;AVERAGE([Sheet1.R163:.R164]))">
            <text:p/>
          </table:table-cell>
          <table:table-cell table:style-name="ce142" table:formula="of:=IF(OR([Sheet1.S163]=&quot;&quot;;[Sheet1.S164]=&quot;&quot;);&quot;&quot;;AVERAGE([Sheet1.S163:.S164]))">
            <text:p/>
          </table:table-cell>
          <table:table-cell table:style-name="ce142" table:formula="of:=IF(OR([Sheet1.T163]=&quot;&quot;;[Sheet1.T164]=&quot;&quot;);&quot;&quot;;AVERAGE([Sheet1.T163:.T164]))">
            <text:p/>
          </table:table-cell>
          <table:table-cell table:style-name="ce283" table:formula="of:=IF(OR([Sheet1.U163]=&quot;&quot;;[Sheet1.U164]=&quot;&quot;);&quot;&quot;;AVERAGE([Sheet1.U163:.U164]))">
            <text:p/>
          </table:table-cell>
          <table:table-cell table:number-columns-repeated="3"/>
          <table:table-cell table:style-name="ce301"/>
          <table:table-cell/>
          <table:table-cell table:style-name="ce198"/>
          <table:table-cell table:style-name="ce316"/>
          <table:table-cell table:style-name="ce26"/>
          <table:table-cell table:style-name="ce316"/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21"/>
          <table:table-cell table:number-columns-repeated="9"/>
          <table:table-cell table:style-name="ce145"/>
          <table:table-cell/>
          <table:table-cell table:style-name="ce175"/>
          <table:table-cell table:style-name="ce187" office:value-type="string" calcext:value-type="string">
            <text:p>Water HU:</text:p>
          </table:table-cell>
          <table:table-cell table:style-name="ce210"/>
          <table:table-cell table:style-name="ce189" table:number-columns-repeated="3"/>
          <table:table-cell table:style-name="ce257"/>
          <table:table-cell table:number-columns-repeated="3"/>
          <table:table-cell table:style-name="ce301"/>
          <table:table-cell/>
          <table:table-cell table:style-name="ce198"/>
          <table:table-cell table:style-name="ce315"/>
          <table:table-cell table:style-name="ce318" table:formula="of:=IF([.AB166]&lt;&gt;[.AD166];&quot;Change&quot;;&quot;&quot;)">
            <text:p/>
          </table:table-cell>
          <table:table-cell table:style-name="ce323" table:formula="of:=IF([.Q225]=&quot;&quot;;&quot;&quot;;[.Q22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2" office:value-type="string" calcext:value-type="string">
            <text:p>Low Contrast Performance</text:p>
          </table:table-cell>
          <table:table-cell table:number-columns-repeated="9"/>
          <table:table-cell table:style-name="ce145"/>
          <table:table-cell/>
          <table:table-cell table:style-name="ce175"/>
          <table:table-cell table:style-name="ce187" office:value-type="string" calcext:value-type="string">
            <text:p>Water HU Std Dev:</text:p>
          </table:table-cell>
          <table:table-cell table:style-name="ce211"/>
          <table:table-cell table:style-name="ce238" table:number-columns-repeated="3"/>
          <table:table-cell table:style-name="ce258"/>
          <table:table-cell table:number-columns-repeated="3"/>
          <table:table-cell table:style-name="ce301"/>
          <table:table-cell/>
          <table:table-cell table:style-name="ce198"/>
          <table:table-cell table:style-name="ce316"/>
          <table:table-cell table:style-name="ce26"/>
          <table:table-cell table:style-name="ce316"/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1"/>
          <table:table-cell table:style-name="ce15"/>
          <table:table-cell table:style-name="ce50" office:value-type="string" calcext:value-type="string" table:number-columns-spanned="2" table:number-rows-spanned="1">
            <text:p>Adult</text:p>
          </table:table-cell>
          <table:covered-table-cell table:style-name="ce80"/>
          <table:table-cell table:style-name="ce50" office:value-type="string" calcext:value-type="string" table:number-columns-spanned="2" table:number-rows-spanned="1">
            <text:p>Pediatric</text:p>
          </table:table-cell>
          <table:covered-table-cell table:style-name="ce80"/>
          <table:table-cell table:number-columns-repeated="4"/>
          <table:table-cell table:style-name="ce145"/>
          <table:table-cell/>
          <table:table-cell table:style-name="ce167"/>
          <table:table-cell table:style-name="ce187" office:value-type="string" calcext:value-type="string">
            <text:p>Acceptable:</text:p>
          </table:table-cell>
          <table:table-cell table:style-name="ce224" table:formula="of:=IF(OR([Sheet1.Q165]=&quot;&quot;;[Sheet1.Q166]=&quot;&quot;);&quot;&quot;;IF(AND(ABS([Sheet1.Q165]-[Sheet1.Q162])&lt;=1.5;ABS([Sheet1.Q166])&lt;=5);&quot;YES&quot;;&quot;NO&quot;))">
            <text:p/>
          </table:table-cell>
          <table:table-cell table:style-name="ce247" table:formula="of:=IF(OR([Sheet1.R165]=&quot;&quot;;[Sheet1.R166]=&quot;&quot;);&quot;&quot;;IF(AND(ABS([Sheet1.R165]-[Sheet1.R162])&lt;=1.5;ABS([Sheet1.R166])&lt;=5);&quot;YES&quot;;&quot;NO&quot;))">
            <text:p/>
          </table:table-cell>
          <table:table-cell table:style-name="ce247" table:formula="of:=IF(OR([Sheet1.S165]=&quot;&quot;;[Sheet1.S166]=&quot;&quot;);&quot;&quot;;IF(AND(ABS([Sheet1.S165]-[Sheet1.S162])&lt;=1.5;ABS([Sheet1.S166])&lt;=5);&quot;YES&quot;;&quot;NO&quot;))">
            <text:p/>
          </table:table-cell>
          <table:table-cell table:style-name="ce247" table:formula="of:=IF(OR([Sheet1.T165]=&quot;&quot;;[Sheet1.T166]=&quot;&quot;);&quot;&quot;;IF(AND(ABS([Sheet1.T165]-[Sheet1.T162])&lt;=1.5;ABS([Sheet1.T166])&lt;=5);&quot;YES&quot;;&quot;NO&quot;))">
            <text:p/>
          </table:table-cell>
          <table:table-cell table:style-name="ce284" table:formula="of:=IF(OR([Sheet1.U165]=&quot;&quot;;[Sheet1.U166]=&quot;&quot;);&quot;&quot;;IF(AND(ABS([Sheet1.U165]-[Sheet1.U162])&lt;=1.5;ABS([Sheet1.U166])&lt;=5);&quot;YES&quot;;&quot;NO&quot;))">
            <text:p/>
          </table:table-cell>
          <table:table-cell table:number-columns-repeated="3"/>
          <table:table-cell table:style-name="ce301"/>
          <table:table-cell/>
          <table:table-cell table:style-name="ce198"/>
          <table:table-cell table:style-name="ce315"/>
          <table:table-cell table:style-name="ce318" table:formula="of:=IF([.AB168]&lt;&gt;[.AD168];&quot;Change&quot;;&quot;&quot;)">
            <text:p/>
          </table:table-cell>
          <table:table-cell table:style-name="ce323" table:formula="of:=IF([.Q227]=&quot;&quot;;&quot;&quot;;[.Q2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21"/>
          <table:table-cell table:style-name="ce15"/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style-name="ce51" office:value-type="string" calcext:value-type="string">
            <text:p>Abdomen</text:p>
          </table:table-cell>
          <table:table-cell table:style-name="ce51" office:value-type="string" calcext:value-type="string">
            <text:p>Head</text:p>
          </table:table-cell>
          <table:table-cell table:number-columns-repeated="4"/>
          <table:table-cell table:style-name="ce145"/>
          <table:table-cell/>
          <table:table-cell table:style-name="ce167"/>
          <table:table-cell/>
          <table:table-cell table:style-name="ce49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301"/>
          <table:table-cell/>
          <table:table-cell table:style-name="ce198"/>
          <table:table-cell table:style-name="ce316"/>
          <table:table-cell table:style-name="ce26"/>
          <table:table-cell table:style-name="ce316"/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21"/>
          <table:table-cell table:style-name="ce35" office:value-type="string" calcext:value-type="string">
            <text:p>Inside</text:p>
          </table:table-cell>
          <table:table-cell table:style-name="ce46" table:formula="of:=IF([Sheet1.P175]=&quot;&quot;;&quot;&quot;;[Sheet1.P175])">
            <text:p/>
          </table:table-cell>
          <table:table-cell table:style-name="ce77" table:formula="of:=IF([Sheet1.Q175]=&quot;&quot;;&quot;&quot;;[Sheet1.Q175])">
            <text:p/>
          </table:table-cell>
          <table:table-cell table:style-name="ce77" table:formula="of:=IF([Sheet1.R175]=&quot;&quot;;&quot;&quot;;[Sheet1.R175])">
            <text:p/>
          </table:table-cell>
          <table:table-cell table:style-name="ce82" table:formula="of:=IF([Sheet1.S175]=&quot;&quot;;&quot;&quot;;[Sheet1.S175])">
            <text:p/>
          </table:table-cell>
          <table:table-cell/>
          <table:table-cell table:style-name="ce35" office:value-type="string" calcext:value-type="string">
            <text:p>6mm rods visible:</text:p>
          </table:table-cell>
          <table:table-cell table:style-name="ce136" table:formula="of:=IF([Sheet1.V175]=&quot;&quot;;&quot;&quot;;IF([Sheet1.V175]=3;&quot;NA&quot;;IF([Sheet1.V175]=1;&quot;YES&quot;;&quot;NO&quot;)))">
            <text:p/>
          </table:table-cell>
          <table:table-cell/>
          <table:table-cell table:style-name="ce145"/>
          <table:table-cell/>
          <table:table-cell table:style-name="ce167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301"/>
          <table:table-cell/>
          <table:table-cell table:style-name="ce198"/>
          <table:table-cell table:style-name="ce315"/>
          <table:table-cell table:style-name="ce318" table:formula="of:=IF([.AB170]&lt;&gt;[.AD170];&quot;Change&quot;;&quot;&quot;)">
            <text:p/>
          </table:table-cell>
          <table:table-cell table:style-name="ce323" table:formula="of:=IF([.Q229]=&quot;&quot;;&quot;&quot;;[.Q22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1"/>
          <table:table-cell table:style-name="ce35" office:value-type="string" calcext:value-type="string">
            <text:p>Adjacent</text:p>
          </table:table-cell>
          <table:table-cell table:style-name="ce47" table:formula="of:=IF([Sheet1.P176]=&quot;&quot;;&quot;&quot;;[Sheet1.P176])">
            <text:p/>
          </table:table-cell>
          <table:table-cell table:style-name="ce78" table:formula="of:=IF([Sheet1.Q176]=&quot;&quot;;&quot;&quot;;[Sheet1.Q176])">
            <text:p/>
          </table:table-cell>
          <table:table-cell table:style-name="ce78" table:formula="of:=IF([Sheet1.R176]=&quot;&quot;;&quot;&quot;;[Sheet1.R176])">
            <text:p/>
          </table:table-cell>
          <table:table-cell table:style-name="ce83" table:formula="of:=IF([Sheet1.S176]=&quot;&quot;;&quot;&quot;;[Sheet1.S176])">
            <text:p/>
          </table:table-cell>
          <table:table-cell/>
          <table:table-cell table:style-name="ce35" office:value-type="string" calcext:value-type="string">
            <text:p>Acceptable:</text:p>
          </table:table-cell>
          <table:table-cell table:style-name="ce114" table:formula="of:=IF([Sheet1.X175]=&quot;&quot;;&quot;&quot;;[Sheet1.X175])">
            <text:p/>
          </table:table-cell>
          <table:table-cell/>
          <table:table-cell table:style-name="ce145"/>
          <table:table-cell/>
          <table:table-cell table:style-name="ce167"/>
          <table:table-cell/>
          <table:table-cell table:style-name="Default" table:number-columns-repeated="2"/>
          <table:table-cell table:number-columns-repeated="6"/>
          <table:table-cell table:style-name="ce301"/>
          <table:table-cell/>
          <table:table-cell table:style-name="ce198"/>
          <table:table-cell table:style-name="ce316"/>
          <table:table-cell table:style-name="ce26"/>
          <table:table-cell table:style-name="ce316"/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21"/>
          <table:table-cell table:style-name="ce35" office:value-type="string" calcext:value-type="string">
            <text:p>Adjacent StDev</text:p>
          </table:table-cell>
          <table:table-cell table:style-name="ce47" table:formula="of:=IF([Sheet1.P177]=&quot;&quot;;&quot;&quot;;[Sheet1.P177])">
            <text:p/>
          </table:table-cell>
          <table:table-cell table:style-name="ce78" table:formula="of:=IF([Sheet1.Q177]=&quot;&quot;;&quot;&quot;;[Sheet1.Q177])">
            <text:p/>
          </table:table-cell>
          <table:table-cell table:style-name="ce78" table:formula="of:=IF([Sheet1.R177]=&quot;&quot;;&quot;&quot;;[Sheet1.R177])">
            <text:p/>
          </table:table-cell>
          <table:table-cell table:style-name="ce83" table:formula="of:=IF([Sheet1.S177]=&quot;&quot;;&quot;&quot;;[Sheet1.S177])">
            <text:p/>
          </table:table-cell>
          <table:table-cell table:number-columns-repeated="4"/>
          <table:table-cell table:style-name="ce145"/>
          <table:table-cell/>
          <table:table-cell table:style-name="ce173" office:value-type="string" calcext:value-type="string">
            <text:p>Low Contrast Performance</text:p>
          </table:table-cell>
          <table:table-cell table:number-columns-repeated="9"/>
          <table:table-cell table:style-name="ce301"/>
          <table:table-cell/>
          <table:table-cell table:style-name="ce198"/>
          <table:table-cell table:style-name="ce315"/>
          <table:table-cell table:style-name="ce318" table:formula="of:=IF([.AB172]&lt;&gt;[.AD172];&quot;Change&quot;;&quot;&quot;)">
            <text:p/>
          </table:table-cell>
          <table:table-cell table:style-name="ce323" table:formula="of:=IF([.Q231]=&quot;&quot;;&quot;&quot;;[.Q23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1"/>
          <table:table-cell table:style-name="ce35" office:value-type="string" calcext:value-type="string">
            <text:p>Contrast</text:p>
          </table:table-cell>
          <table:table-cell table:style-name="ce47" table:formula="of:=IF([Sheet1.P178]=&quot;&quot;;&quot;&quot;;[Sheet1.P178])">
            <text:p/>
          </table:table-cell>
          <table:table-cell table:style-name="ce78" table:formula="of:=IF([Sheet1.Q178]=&quot;&quot;;&quot;&quot;;[Sheet1.Q178])">
            <text:p/>
          </table:table-cell>
          <table:table-cell table:style-name="ce78" table:formula="of:=IF([Sheet1.R178]=&quot;&quot;;&quot;&quot;;[Sheet1.R178])">
            <text:p/>
          </table:table-cell>
          <table:table-cell table:style-name="ce83" table:formula="of:=IF([Sheet1.S178]=&quot;&quot;;&quot;&quot;;[Sheet1.S178])">
            <text:p/>
          </table:table-cell>
          <table:table-cell table:number-columns-repeated="4"/>
          <table:table-cell table:style-name="ce145"/>
          <table:table-cell/>
          <table:table-cell table:style-name="ce167"/>
          <table:table-cell table:style-name="ce195" office:value-type="string" calcext:value-type="string" table:number-columns-spanned="2" table:number-rows-spanned="1">
            <text:p>Adult</text:p>
          </table:table-cell>
          <table:covered-table-cell/>
          <table:table-cell table:style-name="ce195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301"/>
          <table:table-cell/>
          <table:table-cell table:style-name="ce198"/>
          <table:table-cell table:style-name="ce316"/>
          <table:table-cell table:style-name="ce26"/>
          <table:table-cell table:style-name="ce316"/>
          <table:table-cell table:number-columns-repeated="99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21"/>
          <table:table-cell table:style-name="ce35" office:value-type="string" calcext:value-type="string">
            <text:p>CNR</text:p>
          </table:table-cell>
          <table:table-cell table:style-name="ce52" table:formula="of:=IF([Sheet1.P179]=&quot;&quot;;&quot;&quot;;[Sheet1.P179])">
            <text:p/>
          </table:table-cell>
          <table:table-cell table:style-name="ce81" table:formula="of:=IF([Sheet1.Q179]=&quot;&quot;;&quot;&quot;;[Sheet1.Q179])">
            <text:p/>
          </table:table-cell>
          <table:table-cell table:style-name="ce81" table:formula="of:=IF([Sheet1.R179]=&quot;&quot;;&quot;&quot;;[Sheet1.R179])">
            <text:p/>
          </table:table-cell>
          <table:table-cell table:style-name="ce110" table:formula="of:=IF([Sheet1.S179]=&quot;&quot;;&quot;&quot;;[Sheet1.S179])">
            <text:p/>
          </table:table-cell>
          <table:table-cell table:number-columns-repeated="4"/>
          <table:table-cell table:style-name="ce145"/>
          <table:table-cell/>
          <table:table-cell table:style-name="ce167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301"/>
          <table:table-cell/>
          <table:table-cell table:style-name="ce198"/>
          <table:table-cell table:style-name="ce315"/>
          <table:table-cell table:style-name="ce318" table:formula="of:=IF([.AB174]&lt;&gt;[.AD174];&quot;Change&quot;;&quot;&quot;)">
            <text:p/>
          </table:table-cell>
          <table:table-cell table:style-name="ce323" table:formula="of:=IF([.Q233]=&quot;&quot;;&quot;&quot;;[.Q23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1"/>
          <table:table-cell table:number-columns-repeated="2"/>
          <table:table-cell table:style-name="ce49" office:value-type="string" calcext:value-type="string">
            <text:p>Criteria:</text:p>
          </table:table-cell>
          <table:table-cell table:style-name="ce102" office:value-type="string" calcext:value-type="string">
            <text:p>All four 6mm rods are visible </text:p>
          </table:table-cell>
          <table:table-cell table:number-columns-repeated="5"/>
          <table:table-cell table:style-name="ce145"/>
          <table:table-cell/>
          <table:table-cell table:style-name="ce175" office:value-type="string" calcext:value-type="string">
            <text:p>Inside</text:p>
          </table:table-cell>
          <table:table-cell table:style-name="ce189" table:number-columns-repeated="4"/>
          <table:table-cell/>
          <table:table-cell table:style-name="ce187" office:value-type="string" calcext:value-type="string">
            <text:p>6mm rods visible:</text:p>
          </table:table-cell>
          <table:table-cell table:style-name="ce262"/>
          <table:table-cell table:style-name="ce187" office:value-type="string" calcext:value-type="string">
            <text:p>Acceptable:</text:p>
          </table:table-cell>
          <table:table-cell table:style-name="ce295" table:formula="of:=IF([Sheet1.V175]=3;&quot;NA&quot;;IF(OR([Sheet1.P179]=&quot;&quot;;[Sheet1.Q179]=&quot;&quot;);&quot;&quot;;IF(AND([Sheet1.P179]&gt;=1;[Sheet1.Q179]&gt;=1);&quot;YES&quot;;&quot;NO&quot;)))">
            <text:p/>
          </table:table-cell>
          <table:table-cell table:style-name="ce301"/>
          <table:table-cell/>
          <table:table-cell table:style-name="ce198"/>
          <table:table-cell table:style-name="ce316"/>
          <table:table-cell table:style-name="ce26"/>
          <table:table-cell table:style-name="ce324"/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1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45"/>
          <table:table-cell/>
          <table:table-cell table:style-name="ce175" office:value-type="string" calcext:value-type="string">
            <text:p>Adjacent</text:p>
          </table:table-cell>
          <table:table-cell table:style-name="ce189" table:number-columns-repeated="4"/>
          <table:table-cell/>
          <table:table-cell table:style-name="ce49" office:value-type="string" calcext:value-type="string">
            <text:p>Criteria:</text:p>
          </table:table-cell>
          <table:table-cell table:style-name="ce102" office:value-type="string" calcext:value-type="string">
            <text:p>All four 6mm rods are visible </text:p>
          </table:table-cell>
          <table:table-cell table:number-columns-repeated="2"/>
          <table:table-cell table:style-name="ce301"/>
          <table:table-cell/>
          <table:table-cell table:style-name="ce198"/>
          <table:table-cell table:style-name="ce315"/>
          <table:table-cell table:style-name="ce318" table:formula="of:=IF([.AB176]&lt;&gt;[.AD176];&quot;Change&quot;;&quot;&quot;)">
            <text:p/>
          </table:table-cell>
          <table:table-cell table:style-name="ce323" table:formula="of:=IF([.Q235]=&quot;&quot;;&quot;&quot;;[.Q23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21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45"/>
          <table:table-cell/>
          <table:table-cell table:style-name="ce175" office:value-type="string" calcext:value-type="string">
            <text:p>Adjacent StDev</text:p>
          </table:table-cell>
          <table:table-cell table:style-name="ce189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301"/>
          <table:table-cell/>
          <table:table-cell table:style-name="ce198"/>
          <table:table-cell table:style-name="ce316"/>
          <table:table-cell table:style-name="ce26"/>
          <table:table-cell table:style-name="ce324"/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1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45"/>
          <table:table-cell/>
          <table:table-cell table:style-name="ce175" office:value-type="string" calcext:value-type="string">
            <text:p>Contrast</text:p>
          </table:table-cell>
          <table:table-cell table:style-name="ce142" table:formula="of:=IF(OR([Sheet1.P175]=&quot;&quot;;[Sheet1.P176]=&quot;&quot;);&quot;&quot;;[Sheet1.P175]-[Sheet1.P176])">
            <text:p/>
          </table:table-cell>
          <table:table-cell table:style-name="ce142" table:formula="of:=IF(OR([Sheet1.Q175]=&quot;&quot;;[Sheet1.Q176]=&quot;&quot;);&quot;&quot;;[Sheet1.Q175]-[Sheet1.Q176])">
            <text:p/>
          </table:table-cell>
          <table:table-cell table:style-name="ce142" table:formula="of:=IF(OR([Sheet1.R175]=&quot;&quot;;[Sheet1.R176]=&quot;&quot;);&quot;&quot;;[Sheet1.R175]-[Sheet1.R176])">
            <text:p/>
          </table:table-cell>
          <table:table-cell table:style-name="ce142" table:formula="of:=IF(OR([Sheet1.S175]=&quot;&quot;;[Sheet1.S176]=&quot;&quot;);&quot;&quot;;[Sheet1.S175]-[Sheet1.S176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301"/>
          <table:table-cell/>
          <table:table-cell table:style-name="ce198"/>
          <table:table-cell table:style-name="ce315"/>
          <table:table-cell table:style-name="ce318" table:formula="of:=IF([.AB178]&lt;&gt;[.AD178];&quot;Change&quot;;&quot;&quot;)">
            <text:p/>
          </table:table-cell>
          <table:table-cell table:style-name="ce323" table:formula="of:=IF([.Q237]=&quot;&quot;;&quot;&quot;;[.Q23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21"/>
          <table:table-cell table:number-columns-repeated="9"/>
          <table:table-cell table:style-name="ce145"/>
          <table:table-cell/>
          <table:table-cell table:style-name="ce175" office:value-type="string" calcext:value-type="string">
            <text:p>CNR</text:p>
          </table:table-cell>
          <table:table-cell table:style-name="ce196" table:formula="of:=IF(OR([Sheet1.P177]=&quot;&quot;;[Sheet1.P178]=&quot;&quot;);&quot;&quot;;ABS([Sheet1.P178])/[Sheet1.P177])">
            <text:p/>
          </table:table-cell>
          <table:table-cell table:style-name="ce196" table:formula="of:=IF(OR([Sheet1.Q177]=&quot;&quot;;[Sheet1.Q178]=&quot;&quot;);&quot;&quot;;ABS([Sheet1.Q178])/[Sheet1.Q177])">
            <text:p/>
          </table:table-cell>
          <table:table-cell table:style-name="ce196" table:formula="of:=IF(OR([Sheet1.R177]=&quot;&quot;;[Sheet1.R178]=&quot;&quot;);&quot;&quot;;ABS([Sheet1.R178])/[Sheet1.R177])">
            <text:p/>
          </table:table-cell>
          <table:table-cell table:style-name="ce196" table:formula="of:=IF(OR([Sheet1.S177]=&quot;&quot;;[Sheet1.S178]=&quot;&quot;);&quot;&quot;;ABS([Sheet1.S178])/[Sheet1.S177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301"/>
          <table:table-cell/>
          <table:table-cell table:style-name="ce198"/>
          <table:table-cell table:style-name="ce316"/>
          <table:table-cell table:style-name="ce26"/>
          <table:table-cell table:style-name="ce324"/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22" office:value-type="string" calcext:value-type="string">
            <text:p>Uniformity</text:p>
          </table:table-cell>
          <table:table-cell table:number-columns-repeated="9"/>
          <table:table-cell table:style-name="ce145"/>
          <table:table-cell/>
          <table:table-cell table:style-name="ce167"/>
          <table:table-cell table:number-columns-repeated="9"/>
          <table:table-cell table:style-name="ce301"/>
          <table:table-cell/>
          <table:table-cell table:style-name="ce198"/>
          <table:table-cell table:style-name="ce315"/>
          <table:table-cell table:style-name="ce318" table:formula="of:=IF([.AB180]&lt;&gt;[.AD180];&quot;Change&quot;;&quot;&quot;)">
            <text:p/>
          </table:table-cell>
          <table:table-cell table:style-name="ce323" table:formula="of:=IF([.Q239]=&quot;&quot;;&quot;&quot;;[.Q23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1"/>
          <table:table-cell/>
          <table:table-cell table:style-name="ce53" office:value-type="string" calcext:value-type="string">
            <text:p>Mean</text:p>
          </table:table-cell>
          <table:table-cell table:style-name="ce53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53" office:value-type="string" calcext:value-type="string">
            <text:p>Acceptable</text:p>
          </table:table-cell>
          <table:table-cell table:number-columns-repeated="2"/>
          <table:table-cell table:style-name="ce145"/>
          <table:table-cell/>
          <table:table-cell table:style-name="ce173" office:value-type="string" calcext:value-type="string">
            <text:p>Uniformity</text:p>
          </table:table-cell>
          <table:table-cell table:number-columns-repeated="9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21"/>
          <table:table-cell table:style-name="ce35" office:value-type="string" calcext:value-type="string">
            <text:p>Center:</text:p>
          </table:table-cell>
          <table:table-cell table:style-name="ce46" table:formula="of:=IF([Sheet1.P183]=&quot;&quot;;&quot;&quot;;[Sheet1.P183])">
            <text:p/>
          </table:table-cell>
          <table:table-cell table:style-name="ce82" table:formula="of:=IF([Sheet1.Q183]=&quot;&quot;;&quot;&quot;;[Sheet1.Q183])">
            <text:p/>
          </table:table-cell>
          <table:table-cell/>
          <table:table-cell table:style-name="ce35" office:value-type="string" calcext:value-type="string">
            <text:p>Center-Top:</text:p>
          </table:table-cell>
          <table:table-cell table:style-name="ce123" table:formula="of:=IF([Sheet1.T183]=&quot;&quot;;&quot;&quot;;[Sheet1.T183])">
            <text:p/>
          </table:table-cell>
          <table:table-cell table:style-name="ce85" table:formula="of:=IF([Sheet1.U183]=&quot;&quot;;&quot;&quot;;[Sheet1.U183])">
            <text:p/>
          </table:table-cell>
          <table:table-cell table:number-columns-repeated="2"/>
          <table:table-cell table:style-name="ce145"/>
          <table:table-cell/>
          <table:table-cell table:style-name="ce167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21"/>
          <table:table-cell table:style-name="ce35" office:value-type="string" calcext:value-type="string">
            <text:p>Top:</text:p>
          </table:table-cell>
          <table:table-cell table:style-name="ce47" table:formula="of:=IF([Sheet1.P184]=&quot;&quot;;&quot;&quot;;[Sheet1.P184])">
            <text:p/>
          </table:table-cell>
          <table:table-cell table:style-name="ce83" table:formula="of:=IF([Sheet1.Q184]=&quot;&quot;;&quot;&quot;;[Sheet1.Q184])">
            <text:p/>
          </table:table-cell>
          <table:table-cell/>
          <table:table-cell table:style-name="ce35" office:value-type="string" calcext:value-type="string">
            <text:p>Center-Bottom:</text:p>
          </table:table-cell>
          <table:table-cell table:style-name="ce124" table:formula="of:=IF([Sheet1.T184]=&quot;&quot;;&quot;&quot;;[Sheet1.T184])">
            <text:p/>
          </table:table-cell>
          <table:table-cell table:style-name="ce129" table:formula="of:=IF([Sheet1.U184]=&quot;&quot;;&quot;&quot;;[Sheet1.U184])">
            <text:p/>
          </table:table-cell>
          <table:table-cell table:number-columns-repeated="2"/>
          <table:table-cell table:style-name="ce145"/>
          <table:table-cell/>
          <table:table-cell table:style-name="ce175" office:value-type="string" calcext:value-type="string">
            <text:p>Center:</text:p>
          </table:table-cell>
          <table:table-cell table:style-name="ce189" table:number-columns-repeated="2"/>
          <table:table-cell/>
          <table:table-cell table:style-name="ce187" office:value-type="string" calcext:value-type="string">
            <text:p>Center-Top:</text:p>
          </table:table-cell>
          <table:table-cell table:style-name="ce142" table:formula="of:=IF(OR([Sheet1.$P$183]=&quot;&quot;;[Sheet1.P184]=&quot;&quot;);&quot;&quot;;ABS([Sheet1.$P$183]-[Sheet1.P184]))">
            <text:p/>
          </table:table-cell>
          <table:table-cell table:style-name="ce285" table:formula="of:=IF([Sheet1.T183]=&quot;&quot;;&quot;&quot;;IF([Sheet1.T183]&lt;=5;&quot;YES&quot;;&quot;NO&quot;))">
            <text:p/>
          </table:table-cell>
          <table:table-cell table:number-columns-repeated="3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21"/>
          <table:table-cell table:style-name="ce35" office:value-type="string" calcext:value-type="string">
            <text:p>Bottom:</text:p>
          </table:table-cell>
          <table:table-cell table:style-name="ce47" table:formula="of:=IF([Sheet1.P185]=&quot;&quot;;&quot;&quot;;[Sheet1.P185])">
            <text:p/>
          </table:table-cell>
          <table:table-cell table:style-name="ce83" table:formula="of:=IF([Sheet1.Q185]=&quot;&quot;;&quot;&quot;;[Sheet1.Q185])">
            <text:p/>
          </table:table-cell>
          <table:table-cell/>
          <table:table-cell table:style-name="ce35" office:value-type="string" calcext:value-type="string">
            <text:p>Center-Right:</text:p>
          </table:table-cell>
          <table:table-cell table:style-name="ce124" table:formula="of:=IF([Sheet1.T185]=&quot;&quot;;&quot;&quot;;[Sheet1.T185])">
            <text:p/>
          </table:table-cell>
          <table:table-cell table:style-name="ce129" table:formula="of:=IF([Sheet1.U185]=&quot;&quot;;&quot;&quot;;[Sheet1.U185])">
            <text:p/>
          </table:table-cell>
          <table:table-cell table:number-columns-repeated="2"/>
          <table:table-cell table:style-name="ce145"/>
          <table:table-cell/>
          <table:table-cell table:style-name="ce175" office:value-type="string" calcext:value-type="string">
            <text:p>Top:</text:p>
          </table:table-cell>
          <table:table-cell table:style-name="ce189" table:number-columns-repeated="2"/>
          <table:table-cell/>
          <table:table-cell table:style-name="ce187" office:value-type="string" calcext:value-type="string">
            <text:p>Center-Bottom:</text:p>
          </table:table-cell>
          <table:table-cell table:style-name="ce142" table:formula="of:=IF(OR([Sheet1.$P$183]=&quot;&quot;;[Sheet1.P185]=&quot;&quot;);&quot;&quot;;ABS([Sheet1.$P$183]-[Sheet1.P185]))">
            <text:p/>
          </table:table-cell>
          <table:table-cell table:style-name="ce285" table:formula="of:=IF([Sheet1.T184]=&quot;&quot;;&quot;&quot;;IF([Sheet1.T184]&lt;=5;&quot;YES&quot;;&quot;NO&quot;))">
            <text:p/>
          </table:table-cell>
          <table:table-cell table:number-columns-repeated="3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21"/>
          <table:table-cell table:style-name="ce35" office:value-type="string" calcext:value-type="string">
            <text:p>Right:</text:p>
          </table:table-cell>
          <table:table-cell table:style-name="ce47" table:formula="of:=IF([Sheet1.P186]=&quot;&quot;;&quot;&quot;;[Sheet1.P186])">
            <text:p/>
          </table:table-cell>
          <table:table-cell table:style-name="ce83" table:formula="of:=IF([Sheet1.Q186]=&quot;&quot;;&quot;&quot;;[Sheet1.Q186])">
            <text:p/>
          </table:table-cell>
          <table:table-cell/>
          <table:table-cell table:style-name="ce35" office:value-type="string" calcext:value-type="string">
            <text:p>Center-Left:</text:p>
          </table:table-cell>
          <table:table-cell table:style-name="ce125" table:formula="of:=IF([Sheet1.T186]=&quot;&quot;;&quot;&quot;;[Sheet1.T186])">
            <text:p/>
          </table:table-cell>
          <table:table-cell table:style-name="ce86" table:formula="of:=IF([Sheet1.U186]=&quot;&quot;;&quot;&quot;;[Sheet1.U186])">
            <text:p/>
          </table:table-cell>
          <table:table-cell table:number-columns-repeated="2"/>
          <table:table-cell table:style-name="ce145"/>
          <table:table-cell/>
          <table:table-cell table:style-name="ce175" office:value-type="string" calcext:value-type="string">
            <text:p>Bottom:</text:p>
          </table:table-cell>
          <table:table-cell table:style-name="ce189" table:number-columns-repeated="2"/>
          <table:table-cell/>
          <table:table-cell table:style-name="ce187" office:value-type="string" calcext:value-type="string">
            <text:p>Center-Right:</text:p>
          </table:table-cell>
          <table:table-cell table:style-name="ce142" table:formula="of:=IF(OR([Sheet1.$P$183]=&quot;&quot;;[Sheet1.P186]=&quot;&quot;);&quot;&quot;;ABS([Sheet1.$P$183]-[Sheet1.P186]))">
            <text:p/>
          </table:table-cell>
          <table:table-cell table:style-name="ce285" table:formula="of:=IF([Sheet1.T185]=&quot;&quot;;&quot;&quot;;IF([Sheet1.T185]&lt;=5;&quot;YES&quot;;&quot;NO&quot;))">
            <text:p/>
          </table:table-cell>
          <table:table-cell table:number-columns-repeated="3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21"/>
          <table:table-cell table:style-name="ce35" office:value-type="string" calcext:value-type="string">
            <text:p>Left:</text:p>
          </table:table-cell>
          <table:table-cell table:style-name="ce48" table:formula="of:=IF([Sheet1.P187]=&quot;&quot;;&quot;&quot;;[Sheet1.P187])">
            <text:p/>
          </table:table-cell>
          <table:table-cell table:style-name="ce84" table:formula="of:=IF([Sheet1.Q187]=&quot;&quot;;&quot;&quot;;[Sheet1.Q187])">
            <text:p/>
          </table:table-cell>
          <table:table-cell table:number-columns-repeated="6"/>
          <table:table-cell table:style-name="ce145"/>
          <table:table-cell/>
          <table:table-cell table:style-name="ce175" office:value-type="string" calcext:value-type="string">
            <text:p>Right:</text:p>
          </table:table-cell>
          <table:table-cell table:style-name="ce189" table:number-columns-repeated="2"/>
          <table:table-cell/>
          <table:table-cell table:style-name="ce187" office:value-type="string" calcext:value-type="string">
            <text:p>Center-Left:</text:p>
          </table:table-cell>
          <table:table-cell table:style-name="ce142" table:formula="of:=IF(OR([Sheet1.$P$183]=&quot;&quot;;[Sheet1.P187]=&quot;&quot;);&quot;&quot;;ABS([Sheet1.$P$183]-[Sheet1.P187]))">
            <text:p/>
          </table:table-cell>
          <table:table-cell table:style-name="ce285" table:formula="of:=IF([Sheet1.T186]=&quot;&quot;;&quot;&quot;;IF([Sheet1.T186]&lt;=5;&quot;YES&quot;;&quot;NO&quot;))">
            <text:p/>
          </table:table-cell>
          <table:table-cell table:number-columns-repeated="3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1"/>
          <table:table-cell table:number-columns-repeated="2"/>
          <table:table-cell table:style-name="ce49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145"/>
          <table:table-cell/>
          <table:table-cell table:style-name="ce175" office:value-type="string" calcext:value-type="string">
            <text:p>Left:</text:p>
          </table:table-cell>
          <table:table-cell table:style-name="ce189" table:number-columns-repeated="2"/>
          <table:table-cell/>
          <table:table-cell table:style-name="ce49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21"/>
          <table:table-cell table:number-columns-repeated="9"/>
          <table:table-cell table:style-name="ce145"/>
          <table:table-cell/>
          <table:table-cell table:style-name="ce167"/>
          <table:table-cell table:number-columns-repeated="9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22" office:value-type="string" calcext:value-type="string">
            <text:p>High Contrast Resolution</text:p>
          </table:table-cell>
          <table:table-cell table:number-columns-repeated="9"/>
          <table:table-cell table:style-name="ce145"/>
          <table:table-cell/>
          <table:table-cell table:style-name="ce173" office:value-type="string" calcext:value-type="string">
            <text:p>High Contrast Resolution</text:p>
          </table:table-cell>
          <table:table-cell table:number-columns-repeated="9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1"/>
          <table:table-cell/>
          <table:table-cell table:style-name="ce53" office:value-type="string" calcext:value-type="string">
            <text:p>lp/cm</text:p>
          </table:table-cell>
          <table:table-cell table:style-name="ce53" office:value-type="string" calcext:value-type="string">
            <text:p>Acceptable</text:p>
          </table:table-cell>
          <table:table-cell table:number-columns-repeated="6"/>
          <table:table-cell table:style-name="ce145"/>
          <table:table-cell/>
          <table:table-cell table:style-name="ce167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234"/>
          <table:table-cell table:number-columns-repeated="6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21"/>
          <table:table-cell table:style-name="ce35" office:value-type="string" calcext:value-type="string">
            <text:p>Abdomen</text:p>
          </table:table-cell>
          <table:table-cell table:style-name="ce46" table:formula="of:=IF([Sheet1.P191]=&quot;&quot;;&quot;&quot;;[Sheet1.P191])">
            <text:p/>
          </table:table-cell>
          <table:table-cell table:style-name="ce85" table:formula="of:=IF([Sheet1.Q191]=&quot;&quot;;&quot;&quot;;[Sheet1.Q191])">
            <text:p/>
          </table:table-cell>
          <table:table-cell/>
          <table:table-cell table:style-name="ce87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45"/>
          <table:table-cell/>
          <table:table-cell table:style-name="ce175" office:value-type="string" calcext:value-type="string">
            <text:p>Abdomen</text:p>
          </table:table-cell>
          <table:table-cell table:style-name="ce189"/>
          <table:table-cell table:style-name="ce225" table:formula="of:=IF([Sheet1.P191]=&quot;&quot;;&quot;&quot;;IF([Sheet1.P191]&gt;=5;&quot;YES&quot;;&quot;NO&quot;))">
            <text:p/>
          </table:table-cell>
          <table:table-cell table:style-name="ce234"/>
          <table:table-cell table:style-name="ce87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1"/>
          <table:table-cell table:style-name="ce35" office:value-type="string" calcext:value-type="string">
            <text:p>Hi-res Chest</text:p>
          </table:table-cell>
          <table:table-cell table:style-name="ce48" table:formula="of:=IF([Sheet1.P192]=&quot;&quot;;&quot;&quot;;[Sheet1.P192])">
            <text:p/>
          </table:table-cell>
          <table:table-cell table:style-name="ce86" table:formula="of:=IF([Sheet1.Q192]=&quot;&quot;;&quot;&quot;;[Sheet1.Q192])">
            <text:p/>
          </table:table-cell>
          <table:table-cell/>
          <table:table-cell table:style-name="ce21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45"/>
          <table:table-cell/>
          <table:table-cell table:style-name="ce175" office:value-type="string" calcext:value-type="string">
            <text:p>Hi-res Chest</text:p>
          </table:table-cell>
          <table:table-cell table:style-name="ce189"/>
          <table:table-cell table:style-name="ce225" table:formula="of:=IF([Sheet1.P192]=&quot;&quot;;&quot;&quot;;IF([Sheet1.P192]&gt;=6;&quot;YES&quot;;&quot;NO&quot;))">
            <text:p/>
          </table:table-cell>
          <table:table-cell table:style-name="ce234"/>
          <table:table-cell table:style-name="ce21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21"/>
          <table:table-cell table:number-columns-repeated="2"/>
          <table:table-cell table:style-name="ce87"/>
          <table:table-cell table:number-columns-repeated="6"/>
          <table:table-cell table:style-name="ce145"/>
          <table:table-cell/>
          <table:table-cell table:style-name="ce167"/>
          <table:table-cell table:number-columns-repeated="9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22" office:value-type="string" calcext:value-type="string">
            <text:p>Acquisition Console Monitor</text:p>
          </table:table-cell>
          <table:table-cell table:number-columns-repeated="2"/>
          <table:table-cell table:style-name="ce21"/>
          <table:table-cell table:number-columns-repeated="6"/>
          <table:table-cell table:style-name="ce145"/>
          <table:table-cell/>
          <table:table-cell table:style-name="ce173" office:value-type="string" calcext:value-type="string">
            <text:p>Acquisition Console Monitor</text:p>
          </table:table-cell>
          <table:table-cell table:number-columns-repeated="9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23" table:formula="of:=IF([Sheet1.O196]=&quot;&quot;;&quot;&quot;;IF([Sheet1.O196]=3;&quot;NA&quot;;IF([Sheet1.O196]=1;&quot;YES&quot;;&quot;NO&quot;)))">
            <text:p/>
          </table:table-cell>
          <table:table-cell table:style-name="ce15" office:value-type="string" calcext:value-type="string">
            <text:p>SMPTE 5%/95% visible</text:p>
          </table:table-cell>
          <table:table-cell/>
          <table:table-cell table:style-name="ce45" table:formula="of:=IF([Sheet1.O197]=&quot;&quot;;&quot;&quot;;IF([Sheet1.O197]=3;&quot;NA&quot;;IF([Sheet1.O197]=1;&quot;YES&quot;;&quot;NO&quot;)))">
            <text:p/>
          </table:table-cell>
          <table:table-cell table:style-name="ce15" office:value-type="string" calcext:value-type="string">
            <text:p>Display free of artifacts</text:p>
          </table:table-cell>
          <table:table-cell/>
          <table:table-cell table:style-name="ce45" table:formula="of:=IF([Sheet1.O198]=&quot;&quot;;&quot;&quot;;IF([Sheet1.O198]=3;&quot;NA&quot;;IF([Sheet1.O198]=1;&quot;YES&quot;;&quot;NO&quot;)))">
            <text:p/>
          </table:table-cell>
          <table:table-cell table:style-name="ce15" office:value-type="string" calcext:value-type="string">
            <text:p>Display uniformity</text:p>
          </table:table-cell>
          <table:table-cell table:number-columns-repeated="2"/>
          <table:table-cell table:style-name="ce145"/>
          <table:table-cell/>
          <table:table-cell table:style-name="ce167"/>
          <table:table-cell table:number-columns-repeated="9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24" table:formula="of:=IF([Sheet1.R196]=&quot;&quot;;&quot;&quot;;[Sheet1.R196])">
            <text:p/>
          </table:table-cell>
          <table:table-cell table:style-name="ce36" office:value-type="string" calcext:value-type="string">
            <text:p>Lmin (cd/m^2)</text:p>
          </table:table-cell>
          <table:table-cell table:style-name="ce12"/>
          <table:table-cell table:style-name="ce24" table:formula="of:=IF([Sheet1.R197]=&quot;&quot;;&quot;&quot;;[Sheet1.R197])">
            <text:p/>
          </table:table-cell>
          <table:table-cell table:style-name="ce36" office:value-type="string" calcext:value-type="string">
            <text:p>Lmax (cd/m^2)</text:p>
          </table:table-cell>
          <table:table-cell table:style-name="ce12" table:number-columns-repeated="5"/>
          <table:table-cell table:style-name="ce146"/>
          <table:table-cell/>
          <table:table-cell table:style-name="ce168"/>
          <table:table-cell office:value-type="string" calcext:value-type="string">
            <text:p>SMPTE 5%/95% visible</text:p>
          </table:table-cell>
          <table:table-cell/>
          <table:table-cell table:style-name="ce222"/>
          <table:table-cell office:value-type="string" calcext:value-type="string">
            <text:p>Lmin (cd/m^2)</text:p>
          </table:table-cell>
          <table:table-cell table:number-columns-repeated="5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6" office:value-type="string" calcext:value-type="string">
            <text:p>Date:</text:p>
          </table:table-cell>
          <table:table-cell table:style-name="ce32" table:formula="of:=IF([Sheet1.$P$7]=&quot;&quot;;&quot;&quot;;[Sheet1.$P$7])">
            <text:p/>
          </table:table-cell>
          <table:table-cell table:style-name="ce43" table:number-columns-repeated="7"/>
          <table:table-cell table:style-name="ce16" office:value-type="string" calcext:value-type="string">
            <text:p>Inspector:</text:p>
          </table:table-cell>
          <table:table-cell table:style-name="ce149" table:formula="of:=IF([Sheet1.$X$7]=&quot;&quot;;&quot;&quot;;[Sheet1.$X$7])" office:value-type="string" office:string-value="Eugene Mah" calcext:value-type="string">
            <text:p>Eugene Mah</text:p>
          </table:table-cell>
          <table:table-cell/>
          <table:table-cell table:style-name="ce168"/>
          <table:table-cell office:value-type="string" calcext:value-type="string">
            <text:p>Display free of artifacts</text:p>
          </table:table-cell>
          <table:table-cell/>
          <table:table-cell table:style-name="ce222"/>
          <table:table-cell office:value-type="string" calcext:value-type="string">
            <text:p>Lmax (cd/m^2)</text:p>
          </table:table-cell>
          <table:table-cell table:number-columns-repeated="5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6" office:value-type="string" calcext:value-type="string">
            <text:p>Room Number</text:p>
          </table:table-cell>
          <table:table-cell table:style-name="ce33" table:formula="of:=IF([Sheet1.$R$14]=&quot;&quot;;&quot;&quot;;[Sheet1.$R$14])">
            <text:p/>
          </table:table-cell>
          <table:table-cell table:style-name="ce43" table:number-columns-repeated="7"/>
          <table:table-cell table:style-name="ce16" office:value-type="string" calcext:value-type="string">
            <text:p>Survey ID:</text:p>
          </table:table-cell>
          <table:table-cell table:style-name="ce149" table:formula="of:=IF([Sheet1.$R$13]=&quot;&quot;;&quot;&quot;;[Sheet1.$R$13])">
            <text:p/>
          </table:table-cell>
          <table:table-cell/>
          <table:table-cell table:style-name="ce168"/>
          <table:table-cell office:value-type="string" calcext:value-type="string">
            <text:p>Display uniformity</text:p>
          </table:table-cell>
          <table:table-cell table:number-columns-repeated="8"/>
          <table:table-cell table:style-name="ce301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0" table:formula="of:=[Sheet1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65"/>
          <table:table-cell table:style-name="ce17" table:number-columns-repeated="9"/>
          <table:table-cell table:style-name="ce300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15" office:value-type="string" calcext:value-type="string">
            <text:p>Comments Page 1</text:p>
          </table:table-cell>
          <table:table-cell table:number-columns-repeated="4"/>
          <table:table-cell table:style-name="ce151" table:formula="of:=[Sheet1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/>
          <table:table-cell table:style-name="ce25" table:number-columns-repeated="10"/>
          <table:table-cell table:style-name="ce158"/>
          <table:table-cell/>
          <table:table-cell table:style-name="ce26" table:number-columns-repeated="5"/>
          <table:table-cell table:style-name="ce276" office:value-type="string" calcext:value-type="string">
            <text:p>Comments Page 1</text:p>
          </table:table-cell>
          <table:table-cell table:style-name="ce26" table:number-columns-repeated="5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9"/>
          <table:table-cell table:style-name="ce26"/>
          <table:table-cell table:style-name="ce37" table:formula="of:=IF([.Q203]=&quot;&quot;;&quot;&quot;;IF(LEN([.Q203])&lt;=135;[.Q203];IF(LEN([.Q203])&lt;=260;LEFT([.Q203];SEARCH(&quot; &quot;;[.Q203];125));LEFT([.Q203];SEARCH(&quot; &quot;;[.Q203];130)))))">
            <text:p/>
          </table:table-cell>
          <table:table-cell table:style-name="ce54" table:number-columns-repeated="8"/>
          <table:table-cell table:style-name="ce159"/>
          <table:table-cell/>
          <table:table-cell table:style-name="ce176"/>
          <table:table-cell table:style-name="ce197" table:number-columns-repeated="3"/>
          <table:table-cell table:style-name="ce263" office:value-type="string" calcext:value-type="string">
            <text:p>Previous Year Comments</text:p>
          </table:table-cell>
          <table:table-cell table:style-name="ce197" table:number-columns-repeated="5"/>
          <table:table-cell table:style-name="ce305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9"/>
          <table:table-cell table:style-name="ce26"/>
          <table:table-cell table:style-name="ce38" table:formula="of:=IF(LEN([.Q203])&lt;=135;&quot;&quot;;IF(LEN([.Q203])&lt;=260;RIGHT([.Q203];LEN([.Q203])-SEARCH(&quot; &quot;;[.Q203];125));MID([.Q203];SEARCH(&quot; &quot;;[.Q203];130);IF(LEN([.Q203])&lt;=265;LEN([.Q203]);SEARCH(&quot; &quot;;[.Q203];255)-SEARCH(&quot; &quot;;[.Q203];130))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Comments:</text:p>
          </table:table-cell>
          <table:table-cell table:style-name="ce226"/>
          <table:table-cell table:style-name="ce248"/>
          <table:table-cell table:style-name="ce264" table:formula="of:=IF([.AB144]=&quot;&quot;;&quot;&quot;;[.AB144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9"/>
          <table:table-cell table:style-name="ce26"/>
          <table:table-cell table:style-name="ce38" table:formula="of:=IF(LEN([.Q203])&lt;=265;&quot;&quot;;RIGHT([.Q203];LEN([.Q203])-SEARCH(&quot; &quot;;[.Q203];255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7"/>
          <table:table-cell table:style-name="ce249" table:formula="of:=LEN([.Q203])" office:value-type="float" office:value="0" calcext:value-type="float">
            <text:p>0</text:p>
          </table:table-cell>
          <table:table-cell table:style-name="ce229" table:number-columns-repeated="2"/>
          <table:table-cell table:style-name="ce286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29" table:number-columns-repeated="3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9"/>
          <table:table-cell table:style-name="ce26"/>
          <table:table-cell table:style-name="ce37" table:formula="of:=IF([.Q205]=&quot;&quot;;&quot;&quot;;IF(LEN([.Q205])&lt;=135;[.Q205];IF(LEN([.Q205])&lt;=260;LEFT([.Q205];SEARCH(&quot; &quot;;[.Q205];125));LEFT([.Q205];SEARCH(&quot; &quot;;[.Q205];130)))))">
            <text:p/>
          </table:table-cell>
          <table:table-cell table:style-name="ce54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46]=&quot;&quot;;&quot;&quot;;[.AB146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9"/>
          <table:table-cell table:style-name="ce26"/>
          <table:table-cell table:style-name="ce38" table:formula="of:=IF(LEN([.Q205])&lt;=135;&quot;&quot;;IF(LEN([.Q205])&lt;=260;RIGHT([.Q205];LEN([.Q205])-SEARCH(&quot; &quot;;[.Q205];125));MID([.Q205];SEARCH(&quot; &quot;;[.Q205];130);IF(LEN([.Q205])&lt;=265;LEN([.Q205]);SEARCH(&quot; &quot;;[.Q205];255)-SEARCH(&quot; &quot;;[.Q205];130))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7"/>
          <table:table-cell table:style-name="ce249" table:formula="of:=LEN([.Q205])" office:value-type="float" office:value="0" calcext:value-type="float">
            <text:p>0</text:p>
          </table:table-cell>
          <table:table-cell table:style-name="ce229" table:number-columns-repeated="2"/>
          <table:table-cell table:style-name="ce286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29" table:number-columns-repeated="3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9"/>
          <table:table-cell table:style-name="ce26"/>
          <table:table-cell table:style-name="ce38" table:formula="of:=IF(LEN([.Q205])&lt;=265;&quot;&quot;;RIGHT([.Q205];LEN([.Q205])-SEARCH(&quot; &quot;;[.Q205];255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48]=&quot;&quot;;&quot;&quot;;[.AB148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9"/>
          <table:table-cell table:style-name="ce26"/>
          <table:table-cell table:style-name="ce37" table:formula="of:=IF([.Q207]=&quot;&quot;;&quot;&quot;;IF(LEN([.Q207])&lt;=135;[.Q207];IF(LEN([.Q207])&lt;=260;LEFT([.Q207];SEARCH(&quot; &quot;;[.Q207];125));LEFT([.Q207];SEARCH(&quot; &quot;;[.Q207];130)))))">
            <text:p/>
          </table:table-cell>
          <table:table-cell table:style-name="ce54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7"/>
          <table:table-cell table:style-name="ce249" table:formula="of:=LEN([.Q207])" office:value-type="float" office:value="0" calcext:value-type="float">
            <text:p>0</text:p>
          </table:table-cell>
          <table:table-cell table:style-name="ce229" table:number-columns-repeated="2"/>
          <table:table-cell table:style-name="ce286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29" table:number-columns-repeated="3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9"/>
          <table:table-cell table:style-name="ce26"/>
          <table:table-cell table:style-name="ce38" table:formula="of:=IF(LEN([.Q207])&lt;=135;&quot;&quot;;IF(LEN([.Q207])&lt;=260;RIGHT([.Q207];LEN([.Q207])-SEARCH(&quot; &quot;;[.Q207];125));MID([.Q207];SEARCH(&quot; &quot;;[.Q207];130);IF(LEN([.Q207])&lt;=265;LEN([.Q207]);SEARCH(&quot; &quot;;[.Q207];255)-SEARCH(&quot; &quot;;[.Q207];130))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50]=&quot;&quot;;&quot;&quot;;[.AB150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9"/>
          <table:table-cell table:style-name="ce26"/>
          <table:table-cell table:style-name="ce38" table:formula="of:=IF(LEN([.Q207])&lt;=265;&quot;&quot;;RIGHT([.Q207];LEN([.Q207])-SEARCH(&quot; &quot;;[.Q207];255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7"/>
          <table:table-cell table:style-name="ce249" table:formula="of:=LEN([.Q209])" office:value-type="float" office:value="0" calcext:value-type="float">
            <text:p>0</text:p>
          </table:table-cell>
          <table:table-cell table:style-name="ce229" table:number-columns-repeated="2"/>
          <table:table-cell table:style-name="ce286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29" table:number-columns-repeated="3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9"/>
          <table:table-cell table:style-name="ce26"/>
          <table:table-cell table:style-name="ce37" table:formula="of:=IF([.Q209]=&quot;&quot;;&quot;&quot;;IF(LEN([.Q209])&lt;=135;[.Q209];IF(LEN([.Q209])&lt;=260;LEFT([.Q209];SEARCH(&quot; &quot;;[.Q209];125));LEFT([.Q209];SEARCH(&quot; &quot;;[.Q209];130)))))">
            <text:p/>
          </table:table-cell>
          <table:table-cell table:style-name="ce54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52]=&quot;&quot;;&quot;&quot;;[.AB152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9"/>
          <table:table-cell table:style-name="ce26"/>
          <table:table-cell table:style-name="ce38" table:formula="of:=IF(LEN([.Q209])&lt;=135;&quot;&quot;;IF(LEN([.Q209])&lt;=260;RIGHT([.Q209];LEN([.Q209])-SEARCH(&quot; &quot;;[.Q209];125));MID([.Q209];SEARCH(&quot; &quot;;[.Q209];130);IF(LEN([.Q209])&lt;=265;LEN([.Q209]);SEARCH(&quot; &quot;;[.Q209];255)-SEARCH(&quot; &quot;;[.Q209];130))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7"/>
          <table:table-cell table:style-name="ce249" table:formula="of:=LEN([.Q211])" office:value-type="float" office:value="0" calcext:value-type="float">
            <text:p>0</text:p>
          </table:table-cell>
          <table:table-cell table:style-name="ce229" table:number-columns-repeated="2"/>
          <table:table-cell table:style-name="ce286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29" table:number-columns-repeated="3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9"/>
          <table:table-cell table:style-name="ce26"/>
          <table:table-cell table:style-name="ce38" table:formula="of:=IF(LEN([.Q209])&lt;=265;&quot;&quot;;RIGHT([.Q209];LEN([.Q209])-SEARCH(&quot; &quot;;[.Q209];255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54]=&quot;&quot;;&quot;&quot;;[.AB154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9"/>
          <table:table-cell table:style-name="ce26"/>
          <table:table-cell table:style-name="ce37" table:formula="of:=IF([.Q211]=&quot;&quot;;&quot;&quot;;IF(LEN([.Q211])&lt;=135;[.Q211];IF(LEN([.Q211])&lt;=260;LEFT([.Q211];SEARCH(&quot; &quot;;[.Q211];125));LEFT([.Q211];SEARCH(&quot; &quot;;[.Q211];130)))))">
            <text:p/>
          </table:table-cell>
          <table:table-cell table:style-name="ce54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7"/>
          <table:table-cell table:style-name="ce249" table:formula="of:=LEN([.Q213])" office:value-type="float" office:value="0" calcext:value-type="float">
            <text:p>0</text:p>
          </table:table-cell>
          <table:table-cell table:style-name="ce229" table:number-columns-repeated="6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9"/>
          <table:table-cell table:style-name="ce26"/>
          <table:table-cell table:style-name="ce38" table:formula="of:=IF(LEN([.Q211])&lt;=135;&quot;&quot;;IF(LEN([.Q211])&lt;=260;RIGHT([.Q211];LEN([.Q211])-SEARCH(&quot; &quot;;[.Q211];125));MID([.Q211];SEARCH(&quot; &quot;;[.Q211];130);IF(LEN([.Q211])&lt;=265;LEN([.Q211]);SEARCH(&quot; &quot;;[.Q211];255)-SEARCH(&quot; &quot;;[.Q211];130))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56]=&quot;&quot;;&quot;&quot;;[.AB156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9"/>
          <table:table-cell table:style-name="ce26"/>
          <table:table-cell table:style-name="ce38" table:formula="of:=IF(LEN([.Q211])&lt;=265;&quot;&quot;;RIGHT([.Q211];LEN([.Q211])-SEARCH(&quot; &quot;;[.Q211];255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7"/>
          <table:table-cell table:style-name="ce249" table:formula="of:=LEN([.Q215])" office:value-type="float" office:value="0" calcext:value-type="float">
            <text:p>0</text:p>
          </table:table-cell>
          <table:table-cell table:style-name="ce229" table:number-columns-repeated="6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9"/>
          <table:table-cell table:style-name="ce26"/>
          <table:table-cell table:style-name="ce37" table:formula="of:=IF([.Q213]=&quot;&quot;;&quot;&quot;;IF(LEN([.Q213])&lt;=135;[.Q213];IF(LEN([.Q213])&lt;=260;LEFT([.Q213];SEARCH(&quot; &quot;;[.Q213];125));LEFT([.Q213];SEARCH(&quot; &quot;;[.Q213];130)))))">
            <text:p/>
          </table:table-cell>
          <table:table-cell table:style-name="ce54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58]=&quot;&quot;;&quot;&quot;;[.AB158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9"/>
          <table:table-cell table:style-name="ce26"/>
          <table:table-cell table:style-name="ce38" table:formula="of:=IF(LEN([.Q213])&lt;=135;&quot;&quot;;IF(LEN([.Q213])&lt;=260;RIGHT([.Q213];LEN([.Q213])-SEARCH(&quot; &quot;;[.Q213];125));MID([.Q213];SEARCH(&quot; &quot;;[.Q213];130);IF(LEN([.Q213])&lt;=265;LEN([.Q213]);SEARCH(&quot; &quot;;[.Q213];255)-SEARCH(&quot; &quot;;[.Q213];130))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7"/>
          <table:table-cell table:style-name="ce249" table:formula="of:=LEN([.Q217])" office:value-type="float" office:value="0" calcext:value-type="float">
            <text:p>0</text:p>
          </table:table-cell>
          <table:table-cell table:style-name="ce229" table:number-columns-repeated="6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9"/>
          <table:table-cell table:style-name="ce26"/>
          <table:table-cell table:style-name="ce38" table:formula="of:=IF(LEN([.Q213])&lt;=265;&quot;&quot;;RIGHT([.Q213];LEN([.Q213])-SEARCH(&quot; &quot;;[.Q213];255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60]=&quot;&quot;;&quot;&quot;;[.AB160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9"/>
          <table:table-cell table:style-name="ce26"/>
          <table:table-cell table:style-name="ce37" table:formula="of:=IF([.Q215]=&quot;&quot;;&quot;&quot;;IF(LEN([.Q215])&lt;=135;[.Q215];IF(LEN([.Q215])&lt;=260;LEFT([.Q215];SEARCH(&quot; &quot;;[.Q215];125));LEFT([.Q215];SEARCH(&quot; &quot;;[.Q215];130)))))">
            <text:p/>
          </table:table-cell>
          <table:table-cell table:style-name="ce54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8"/>
          <table:table-cell table:style-name="ce249" table:formula="of:=LEN([.Q219])" office:value-type="float" office:value="0" calcext:value-type="float">
            <text:p>0</text:p>
          </table:table-cell>
          <table:table-cell table:style-name="ce265" table:number-columns-repeated="3"/>
          <table:table-cell table:style-name="ce229" table:number-columns-repeated="3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9"/>
          <table:table-cell table:style-name="ce26"/>
          <table:table-cell table:style-name="ce38" table:formula="of:=IF(LEN([.Q215])&lt;=135;&quot;&quot;;IF(LEN([.Q215])&lt;=260;RIGHT([.Q215];LEN([.Q215])-SEARCH(&quot; &quot;;[.Q215];125));MID([.Q215];SEARCH(&quot; &quot;;[.Q215];130);IF(LEN([.Q215])&lt;=265;LEN([.Q215]);SEARCH(&quot; &quot;;[.Q215];255)-SEARCH(&quot; &quot;;[.Q215];130))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62]=&quot;&quot;;&quot;&quot;;[.AB162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9"/>
          <table:table-cell table:style-name="ce26"/>
          <table:table-cell table:style-name="ce38" table:formula="of:=IF(LEN([.Q215])&lt;=265;&quot;&quot;;RIGHT([.Q215];LEN([.Q215])-SEARCH(&quot; &quot;;[.Q215];255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7"/>
          <table:table-cell table:style-name="ce249" table:formula="of:=LEN([.Q221])" office:value-type="float" office:value="0" calcext:value-type="float">
            <text:p>0</text:p>
          </table:table-cell>
          <table:table-cell table:style-name="ce229" table:number-columns-repeated="6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9"/>
          <table:table-cell table:style-name="ce26"/>
          <table:table-cell table:style-name="ce37" table:formula="of:=IF([.Q217]=&quot;&quot;;&quot;&quot;;IF(LEN([.Q217])&lt;=135;[.Q217];IF(LEN([.Q217])&lt;=260;LEFT([.Q217];SEARCH(&quot; &quot;;[.Q217];125));LEFT([.Q217];SEARCH(&quot; &quot;;[.Q217];130)))))">
            <text:p/>
          </table:table-cell>
          <table:table-cell table:style-name="ce54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64]=&quot;&quot;;&quot;&quot;;[.AB164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9"/>
          <table:table-cell table:style-name="ce26"/>
          <table:table-cell table:style-name="ce38" table:formula="of:=IF(LEN([.Q217])&lt;=135;&quot;&quot;;IF(LEN([.Q217])&lt;=260;RIGHT([.Q217];LEN([.Q217])-SEARCH(&quot; &quot;;[.Q217];125));MID([.Q217];SEARCH(&quot; &quot;;[.Q217];130);IF(LEN([.Q217])&lt;=265;LEN([.Q217]);SEARCH(&quot; &quot;;[.Q217];255)-SEARCH(&quot; &quot;;[.Q217];130))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7"/>
          <table:table-cell table:style-name="ce249" table:formula="of:=LEN([.Q223])" office:value-type="float" office:value="0" calcext:value-type="float">
            <text:p>0</text:p>
          </table:table-cell>
          <table:table-cell table:style-name="ce229" table:number-columns-repeated="6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9"/>
          <table:table-cell table:style-name="ce26"/>
          <table:table-cell table:style-name="ce38" table:formula="of:=IF(LEN([.Q217])&lt;=265;&quot;&quot;;RIGHT([.Q217];LEN([.Q217])-SEARCH(&quot; &quot;;[.Q217];255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66]=&quot;&quot;;&quot;&quot;;[.AB166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9"/>
          <table:table-cell table:style-name="ce26"/>
          <table:table-cell table:style-name="ce37" table:formula="of:=IF([.Q219]=&quot;&quot;;&quot;&quot;;IF(LEN([.Q219])&lt;=135;[.Q219];IF(LEN([.Q219])&lt;=260;LEFT([.Q219];SEARCH(&quot; &quot;;[.Q219];125));LEFT([.Q219];SEARCH(&quot; &quot;;[.Q219];130)))))">
            <text:p/>
          </table:table-cell>
          <table:table-cell table:style-name="ce54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7"/>
          <table:table-cell table:style-name="ce249" table:formula="of:=LEN([.Q225])" office:value-type="float" office:value="0" calcext:value-type="float">
            <text:p>0</text:p>
          </table:table-cell>
          <table:table-cell table:style-name="ce229" table:number-columns-repeated="6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9"/>
          <table:table-cell table:style-name="ce26"/>
          <table:table-cell table:style-name="ce38" table:formula="of:=IF(LEN([.Q219])&lt;=135;&quot;&quot;;IF(LEN([.Q219])&lt;=260;RIGHT([.Q219];LEN([.Q219])-SEARCH(&quot; &quot;;[.Q219];125));MID([.Q219];SEARCH(&quot; &quot;;[.Q219];130);IF(LEN([.Q219])&lt;=265;LEN([.Q219]);SEARCH(&quot; &quot;;[.Q219];255)-SEARCH(&quot; &quot;;[.Q219];130))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68]=&quot;&quot;;&quot;&quot;;[.AB168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9"/>
          <table:table-cell table:style-name="ce26"/>
          <table:table-cell table:style-name="ce38" table:formula="of:=IF(LEN([.Q219])&lt;=265;&quot;&quot;;RIGHT([.Q219];LEN([.Q219])-SEARCH(&quot; &quot;;[.Q219];255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7"/>
          <table:table-cell table:style-name="ce249" table:formula="of:=LEN([.Q227])" office:value-type="float" office:value="0" calcext:value-type="float">
            <text:p>0</text:p>
          </table:table-cell>
          <table:table-cell table:style-name="ce229" table:number-columns-repeated="6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9"/>
          <table:table-cell table:style-name="ce26"/>
          <table:table-cell table:style-name="ce37" table:formula="of:=IF([.Q221]=&quot;&quot;;&quot;&quot;;IF(LEN([.Q221])&lt;=135;[.Q221];IF(LEN([.Q221])&lt;=260;LEFT([.Q221];SEARCH(&quot; &quot;;[.Q221];125));LEFT([.Q221];SEARCH(&quot; &quot;;[.Q221];130)))))">
            <text:p/>
          </table:table-cell>
          <table:table-cell table:style-name="ce54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70]=&quot;&quot;;&quot;&quot;;[.AB170])">
            <text:p/>
          </table:table-cell>
          <table:table-cell table:style-name="ce278"/>
          <table:table-cell table:style-name="ce277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9"/>
          <table:table-cell table:style-name="ce26"/>
          <table:table-cell table:style-name="ce38" table:formula="of:=IF(LEN([.Q221])&lt;=135;&quot;&quot;;IF(LEN([.Q221])&lt;=260;RIGHT([.Q221];LEN([.Q221])-SEARCH(&quot; &quot;;[.Q221];125));MID([.Q221];SEARCH(&quot; &quot;;[.Q221];130);IF(LEN([.Q221])&lt;=265;LEN([.Q221]);SEARCH(&quot; &quot;;[.Q221];255)-SEARCH(&quot; &quot;;[.Q221];130))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7"/>
          <table:table-cell table:style-name="ce249" table:formula="of:=LEN([.Q229])" office:value-type="float" office:value="0" calcext:value-type="float">
            <text:p>0</text:p>
          </table:table-cell>
          <table:table-cell table:style-name="ce229" table:number-columns-repeated="6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9"/>
          <table:table-cell table:style-name="ce26"/>
          <table:table-cell table:style-name="ce38" table:formula="of:=IF(LEN([.Q221])&lt;=265;&quot;&quot;;RIGHT([.Q221];LEN([.Q221])-SEARCH(&quot; &quot;;[.Q221];255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72]=&quot;&quot;;&quot;&quot;;[.AB172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9"/>
          <table:table-cell table:style-name="ce26"/>
          <table:table-cell table:style-name="ce37" table:formula="of:=IF([.Q223]=&quot;&quot;;&quot;&quot;;IF(LEN([.Q223])&lt;=135;[.Q223];IF(LEN([.Q223])&lt;=260;LEFT([.Q223];SEARCH(&quot; &quot;;[.Q223];125));LEFT([.Q223];SEARCH(&quot; &quot;;[.Q223];130)))))">
            <text:p/>
          </table:table-cell>
          <table:table-cell table:style-name="ce54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7"/>
          <table:table-cell table:style-name="ce249" table:formula="of:=LEN([.Q231])" office:value-type="float" office:value="0" calcext:value-type="float">
            <text:p>0</text:p>
          </table:table-cell>
          <table:table-cell table:style-name="ce229" table:number-columns-repeated="6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9"/>
          <table:table-cell table:style-name="ce26"/>
          <table:table-cell table:style-name="ce38" table:formula="of:=IF(LEN([.Q223])&lt;=135;&quot;&quot;;IF(LEN([.Q223])&lt;=260;RIGHT([.Q223];LEN([.Q223])-SEARCH(&quot; &quot;;[.Q223];125));MID([.Q223];SEARCH(&quot; &quot;;[.Q223];130);IF(LEN([.Q223])&lt;=265;LEN([.Q223]);SEARCH(&quot; &quot;;[.Q223];255)-SEARCH(&quot; &quot;;[.Q223];130))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74]=&quot;&quot;;&quot;&quot;;[.AB174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9"/>
          <table:table-cell table:style-name="ce26"/>
          <table:table-cell table:style-name="ce38" table:formula="of:=IF(LEN([.Q223])&lt;=265;&quot;&quot;;RIGHT([.Q223];LEN([.Q223])-SEARCH(&quot; &quot;;[.Q223];255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7"/>
          <table:table-cell table:style-name="ce249" table:formula="of:=LEN([.Q233])" office:value-type="float" office:value="0" calcext:value-type="float">
            <text:p>0</text:p>
          </table:table-cell>
          <table:table-cell table:style-name="ce229" table:number-columns-repeated="6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9"/>
          <table:table-cell table:style-name="ce26"/>
          <table:table-cell table:style-name="ce37" table:formula="of:=IF([.Q225]=&quot;&quot;;&quot;&quot;;IF(LEN([.Q225])&lt;=135;[.Q225];IF(LEN([.Q225])&lt;=260;LEFT([.Q225];SEARCH(&quot; &quot;;[.Q225];125));LEFT([.Q225];SEARCH(&quot; &quot;;[.Q225];130)))))">
            <text:p/>
          </table:table-cell>
          <table:table-cell table:style-name="ce54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76]=&quot;&quot;;&quot;&quot;;[.AB176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9"/>
          <table:table-cell table:style-name="ce26"/>
          <table:table-cell table:style-name="ce38" table:formula="of:=IF(LEN([.Q225])&lt;=135;&quot;&quot;;IF(LEN([.Q225])&lt;=260;RIGHT([.Q225];LEN([.Q225])-SEARCH(&quot; &quot;;[.Q225];125));MID([.Q225];SEARCH(&quot; &quot;;[.Q225];130);IF(LEN([.Q225])&lt;=265;LEN([.Q225]);SEARCH(&quot; &quot;;[.Q225];255)-SEARCH(&quot; &quot;;[.Q225];130))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7"/>
          <table:table-cell table:style-name="ce249" table:formula="of:=LEN([.Q235])" office:value-type="float" office:value="0" calcext:value-type="float">
            <text:p>0</text:p>
          </table:table-cell>
          <table:table-cell table:style-name="ce229" table:number-columns-repeated="6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9"/>
          <table:table-cell table:style-name="ce26"/>
          <table:table-cell table:style-name="ce38" table:formula="of:=IF(LEN([.Q225])&lt;=265;&quot;&quot;;RIGHT([.Q225];LEN([.Q225])-SEARCH(&quot; &quot;;[.Q225];255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78]=&quot;&quot;;&quot;&quot;;[.AB178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9"/>
          <table:table-cell table:style-name="ce26"/>
          <table:table-cell table:style-name="ce37" table:formula="of:=IF([.Q227]=&quot;&quot;;&quot;&quot;;IF(LEN([.Q227])&lt;=135;[.Q227];IF(LEN([.Q227])&lt;=260;LEFT([.Q227];SEARCH(&quot; &quot;;[.Q227];125));LEFT([.Q227];SEARCH(&quot; &quot;;[.Q227];130)))))">
            <text:p/>
          </table:table-cell>
          <table:table-cell table:style-name="ce54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7"/>
          <table:table-cell table:style-name="ce249" table:formula="of:=LEN([.Q237])" office:value-type="float" office:value="0" calcext:value-type="float">
            <text:p>0</text:p>
          </table:table-cell>
          <table:table-cell table:style-name="ce229" table:number-columns-repeated="6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9"/>
          <table:table-cell table:style-name="ce26"/>
          <table:table-cell table:style-name="ce38" table:formula="of:=IF(LEN([.Q227])&lt;=135;&quot;&quot;;IF(LEN([.Q227])&lt;=260;RIGHT([.Q227];LEN([.Q227])-SEARCH(&quot; &quot;;[.Q227];125));MID([.Q227];SEARCH(&quot; &quot;;[.Q227];130);IF(LEN([.Q227])&lt;=265;LEN([.Q227]);SEARCH(&quot; &quot;;[.Q227];255)-SEARCH(&quot; &quot;;[.Q227];130))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8" office:value-type="string" calcext:value-type="string">
            <text:p>Additional Comments:</text:p>
          </table:table-cell>
          <table:table-cell table:style-name="ce226"/>
          <table:table-cell table:style-name="ce248"/>
          <table:table-cell table:style-name="ce264" table:formula="of:=IF([.AB180]=&quot;&quot;;&quot;&quot;;[.AB180])">
            <text:p/>
          </table:table-cell>
          <table:table-cell table:style-name="ce277" table:number-columns-repeated="2"/>
          <table:table-cell table:style-name="ce289"/>
          <table:table-cell table:style-name="ce26"/>
          <table:table-cell table:style-name="ce277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9"/>
          <table:table-cell table:style-name="ce26"/>
          <table:table-cell table:style-name="ce38" table:formula="of:=IF(LEN([.Q227])&lt;=265;&quot;&quot;;RIGHT([.Q227];LEN([.Q227])-SEARCH(&quot; &quot;;[.Q227];255)))">
            <text:p/>
          </table:table-cell>
          <table:table-cell table:style-name="ce55" table:number-columns-repeated="8"/>
          <table:table-cell table:style-name="ce159"/>
          <table:table-cell/>
          <table:table-cell table:style-name="ce177"/>
          <table:table-cell table:style-name="ce199" office:value-type="string" calcext:value-type="string">
            <text:p>Do not exceed 390 chars</text:p>
          </table:table-cell>
          <table:table-cell table:style-name="ce229"/>
          <table:table-cell table:style-name="ce249" table:formula="of:=LEN([.Q239])" office:value-type="float" office:value="0" calcext:value-type="float">
            <text:p>0</text:p>
          </table:table-cell>
          <table:table-cell table:style-name="ce229" table:number-columns-repeated="6"/>
          <table:table-cell table:style-name="ce306"/>
          <table:table-cell table:number-columns-repeated="99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9"/>
          <table:table-cell table:style-name="ce26"/>
          <table:table-cell table:style-name="ce37" table:formula="of:=IF([.Q229]=&quot;&quot;;&quot;&quot;;IF(LEN([.Q229])&lt;=135;[.Q229];IF(LEN([.Q229])&lt;=260;LEFT([.Q229];SEARCH(&quot; &quot;;[.Q229];125));LEFT([.Q229];SEARCH(&quot; &quot;;[.Q229];130)))))">
            <text:p/>
          </table:table-cell>
          <table:table-cell table:style-name="ce54" table:number-columns-repeated="8"/>
          <table:table-cell table:style-name="ce159"/>
          <table:table-cell/>
          <table:table-cell table:style-name="ce178"/>
          <table:table-cell table:style-name="ce200" table:number-columns-repeated="9"/>
          <table:table-cell table:style-name="ce307"/>
          <table:table-cell table:number-columns-repeated="99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9"/>
          <table:table-cell table:style-name="ce26"/>
          <table:table-cell table:style-name="ce38" table:formula="of:=IF(LEN([.Q229])&lt;=135;&quot;&quot;;IF(LEN([.Q229])&lt;=260;RIGHT([.Q229];LEN([.Q229])-SEARCH(&quot; &quot;;[.Q229];125));MID([.Q229];SEARCH(&quot; &quot;;[.Q229];130);IF(LEN([.Q229])&lt;=265;LEN([.Q229]);SEARCH(&quot; &quot;;[.Q229];255)-SEARCH(&quot; &quot;;[.Q229];130)))))">
            <text:p/>
          </table:table-cell>
          <table:table-cell table:style-name="ce55" table:number-columns-repeated="8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9"/>
          <table:table-cell table:style-name="ce26"/>
          <table:table-cell table:style-name="ce38" table:formula="of:=IF(LEN([.Q229])&lt;=265;&quot;&quot;;RIGHT([.Q229];LEN([.Q229])-SEARCH(&quot; &quot;;[.Q229];255)))">
            <text:p/>
          </table:table-cell>
          <table:table-cell table:style-name="ce55" table:number-columns-repeated="8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9"/>
          <table:table-cell table:style-name="ce26"/>
          <table:table-cell table:style-name="ce37" table:formula="of:=IF([.Q231]=&quot;&quot;;&quot;&quot;;IF(LEN([.Q231])&lt;=135;[.Q231];IF(LEN([.Q231])&lt;=260;LEFT([.Q231];SEARCH(&quot; &quot;;[.Q231];125));LEFT([.Q231];SEARCH(&quot; &quot;;[.Q231];130)))))">
            <text:p/>
          </table:table-cell>
          <table:table-cell table:style-name="ce54" table:number-columns-repeated="8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9"/>
          <table:table-cell table:style-name="ce26"/>
          <table:table-cell table:style-name="ce38" table:formula="of:=IF(LEN([.Q231])&lt;=135;&quot;&quot;;IF(LEN([.Q231])&lt;=260;RIGHT([.Q231];LEN([.Q231])-SEARCH(&quot; &quot;;[.Q231];125));MID([.Q231];SEARCH(&quot; &quot;;[.Q231];130);IF(LEN([.Q231])&lt;=265;LEN([.Q231]);SEARCH(&quot; &quot;;[.Q231];255)-SEARCH(&quot; &quot;;[.Q231];130)))))">
            <text:p/>
          </table:table-cell>
          <table:table-cell table:style-name="ce55" table:number-columns-repeated="8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9"/>
          <table:table-cell table:style-name="ce26"/>
          <table:table-cell table:style-name="ce38" table:formula="of:=IF(LEN([.Q231])&lt;=265;&quot;&quot;;RIGHT([.Q231];LEN([.Q231])-SEARCH(&quot; &quot;;[.Q231];255)))">
            <text:p/>
          </table:table-cell>
          <table:table-cell table:style-name="ce55" table:number-columns-repeated="8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9"/>
          <table:table-cell table:style-name="ce26"/>
          <table:table-cell table:style-name="ce37" table:formula="of:=IF([.Q233]=&quot;&quot;;&quot;&quot;;IF(LEN([.Q233])&lt;=135;[.Q233];IF(LEN([.Q233])&lt;=260;LEFT([.Q233];SEARCH(&quot; &quot;;[.Q233];125));LEFT([.Q233];SEARCH(&quot; &quot;;[.Q233];130)))))">
            <text:p/>
          </table:table-cell>
          <table:table-cell table:style-name="ce54" table:number-columns-repeated="8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9"/>
          <table:table-cell table:style-name="ce26"/>
          <table:table-cell table:style-name="ce38" table:formula="of:=IF(LEN([.Q233])&lt;=135;&quot;&quot;;IF(LEN([.Q233])&lt;=260;RIGHT([.Q233];LEN([.Q233])-SEARCH(&quot; &quot;;[.Q233];125));MID([.Q233];SEARCH(&quot; &quot;;[.Q233];130);IF(LEN([.Q233])&lt;=265;LEN([.Q233]);SEARCH(&quot; &quot;;[.Q233];255)-SEARCH(&quot; &quot;;[.Q233];130)))))">
            <text:p/>
          </table:table-cell>
          <table:table-cell table:style-name="ce55" table:number-columns-repeated="8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9"/>
          <table:table-cell table:style-name="ce26"/>
          <table:table-cell table:style-name="ce38" table:formula="of:=IF(LEN([.Q233])&lt;=265;&quot;&quot;;RIGHT([.Q233];LEN([.Q233])-SEARCH(&quot; &quot;;[.Q233];255)))">
            <text:p/>
          </table:table-cell>
          <table:table-cell table:style-name="ce55" table:number-columns-repeated="8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9"/>
          <table:table-cell table:style-name="ce26"/>
          <table:table-cell table:style-name="ce37" table:formula="of:=IF([.Q235]=&quot;&quot;;&quot;&quot;;IF(LEN([.Q235])&lt;=135;[.Q235];IF(LEN([.Q235])&lt;=260;LEFT([.Q235];SEARCH(&quot; &quot;;[.Q235];125));LEFT([.Q235];SEARCH(&quot; &quot;;[.Q235];130)))))">
            <text:p/>
          </table:table-cell>
          <table:table-cell table:style-name="ce54" table:number-columns-repeated="8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9"/>
          <table:table-cell table:style-name="ce26"/>
          <table:table-cell table:style-name="ce38" table:formula="of:=IF(LEN([.Q235])&lt;=135;&quot;&quot;;IF(LEN([.Q235])&lt;=260;RIGHT([.Q235];LEN([.Q235])-SEARCH(&quot; &quot;;[.Q235];125));MID([.Q235];SEARCH(&quot; &quot;;[.Q235];130);IF(LEN([.Q235])&lt;=265;LEN([.Q235]);SEARCH(&quot; &quot;;[.Q235];255)-SEARCH(&quot; &quot;;[.Q235];130)))))">
            <text:p/>
          </table:table-cell>
          <table:table-cell table:style-name="ce55" table:number-columns-repeated="8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9"/>
          <table:table-cell table:style-name="ce26"/>
          <table:table-cell table:style-name="ce38" table:formula="of:=IF(LEN([.Q235])&lt;=265;&quot;&quot;;RIGHT([.Q235];LEN([.Q235])-SEARCH(&quot; &quot;;[.Q235];255)))">
            <text:p/>
          </table:table-cell>
          <table:table-cell table:style-name="ce55" table:number-columns-repeated="8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9"/>
          <table:table-cell table:style-name="ce26"/>
          <table:table-cell table:style-name="ce37" table:formula="of:=IF([.Q237]=&quot;&quot;;&quot;&quot;;IF(LEN([.Q237])&lt;=135;[.Q237];IF(LEN([.Q237])&lt;=260;LEFT([.Q237];SEARCH(&quot; &quot;;[.Q237];125));LEFT([.Q237];SEARCH(&quot; &quot;;[.Q237];130)))))">
            <text:p/>
          </table:table-cell>
          <table:table-cell table:style-name="ce54" table:number-columns-repeated="8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9"/>
          <table:table-cell table:style-name="ce26"/>
          <table:table-cell table:style-name="ce38" table:formula="of:=IF(LEN([.Q237])&lt;=135;&quot;&quot;;IF(LEN([.Q237])&lt;=260;RIGHT([.Q237];LEN([.Q237])-SEARCH(&quot; &quot;;[.Q237];125));MID([.Q237];SEARCH(&quot; &quot;;[.Q237];130);IF(LEN([.Q237])&lt;=265;LEN([.Q237]);SEARCH(&quot; &quot;;[.Q237];255)-SEARCH(&quot; &quot;;[.Q237];130)))))">
            <text:p/>
          </table:table-cell>
          <table:table-cell table:style-name="ce55" table:number-columns-repeated="8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9"/>
          <table:table-cell table:style-name="ce26"/>
          <table:table-cell table:style-name="ce38" table:formula="of:=IF(LEN([.Q237])&lt;=265;&quot;&quot;;RIGHT([.Q237];LEN([.Q237])-SEARCH(&quot; &quot;;[.Q237];255)))">
            <text:p/>
          </table:table-cell>
          <table:table-cell table:style-name="ce55" table:number-columns-repeated="8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9"/>
          <table:table-cell table:style-name="ce26"/>
          <table:table-cell table:style-name="ce37" table:formula="of:=IF([.Q239]=&quot;&quot;;&quot;&quot;;IF(LEN([.Q239])&lt;=135;[.Q239];IF(LEN([.Q239])&lt;=260;LEFT([.Q239];SEARCH(&quot; &quot;;[.Q239];125));LEFT([.Q239];SEARCH(&quot; &quot;;[.Q239];130)))))">
            <text:p/>
          </table:table-cell>
          <table:table-cell table:style-name="ce54" table:number-columns-repeated="8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9"/>
          <table:table-cell table:style-name="ce26"/>
          <table:table-cell table:style-name="ce38" table:formula="of:=IF(LEN([.Q239])&lt;=135;&quot;&quot;;IF(LEN([.Q239])&lt;=260;RIGHT([.Q239];LEN([.Q239])-SEARCH(&quot; &quot;;[.Q239];125));MID([.Q239];SEARCH(&quot; &quot;;[.Q239];130);IF(LEN([.Q239])&lt;=265;LEN([.Q239]);SEARCH(&quot; &quot;;[.Q239];255)-SEARCH(&quot; &quot;;[.Q239];130)))))">
            <text:p/>
          </table:table-cell>
          <table:table-cell table:style-name="ce55" table:number-columns-repeated="8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9"/>
          <table:table-cell table:style-name="ce26"/>
          <table:table-cell table:style-name="ce38" table:formula="of:=IF(LEN([.Q239])&lt;=265;&quot;&quot;;RIGHT([.Q239];LEN([.Q239])-SEARCH(&quot; &quot;;[.Q239];255)))">
            <text:p/>
          </table:table-cell>
          <table:table-cell table:style-name="ce55" table:number-columns-repeated="8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9"/>
          <table:table-cell table:style-name="ce26" table:number-columns-repeated="10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9"/>
          <table:table-cell table:style-name="ce26" table:number-columns-repeated="10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9"/>
          <table:table-cell table:style-name="ce26" table:number-columns-repeated="10"/>
          <table:table-cell table:style-name="ce159"/>
          <table:table-cell table:number-columns-repeated="1010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0"/>
          <table:table-cell table:style-name="ce27" table:number-columns-repeated="10"/>
          <table:table-cell table:style-name="ce160"/>
          <table:table-cell table:number-columns-repeated="1010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6" office:value-type="string" calcext:value-type="string">
            <text:p>Date:</text:p>
          </table:table-cell>
          <table:table-cell table:style-name="ce32" table:formula="of:=IF([Sheet1.$P$7]=&quot;&quot;;&quot;&quot;;[Sheet1.$P$7])">
            <text:p/>
          </table:table-cell>
          <table:table-cell table:style-name="ce43" table:number-columns-repeated="7"/>
          <table:table-cell table:style-name="ce16" office:value-type="string" calcext:value-type="string">
            <text:p>Inspector:</text:p>
          </table:table-cell>
          <table:table-cell table:style-name="ce149" table:formula="of:=IF([Sheet1.$X$7]=&quot;&quot;;&quot;&quot;;[Sheet1.$X$7])" office:value-type="string" office:string-value="Eugene Mah" calcext:value-type="string">
            <text:p>Eugene Mah</text:p>
          </table:table-cell>
          <table:table-cell table:number-columns-repeated="1010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6" office:value-type="string" calcext:value-type="string">
            <text:p>Room Number</text:p>
          </table:table-cell>
          <table:table-cell table:style-name="ce33" table:formula="of:=IF([Sheet1.$R$14]=&quot;&quot;;&quot;&quot;;[Sheet1.$R$14])">
            <text:p/>
          </table:table-cell>
          <table:table-cell table:style-name="ce43" table:number-columns-repeated="7"/>
          <table:table-cell table:style-name="ce16" office:value-type="string" calcext:value-type="string">
            <text:p>Survey ID:</text:p>
          </table:table-cell>
          <table:table-cell table:style-name="ce149" table:formula="of:=IF([Sheet1.$R$13]=&quot;&quot;;&quot;&quot;;[Sheet1.$R$13])">
            <text:p/>
          </table:table-cell>
          <table:table-cell table:number-columns-repeated="1010"/>
        </table:table-row>
        <table:table-row table:style-name="ro1" table:number-rows-repeated="1048311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U183:Sheet1.U186">
            <calcext:condition calcext:apply-style-name="Pass" calcext:value="=&quot;YES&quot;" calcext:base-cell-address="Sheet1.U183"/>
            <calcext:condition calcext:apply-style-name="Fail" calcext:value="=&quot;NO&quot;" calcext:base-cell-address="Sheet1.U183"/>
          </calcext:conditional-format>
          <calcext:conditional-format calcext:target-range-address="Sheet1.Q191:Sheet1.Q192">
            <calcext:condition calcext:apply-style-name="Pass" calcext:value="=&quot;YES&quot;" calcext:base-cell-address="Sheet1.Q191"/>
            <calcext:condition calcext:apply-style-name="Fail" calcext:value="=&quot;NO&quot;" calcext:base-cell-address="Sheet1.Q191"/>
          </calcext:conditional-format>
          <calcext:conditional-format calcext:target-range-address="Sheet1.Q136:Sheet1.T136">
            <calcext:condition calcext:apply-style-name="Pass" calcext:value="=&quot;YES&quot;" calcext:base-cell-address="Sheet1.Q136"/>
            <calcext:condition calcext:apply-style-name="Fail" calcext:value="=&quot;NO&quot;" calcext:base-cell-address="Sheet1.Q136"/>
          </calcext:conditional-format>
          <calcext:conditional-format calcext:target-range-address="Sheet1.Q122:Sheet1.U122">
            <calcext:condition calcext:apply-style-name="Pass" calcext:value="=&quot;YES&quot;" calcext:base-cell-address="Sheet1.Q122"/>
            <calcext:condition calcext:apply-style-name="Fail" calcext:value="=&quot;NO&quot;" calcext:base-cell-address="Sheet1.Q122"/>
          </calcext:conditional-format>
          <calcext:conditional-format calcext:target-range-address="Sheet1.P151:Sheet1.V151">
            <calcext:condition calcext:apply-style-name="Default" calcext:value="=&quot;&quot;" calcext:base-cell-address="Sheet1.P151"/>
            <calcext:condition calcext:apply-style-name="Pass" calcext:value="between([$Sheet1.$X$151],[$Sheet1.$Y$151])" calcext:base-cell-address="Sheet1.P151"/>
            <calcext:condition calcext:apply-style-name="Fail" calcext:value="not-between([$Sheet1.$X$151],[$Sheet1.$Y$151])" calcext:base-cell-address="Sheet1.P151"/>
          </calcext:conditional-format>
          <calcext:conditional-format calcext:target-range-address="Sheet1.P152:Sheet1.V152">
            <calcext:condition calcext:apply-style-name="Default" calcext:value="=&quot;&quot;" calcext:base-cell-address="Sheet1.P152"/>
            <calcext:condition calcext:apply-style-name="Pass" calcext:value="between([$Sheet1.$X$152],[$Sheet1.$Y$152])" calcext:base-cell-address="Sheet1.P152"/>
            <calcext:condition calcext:apply-style-name="Fail" calcext:value="not-between([$Sheet1.$X$152],[$Sheet1.$Y$152])" calcext:base-cell-address="Sheet1.P152"/>
          </calcext:conditional-format>
          <calcext:conditional-format calcext:target-range-address="Sheet1.P154:Sheet1.V154">
            <calcext:condition calcext:apply-style-name="Default" calcext:value="=&quot;&quot;" calcext:base-cell-address="Sheet1.P154"/>
            <calcext:condition calcext:apply-style-name="Pass" calcext:value="between([$Sheet1.$X$153],[$Sheet1.$Y$153])" calcext:base-cell-address="Sheet1.P154"/>
            <calcext:condition calcext:apply-style-name="Fail" calcext:value="not-between([$Sheet1.$X$153],[$Sheet1.$Y$153])" calcext:base-cell-address="Sheet1.P154"/>
          </calcext:conditional-format>
          <calcext:conditional-format calcext:target-range-address="Sheet1.P155:Sheet1.V155">
            <calcext:condition calcext:apply-style-name="Default" calcext:value="=&quot;&quot;" calcext:base-cell-address="Sheet1.P155"/>
            <calcext:condition calcext:apply-style-name="Pass" calcext:value="between([$Sheet1.$X$154],[$Sheet1.$Y$154])" calcext:base-cell-address="Sheet1.P155"/>
            <calcext:condition calcext:apply-style-name="Fail" calcext:value="not-between([$Sheet1.$X$154],[$Sheet1.$Y$154])" calcext:base-cell-address="Sheet1.P155"/>
          </calcext:conditional-format>
          <calcext:conditional-format calcext:target-range-address="Sheet1.P156:Sheet1.V156">
            <calcext:condition calcext:apply-style-name="Default" calcext:value="=&quot;&quot;" calcext:base-cell-address="Sheet1.P156"/>
            <calcext:condition calcext:apply-style-name="Pass" calcext:value="between([$Sheet1.$X$155],[$Sheet1.$Y$155])" calcext:base-cell-address="Sheet1.P156"/>
            <calcext:condition calcext:apply-style-name="Fail" calcext:value="not-between([$Sheet1.$X$155],[$Sheet1.$Y$155])" calcext:base-cell-address="Sheet1.P156"/>
          </calcext:conditional-format>
          <calcext:conditional-format calcext:target-range-address="Sheet1.S220:Sheet1.U220 Sheet1.Q220:Sheet1.Q220">
            <calcext:condition calcext:apply-style-name="Pass" calcext:value="=&quot;YES&quot;" calcext:base-cell-address="Sheet1.Q220"/>
            <calcext:condition calcext:apply-style-name="Fail" calcext:value="=&quot;NO&quot;" calcext:base-cell-address="Sheet1.Q220"/>
          </calcext:conditional-format>
          <calcext:conditional-format calcext:target-range-address="Sheet1.T229:Sheet1.T229">
            <calcext:condition calcext:apply-style-name="Pass" calcext:value="=&quot;YES&quot;" calcext:base-cell-address="Sheet1.T229"/>
            <calcext:condition calcext:apply-style-name="Fail" calcext:value="=&quot;NO&quot;" calcext:base-cell-address="Sheet1.T229"/>
          </calcext:conditional-format>
        </calcext:conditional-formats>
      </table:table>
      <table:table table:name="Sheet2" table:style-name="ta1">
        <table:table-column table:style-name="co3" table:number-columns-repeated="2" table:default-cell-style-name="ce2"/>
        <table:table-column table:style-name="co3" table:number-columns-repeated="2" table:default-cell-style-name="ce326"/>
        <table:table-column table:style-name="co3" table:number-columns-repeated="2" table:default-cell-style-name="ce2"/>
        <table:table-column table:style-name="co3" table:number-columns-repeated="2" table:default-cell-style-name="ce326"/>
        <table:table-column table:style-name="co3" table:number-columns-repeated="9" table:default-cell-style-name="ce2"/>
        <table:table-row table:style-name="ro2">
          <table:table-cell table:style-name="ce6" office:value-type="string" calcext:value-type="string">
            <text:p>CT Beam Profile – Siemens</text:p>
          </table:table-cell>
          <table:table-cell table:style-name="ce6" table:number-columns-repeated="16"/>
        </table:table-row>
        <table:table-row table:style-name="ro2">
          <table:table-cell table:style-name="ce325" office:value-type="string" calcext:value-type="string" table:number-columns-spanned="1" table:number-rows-spanned="2">
            <text:p>NxT</text:p>
          </table:table-cell>
          <table:table-cell table:style-name="ce325" office:value-type="string" calcext:value-type="string" table:number-columns-spanned="3" table:number-rows-spanned="1">
            <text:p>Definition Flash</text:p>
          </table:table-cell>
          <table:covered-table-cell table:style-name="ce325"/>
          <table:covered-table-cell table:style-name="ce2"/>
          <table:table-cell table:style-name="ce325" office:value-type="string" calcext:value-type="string" table:number-columns-spanned="1" table:number-rows-spanned="2">
            <text:p>NxT</text:p>
          </table:table-cell>
          <table:table-cell table:style-name="ce325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2"/>
          <table:table-cell table:style-name="ce325" office:value-type="string" calcext:value-type="string" table:number-columns-spanned="1" table:number-rows-spanned="2">
            <text:p>NxT</text:p>
          </table:table-cell>
          <table:table-cell table:style-name="ce325" office:value-type="string" calcext:value-type="string" table:number-columns-spanned="2" table:number-rows-spanned="1">
            <text:p>Sensation 64</text:p>
          </table:table-cell>
          <table:covered-table-cell/>
          <table:table-cell table:style-name="ce325" office:value-type="string" calcext:value-type="string" table:number-columns-spanned="1" table:number-rows-spanned="2">
            <text:p>NxT</text:p>
          </table:table-cell>
          <table:table-cell table:style-name="ce325" office:value-type="string" calcext:value-type="string" table:number-columns-spanned="2" table:number-rows-spanned="1">
            <text:p>Sensation 16</text:p>
          </table:table-cell>
          <table:covered-table-cell/>
          <table:table-cell table:style-name="ce325" office:value-type="string" calcext:value-type="string" table:number-columns-spanned="1" table:number-rows-spanned="2">
            <text:p>NxT</text:p>
          </table:table-cell>
          <table:table-cell office:value-type="string" calcext:value-type="string">
            <text:p>Emotion 16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/>
          <table:table-cell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  <table:covered-table-cell/>
          <table:table-cell office:value-type="string" calcext:value-type="string">
            <text:p>Nominal (mm)</text:p>
          </table:table-cell>
          <table:table-cell office:value-type="string" calcext:value-type="string">
            <text:p>Tolerance)</text:p>
          </table:table-cell>
        </table:table-row>
        <table:table-row table:style-name="ro2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30x0.6</text:p>
          </table:table-cell>
          <table:table-cell table:style-name="ce326" office:value-type="float" office:value="22.5" calcext:value-type="float">
            <text:p>22.5</text:p>
          </table:table-cell>
          <table:table-cell table:style-name="ce326" office:value-type="float" office:value="1.5" calcext:value-type="float">
            <text:p>1.5</text:p>
          </table:table-cell>
          <table:table-cell office:value-type="string" calcext:value-type="string">
            <text:p>16x1.5</text:p>
          </table:table-cell>
          <table:table-cell table:style-name="ce326" office:value-type="float" office:value="30.5" calcext:value-type="float">
            <text:p>30.5</text:p>
          </table:table-cell>
          <table:table-cell table:style-name="ce326" office:value-type="float" office:value="1" calcext:value-type="float">
            <text:p>1.0</text:p>
          </table:table-cell>
          <table:table-cell office:value-type="string" calcext:value-type="string">
            <text:p>4x0.6</text:p>
          </table:table-cell>
          <table:table-cell table:style-name="ce326" office:value-type="float" office:value="4.9" calcext:value-type="float">
            <text:p>4.9</text:p>
          </table:table-cell>
          <table:table-cell table:style-name="ce326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" calcext:value-type="float">
            <text:p>6.0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.6" calcext:value-type="float">
            <text:p>6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4x1.2</text:p>
          </table:table-cell>
          <table:table-cell table:style-name="ce326" office:value-type="float" office:value="33.5" calcext:value-type="float">
            <text:p>33.5</text:p>
          </table:table-cell>
          <table:table-cell table:style-name="ce326" office:value-type="float" office:value="1.5" calcext:value-type="float">
            <text:p>1.5</text:p>
          </table:table-cell>
          <table:table-cell office:value-type="string" calcext:value-type="string">
            <text:p>16x0.75</text:p>
          </table:table-cell>
          <table:table-cell table:style-name="ce326" office:value-type="float" office:value="18.5" calcext:value-type="float">
            <text:p>18.5</text:p>
          </table:table-cell>
          <table:table-cell table:style-name="ce326" office:value-type="float" office:value="1" calcext:value-type="float">
            <text:p>1.0</text:p>
          </table:table-cell>
          <table:table-cell office:value-type="string" calcext:value-type="string">
            <text:p>12x0.6</text:p>
          </table:table-cell>
          <table:table-cell table:style-name="ce326" office:value-type="float" office:value="12.6" calcext:value-type="float">
            <text:p>12.6</text:p>
          </table:table-cell>
          <table:table-cell table:style-name="ce326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0.5" calcext:value-type="float">
            <text:p>1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1.2" calcext:value-type="float">
            <text:p>11.2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326" office:value-type="float" office:value="19.5" calcext:value-type="float">
            <text:p>19.5</text:p>
          </table:table-cell>
          <table:table-cell table:style-name="ce326" office:value-type="float" office:value="1.5" calcext:value-type="float">
            <text:p>1.5</text:p>
          </table:table-cell>
          <table:table-cell office:value-type="string" calcext:value-type="string">
            <text:p>12x1.5</text:p>
          </table:table-cell>
          <table:table-cell table:style-name="ce326" office:value-type="float" office:value="24.5" calcext:value-type="float">
            <text:p>24.5</text:p>
          </table:table-cell>
          <table:table-cell table:style-name="ce326" office:value-type="float" office:value="1" calcext:value-type="float">
            <text:p>1.0</text:p>
          </table:table-cell>
          <table:table-cell office:value-type="string" calcext:value-type="string">
            <text:p>16x0.6</text:p>
          </table:table-cell>
          <table:table-cell table:style-name="ce326" office:value-type="float" office:value="14.5" calcext:value-type="float">
            <text:p>14.5</text:p>
          </table:table-cell>
          <table:table-cell table:style-name="ce326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ff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10</text:p>
          </table:table-cell>
          <table:table-cell table:style-name="ce326" office:value-type="float" office:value="11.5" calcext:value-type="float">
            <text:p>11.5</text:p>
          </table:table-cell>
          <table:table-cell table:style-name="ce326" office:value-type="float" office:value="1.5" calcext:value-type="float">
            <text:p>1.5</text:p>
          </table:table-cell>
          <table:table-cell office:value-type="string" calcext:value-type="string">
            <text:p>12x0.75</text:p>
          </table:table-cell>
          <table:table-cell table:style-name="ce326" office:value-type="float" office:value="15.5" calcext:value-type="float">
            <text:p>15.5</text:p>
          </table:table-cell>
          <table:table-cell table:style-name="ce326" office:value-type="float" office:value="1" calcext:value-type="float">
            <text:p>1.0</text:p>
          </table:table-cell>
          <table:table-cell office:value-type="string" calcext:value-type="string">
            <text:p>2x5</text:p>
          </table:table-cell>
          <table:table-cell table:style-name="ce326" office:value-type="float" office:value="12.6" calcext:value-type="float">
            <text:p>12.6</text:p>
          </table:table-cell>
          <table:table-cell table:style-name="ce326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1x5</text:p>
          </table:table-cell>
          <table:table-cell table:style-name="ce326" office:value-type="float" office:value="6.5" calcext:value-type="float">
            <text:p>6.5</text:p>
          </table:table-cell>
          <table:table-cell table:style-name="ce326" office:value-type="float" office:value="1.5" calcext:value-type="float">
            <text:p>1.5</text:p>
          </table:table-cell>
          <table:table-cell office:value-type="string" calcext:value-type="string">
            <text:p>2x5</text:p>
          </table:table-cell>
          <table:table-cell table:style-name="ce326" office:value-type="float" office:value="12.5" calcext:value-type="float">
            <text:p>12.5</text:p>
          </table:table-cell>
          <table:table-cell table:style-name="ce326" office:value-type="float" office:value="1" calcext:value-type="float">
            <text:p>1.0</text:p>
          </table:table-cell>
          <table:table-cell office:value-type="string" calcext:value-type="string">
            <text:p>12x1.2</text:p>
          </table:table-cell>
          <table:table-cell table:style-name="ce326" office:value-type="float" office:value="18.5" calcext:value-type="float">
            <text:p>18.5</text:p>
          </table:table-cell>
          <table:table-cell table:style-name="ce326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18.8" calcext:value-type="float">
            <text:p>18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326" office:value-type="float" office:value="4" calcext:value-type="float">
            <text:p>4.0</text:p>
          </table:table-cell>
          <table:table-cell table:style-name="ce326" office:value-type="float" office:value="1" calcext:value-type="float">
            <text:p>1.0</text:p>
          </table:table-cell>
          <table:table-cell office:value-type="string" calcext:value-type="string">
            <text:p>2x1</text:p>
          </table:table-cell>
          <table:table-cell table:style-name="ce326" office:value-type="float" office:value="3.5" calcext:value-type="float">
            <text:p>3.5</text:p>
          </table:table-cell>
          <table:table-cell table:style-name="ce326" office:value-type="float" office:value="1" calcext:value-type="float">
            <text:p>1.0</text:p>
          </table:table-cell>
          <table:table-cell office:value-type="string" calcext:value-type="string">
            <text:p>2x8</text:p>
          </table:table-cell>
          <table:table-cell table:style-name="ce326" office:value-type="float" office:value="18.5" calcext:value-type="float">
            <text:p>18.5</text:p>
          </table:table-cell>
          <table:table-cell table:style-name="ce326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6x1.2</text:p>
          </table:table-cell>
          <table:table-cell office:value-type="string" calcext:value-type="string">
            <text:p>Off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6x0.6</text:p>
          </table:table-cell>
          <table:table-cell table:style-name="ce326" office:value-type="float" office:value="7" calcext:value-type="float">
            <text:p>7.0</text:p>
          </table:table-cell>
          <table:table-cell table:style-name="ce326" office:value-type="float" office:value="1" calcext:value-type="float">
            <text:p>1.0</text:p>
          </table:table-cell>
          <table:table-cell office:value-type="string" calcext:value-type="string">
            <text:p>2x0.6</text:p>
          </table:table-cell>
          <table:table-cell table:style-name="ce326" office:value-type="float" office:value="3" calcext:value-type="float">
            <text:p>3.0</text:p>
          </table:table-cell>
          <table:table-cell table:style-name="ce326" office:value-type="float" office:value="1" calcext:value-type="float">
            <text:p>1.0</text:p>
          </table:table-cell>
          <table:table-cell office:value-type="string" calcext:value-type="string">
            <text:p>16x1.2</text:p>
          </table:table-cell>
          <table:table-cell table:style-name="ce326" office:value-type="float" office:value="24.2" calcext:value-type="float">
            <text:p>24.2</text:p>
          </table:table-cell>
          <table:table-cell table:style-name="ce326" office:value-type="float" office:value="1" calcext:value-type="float">
            <text:p>1.0</text:p>
          </table:table-cell>
        </table:table-row>
        <table:table-row table:style-name="ro2">
          <table:table-cell office:value-type="string" calcext:value-type="string">
            <text:p>32x0.6</text:p>
          </table:table-cell>
          <table:table-cell office:value-type="string" calcext:value-type="string">
            <text:p>Off</text:p>
          </table:table-cell>
          <table:table-cell office:value-type="float" office:value="24.4" calcext:value-type="float">
            <text:p>24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7.4" calcext:value-type="float">
            <text:p>27.4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0x0.6</text:p>
          </table:table-cell>
          <table:table-cell office:value-type="string" calcext:value-type="string">
            <text:p>Off</text:p>
          </table:table-cell>
          <table:table-cell office:value-type="float" office:value="41" calcext:value-type="float">
            <text:p>41.0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4" calcext:value-type="float">
            <text:p>44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" table:number-columns-repeated="2"/>
          <table:table-cell office:value-type="string" calcext:value-type="string">
            <text:p>30x0.6</text:p>
          </table:table-cell>
          <table:table-cell office:value-type="string" calcext:value-type="string">
            <text:p>Off</text:p>
          </table:table-cell>
          <table:table-cell office:value-type="float" office:value="23.5" calcext:value-type="float">
            <text:p>23.5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" table:number-columns-repeated="2"/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8" calcext:value-type="float">
            <text:p>2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ff</text:p>
          </table:table-cell>
          <table:table-cell office:value-type="float" office:value="18" calcext:value-type="float">
            <text:p>18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" table:number-columns-repeated="2"/>
          <table:table-cell office:value-type="string" calcext:value-type="string">
            <text:p>16x1.2</text:p>
          </table:table-cell>
          <table:table-cell office:value-type="string" calcext:value-type="string">
            <text:p>Off</text:p>
          </table:table-cell>
          <table:table-cell office:value-type="float" office:value="25" calcext:value-type="float">
            <text:p>25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2" table:number-columns-repeated="2"/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20" calcext:value-type="float">
            <text:p>20.0</text:p>
          </table:table-cell>
          <table:table-cell office:value-type="float" office:value="1" calcext:value-type="float">
            <text:p>1.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>
      <style:text-properties style:font-name="Times New Roman1" fo:font-family="'Times New Roman'" style:font-style-name="Regular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  <style:text-properties style:font-name="Times New Roman1" fo:font-family="'Times New Roman'" style:font-style-name="Regular" style:font-family-generic="roman" style:font-pitch="variable"/>
    </style:style>
    <style:style style:name="Fail" style:family="table-cell" style:parent-style-name="Default">
      <style:table-cell-properties fo:background-color="#ff0000"/>
      <style:text-properties style:font-name="Times New Roman1" fo:font-family="'Times New Roman'" style:font-style-name="Regular" style:font-family-generic="roman" style:font-pitch="variable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13:33:39.5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6-07-22T14:16:10.999000000</dc:date>
    <dc:creator>Eugene Mah</dc:creator>
    <meta:editing-duration>PT22H45M14S</meta:editing-duration>
    <meta:editing-cycles>138</meta:editing-cycles>
    <meta:generator>LibreOffice/5.1.4.2$Windows_X86_64 LibreOffice_project/f99d75f39f1c57ebdd7ffc5f42867c12031db97a</meta:generator>
    <meta:document-statistic meta:table-count="2" meta:cell-count="2163" meta:object-count="0"/>
  </office:meta>
</office:document-meta>
</file>